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ID Producto">
            <text:p>ID Producto</text:p>
          </table:table-cell>
          <table:table-cell table:style-name="pd1" office:value-type="string" office:string-value="Nombre Producto">
            <text:p>Nombre Producto</text:p>
          </table:table-cell>
          <table:table-cell table:style-name="pd1" office:value-type="string" office:string-value="Categoría">
            <text:p>Categoría</text:p>
          </table:table-cell>
          <table:table-cell table:style-name="pd1" office:value-type="string" office:string-value="Cantidad en Stock">
            <text:p>Cantidad en Stock</text:p>
          </table:table-cell>
          <table:table-cell table:style-name="pd1" office:value-type="string" office:string-value="Precio Unitario">
            <text:p>Precio Unitario</text:p>
          </table:table-cell>
          <table:table-cell table:style-name="pd1" office:value-type="string" office:string-value="Proveedor">
            <text:p>Proveedor</text:p>
          </table:table-cell>
          <table:table-cell table:style-name="pd1" office:value-type="string" office:string-value="Fecha de Ingreso">
            <text:p>Fecha de Ingreso</text:p>
          </table:table-cell>
          <table:table-cell table:style-name="pd1" office:value-type="string" office:string-value="Ubicación en Almacén">
            <text:p>Ubicación en Almacén</text:p>
          </table:table-cell>
        </table:table-row>
        <table:table-row>
          <table:table-cell office:value-type="string" office:string-value="P-0001">
            <text:p>P-0001</text:p>
          </table:table-cell>
          <table:table-cell office:value-type="string" office:string-value="Use Trade">
            <text:p>Use Trade</text:p>
          </table:table-cell>
          <table:table-cell office:value-type="string" office:string-value="Salud">
            <text:p>Salud</text:p>
          </table:table-cell>
          <table:table-cell office:value-type="float" office:value="292">
            <text:p>292</text:p>
          </table:table-cell>
          <table:table-cell office:value-type="float" office:value="297.96">
            <text:p>297.9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1-17">
            <text:p>2024-01-17</text:p>
          </table:table-cell>
          <table:table-cell office:value-type="string" office:string-value="A-23-B10">
            <text:p>A-23-B10</text:p>
          </table:table-cell>
        </table:table-row>
        <table:table-row>
          <table:table-cell office:value-type="string" office:string-value="P-0002">
            <text:p>P-0002</text:p>
          </table:table-cell>
          <table:table-cell office:value-type="string" office:string-value="Century Successful">
            <text:p>Century Successful</text:p>
          </table:table-cell>
          <table:table-cell office:value-type="string" office:string-value="Juguetes">
            <text:p>Juguetes</text:p>
          </table:table-cell>
          <table:table-cell office:value-type="float" office:value="129">
            <text:p>129</text:p>
          </table:table-cell>
          <table:table-cell office:value-type="float" office:value="400.76">
            <text:p>400.7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2-04">
            <text:p>2024-02-04</text:p>
          </table:table-cell>
          <table:table-cell office:value-type="string" office:string-value="A-28-B1">
            <text:p>A-28-B1</text:p>
          </table:table-cell>
        </table:table-row>
        <table:table-row>
          <table:table-cell office:value-type="string" office:string-value="P-0003">
            <text:p>P-0003</text:p>
          </table:table-cell>
          <table:table-cell office:value-type="string" office:string-value="Although Today">
            <text:p>Although Today</text:p>
          </table:table-cell>
          <table:table-cell office:value-type="string" office:string-value="Deportes">
            <text:p>Deportes</text:p>
          </table:table-cell>
          <table:table-cell office:value-type="float" office:value="142">
            <text:p>142</text:p>
          </table:table-cell>
          <table:table-cell office:value-type="float" office:value="193.54">
            <text:p>193.5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12">
            <text:p>2024-05-12</text:p>
          </table:table-cell>
          <table:table-cell office:value-type="string" office:string-value="A-3-B13">
            <text:p>A-3-B13</text:p>
          </table:table-cell>
        </table:table-row>
        <table:table-row>
          <table:table-cell office:value-type="string" office:string-value="P-0004">
            <text:p>P-0004</text:p>
          </table:table-cell>
          <table:table-cell office:value-type="string" office:string-value="Voice Report">
            <text:p>Voice Report</text:p>
          </table:table-cell>
          <table:table-cell office:value-type="string" office:string-value="Ropa">
            <text:p>Ropa</text:p>
          </table:table-cell>
          <table:table-cell office:value-type="float" office:value="305">
            <text:p>305</text:p>
          </table:table-cell>
          <table:table-cell office:value-type="float" office:value="290.81">
            <text:p>290.8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6-05">
            <text:p>2024-06-05</text:p>
          </table:table-cell>
          <table:table-cell office:value-type="string" office:string-value="A-48-B20">
            <text:p>A-48-B20</text:p>
          </table:table-cell>
        </table:table-row>
        <table:table-row>
          <table:table-cell office:value-type="string" office:string-value="P-0005">
            <text:p>P-0005</text:p>
          </table:table-cell>
          <table:table-cell office:value-type="string" office:string-value="Result Under">
            <text:p>Result Under</text:p>
          </table:table-cell>
          <table:table-cell office:value-type="string" office:string-value="Juguetes">
            <text:p>Juguetes</text:p>
          </table:table-cell>
          <table:table-cell office:value-type="float" office:value="354">
            <text:p>354</text:p>
          </table:table-cell>
          <table:table-cell office:value-type="float" office:value="313.96">
            <text:p>313.9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24">
            <text:p>2024-01-24</text:p>
          </table:table-cell>
          <table:table-cell office:value-type="string" office:string-value="A-16-B1">
            <text:p>A-16-B1</text:p>
          </table:table-cell>
        </table:table-row>
        <table:table-row>
          <table:table-cell office:value-type="string" office:string-value="P-0006">
            <text:p>P-0006</text:p>
          </table:table-cell>
          <table:table-cell office:value-type="string" office:string-value="Avoid Sister">
            <text:p>Avoid Sister</text:p>
          </table:table-cell>
          <table:table-cell office:value-type="string" office:string-value="Alimentos">
            <text:p>Alimentos</text:p>
          </table:table-cell>
          <table:table-cell office:value-type="float" office:value="231">
            <text:p>231</text:p>
          </table:table-cell>
          <table:table-cell office:value-type="float" office:value="338.05">
            <text:p>338.0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2-29">
            <text:p>2023-12-29</text:p>
          </table:table-cell>
          <table:table-cell office:value-type="string" office:string-value="A-16-B8">
            <text:p>A-16-B8</text:p>
          </table:table-cell>
        </table:table-row>
        <table:table-row>
          <table:table-cell office:value-type="string" office:string-value="P-0007">
            <text:p>P-0007</text:p>
          </table:table-cell>
          <table:table-cell office:value-type="string" office:string-value="Expect Sell">
            <text:p>Expect Sell</text:p>
          </table:table-cell>
          <table:table-cell office:value-type="string" office:string-value="Juguetes">
            <text:p>Juguetes</text:p>
          </table:table-cell>
          <table:table-cell office:value-type="float" office:value="489">
            <text:p>489</text:p>
          </table:table-cell>
          <table:table-cell office:value-type="float" office:value="86.88">
            <text:p>86.8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17">
            <text:p>2023-12-17</text:p>
          </table:table-cell>
          <table:table-cell office:value-type="string" office:string-value="A-32-B18">
            <text:p>A-32-B18</text:p>
          </table:table-cell>
        </table:table-row>
        <table:table-row>
          <table:table-cell office:value-type="string" office:string-value="P-0008">
            <text:p>P-0008</text:p>
          </table:table-cell>
          <table:table-cell office:value-type="string" office:string-value="Relationship Campaign">
            <text:p>Relationship Campaign</text:p>
          </table:table-cell>
          <table:table-cell office:value-type="string" office:string-value="Hogar">
            <text:p>Hogar</text:p>
          </table:table-cell>
          <table:table-cell office:value-type="float" office:value="123">
            <text:p>123</text:p>
          </table:table-cell>
          <table:table-cell office:value-type="float" office:value="13.44">
            <text:p>13.4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25">
            <text:p>2023-07-25</text:p>
          </table:table-cell>
          <table:table-cell office:value-type="string" office:string-value="A-38-B18">
            <text:p>A-38-B18</text:p>
          </table:table-cell>
        </table:table-row>
        <table:table-row>
          <table:table-cell office:value-type="string" office:string-value="P-0009">
            <text:p>P-0009</text:p>
          </table:table-cell>
          <table:table-cell office:value-type="string" office:string-value="Also Deep">
            <text:p>Also Deep</text:p>
          </table:table-cell>
          <table:table-cell office:value-type="string" office:string-value="Electrónica">
            <text:p>Electrónica</text:p>
          </table:table-cell>
          <table:table-cell office:value-type="float" office:value="304">
            <text:p>304</text:p>
          </table:table-cell>
          <table:table-cell office:value-type="float" office:value="416.09">
            <text:p>416.0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3-16">
            <text:p>2024-03-16</text:p>
          </table:table-cell>
          <table:table-cell office:value-type="string" office:string-value="A-15-B7">
            <text:p>A-15-B7</text:p>
          </table:table-cell>
        </table:table-row>
        <table:table-row>
          <table:table-cell office:value-type="string" office:string-value="P-0010">
            <text:p>P-0010</text:p>
          </table:table-cell>
          <table:table-cell office:value-type="string" office:string-value="For Now">
            <text:p>For Now</text:p>
          </table:table-cell>
          <table:table-cell office:value-type="string" office:string-value="Automotriz">
            <text:p>Automotriz</text:p>
          </table:table-cell>
          <table:table-cell office:value-type="float" office:value="414">
            <text:p>414</text:p>
          </table:table-cell>
          <table:table-cell office:value-type="float" office:value="436.52">
            <text:p>436.5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1-11">
            <text:p>2023-11-11</text:p>
          </table:table-cell>
          <table:table-cell office:value-type="string" office:string-value="A-8-B4">
            <text:p>A-8-B4</text:p>
          </table:table-cell>
        </table:table-row>
        <table:table-row>
          <table:table-cell office:value-type="string" office:string-value="P-0011">
            <text:p>P-0011</text:p>
          </table:table-cell>
          <table:table-cell office:value-type="string" office:string-value="Improve As">
            <text:p>Improve As</text:p>
          </table:table-cell>
          <table:table-cell office:value-type="string" office:string-value="Juguetes">
            <text:p>Juguetes</text:p>
          </table:table-cell>
          <table:table-cell office:value-type="float" office:value="8">
            <text:p>8</text:p>
          </table:table-cell>
          <table:table-cell office:value-type="float" office:value="140.2">
            <text:p>140.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8-13">
            <text:p>2024-08-13</text:p>
          </table:table-cell>
          <table:table-cell office:value-type="string" office:string-value="A-44-B8">
            <text:p>A-44-B8</text:p>
          </table:table-cell>
        </table:table-row>
        <table:table-row>
          <table:table-cell office:value-type="string" office:string-value="P-0012">
            <text:p>P-0012</text:p>
          </table:table-cell>
          <table:table-cell office:value-type="string" office:string-value="Leave Computer">
            <text:p>Leave Computer</text:p>
          </table:table-cell>
          <table:table-cell office:value-type="string" office:string-value="Juguetes">
            <text:p>Juguetes</text:p>
          </table:table-cell>
          <table:table-cell office:value-type="float" office:value="73">
            <text:p>73</text:p>
          </table:table-cell>
          <table:table-cell office:value-type="float" office:value="28.88">
            <text:p>28.8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17">
            <text:p>2024-10-17</text:p>
          </table:table-cell>
          <table:table-cell office:value-type="string" office:string-value="A-28-B1">
            <text:p>A-28-B1</text:p>
          </table:table-cell>
        </table:table-row>
        <table:table-row>
          <table:table-cell office:value-type="string" office:string-value="P-0013">
            <text:p>P-0013</text:p>
          </table:table-cell>
          <table:table-cell office:value-type="string" office:string-value="Down Share">
            <text:p>Down Share</text:p>
          </table:table-cell>
          <table:table-cell office:value-type="string" office:string-value="Salud">
            <text:p>Salud</text:p>
          </table:table-cell>
          <table:table-cell office:value-type="float" office:value="408">
            <text:p>408</text:p>
          </table:table-cell>
          <table:table-cell office:value-type="float" office:value="307.85">
            <text:p>307.8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7-11">
            <text:p>2024-07-11</text:p>
          </table:table-cell>
          <table:table-cell office:value-type="string" office:string-value="A-25-B1">
            <text:p>A-25-B1</text:p>
          </table:table-cell>
        </table:table-row>
        <table:table-row>
          <table:table-cell office:value-type="string" office:string-value="P-0014">
            <text:p>P-0014</text:p>
          </table:table-cell>
          <table:table-cell office:value-type="string" office:string-value="Hope Go">
            <text:p>Hope Go</text:p>
          </table:table-cell>
          <table:table-cell office:value-type="string" office:string-value="Juguetes">
            <text:p>Juguetes</text:p>
          </table:table-cell>
          <table:table-cell office:value-type="float" office:value="303">
            <text:p>303</text:p>
          </table:table-cell>
          <table:table-cell office:value-type="float" office:value="201.77">
            <text:p>201.7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4-04">
            <text:p>2023-04-04</text:p>
          </table:table-cell>
          <table:table-cell office:value-type="string" office:string-value="A-13-B15">
            <text:p>A-13-B15</text:p>
          </table:table-cell>
        </table:table-row>
        <table:table-row>
          <table:table-cell office:value-type="string" office:string-value="P-0015">
            <text:p>P-0015</text:p>
          </table:table-cell>
          <table:table-cell office:value-type="string" office:string-value="Girl Recent">
            <text:p>Girl Recent</text:p>
          </table:table-cell>
          <table:table-cell office:value-type="string" office:string-value="Ropa">
            <text:p>Ropa</text:p>
          </table:table-cell>
          <table:table-cell office:value-type="float" office:value="90">
            <text:p>90</text:p>
          </table:table-cell>
          <table:table-cell office:value-type="float" office:value="494.68">
            <text:p>494.6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16">
            <text:p>2024-05-16</text:p>
          </table:table-cell>
          <table:table-cell office:value-type="string" office:string-value="A-35-B4">
            <text:p>A-35-B4</text:p>
          </table:table-cell>
        </table:table-row>
        <table:table-row>
          <table:table-cell office:value-type="string" office:string-value="P-0016">
            <text:p>P-0016</text:p>
          </table:table-cell>
          <table:table-cell office:value-type="string" office:string-value="Rather Scene">
            <text:p>Rather Scene</text:p>
          </table:table-cell>
          <table:table-cell office:value-type="string" office:string-value="Ropa">
            <text:p>Ropa</text:p>
          </table:table-cell>
          <table:table-cell office:value-type="float" office:value="456">
            <text:p>456</text:p>
          </table:table-cell>
          <table:table-cell office:value-type="float" office:value="68.64">
            <text:p>68.6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1-07">
            <text:p>2024-01-07</text:p>
          </table:table-cell>
          <table:table-cell office:value-type="string" office:string-value="A-26-B1">
            <text:p>A-26-B1</text:p>
          </table:table-cell>
        </table:table-row>
        <table:table-row>
          <table:table-cell office:value-type="string" office:string-value="P-0017">
            <text:p>P-0017</text:p>
          </table:table-cell>
          <table:table-cell office:value-type="string" office:string-value="Have Bag">
            <text:p>Have Bag</text:p>
          </table:table-cell>
          <table:table-cell office:value-type="string" office:string-value="Alimentos">
            <text:p>Alimentos</text:p>
          </table:table-cell>
          <table:table-cell office:value-type="float" office:value="221">
            <text:p>221</text:p>
          </table:table-cell>
          <table:table-cell office:value-type="float" office:value="456.9">
            <text:p>456.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7-01">
            <text:p>2023-07-01</text:p>
          </table:table-cell>
          <table:table-cell office:value-type="string" office:string-value="A-2-B15">
            <text:p>A-2-B15</text:p>
          </table:table-cell>
        </table:table-row>
        <table:table-row>
          <table:table-cell office:value-type="string" office:string-value=")))%&amp;">
            <text:p>)))%&amp;</text:p>
          </table:table-cell>
          <table:table-cell office:value-type="string" office:string-value="26545690">
            <text:p>26545690</text:p>
          </table:table-cell>
          <table:table-cell office:value-type="string" office:string-value="OQLSLLKGHF">
            <text:p>OQLSLLKGHF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916">
            <text:p>Random916</text:p>
          </table:table-cell>
        </table:table-row>
        <table:table-row>
          <table:table-cell office:value-type="string" office:string-value="P-0019">
            <text:p>P-0019</text:p>
          </table:table-cell>
          <table:table-cell office:value-type="string" office:string-value="Fish Send">
            <text:p>Fish Send</text:p>
          </table:table-cell>
          <table:table-cell office:value-type="string" office:string-value="Deportes">
            <text:p>Deportes</text:p>
          </table:table-cell>
          <table:table-cell office:value-type="float" office:value="250">
            <text:p>250</text:p>
          </table:table-cell>
          <table:table-cell office:value-type="float" office:value="238.71">
            <text:p>238.7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8-06">
            <text:p>2024-08-06</text:p>
          </table:table-cell>
          <table:table-cell office:value-type="string" office:string-value="A-21-B14">
            <text:p>A-21-B14</text:p>
          </table:table-cell>
        </table:table-row>
        <table:table-row>
          <table:table-cell office:value-type="string" office:string-value="P-0020">
            <text:p>P-0020</text:p>
          </table:table-cell>
          <table:table-cell office:value-type="string" office:string-value="Ever Then">
            <text:p>Ever Then</text:p>
          </table:table-cell>
          <table:table-cell office:value-type="string" office:string-value="Juguetes">
            <text:p>Juguetes</text:p>
          </table:table-cell>
          <table:table-cell office:value-type="float" office:value="336">
            <text:p>336</text:p>
          </table:table-cell>
          <table:table-cell office:value-type="float" office:value="445.26">
            <text:p>445.2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08">
            <text:p>2024-02-08</text:p>
          </table:table-cell>
          <table:table-cell office:value-type="string" office:string-value="A-1-B13">
            <text:p>A-1-B13</text:p>
          </table:table-cell>
        </table:table-row>
        <table:table-row>
          <table:table-cell office:value-type="string" office:string-value="#*&amp;((">
            <text:p>#*&amp;((</text:p>
          </table:table-cell>
          <table:table-cell office:value-type="string" office:string-value="09150694">
            <text:p>09150694</text:p>
          </table:table-cell>
          <table:table-cell office:value-type="string" office:string-value="FFWEYPSBUO">
            <text:p>FFWEYPSBUO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352">
            <text:p>Random352</text:p>
          </table:table-cell>
        </table:table-row>
        <table:table-row>
          <table:table-cell office:value-type="string" office:string-value="P-0022">
            <text:p>P-0022</text:p>
          </table:table-cell>
          <table:table-cell office:value-type="string" office:string-value="Organization Determine">
            <text:p>Organization Determine</text:p>
          </table:table-cell>
          <table:table-cell office:value-type="string" office:string-value="Electrónica">
            <text:p>Electrónica</text:p>
          </table:table-cell>
          <table:table-cell office:value-type="float" office:value="318">
            <text:p>318</text:p>
          </table:table-cell>
          <table:table-cell office:value-type="float" office:value="276.23">
            <text:p>276.2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17">
            <text:p>2023-08-17</text:p>
          </table:table-cell>
          <table:table-cell office:value-type="string" office:string-value="A-23-B20">
            <text:p>A-23-B20</text:p>
          </table:table-cell>
        </table:table-row>
        <table:table-row>
          <table:table-cell office:value-type="string" office:string-value="P-0023">
            <text:p>P-0023</text:p>
          </table:table-cell>
          <table:table-cell office:value-type="string" office:string-value="Color Measure">
            <text:p>Color Measure</text:p>
          </table:table-cell>
          <table:table-cell office:value-type="string" office:string-value="Salud">
            <text:p>Salud</text:p>
          </table:table-cell>
          <table:table-cell office:value-type="float" office:value="149">
            <text:p>149</text:p>
          </table:table-cell>
          <table:table-cell office:value-type="float" office:value="113.93">
            <text:p>113.9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2-21">
            <text:p>2025-02-21</text:p>
          </table:table-cell>
          <table:table-cell office:value-type="string" office:string-value="A-14-B9">
            <text:p>A-14-B9</text:p>
          </table:table-cell>
        </table:table-row>
        <table:table-row>
          <table:table-cell office:value-type="string" office:string-value="P-0024">
            <text:p>P-0024</text:p>
          </table:table-cell>
          <table:table-cell office:value-type="string" office:string-value="Investment Democratic">
            <text:p>Investment Democratic</text:p>
          </table:table-cell>
          <table:table-cell office:value-type="string" office:string-value="Ropa">
            <text:p>Ropa</text:p>
          </table:table-cell>
          <table:table-cell office:value-type="float" office:value="411">
            <text:p>411</text:p>
          </table:table-cell>
          <table:table-cell office:value-type="float" office:value="138.24">
            <text:p>138.2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14">
            <text:p>2024-10-14</text:p>
          </table:table-cell>
          <table:table-cell office:value-type="string" office:string-value="A-36-B11">
            <text:p>A-36-B11</text:p>
          </table:table-cell>
        </table:table-row>
        <table:table-row>
          <table:table-cell office:value-type="string" office:string-value="P-0025">
            <text:p>P-0025</text:p>
          </table:table-cell>
          <table:table-cell office:value-type="string" office:string-value="Source Follow">
            <text:p>Source Follow</text:p>
          </table:table-cell>
          <table:table-cell office:value-type="string" office:string-value="Deportes">
            <text:p>Deportes</text:p>
          </table:table-cell>
          <table:table-cell office:value-type="float" office:value="445">
            <text:p>445</text:p>
          </table:table-cell>
          <table:table-cell office:value-type="float" office:value="45.67">
            <text:p>45.6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6-28">
            <text:p>2023-06-28</text:p>
          </table:table-cell>
          <table:table-cell office:value-type="string" office:string-value="A-5-B8">
            <text:p>A-5-B8</text:p>
          </table:table-cell>
        </table:table-row>
        <table:table-row>
          <table:table-cell office:value-type="string" office:string-value="P-0026">
            <text:p>P-0026</text:p>
          </table:table-cell>
          <table:table-cell office:value-type="string" office:string-value="Friend Throw">
            <text:p>Friend Throw</text:p>
          </table:table-cell>
          <table:table-cell office:value-type="string" office:string-value="Electrónica">
            <text:p>Electrónica</text:p>
          </table:table-cell>
          <table:table-cell office:value-type="float" office:value="371">
            <text:p>371</text:p>
          </table:table-cell>
          <table:table-cell office:value-type="float" office:value="397.55">
            <text:p>397.5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10">
            <text:p>2024-05-10</text:p>
          </table:table-cell>
          <table:table-cell office:value-type="string" office:string-value="A-16-B7">
            <text:p>A-16-B7</text:p>
          </table:table-cell>
        </table:table-row>
        <table:table-row>
          <table:table-cell office:value-type="string" office:string-value="P-0027">
            <text:p>P-0027</text:p>
          </table:table-cell>
          <table:table-cell office:value-type="string" office:string-value="Protect Actually">
            <text:p>Protect Actually</text:p>
          </table:table-cell>
          <table:table-cell office:value-type="string" office:string-value="Automotriz">
            <text:p>Automotriz</text:p>
          </table:table-cell>
          <table:table-cell office:value-type="float" office:value="359">
            <text:p>359</text:p>
          </table:table-cell>
          <table:table-cell office:value-type="float" office:value="19.67">
            <text:p>19.6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9-02">
            <text:p>2023-09-02</text:p>
          </table:table-cell>
          <table:table-cell office:value-type="string" office:string-value="A-43-B6">
            <text:p>A-43-B6</text:p>
          </table:table-cell>
        </table:table-row>
        <table:table-row>
          <table:table-cell office:value-type="string" office:string-value="P-0028">
            <text:p>P-0028</text:p>
          </table:table-cell>
          <table:table-cell office:value-type="string" office:string-value="Woman But">
            <text:p>Woman But</text:p>
          </table:table-cell>
          <table:table-cell office:value-type="string" office:string-value="Automotriz">
            <text:p>Automotriz</text:p>
          </table:table-cell>
          <table:table-cell office:value-type="float" office:value="129">
            <text:p>129</text:p>
          </table:table-cell>
          <table:table-cell office:value-type="float" office:value="212.45">
            <text:p>212.4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24">
            <text:p>2024-05-24</text:p>
          </table:table-cell>
          <table:table-cell office:value-type="string" office:string-value="A-28-B1">
            <text:p>A-28-B1</text:p>
          </table:table-cell>
        </table:table-row>
        <table:table-row>
          <table:table-cell office:value-type="string" office:string-value="P-0029">
            <text:p>P-0029</text:p>
          </table:table-cell>
          <table:table-cell office:value-type="string" office:string-value="Receive Fall">
            <text:p>Receive Fall</text:p>
          </table:table-cell>
          <table:table-cell office:value-type="string" office:string-value="Automotriz">
            <text:p>Automotriz</text:p>
          </table:table-cell>
          <table:table-cell office:value-type="float" office:value="257">
            <text:p>257</text:p>
          </table:table-cell>
          <table:table-cell office:value-type="float" office:value="360.45">
            <text:p>360.4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2-26">
            <text:p>2023-12-26</text:p>
          </table:table-cell>
          <table:table-cell office:value-type="string" office:string-value="A-34-B18">
            <text:p>A-34-B18</text:p>
          </table:table-cell>
        </table:table-row>
        <table:table-row>
          <table:table-cell office:value-type="string" office:string-value="P-0030">
            <text:p>P-0030</text:p>
          </table:table-cell>
          <table:table-cell office:value-type="string" office:string-value="Themselves Clearly">
            <text:p>Themselves Clearly</text:p>
          </table:table-cell>
          <table:table-cell office:value-type="string" office:string-value="Automotriz">
            <text:p>Automotriz</text:p>
          </table:table-cell>
          <table:table-cell office:value-type="float" office:value="75">
            <text:p>75</text:p>
          </table:table-cell>
          <table:table-cell office:value-type="float" office:value="219.35">
            <text:p>219.3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1-26">
            <text:p>2023-11-26</text:p>
          </table:table-cell>
          <table:table-cell office:value-type="string" office:string-value="A-22-B10">
            <text:p>A-22-B10</text:p>
          </table:table-cell>
        </table:table-row>
        <table:table-row>
          <table:table-cell office:value-type="string" office:string-value="P-0031">
            <text:p>P-0031</text:p>
          </table:table-cell>
          <table:table-cell office:value-type="string" office:string-value="Throw Government">
            <text:p>Throw Government</text:p>
          </table:table-cell>
          <table:table-cell office:value-type="string" office:string-value="Juguetes">
            <text:p>Juguetes</text:p>
          </table:table-cell>
          <table:table-cell office:value-type="float" office:value="130">
            <text:p>130</text:p>
          </table:table-cell>
          <table:table-cell office:value-type="float" office:value="141.34">
            <text:p>141.3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26">
            <text:p>2023-06-26</text:p>
          </table:table-cell>
          <table:table-cell office:value-type="string" office:string-value="A-8-B14">
            <text:p>A-8-B14</text:p>
          </table:table-cell>
        </table:table-row>
        <table:table-row>
          <table:table-cell office:value-type="string" office:string-value="P-0032">
            <text:p>P-0032</text:p>
          </table:table-cell>
          <table:table-cell office:value-type="string" office:string-value="Card Similar">
            <text:p>Card Similar</text:p>
          </table:table-cell>
          <table:table-cell office:value-type="string" office:string-value="Alimentos">
            <text:p>Alimentos</text:p>
          </table:table-cell>
          <table:table-cell office:value-type="float" office:value="373">
            <text:p>373</text:p>
          </table:table-cell>
          <table:table-cell office:value-type="float" office:value="202.77">
            <text:p>202.7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19">
            <text:p>2025-01-19</text:p>
          </table:table-cell>
          <table:table-cell office:value-type="string" office:string-value="A-46-B7">
            <text:p>A-46-B7</text:p>
          </table:table-cell>
        </table:table-row>
        <table:table-row>
          <table:table-cell office:value-type="string" office:string-value="P-0033">
            <text:p>P-0033</text:p>
          </table:table-cell>
          <table:table-cell office:value-type="string" office:string-value="Measure Six">
            <text:p>Measure Six</text:p>
          </table:table-cell>
          <table:table-cell office:value-type="string" office:string-value="Electrónica">
            <text:p>Electrónica</text:p>
          </table:table-cell>
          <table:table-cell office:value-type="float" office:value="149">
            <text:p>149</text:p>
          </table:table-cell>
          <table:table-cell office:value-type="float" office:value="148.16">
            <text:p>148.1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2-14">
            <text:p>2024-12-14</text:p>
          </table:table-cell>
          <table:table-cell office:value-type="string" office:string-value="A-8-B11">
            <text:p>A-8-B11</text:p>
          </table:table-cell>
        </table:table-row>
        <table:table-row>
          <table:table-cell office:value-type="string" office:string-value="P-0034">
            <text:p>P-0034</text:p>
          </table:table-cell>
          <table:table-cell office:value-type="string" office:string-value="Church Dinner">
            <text:p>Church Dinner</text:p>
          </table:table-cell>
          <table:table-cell office:value-type="string" office:string-value="Ropa">
            <text:p>Ropa</text:p>
          </table:table-cell>
          <table:table-cell office:value-type="float" office:value="205">
            <text:p>205</text:p>
          </table:table-cell>
          <table:table-cell office:value-type="float" office:value="168.45">
            <text:p>168.4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8-08">
            <text:p>2024-08-08</text:p>
          </table:table-cell>
          <table:table-cell office:value-type="string" office:string-value="A-39-B13">
            <text:p>A-39-B13</text:p>
          </table:table-cell>
        </table:table-row>
        <table:table-row>
          <table:table-cell office:value-type="string" office:string-value="P-0035">
            <text:p>P-0035</text:p>
          </table:table-cell>
          <table:table-cell office:value-type="string" office:string-value="Pay Pull">
            <text:p>Pay Pull</text:p>
          </table:table-cell>
          <table:table-cell office:value-type="string" office:string-value="Electrónica">
            <text:p>Electrónica</text:p>
          </table:table-cell>
          <table:table-cell office:value-type="float" office:value="409">
            <text:p>409</text:p>
          </table:table-cell>
          <table:table-cell office:value-type="float" office:value="31.88">
            <text:p>31.8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5-26">
            <text:p>2023-05-26</text:p>
          </table:table-cell>
          <table:table-cell office:value-type="string" office:string-value="A-26-B7">
            <text:p>A-26-B7</text:p>
          </table:table-cell>
        </table:table-row>
        <table:table-row>
          <table:table-cell office:value-type="string" office:string-value="P-0036">
            <text:p>P-0036</text:p>
          </table:table-cell>
          <table:table-cell office:value-type="string" office:string-value="Everything Window">
            <text:p>Everything Window</text:p>
          </table:table-cell>
          <table:table-cell office:value-type="string" office:string-value="Salud">
            <text:p>Salud</text:p>
          </table:table-cell>
          <table:table-cell office:value-type="float" office:value="175">
            <text:p>175</text:p>
          </table:table-cell>
          <table:table-cell office:value-type="float" office:value="201.67">
            <text:p>201.6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1-03">
            <text:p>2024-11-03</text:p>
          </table:table-cell>
          <table:table-cell office:value-type="string" office:string-value="A-43-B5">
            <text:p>A-43-B5</text:p>
          </table:table-cell>
        </table:table-row>
        <table:table-row>
          <table:table-cell office:value-type="string" office:string-value="P-0037">
            <text:p>P-0037</text:p>
          </table:table-cell>
          <table:table-cell office:value-type="string" office:string-value="Range Accept">
            <text:p>Range Accept</text:p>
          </table:table-cell>
          <table:table-cell office:value-type="string" office:string-value="Hogar">
            <text:p>Hogar</text:p>
          </table:table-cell>
          <table:table-cell office:value-type="float" office:value="161">
            <text:p>161</text:p>
          </table:table-cell>
          <table:table-cell office:value-type="float" office:value="23.2">
            <text:p>23.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8-06">
            <text:p>2023-08-06</text:p>
          </table:table-cell>
          <table:table-cell office:value-type="string" office:string-value="A-43-B6">
            <text:p>A-43-B6</text:p>
          </table:table-cell>
        </table:table-row>
        <table:table-row>
          <table:table-cell office:value-type="string" office:string-value="P-0038">
            <text:p>P-0038</text:p>
          </table:table-cell>
          <table:table-cell office:value-type="string" office:string-value="Mr Above">
            <text:p>Mr Above</text:p>
          </table:table-cell>
          <table:table-cell office:value-type="string" office:string-value="Hogar">
            <text:p>Hogar</text:p>
          </table:table-cell>
          <table:table-cell office:value-type="float" office:value="323">
            <text:p>323</text:p>
          </table:table-cell>
          <table:table-cell office:value-type="float" office:value="322.33">
            <text:p>322.3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3-29">
            <text:p>2023-03-29</text:p>
          </table:table-cell>
          <table:table-cell office:value-type="string" office:string-value="A-28-B20">
            <text:p>A-28-B20</text:p>
          </table:table-cell>
        </table:table-row>
        <table:table-row>
          <table:table-cell office:value-type="string" office:string-value="P-0039">
            <text:p>P-0039</text:p>
          </table:table-cell>
          <table:table-cell office:value-type="string" office:string-value="Do All">
            <text:p>Do All</text:p>
          </table:table-cell>
          <table:table-cell office:value-type="string" office:string-value="Alimentos">
            <text:p>Alimentos</text:p>
          </table:table-cell>
          <table:table-cell office:value-type="float" office:value="341">
            <text:p>341</text:p>
          </table:table-cell>
          <table:table-cell office:value-type="float" office:value="113.49">
            <text:p>113.4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07">
            <text:p>2023-09-07</text:p>
          </table:table-cell>
          <table:table-cell office:value-type="string" office:string-value="A-43-B7">
            <text:p>A-43-B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041">
            <text:p>P-0041</text:p>
          </table:table-cell>
          <table:table-cell office:value-type="string" office:string-value="Career However">
            <text:p>Career However</text:p>
          </table:table-cell>
          <table:table-cell office:value-type="string" office:string-value="Electrónica">
            <text:p>Electrónica</text:p>
          </table:table-cell>
          <table:table-cell office:value-type="float" office:value="74">
            <text:p>74</text:p>
          </table:table-cell>
          <table:table-cell office:value-type="float" office:value="269.14">
            <text:p>269.1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04">
            <text:p>2024-12-04</text:p>
          </table:table-cell>
          <table:table-cell office:value-type="string" office:string-value="A-13-B8">
            <text:p>A-13-B8</text:p>
          </table:table-cell>
        </table:table-row>
        <table:table-row>
          <table:table-cell office:value-type="string" office:string-value="P-0042">
            <text:p>P-0042</text:p>
          </table:table-cell>
          <table:table-cell office:value-type="string" office:string-value="Ever Evidence">
            <text:p>Ever Evidence</text:p>
          </table:table-cell>
          <table:table-cell office:value-type="string" office:string-value="Alimentos">
            <text:p>Alimentos</text:p>
          </table:table-cell>
          <table:table-cell office:value-type="float" office:value="221">
            <text:p>221</text:p>
          </table:table-cell>
          <table:table-cell office:value-type="float" office:value="205.41">
            <text:p>205.4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08">
            <text:p>2023-08-08</text:p>
          </table:table-cell>
          <table:table-cell office:value-type="string" office:string-value="A-4-B16">
            <text:p>A-4-B16</text:p>
          </table:table-cell>
        </table:table-row>
        <table:table-row>
          <table:table-cell office:value-type="string" office:string-value="P-0043">
            <text:p>P-0043</text:p>
          </table:table-cell>
          <table:table-cell office:value-type="string" office:string-value="Degree Hot">
            <text:p>Degree Hot</text:p>
          </table:table-cell>
          <table:table-cell office:value-type="string" office:string-value="Deportes">
            <text:p>Deportes</text:p>
          </table:table-cell>
          <table:table-cell office:value-type="float" office:value="208">
            <text:p>208</text:p>
          </table:table-cell>
          <table:table-cell office:value-type="float" office:value="122.79">
            <text:p>122.7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8-24">
            <text:p>2024-08-24</text:p>
          </table:table-cell>
          <table:table-cell office:value-type="string" office:string-value="A-39-B12">
            <text:p>A-39-B12</text:p>
          </table:table-cell>
        </table:table-row>
        <table:table-row>
          <table:table-cell office:value-type="string" office:string-value="P-0044">
            <text:p>P-0044</text:p>
          </table:table-cell>
          <table:table-cell office:value-type="string" office:string-value="Kind Million">
            <text:p>Kind Million</text:p>
          </table:table-cell>
          <table:table-cell office:value-type="string" office:string-value="Ropa">
            <text:p>Ropa</text:p>
          </table:table-cell>
          <table:table-cell office:value-type="float" office:value="142">
            <text:p>142</text:p>
          </table:table-cell>
          <table:table-cell office:value-type="float" office:value="343.64">
            <text:p>343.6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1-14">
            <text:p>2024-01-14</text:p>
          </table:table-cell>
          <table:table-cell office:value-type="string" office:string-value="A-48-B20">
            <text:p>A-48-B20</text:p>
          </table:table-cell>
        </table:table-row>
        <table:table-row>
          <table:table-cell office:value-type="string" office:string-value="P-0045">
            <text:p>P-0045</text:p>
          </table:table-cell>
          <table:table-cell office:value-type="string" office:string-value="Eye Relationship">
            <text:p>Eye Relationship</text:p>
          </table:table-cell>
          <table:table-cell office:value-type="string" office:string-value="Hogar">
            <text:p>Hogar</text:p>
          </table:table-cell>
          <table:table-cell office:value-type="float" office:value="184">
            <text:p>184</text:p>
          </table:table-cell>
          <table:table-cell office:value-type="float" office:value="346.07">
            <text:p>346.0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5-14">
            <text:p>2023-05-14</text:p>
          </table:table-cell>
          <table:table-cell office:value-type="string" office:string-value="A-47-B6">
            <text:p>A-47-B6</text:p>
          </table:table-cell>
        </table:table-row>
        <table:table-row>
          <table:table-cell office:value-type="string" office:string-value="P-0046">
            <text:p>P-0046</text:p>
          </table:table-cell>
          <table:table-cell office:value-type="string" office:string-value="Nice Under">
            <text:p>Nice Under</text:p>
          </table:table-cell>
          <table:table-cell office:value-type="string" office:string-value="Salud">
            <text:p>Salud</text:p>
          </table:table-cell>
          <table:table-cell office:value-type="float" office:value="109">
            <text:p>109</text:p>
          </table:table-cell>
          <table:table-cell office:value-type="float" office:value="413.33">
            <text:p>413.3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4-16">
            <text:p>2023-04-16</text:p>
          </table:table-cell>
          <table:table-cell office:value-type="string" office:string-value="A-45-B10">
            <text:p>A-45-B10</text:p>
          </table:table-cell>
        </table:table-row>
        <table:table-row>
          <table:table-cell office:value-type="string" office:string-value="P-0047">
            <text:p>P-0047</text:p>
          </table:table-cell>
          <table:table-cell office:value-type="string" office:string-value="Brother Shake">
            <text:p>Brother Shake</text:p>
          </table:table-cell>
          <table:table-cell office:value-type="string" office:string-value="Hogar">
            <text:p>Hogar</text:p>
          </table:table-cell>
          <table:table-cell office:value-type="float" office:value="295">
            <text:p>295</text:p>
          </table:table-cell>
          <table:table-cell office:value-type="float" office:value="325.95">
            <text:p>325.9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7-10">
            <text:p>2024-07-10</text:p>
          </table:table-cell>
          <table:table-cell office:value-type="string" office:string-value="A-11-B14">
            <text:p>A-11-B14</text:p>
          </table:table-cell>
        </table:table-row>
        <table:table-row>
          <table:table-cell office:value-type="string" office:string-value="P-0048">
            <text:p>P-0048</text:p>
          </table:table-cell>
          <table:table-cell office:value-type="string" office:string-value="Important Address">
            <text:p>Important Address</text:p>
          </table:table-cell>
          <table:table-cell office:value-type="string" office:string-value="Ropa">
            <text:p>Ropa</text:p>
          </table:table-cell>
          <table:table-cell office:value-type="float" office:value="304">
            <text:p>304</text:p>
          </table:table-cell>
          <table:table-cell office:value-type="float" office:value="352.02">
            <text:p>352.0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7-27">
            <text:p>2023-07-27</text:p>
          </table:table-cell>
          <table:table-cell office:value-type="string" office:string-value="A-29-B12">
            <text:p>A-29-B12</text:p>
          </table:table-cell>
        </table:table-row>
        <table:table-row>
          <table:table-cell office:value-type="string" office:string-value="P-0049">
            <text:p>P-0049</text:p>
          </table:table-cell>
          <table:table-cell office:value-type="string" office:string-value="Environmental Single">
            <text:p>Environmental Single</text:p>
          </table:table-cell>
          <table:table-cell office:value-type="string" office:string-value="Hogar">
            <text:p>Hogar</text:p>
          </table:table-cell>
          <table:table-cell office:value-type="float" office:value="319">
            <text:p>319</text:p>
          </table:table-cell>
          <table:table-cell office:value-type="float" office:value="161.66">
            <text:p>161.6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9-22">
            <text:p>2023-09-22</text:p>
          </table:table-cell>
          <table:table-cell office:value-type="string" office:string-value="A-24-B7">
            <text:p>A-24-B7</text:p>
          </table:table-cell>
        </table:table-row>
        <table:table-row>
          <table:table-cell office:value-type="string" office:string-value="P-0050">
            <text:p>P-0050</text:p>
          </table:table-cell>
          <table:table-cell office:value-type="string" office:string-value="Quite The">
            <text:p>Quite The</text:p>
          </table:table-cell>
          <table:table-cell office:value-type="string" office:string-value="Electrónica">
            <text:p>Electrónica</text:p>
          </table:table-cell>
          <table:table-cell office:value-type="float" office:value="94">
            <text:p>94</text:p>
          </table:table-cell>
          <table:table-cell office:value-type="float" office:value="457.27">
            <text:p>457.2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0-08">
            <text:p>2023-10-08</text:p>
          </table:table-cell>
          <table:table-cell office:value-type="string" office:string-value="A-31-B1">
            <text:p>A-31-B1</text:p>
          </table:table-cell>
        </table:table-row>
        <table:table-row>
          <table:table-cell office:value-type="string" office:string-value="P-0051">
            <text:p>P-0051</text:p>
          </table:table-cell>
          <table:table-cell office:value-type="string" office:string-value="War Financial">
            <text:p>War Financial</text:p>
          </table:table-cell>
          <table:table-cell office:value-type="string" office:string-value="Hogar">
            <text:p>Hogar</text:p>
          </table:table-cell>
          <table:table-cell office:value-type="float" office:value="368">
            <text:p>368</text:p>
          </table:table-cell>
          <table:table-cell office:value-type="float" office:value="109.4">
            <text:p>109.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26">
            <text:p>2025-01-26</text:p>
          </table:table-cell>
          <table:table-cell office:value-type="string" office:string-value="A-24-B3">
            <text:p>A-24-B3</text:p>
          </table:table-cell>
        </table:table-row>
        <table:table-row>
          <table:table-cell office:value-type="string" office:string-value="P-0052">
            <text:p>P-0052</text:p>
          </table:table-cell>
          <table:table-cell office:value-type="string" office:string-value="Floor Attack">
            <text:p>Floor Attack</text:p>
          </table:table-cell>
          <table:table-cell office:value-type="string" office:string-value="Deportes">
            <text:p>Deportes</text:p>
          </table:table-cell>
          <table:table-cell office:value-type="float" office:value="472">
            <text:p>472</text:p>
          </table:table-cell>
          <table:table-cell office:value-type="float" office:value="102.95">
            <text:p>102.9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17">
            <text:p>2023-05-17</text:p>
          </table:table-cell>
          <table:table-cell office:value-type="string" office:string-value="A-20-B18">
            <text:p>A-20-B18</text:p>
          </table:table-cell>
        </table:table-row>
        <table:table-row>
          <table:table-cell office:value-type="string" office:string-value="P-0053">
            <text:p>P-0053</text:p>
          </table:table-cell>
          <table:table-cell office:value-type="string" office:string-value="Dream Challenge">
            <text:p>Dream Challenge</text:p>
          </table:table-cell>
          <table:table-cell office:value-type="string" office:string-value="Alimentos">
            <text:p>Alimentos</text:p>
          </table:table-cell>
          <table:table-cell office:value-type="float" office:value="93">
            <text:p>93</text:p>
          </table:table-cell>
          <table:table-cell office:value-type="float" office:value="343.91">
            <text:p>343.9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22">
            <text:p>2023-10-22</text:p>
          </table:table-cell>
          <table:table-cell office:value-type="string" office:string-value="A-50-B17">
            <text:p>A-50-B17</text:p>
          </table:table-cell>
        </table:table-row>
        <table:table-row>
          <table:table-cell office:value-type="string" office:string-value="P-0054">
            <text:p>P-0054</text:p>
          </table:table-cell>
          <table:table-cell office:value-type="string" office:string-value="Seven Begin">
            <text:p>Seven Begin</text:p>
          </table:table-cell>
          <table:table-cell office:value-type="string" office:string-value="Salud">
            <text:p>Salud</text:p>
          </table:table-cell>
          <table:table-cell office:value-type="float" office:value="203">
            <text:p>203</text:p>
          </table:table-cell>
          <table:table-cell office:value-type="float" office:value="52.93">
            <text:p>52.9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4-04">
            <text:p>2023-04-04</text:p>
          </table:table-cell>
          <table:table-cell office:value-type="string" office:string-value="A-10-B9">
            <text:p>A-10-B9</text:p>
          </table:table-cell>
        </table:table-row>
        <table:table-row>
          <table:table-cell office:value-type="string" office:string-value="P-0055">
            <text:p>P-0055</text:p>
          </table:table-cell>
          <table:table-cell office:value-type="string" office:string-value="Defense Message">
            <text:p>Defense Message</text:p>
          </table:table-cell>
          <table:table-cell office:value-type="string" office:string-value="Alimentos">
            <text:p>Alimentos</text:p>
          </table:table-cell>
          <table:table-cell office:value-type="float" office:value="478">
            <text:p>478</text:p>
          </table:table-cell>
          <table:table-cell office:value-type="float" office:value="160.94">
            <text:p>160.9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8-08">
            <text:p>2024-08-08</text:p>
          </table:table-cell>
          <table:table-cell office:value-type="string" office:string-value="A-42-B3">
            <text:p>A-42-B3</text:p>
          </table:table-cell>
        </table:table-row>
        <table:table-row>
          <table:table-cell office:value-type="string" office:string-value="P-0056">
            <text:p>P-0056</text:p>
          </table:table-cell>
          <table:table-cell office:value-type="string" office:string-value="Just Operation">
            <text:p>Just Operation</text:p>
          </table:table-cell>
          <table:table-cell office:value-type="string" office:string-value="Alimentos">
            <text:p>Alimentos</text:p>
          </table:table-cell>
          <table:table-cell office:value-type="float" office:value="201">
            <text:p>201</text:p>
          </table:table-cell>
          <table:table-cell office:value-type="float" office:value="238.21">
            <text:p>238.2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21">
            <text:p>2024-12-21</text:p>
          </table:table-cell>
          <table:table-cell office:value-type="string" office:string-value="A-14-B19">
            <text:p>A-14-B19</text:p>
          </table:table-cell>
        </table:table-row>
        <table:table-row>
          <table:table-cell office:value-type="string" office:string-value="P-0057">
            <text:p>P-0057</text:p>
          </table:table-cell>
          <table:table-cell office:value-type="string" office:string-value="Write Instead">
            <text:p>Write Instead</text:p>
          </table:table-cell>
          <table:table-cell office:value-type="string" office:string-value="Electrónica">
            <text:p>Electrónica</text:p>
          </table:table-cell>
          <table:table-cell office:value-type="float" office:value="271">
            <text:p>271</text:p>
          </table:table-cell>
          <table:table-cell office:value-type="float" office:value="462.53">
            <text:p>462.5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24">
            <text:p>2023-10-24</text:p>
          </table:table-cell>
          <table:table-cell office:value-type="string" office:string-value="A-39-B19">
            <text:p>A-39-B19</text:p>
          </table:table-cell>
        </table:table-row>
        <table:table-row>
          <table:table-cell office:value-type="string" office:string-value="P-0058">
            <text:p>P-0058</text:p>
          </table:table-cell>
          <table:table-cell office:value-type="string" office:string-value="Type Range">
            <text:p>Type Range</text:p>
          </table:table-cell>
          <table:table-cell office:value-type="string" office:string-value="Alimentos">
            <text:p>Alimentos</text:p>
          </table:table-cell>
          <table:table-cell office:value-type="float" office:value="157">
            <text:p>157</text:p>
          </table:table-cell>
          <table:table-cell office:value-type="float" office:value="490.25">
            <text:p>490.2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0-15">
            <text:p>2023-10-15</text:p>
          </table:table-cell>
          <table:table-cell office:value-type="string" office:string-value="A-26-B9">
            <text:p>A-26-B9</text:p>
          </table:table-cell>
        </table:table-row>
        <table:table-row>
          <table:table-cell office:value-type="string" office:string-value="P-0059">
            <text:p>P-0059</text:p>
          </table:table-cell>
          <table:table-cell office:value-type="string" office:string-value="Into Tend">
            <text:p>Into Tend</text:p>
          </table:table-cell>
          <table:table-cell office:value-type="string" office:string-value="Hogar">
            <text:p>Hogar</text:p>
          </table:table-cell>
          <table:table-cell office:value-type="float" office:value="406">
            <text:p>406</text:p>
          </table:table-cell>
          <table:table-cell office:value-type="float" office:value="14.54">
            <text:p>14.5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3-13">
            <text:p>2025-03-13</text:p>
          </table:table-cell>
          <table:table-cell office:value-type="string" office:string-value="A-26-B14">
            <text:p>A-26-B14</text:p>
          </table:table-cell>
        </table:table-row>
        <table:table-row>
          <table:table-cell office:value-type="string" office:string-value="P-0060">
            <text:p>P-0060</text:p>
          </table:table-cell>
          <table:table-cell office:value-type="string" office:string-value="Wear Free">
            <text:p>Wear Free</text:p>
          </table:table-cell>
          <table:table-cell office:value-type="string" office:string-value="Salud">
            <text:p>Salud</text:p>
          </table:table-cell>
          <table:table-cell office:value-type="float" office:value="255">
            <text:p>255</text:p>
          </table:table-cell>
          <table:table-cell office:value-type="float" office:value="72.2">
            <text:p>72.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2-20">
            <text:p>2023-12-20</text:p>
          </table:table-cell>
          <table:table-cell office:value-type="string" office:string-value="A-2-B7">
            <text:p>A-2-B7</text:p>
          </table:table-cell>
        </table:table-row>
        <table:table-row>
          <table:table-cell office:value-type="string" office:string-value="P-0061">
            <text:p>P-0061</text:p>
          </table:table-cell>
          <table:table-cell office:value-type="string" office:string-value="Best Business">
            <text:p>Best Business</text:p>
          </table:table-cell>
          <table:table-cell office:value-type="string" office:string-value="Salud">
            <text:p>Salud</text:p>
          </table:table-cell>
          <table:table-cell office:value-type="float" office:value="390">
            <text:p>390</text:p>
          </table:table-cell>
          <table:table-cell office:value-type="float" office:value="214.88">
            <text:p>214.8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2-26">
            <text:p>2025-02-26</text:p>
          </table:table-cell>
          <table:table-cell office:value-type="string" office:string-value="A-14-B1">
            <text:p>A-14-B1</text:p>
          </table:table-cell>
        </table:table-row>
        <table:table-row>
          <table:table-cell office:value-type="string" office:string-value="P-0062">
            <text:p>P-0062</text:p>
          </table:table-cell>
          <table:table-cell office:value-type="string" office:string-value="Measure Current">
            <text:p>Measure Current</text:p>
          </table:table-cell>
          <table:table-cell office:value-type="string" office:string-value="Electrónica">
            <text:p>Electrónica</text:p>
          </table:table-cell>
          <table:table-cell office:value-type="float" office:value="286">
            <text:p>286</text:p>
          </table:table-cell>
          <table:table-cell office:value-type="float" office:value="409.98">
            <text:p>409.9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1-13">
            <text:p>2025-01-13</text:p>
          </table:table-cell>
          <table:table-cell office:value-type="string" office:string-value="A-5-B20">
            <text:p>A-5-B20</text:p>
          </table:table-cell>
        </table:table-row>
        <table:table-row>
          <table:table-cell office:value-type="string" office:string-value="P-0063">
            <text:p>P-0063</text:p>
          </table:table-cell>
          <table:table-cell office:value-type="string" office:string-value="Attorney Successful">
            <text:p>Attorney Successful</text:p>
          </table:table-cell>
          <table:table-cell office:value-type="string" office:string-value="Alimentos">
            <text:p>Alimentos</text:p>
          </table:table-cell>
          <table:table-cell office:value-type="float" office:value="178">
            <text:p>178</text:p>
          </table:table-cell>
          <table:table-cell office:value-type="float" office:value="245.81">
            <text:p>245.8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1-15">
            <text:p>2024-01-15</text:p>
          </table:table-cell>
          <table:table-cell office:value-type="string" office:string-value="A-45-B12">
            <text:p>A-45-B12</text:p>
          </table:table-cell>
        </table:table-row>
        <table:table-row>
          <table:table-cell office:value-type="string" office:string-value="P-0064">
            <text:p>P-0064</text:p>
          </table:table-cell>
          <table:table-cell office:value-type="string" office:string-value="Benefit Tell">
            <text:p>Benefit Tell</text:p>
          </table:table-cell>
          <table:table-cell office:value-type="string" office:string-value="Hogar">
            <text:p>Hogar</text:p>
          </table:table-cell>
          <table:table-cell office:value-type="float" office:value="255">
            <text:p>255</text:p>
          </table:table-cell>
          <table:table-cell office:value-type="float" office:value="433.19">
            <text:p>433.1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27">
            <text:p>2023-07-27</text:p>
          </table:table-cell>
          <table:table-cell office:value-type="string" office:string-value="A-3-B13">
            <text:p>A-3-B13</text:p>
          </table:table-cell>
        </table:table-row>
        <table:table-row>
          <table:table-cell office:value-type="string" office:string-value="P-0065">
            <text:p>P-0065</text:p>
          </table:table-cell>
          <table:table-cell office:value-type="string" office:string-value="Else Painting">
            <text:p>Else Painting</text:p>
          </table:table-cell>
          <table:table-cell office:value-type="string" office:string-value="Alimentos">
            <text:p>Alimentos</text:p>
          </table:table-cell>
          <table:table-cell office:value-type="float" office:value="348">
            <text:p>348</text:p>
          </table:table-cell>
          <table:table-cell office:value-type="float" office:value="429.09">
            <text:p>429.0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02">
            <text:p>2024-03-02</text:p>
          </table:table-cell>
          <table:table-cell office:value-type="string" office:string-value="A-26-B10">
            <text:p>A-26-B10</text:p>
          </table:table-cell>
        </table:table-row>
        <table:table-row>
          <table:table-cell office:value-type="string" office:string-value="P-0066">
            <text:p>P-0066</text:p>
          </table:table-cell>
          <table:table-cell office:value-type="string" office:string-value="Speak Describe">
            <text:p>Speak Describe</text:p>
          </table:table-cell>
          <table:table-cell office:value-type="string" office:string-value="Electrónica">
            <text:p>Electrónica</text:p>
          </table:table-cell>
          <table:table-cell office:value-type="float" office:value="214">
            <text:p>214</text:p>
          </table:table-cell>
          <table:table-cell office:value-type="float" office:value="57.5">
            <text:p>57.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12">
            <text:p>2023-05-12</text:p>
          </table:table-cell>
          <table:table-cell office:value-type="string" office:string-value="A-3-B12">
            <text:p>A-3-B12</text:p>
          </table:table-cell>
        </table:table-row>
        <table:table-row>
          <table:table-cell office:value-type="float" office:value="6946">
            <text:p>6946</text:p>
          </table:table-cell>
          <table:table-cell office:value-type="string" office:string-value="History term area mention stock.">
            <text:p>History term area mention stock.</text:p>
          </table:table-cell>
          <table:table-cell office:value-type="float" office:value="9655">
            <text:p>9655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106">
            <text:p>Ubicación106</text:p>
          </table:table-cell>
        </table:table-row>
        <table:table-row>
          <table:table-cell office:value-type="string" office:string-value="P-0068">
            <text:p>P-0068</text:p>
          </table:table-cell>
          <table:table-cell office:value-type="string" office:string-value="Art Sort">
            <text:p>Art Sort</text:p>
          </table:table-cell>
          <table:table-cell office:value-type="string" office:string-value="Deportes">
            <text:p>Deportes</text:p>
          </table:table-cell>
          <table:table-cell office:value-type="float" office:value="373">
            <text:p>373</text:p>
          </table:table-cell>
          <table:table-cell office:value-type="float" office:value="230.82">
            <text:p>230.8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5-20">
            <text:p>2024-05-20</text:p>
          </table:table-cell>
          <table:table-cell office:value-type="string" office:string-value="A-38-B1">
            <text:p>A-38-B1</text:p>
          </table:table-cell>
        </table:table-row>
        <table:table-row>
          <table:table-cell office:value-type="string" office:string-value="P-0069">
            <text:p>P-0069</text:p>
          </table:table-cell>
          <table:table-cell office:value-type="string" office:string-value="Theory Be">
            <text:p>Theory Be</text:p>
          </table:table-cell>
          <table:table-cell office:value-type="string" office:string-value="Automotriz">
            <text:p>Automotriz</text:p>
          </table:table-cell>
          <table:table-cell office:value-type="float" office:value="404">
            <text:p>404</text:p>
          </table:table-cell>
          <table:table-cell office:value-type="float" office:value="234.77">
            <text:p>234.7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2-27">
            <text:p>2025-02-27</text:p>
          </table:table-cell>
          <table:table-cell office:value-type="string" office:string-value="A-37-B7">
            <text:p>A-37-B7</text:p>
          </table:table-cell>
        </table:table-row>
        <table:table-row>
          <table:table-cell office:value-type="string" office:string-value="P-0070">
            <text:p>P-0070</text:p>
          </table:table-cell>
          <table:table-cell office:value-type="string" office:string-value="Environment Economy">
            <text:p>Environment Economy</text:p>
          </table:table-cell>
          <table:table-cell office:value-type="string" office:string-value="Salud">
            <text:p>Salud</text:p>
          </table:table-cell>
          <table:table-cell office:value-type="float" office:value="19">
            <text:p>19</text:p>
          </table:table-cell>
          <table:table-cell office:value-type="float" office:value="161.41">
            <text:p>161.4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15">
            <text:p>2023-08-15</text:p>
          </table:table-cell>
          <table:table-cell office:value-type="string" office:string-value="A-20-B18">
            <text:p>A-20-B18</text:p>
          </table:table-cell>
        </table:table-row>
        <table:table-row>
          <table:table-cell office:value-type="float" office:value="9018">
            <text:p>9018</text:p>
          </table:table-cell>
          <table:table-cell office:value-type="string" office:string-value="Already political state go their likely between.">
            <text:p>Already political state go their likely between.</text:p>
          </table:table-cell>
          <table:table-cell office:value-type="float" office:value="7735">
            <text:p>7735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826">
            <text:p>Ubicación826</text:p>
          </table:table-cell>
        </table:table-row>
        <table:table-row>
          <table:table-cell office:value-type="float" office:value="5871">
            <text:p>5871</text:p>
          </table:table-cell>
          <table:table-cell office:value-type="string" office:string-value="Record despite believe leave night arrive.">
            <text:p>Record despite believe leave night arrive.</text:p>
          </table:table-cell>
          <table:table-cell office:value-type="float" office:value="9752">
            <text:p>9752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986">
            <text:p>Ubicación986</text:p>
          </table:table-cell>
        </table:table-row>
        <table:table-row>
          <table:table-cell office:value-type="string" office:string-value="P-0073">
            <text:p>P-0073</text:p>
          </table:table-cell>
          <table:table-cell office:value-type="string" office:string-value="Personal Reduce">
            <text:p>Personal Reduce</text:p>
          </table:table-cell>
          <table:table-cell office:value-type="string" office:string-value="Automotriz">
            <text:p>Automotriz</text:p>
          </table:table-cell>
          <table:table-cell office:value-type="float" office:value="66">
            <text:p>66</text:p>
          </table:table-cell>
          <table:table-cell office:value-type="float" office:value="342.18">
            <text:p>342.1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5-19">
            <text:p>2024-05-19</text:p>
          </table:table-cell>
          <table:table-cell office:value-type="string" office:string-value="A-38-B19">
            <text:p>A-38-B19</text:p>
          </table:table-cell>
        </table:table-row>
        <table:table-row>
          <table:table-cell office:value-type="string" office:string-value="P-0074">
            <text:p>P-0074</text:p>
          </table:table-cell>
          <table:table-cell office:value-type="string" office:string-value="South Plant">
            <text:p>South Plant</text:p>
          </table:table-cell>
          <table:table-cell office:value-type="string" office:string-value="Automotriz">
            <text:p>Automotriz</text:p>
          </table:table-cell>
          <table:table-cell office:value-type="float" office:value="38">
            <text:p>38</text:p>
          </table:table-cell>
          <table:table-cell office:value-type="float" office:value="363.35">
            <text:p>363.3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4-27">
            <text:p>2023-04-27</text:p>
          </table:table-cell>
          <table:table-cell office:value-type="string" office:string-value="A-7-B5">
            <text:p>A-7-B5</text:p>
          </table:table-cell>
        </table:table-row>
        <table:table-row>
          <table:table-cell office:value-type="string" office:string-value="P-0075">
            <text:p>P-0075</text:p>
          </table:table-cell>
          <table:table-cell office:value-type="string" office:string-value="Spend Bar">
            <text:p>Spend Bar</text:p>
          </table:table-cell>
          <table:table-cell office:value-type="string" office:string-value="Ropa">
            <text:p>Ropa</text:p>
          </table:table-cell>
          <table:table-cell office:value-type="float" office:value="395">
            <text:p>395</text:p>
          </table:table-cell>
          <table:table-cell office:value-type="float" office:value="214.15">
            <text:p>214.1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9-24">
            <text:p>2024-09-24</text:p>
          </table:table-cell>
          <table:table-cell office:value-type="string" office:string-value="A-4-B8">
            <text:p>A-4-B8</text:p>
          </table:table-cell>
        </table:table-row>
        <table:table-row>
          <table:table-cell office:value-type="string" office:string-value="P-0076">
            <text:p>P-0076</text:p>
          </table:table-cell>
          <table:table-cell office:value-type="string" office:string-value="Behavior The">
            <text:p>Behavior The</text:p>
          </table:table-cell>
          <table:table-cell office:value-type="string" office:string-value="Electrónica">
            <text:p>Electrónica</text:p>
          </table:table-cell>
          <table:table-cell office:value-type="float" office:value="243">
            <text:p>243</text:p>
          </table:table-cell>
          <table:table-cell office:value-type="float" office:value="117.15">
            <text:p>117.1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1-14">
            <text:p>2024-01-14</text:p>
          </table:table-cell>
          <table:table-cell office:value-type="string" office:string-value="A-30-B17">
            <text:p>A-30-B17</text:p>
          </table:table-cell>
        </table:table-row>
        <table:table-row>
          <table:table-cell office:value-type="string" office:string-value="P-0077">
            <text:p>P-0077</text:p>
          </table:table-cell>
          <table:table-cell office:value-type="string" office:string-value="Draw Go">
            <text:p>Draw Go</text:p>
          </table:table-cell>
          <table:table-cell office:value-type="string" office:string-value="Salud">
            <text:p>Salud</text:p>
          </table:table-cell>
          <table:table-cell office:value-type="float" office:value="44">
            <text:p>44</text:p>
          </table:table-cell>
          <table:table-cell office:value-type="float" office:value="45.99">
            <text:p>45.9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20">
            <text:p>2024-12-20</text:p>
          </table:table-cell>
          <table:table-cell office:value-type="string" office:string-value="A-19-B16">
            <text:p>A-19-B16</text:p>
          </table:table-cell>
        </table:table-row>
        <table:table-row>
          <table:table-cell office:value-type="string" office:string-value="P-0078">
            <text:p>P-0078</text:p>
          </table:table-cell>
          <table:table-cell office:value-type="string" office:string-value="Stay Most">
            <text:p>Stay Most</text:p>
          </table:table-cell>
          <table:table-cell office:value-type="string" office:string-value="Juguetes">
            <text:p>Juguetes</text:p>
          </table:table-cell>
          <table:table-cell office:value-type="float" office:value="140">
            <text:p>140</text:p>
          </table:table-cell>
          <table:table-cell office:value-type="float" office:value="32.84">
            <text:p>32.8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17">
            <text:p>2024-12-17</text:p>
          </table:table-cell>
          <table:table-cell office:value-type="string" office:string-value="A-2-B5">
            <text:p>A-2-B5</text:p>
          </table:table-cell>
        </table:table-row>
        <table:table-row>
          <table:table-cell office:value-type="string" office:string-value="P-0079">
            <text:p>P-0079</text:p>
          </table:table-cell>
          <table:table-cell office:value-type="string" office:string-value="Need Tv">
            <text:p>Need Tv</text:p>
          </table:table-cell>
          <table:table-cell office:value-type="string" office:string-value="Hogar">
            <text:p>Hogar</text:p>
          </table:table-cell>
          <table:table-cell office:value-type="float" office:value="241">
            <text:p>241</text:p>
          </table:table-cell>
          <table:table-cell office:value-type="float" office:value="102.38">
            <text:p>102.3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0-01">
            <text:p>2024-10-01</text:p>
          </table:table-cell>
          <table:table-cell office:value-type="string" office:string-value="A-48-B18">
            <text:p>A-48-B18</text:p>
          </table:table-cell>
        </table:table-row>
        <table:table-row>
          <table:table-cell office:value-type="string" office:string-value="P-0080">
            <text:p>P-0080</text:p>
          </table:table-cell>
          <table:table-cell office:value-type="string" office:string-value="Situation Save">
            <text:p>Situation Save</text:p>
          </table:table-cell>
          <table:table-cell office:value-type="string" office:string-value="Juguetes">
            <text:p>Juguetes</text:p>
          </table:table-cell>
          <table:table-cell office:value-type="float" office:value="331">
            <text:p>331</text:p>
          </table:table-cell>
          <table:table-cell office:value-type="float" office:value="41.13">
            <text:p>41.1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15">
            <text:p>2024-09-15</text:p>
          </table:table-cell>
          <table:table-cell office:value-type="string" office:string-value="A-8-B14">
            <text:p>A-8-B14</text:p>
          </table:table-cell>
        </table:table-row>
        <table:table-row>
          <table:table-cell office:value-type="string" office:string-value="P-0081">
            <text:p>P-0081</text:p>
          </table:table-cell>
          <table:table-cell office:value-type="string" office:string-value="Daughter Including">
            <text:p>Daughter Including</text:p>
          </table:table-cell>
          <table:table-cell office:value-type="string" office:string-value="Alimentos">
            <text:p>Alimentos</text:p>
          </table:table-cell>
          <table:table-cell office:value-type="float" office:value="105">
            <text:p>105</text:p>
          </table:table-cell>
          <table:table-cell office:value-type="float" office:value="150.45">
            <text:p>150.4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09">
            <text:p>2023-10-09</text:p>
          </table:table-cell>
          <table:table-cell office:value-type="string" office:string-value="A-20-B5">
            <text:p>A-20-B5</text:p>
          </table:table-cell>
        </table:table-row>
        <table:table-row>
          <table:table-cell office:value-type="string" office:string-value="P-0082">
            <text:p>P-0082</text:p>
          </table:table-cell>
          <table:table-cell office:value-type="string" office:string-value="Take List">
            <text:p>Take List</text:p>
          </table:table-cell>
          <table:table-cell office:value-type="string" office:string-value="Alimentos">
            <text:p>Alimentos</text:p>
          </table:table-cell>
          <table:table-cell office:value-type="float" office:value="96">
            <text:p>96</text:p>
          </table:table-cell>
          <table:table-cell office:value-type="float" office:value="315.09">
            <text:p>315.0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2-05">
            <text:p>2023-12-05</text:p>
          </table:table-cell>
          <table:table-cell office:value-type="string" office:string-value="A-42-B3">
            <text:p>A-42-B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084">
            <text:p>P-0084</text:p>
          </table:table-cell>
          <table:table-cell office:value-type="string" office:string-value="West Scientist">
            <text:p>West Scientist</text:p>
          </table:table-cell>
          <table:table-cell office:value-type="string" office:string-value="Electrónica">
            <text:p>Electrónica</text:p>
          </table:table-cell>
          <table:table-cell office:value-type="float" office:value="78">
            <text:p>78</text:p>
          </table:table-cell>
          <table:table-cell office:value-type="float" office:value="202.87">
            <text:p>202.8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3-04">
            <text:p>2024-03-04</text:p>
          </table:table-cell>
          <table:table-cell office:value-type="string" office:string-value="A-16-B7">
            <text:p>A-16-B7</text:p>
          </table:table-cell>
        </table:table-row>
        <table:table-row>
          <table:table-cell office:value-type="string" office:string-value="P-0085">
            <text:p>P-0085</text:p>
          </table:table-cell>
          <table:table-cell office:value-type="string" office:string-value="Method Music">
            <text:p>Method Music</text:p>
          </table:table-cell>
          <table:table-cell office:value-type="string" office:string-value="Deportes">
            <text:p>Deportes</text:p>
          </table:table-cell>
          <table:table-cell office:value-type="float" office:value="205">
            <text:p>205</text:p>
          </table:table-cell>
          <table:table-cell office:value-type="float" office:value="47.32">
            <text:p>47.3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2-26">
            <text:p>2025-02-26</text:p>
          </table:table-cell>
          <table:table-cell office:value-type="string" office:string-value="A-13-B12">
            <text:p>A-13-B12</text:p>
          </table:table-cell>
        </table:table-row>
        <table:table-row>
          <table:table-cell office:value-type="string" office:string-value="P-0086">
            <text:p>P-0086</text:p>
          </table:table-cell>
          <table:table-cell office:value-type="string" office:string-value="Choose Republican">
            <text:p>Choose Republican</text:p>
          </table:table-cell>
          <table:table-cell office:value-type="string" office:string-value="Electrónica">
            <text:p>Electrónica</text:p>
          </table:table-cell>
          <table:table-cell office:value-type="float" office:value="27">
            <text:p>27</text:p>
          </table:table-cell>
          <table:table-cell office:value-type="float" office:value="275.08">
            <text:p>275.0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6-14">
            <text:p>2023-06-14</text:p>
          </table:table-cell>
          <table:table-cell office:value-type="string" office:string-value="A-27-B13">
            <text:p>A-27-B13</text:p>
          </table:table-cell>
        </table:table-row>
        <table:table-row>
          <table:table-cell office:value-type="string" office:string-value="P-0087">
            <text:p>P-0087</text:p>
          </table:table-cell>
          <table:table-cell office:value-type="string" office:string-value="Alone No">
            <text:p>Alone No</text:p>
          </table:table-cell>
          <table:table-cell office:value-type="string" office:string-value="Electrónica">
            <text:p>Electrónica</text:p>
          </table:table-cell>
          <table:table-cell office:value-type="float" office:value="60">
            <text:p>60</text:p>
          </table:table-cell>
          <table:table-cell office:value-type="float" office:value="299.15">
            <text:p>299.1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6-14">
            <text:p>2024-06-14</text:p>
          </table:table-cell>
          <table:table-cell office:value-type="string" office:string-value="A-25-B12">
            <text:p>A-25-B12</text:p>
          </table:table-cell>
        </table:table-row>
        <table:table-row>
          <table:table-cell office:value-type="string" office:string-value="P-0088">
            <text:p>P-0088</text:p>
          </table:table-cell>
          <table:table-cell office:value-type="string" office:string-value="Just Person">
            <text:p>Just Person</text:p>
          </table:table-cell>
          <table:table-cell office:value-type="string" office:string-value="Juguetes">
            <text:p>Juguetes</text:p>
          </table:table-cell>
          <table:table-cell office:value-type="float" office:value="159">
            <text:p>159</text:p>
          </table:table-cell>
          <table:table-cell office:value-type="float" office:value="491.38">
            <text:p>491.3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11">
            <text:p>2023-12-11</text:p>
          </table:table-cell>
          <table:table-cell office:value-type="string" office:string-value="A-46-B3">
            <text:p>A-46-B3</text:p>
          </table:table-cell>
        </table:table-row>
        <table:table-row>
          <table:table-cell office:value-type="string" office:string-value="P-0089">
            <text:p>P-0089</text:p>
          </table:table-cell>
          <table:table-cell office:value-type="string" office:string-value="Go Than">
            <text:p>Go Than</text:p>
          </table:table-cell>
          <table:table-cell office:value-type="string" office:string-value="Alimentos">
            <text:p>Alimentos</text:p>
          </table:table-cell>
          <table:table-cell office:value-type="float" office:value="466">
            <text:p>466</text:p>
          </table:table-cell>
          <table:table-cell office:value-type="float" office:value="394.91">
            <text:p>394.9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1-17">
            <text:p>2024-11-17</text:p>
          </table:table-cell>
          <table:table-cell office:value-type="string" office:string-value="A-32-B2">
            <text:p>A-32-B2</text:p>
          </table:table-cell>
        </table:table-row>
        <table:table-row>
          <table:table-cell office:value-type="string" office:string-value="$*@*#">
            <text:p>$*@*#</text:p>
          </table:table-cell>
          <table:table-cell office:value-type="string" office:string-value="86854917">
            <text:p>86854917</text:p>
          </table:table-cell>
          <table:table-cell office:value-type="string" office:string-value="DLTHOCPGDK">
            <text:p>DLTHOCPGDK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519">
            <text:p>Random519</text:p>
          </table:table-cell>
        </table:table-row>
        <table:table-row>
          <table:table-cell office:value-type="string" office:string-value="P-0091">
            <text:p>P-0091</text:p>
          </table:table-cell>
          <table:table-cell office:value-type="string" office:string-value="Usually Again">
            <text:p>Usually Again</text:p>
          </table:table-cell>
          <table:table-cell office:value-type="string" office:string-value="Salud">
            <text:p>Salud</text:p>
          </table:table-cell>
          <table:table-cell office:value-type="float" office:value="134">
            <text:p>134</text:p>
          </table:table-cell>
          <table:table-cell office:value-type="float" office:value="17.31">
            <text:p>17.3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24">
            <text:p>2023-07-24</text:p>
          </table:table-cell>
          <table:table-cell office:value-type="string" office:string-value="A-38-B10">
            <text:p>A-38-B10</text:p>
          </table:table-cell>
        </table:table-row>
        <table:table-row>
          <table:table-cell office:value-type="string" office:string-value="P-0092">
            <text:p>P-0092</text:p>
          </table:table-cell>
          <table:table-cell office:value-type="string" office:string-value="Road Thought">
            <text:p>Road Thought</text:p>
          </table:table-cell>
          <table:table-cell office:value-type="string" office:string-value="Ropa">
            <text:p>Ropa</text:p>
          </table:table-cell>
          <table:table-cell office:value-type="float" office:value="301">
            <text:p>301</text:p>
          </table:table-cell>
          <table:table-cell office:value-type="float" office:value="22.14">
            <text:p>22.1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06">
            <text:p>2024-05-06</text:p>
          </table:table-cell>
          <table:table-cell office:value-type="string" office:string-value="A-3-B6">
            <text:p>A-3-B6</text:p>
          </table:table-cell>
        </table:table-row>
        <table:table-row>
          <table:table-cell office:value-type="string" office:string-value="&amp;!#&amp;$">
            <text:p>&amp;!#&amp;$</text:p>
          </table:table-cell>
          <table:table-cell office:value-type="string" office:string-value="57557164">
            <text:p>57557164</text:p>
          </table:table-cell>
          <table:table-cell office:value-type="string" office:string-value="OKTZTQDLYG">
            <text:p>OKTZTQDLYG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547">
            <text:p>Random547</text:p>
          </table:table-cell>
        </table:table-row>
        <table:table-row>
          <table:table-cell office:value-type="string" office:string-value="P-0094">
            <text:p>P-0094</text:p>
          </table:table-cell>
          <table:table-cell office:value-type="string" office:string-value="Century Assume">
            <text:p>Century Assume</text:p>
          </table:table-cell>
          <table:table-cell office:value-type="string" office:string-value="Deportes">
            <text:p>Deportes</text:p>
          </table:table-cell>
          <table:table-cell office:value-type="float" office:value="222">
            <text:p>222</text:p>
          </table:table-cell>
          <table:table-cell office:value-type="float" office:value="121.75">
            <text:p>121.7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30">
            <text:p>2023-08-30</text:p>
          </table:table-cell>
          <table:table-cell office:value-type="string" office:string-value="A-28-B4">
            <text:p>A-28-B4</text:p>
          </table:table-cell>
        </table:table-row>
        <table:table-row>
          <table:table-cell office:value-type="string" office:string-value="P-0095">
            <text:p>P-0095</text:p>
          </table:table-cell>
          <table:table-cell office:value-type="string" office:string-value="Guy Who">
            <text:p>Guy Who</text:p>
          </table:table-cell>
          <table:table-cell office:value-type="string" office:string-value="Hogar">
            <text:p>Hogar</text:p>
          </table:table-cell>
          <table:table-cell office:value-type="float" office:value="359">
            <text:p>359</text:p>
          </table:table-cell>
          <table:table-cell office:value-type="float" office:value="75.17">
            <text:p>75.1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1-14">
            <text:p>2024-01-14</text:p>
          </table:table-cell>
          <table:table-cell office:value-type="string" office:string-value="A-49-B13">
            <text:p>A-49-B13</text:p>
          </table:table-cell>
        </table:table-row>
        <table:table-row>
          <table:table-cell office:value-type="string" office:string-value="P-0096">
            <text:p>P-0096</text:p>
          </table:table-cell>
          <table:table-cell office:value-type="string" office:string-value="Born Power">
            <text:p>Born Power</text:p>
          </table:table-cell>
          <table:table-cell office:value-type="string" office:string-value="Deportes">
            <text:p>Deportes</text:p>
          </table:table-cell>
          <table:table-cell office:value-type="float" office:value="184">
            <text:p>184</text:p>
          </table:table-cell>
          <table:table-cell office:value-type="float" office:value="340.28">
            <text:p>340.2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2-31">
            <text:p>2024-12-31</text:p>
          </table:table-cell>
          <table:table-cell office:value-type="string" office:string-value="A-50-B7">
            <text:p>A-50-B7</text:p>
          </table:table-cell>
        </table:table-row>
        <table:table-row>
          <table:table-cell office:value-type="string" office:string-value="P-0097">
            <text:p>P-0097</text:p>
          </table:table-cell>
          <table:table-cell office:value-type="string" office:string-value="Recently Gun">
            <text:p>Recently Gun</text:p>
          </table:table-cell>
          <table:table-cell office:value-type="string" office:string-value="Salud">
            <text:p>Salud</text:p>
          </table:table-cell>
          <table:table-cell office:value-type="float" office:value="235">
            <text:p>235</text:p>
          </table:table-cell>
          <table:table-cell office:value-type="float" office:value="174.82">
            <text:p>174.8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25">
            <text:p>2024-09-25</text:p>
          </table:table-cell>
          <table:table-cell office:value-type="string" office:string-value="A-18-B3">
            <text:p>A-18-B3</text:p>
          </table:table-cell>
        </table:table-row>
        <table:table-row>
          <table:table-cell office:value-type="float" office:value="7921">
            <text:p>7921</text:p>
          </table:table-cell>
          <table:table-cell office:value-type="string" office:string-value="Standard majority edge very tell.">
            <text:p>Standard majority edge very tell.</text:p>
          </table:table-cell>
          <table:table-cell office:value-type="float" office:value="1213">
            <text:p>1213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911">
            <text:p>Ubicación911</text:p>
          </table:table-cell>
        </table:table-row>
        <table:table-row>
          <table:table-cell office:value-type="string" office:string-value="P-0099">
            <text:p>P-0099</text:p>
          </table:table-cell>
          <table:table-cell office:value-type="string" office:string-value="Finish Assume">
            <text:p>Finish Assume</text:p>
          </table:table-cell>
          <table:table-cell office:value-type="string" office:string-value="Deportes">
            <text:p>Deportes</text:p>
          </table:table-cell>
          <table:table-cell office:value-type="float" office:value="274">
            <text:p>274</text:p>
          </table:table-cell>
          <table:table-cell office:value-type="float" office:value="39.98">
            <text:p>39.9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19">
            <text:p>2024-05-19</text:p>
          </table:table-cell>
          <table:table-cell office:value-type="string" office:string-value="A-34-B18">
            <text:p>A-34-B18</text:p>
          </table:table-cell>
        </table:table-row>
        <table:table-row>
          <table:table-cell office:value-type="string" office:string-value="P-0100">
            <text:p>P-0100</text:p>
          </table:table-cell>
          <table:table-cell office:value-type="string" office:string-value="Prevent My">
            <text:p>Prevent My</text:p>
          </table:table-cell>
          <table:table-cell office:value-type="string" office:string-value="Electrónica">
            <text:p>Electrónica</text:p>
          </table:table-cell>
          <table:table-cell office:value-type="float" office:value="406">
            <text:p>406</text:p>
          </table:table-cell>
          <table:table-cell office:value-type="float" office:value="224.52">
            <text:p>224.5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17">
            <text:p>2023-08-17</text:p>
          </table:table-cell>
          <table:table-cell office:value-type="string" office:string-value="A-17-B13">
            <text:p>A-17-B13</text:p>
          </table:table-cell>
        </table:table-row>
        <table:table-row>
          <table:table-cell office:value-type="string" office:string-value="P-0101">
            <text:p>P-0101</text:p>
          </table:table-cell>
          <table:table-cell office:value-type="string" office:string-value="Home During">
            <text:p>Home During</text:p>
          </table:table-cell>
          <table:table-cell office:value-type="string" office:string-value="Hogar">
            <text:p>Hogar</text:p>
          </table:table-cell>
          <table:table-cell office:value-type="float" office:value="500">
            <text:p>500</text:p>
          </table:table-cell>
          <table:table-cell office:value-type="float" office:value="172.12">
            <text:p>172.1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2-04">
            <text:p>2024-02-04</text:p>
          </table:table-cell>
          <table:table-cell office:value-type="string" office:string-value="A-2-B17">
            <text:p>A-2-B17</text:p>
          </table:table-cell>
        </table:table-row>
        <table:table-row>
          <table:table-cell office:value-type="string" office:string-value="P-0102">
            <text:p>P-0102</text:p>
          </table:table-cell>
          <table:table-cell office:value-type="string" office:string-value="Mother Only">
            <text:p>Mother Only</text:p>
          </table:table-cell>
          <table:table-cell office:value-type="string" office:string-value="Juguetes">
            <text:p>Juguetes</text:p>
          </table:table-cell>
          <table:table-cell office:value-type="float" office:value="356">
            <text:p>356</text:p>
          </table:table-cell>
          <table:table-cell office:value-type="float" office:value="443.74">
            <text:p>443.7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7-08">
            <text:p>2023-07-08</text:p>
          </table:table-cell>
          <table:table-cell office:value-type="string" office:string-value="A-29-B19">
            <text:p>A-29-B19</text:p>
          </table:table-cell>
        </table:table-row>
        <table:table-row>
          <table:table-cell office:value-type="string" office:string-value="P-0103">
            <text:p>P-0103</text:p>
          </table:table-cell>
          <table:table-cell office:value-type="string" office:string-value="Station Prevent">
            <text:p>Station Prevent</text:p>
          </table:table-cell>
          <table:table-cell office:value-type="string" office:string-value="Alimentos">
            <text:p>Alimentos</text:p>
          </table:table-cell>
          <table:table-cell office:value-type="float" office:value="420">
            <text:p>420</text:p>
          </table:table-cell>
          <table:table-cell office:value-type="float" office:value="138.52">
            <text:p>138.5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14">
            <text:p>2024-01-14</text:p>
          </table:table-cell>
          <table:table-cell office:value-type="string" office:string-value="A-13-B14">
            <text:p>A-13-B14</text:p>
          </table:table-cell>
        </table:table-row>
        <table:table-row>
          <table:table-cell office:value-type="string" office:string-value="P-0104">
            <text:p>P-0104</text:p>
          </table:table-cell>
          <table:table-cell office:value-type="string" office:string-value="Say Area">
            <text:p>Say Area</text:p>
          </table:table-cell>
          <table:table-cell office:value-type="string" office:string-value="Ropa">
            <text:p>Ropa</text:p>
          </table:table-cell>
          <table:table-cell office:value-type="float" office:value="151">
            <text:p>151</text:p>
          </table:table-cell>
          <table:table-cell office:value-type="float" office:value="250.82">
            <text:p>250.8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20">
            <text:p>2024-05-20</text:p>
          </table:table-cell>
          <table:table-cell office:value-type="string" office:string-value="A-13-B13">
            <text:p>A-13-B13</text:p>
          </table:table-cell>
        </table:table-row>
        <table:table-row>
          <table:table-cell office:value-type="string" office:string-value="P-0105">
            <text:p>P-0105</text:p>
          </table:table-cell>
          <table:table-cell office:value-type="string" office:string-value="News Once">
            <text:p>News Once</text:p>
          </table:table-cell>
          <table:table-cell office:value-type="string" office:string-value="Ropa">
            <text:p>Ropa</text:p>
          </table:table-cell>
          <table:table-cell office:value-type="float" office:value="115">
            <text:p>115</text:p>
          </table:table-cell>
          <table:table-cell office:value-type="float" office:value="87.84">
            <text:p>87.8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9-21">
            <text:p>2023-09-21</text:p>
          </table:table-cell>
          <table:table-cell office:value-type="string" office:string-value="A-13-B7">
            <text:p>A-13-B7</text:p>
          </table:table-cell>
        </table:table-row>
        <table:table-row>
          <table:table-cell office:value-type="string" office:string-value="P-0106">
            <text:p>P-0106</text:p>
          </table:table-cell>
          <table:table-cell office:value-type="string" office:string-value="Forget Bad">
            <text:p>Forget Bad</text:p>
          </table:table-cell>
          <table:table-cell office:value-type="string" office:string-value="Deportes">
            <text:p>Deportes</text:p>
          </table:table-cell>
          <table:table-cell office:value-type="float" office:value="164">
            <text:p>164</text:p>
          </table:table-cell>
          <table:table-cell office:value-type="float" office:value="437.52">
            <text:p>437.5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9-28">
            <text:p>2024-09-28</text:p>
          </table:table-cell>
          <table:table-cell office:value-type="string" office:string-value="A-10-B13">
            <text:p>A-10-B13</text:p>
          </table:table-cell>
        </table:table-row>
        <table:table-row>
          <table:table-cell office:value-type="string" office:string-value="P-0107">
            <text:p>P-0107</text:p>
          </table:table-cell>
          <table:table-cell office:value-type="string" office:string-value="Couple Though">
            <text:p>Couple Though</text:p>
          </table:table-cell>
          <table:table-cell office:value-type="string" office:string-value="Deportes">
            <text:p>Deportes</text:p>
          </table:table-cell>
          <table:table-cell office:value-type="float" office:value="410">
            <text:p>410</text:p>
          </table:table-cell>
          <table:table-cell office:value-type="float" office:value="235.15">
            <text:p>235.1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2-16">
            <text:p>2024-12-16</text:p>
          </table:table-cell>
          <table:table-cell office:value-type="string" office:string-value="A-49-B17">
            <text:p>A-49-B17</text:p>
          </table:table-cell>
        </table:table-row>
        <table:table-row>
          <table:table-cell office:value-type="string" office:string-value="P-0108">
            <text:p>P-0108</text:p>
          </table:table-cell>
          <table:table-cell office:value-type="string" office:string-value="Successful Ok">
            <text:p>Successful Ok</text:p>
          </table:table-cell>
          <table:table-cell office:value-type="string" office:string-value="Alimentos">
            <text:p>Alimentos</text:p>
          </table:table-cell>
          <table:table-cell office:value-type="float" office:value="380">
            <text:p>380</text:p>
          </table:table-cell>
          <table:table-cell office:value-type="float" office:value="352.96">
            <text:p>352.9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12">
            <text:p>2023-10-12</text:p>
          </table:table-cell>
          <table:table-cell office:value-type="string" office:string-value="A-10-B12">
            <text:p>A-10-B12</text:p>
          </table:table-cell>
        </table:table-row>
        <table:table-row>
          <table:table-cell office:value-type="string" office:string-value="P-0109">
            <text:p>P-0109</text:p>
          </table:table-cell>
          <table:table-cell office:value-type="string" office:string-value="Everyone Meeting">
            <text:p>Everyone Meeting</text:p>
          </table:table-cell>
          <table:table-cell office:value-type="string" office:string-value="Automotriz">
            <text:p>Automotriz</text:p>
          </table:table-cell>
          <table:table-cell office:value-type="float" office:value="399">
            <text:p>399</text:p>
          </table:table-cell>
          <table:table-cell office:value-type="float" office:value="261.69">
            <text:p>261.6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6-17">
            <text:p>2024-06-17</text:p>
          </table:table-cell>
          <table:table-cell office:value-type="string" office:string-value="A-2-B5">
            <text:p>A-2-B5</text:p>
          </table:table-cell>
        </table:table-row>
        <table:table-row>
          <table:table-cell office:value-type="string" office:string-value="P-0110">
            <text:p>P-0110</text:p>
          </table:table-cell>
          <table:table-cell office:value-type="string" office:string-value="Far Every">
            <text:p>Far Every</text:p>
          </table:table-cell>
          <table:table-cell office:value-type="string" office:string-value="Automotriz">
            <text:p>Automotriz</text:p>
          </table:table-cell>
          <table:table-cell office:value-type="float" office:value="101">
            <text:p>101</text:p>
          </table:table-cell>
          <table:table-cell office:value-type="float" office:value="447.45">
            <text:p>447.4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13">
            <text:p>2023-08-13</text:p>
          </table:table-cell>
          <table:table-cell office:value-type="string" office:string-value="A-21-B12">
            <text:p>A-21-B12</text:p>
          </table:table-cell>
        </table:table-row>
        <table:table-row>
          <table:table-cell office:value-type="string" office:string-value="P-0111">
            <text:p>P-0111</text:p>
          </table:table-cell>
          <table:table-cell office:value-type="string" office:string-value="Adult Base">
            <text:p>Adult Base</text:p>
          </table:table-cell>
          <table:table-cell office:value-type="string" office:string-value="Electrónica">
            <text:p>Electrónica</text:p>
          </table:table-cell>
          <table:table-cell office:value-type="float" office:value="58">
            <text:p>58</text:p>
          </table:table-cell>
          <table:table-cell office:value-type="float" office:value="79.96">
            <text:p>79.9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3-11">
            <text:p>2024-03-11</text:p>
          </table:table-cell>
          <table:table-cell office:value-type="string" office:string-value="A-12-B2">
            <text:p>A-12-B2</text:p>
          </table:table-cell>
        </table:table-row>
        <table:table-row>
          <table:table-cell office:value-type="string" office:string-value="P-0112">
            <text:p>P-0112</text:p>
          </table:table-cell>
          <table:table-cell office:value-type="string" office:string-value="Reveal Window">
            <text:p>Reveal Window</text:p>
          </table:table-cell>
          <table:table-cell office:value-type="string" office:string-value="Salud">
            <text:p>Salud</text:p>
          </table:table-cell>
          <table:table-cell office:value-type="float" office:value="269">
            <text:p>269</text:p>
          </table:table-cell>
          <table:table-cell office:value-type="float" office:value="36.04">
            <text:p>36.0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1-10">
            <text:p>2025-01-10</text:p>
          </table:table-cell>
          <table:table-cell office:value-type="string" office:string-value="A-5-B9">
            <text:p>A-5-B9</text:p>
          </table:table-cell>
        </table:table-row>
        <table:table-row>
          <table:table-cell office:value-type="string" office:string-value="P-0113">
            <text:p>P-0113</text:p>
          </table:table-cell>
          <table:table-cell office:value-type="string" office:string-value="Inside Last">
            <text:p>Inside Last</text:p>
          </table:table-cell>
          <table:table-cell office:value-type="string" office:string-value="Electrónica">
            <text:p>Electrónica</text:p>
          </table:table-cell>
          <table:table-cell office:value-type="float" office:value="260">
            <text:p>260</text:p>
          </table:table-cell>
          <table:table-cell office:value-type="float" office:value="302.29">
            <text:p>302.2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4-14">
            <text:p>2023-04-14</text:p>
          </table:table-cell>
          <table:table-cell office:value-type="string" office:string-value="A-1-B17">
            <text:p>A-1-B17</text:p>
          </table:table-cell>
        </table:table-row>
        <table:table-row>
          <table:table-cell office:value-type="string" office:string-value="P-0114">
            <text:p>P-0114</text:p>
          </table:table-cell>
          <table:table-cell office:value-type="string" office:string-value="Take Best">
            <text:p>Take Best</text:p>
          </table:table-cell>
          <table:table-cell office:value-type="string" office:string-value="Automotriz">
            <text:p>Automotriz</text:p>
          </table:table-cell>
          <table:table-cell office:value-type="float" office:value="115">
            <text:p>115</text:p>
          </table:table-cell>
          <table:table-cell office:value-type="float" office:value="159.74">
            <text:p>159.7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2-09">
            <text:p>2024-12-09</text:p>
          </table:table-cell>
          <table:table-cell office:value-type="string" office:string-value="A-30-B12">
            <text:p>A-30-B12</text:p>
          </table:table-cell>
        </table:table-row>
        <table:table-row>
          <table:table-cell office:value-type="string" office:string-value="P-0115">
            <text:p>P-0115</text:p>
          </table:table-cell>
          <table:table-cell office:value-type="string" office:string-value="Mission Buy">
            <text:p>Mission Buy</text:p>
          </table:table-cell>
          <table:table-cell office:value-type="string" office:string-value="Automotriz">
            <text:p>Automotriz</text:p>
          </table:table-cell>
          <table:table-cell office:value-type="float" office:value="203">
            <text:p>203</text:p>
          </table:table-cell>
          <table:table-cell office:value-type="float" office:value="145.14">
            <text:p>145.1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0-30">
            <text:p>2024-10-30</text:p>
          </table:table-cell>
          <table:table-cell office:value-type="string" office:string-value="A-25-B6">
            <text:p>A-25-B6</text:p>
          </table:table-cell>
        </table:table-row>
        <table:table-row>
          <table:table-cell office:value-type="string" office:string-value="P-0116">
            <text:p>P-0116</text:p>
          </table:table-cell>
          <table:table-cell office:value-type="string" office:string-value="Resource Story">
            <text:p>Resource Story</text:p>
          </table:table-cell>
          <table:table-cell office:value-type="string" office:string-value="Electrónica">
            <text:p>Electrónica</text:p>
          </table:table-cell>
          <table:table-cell office:value-type="float" office:value="439">
            <text:p>439</text:p>
          </table:table-cell>
          <table:table-cell office:value-type="float" office:value="188.48">
            <text:p>188.4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7-13">
            <text:p>2024-07-13</text:p>
          </table:table-cell>
          <table:table-cell office:value-type="string" office:string-value="A-34-B16">
            <text:p>A-34-B16</text:p>
          </table:table-cell>
        </table:table-row>
        <table:table-row>
          <table:table-cell office:value-type="string" office:string-value="P-0117">
            <text:p>P-0117</text:p>
          </table:table-cell>
          <table:table-cell office:value-type="string" office:string-value="Into Chance">
            <text:p>Into Chance</text:p>
          </table:table-cell>
          <table:table-cell office:value-type="string" office:string-value="Hogar">
            <text:p>Hogar</text:p>
          </table:table-cell>
          <table:table-cell office:value-type="float" office:value="194">
            <text:p>194</text:p>
          </table:table-cell>
          <table:table-cell office:value-type="float" office:value="26.83">
            <text:p>26.8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06">
            <text:p>2023-08-06</text:p>
          </table:table-cell>
          <table:table-cell office:value-type="string" office:string-value="A-32-B2">
            <text:p>A-32-B2</text:p>
          </table:table-cell>
        </table:table-row>
        <table:table-row>
          <table:table-cell office:value-type="string" office:string-value="P-0118">
            <text:p>P-0118</text:p>
          </table:table-cell>
          <table:table-cell office:value-type="string" office:string-value="Thing Can">
            <text:p>Thing Can</text:p>
          </table:table-cell>
          <table:table-cell office:value-type="string" office:string-value="Deportes">
            <text:p>Deportes</text:p>
          </table:table-cell>
          <table:table-cell office:value-type="float" office:value="296">
            <text:p>296</text:p>
          </table:table-cell>
          <table:table-cell office:value-type="float" office:value="321.64">
            <text:p>321.6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3-14">
            <text:p>2025-03-14</text:p>
          </table:table-cell>
          <table:table-cell office:value-type="string" office:string-value="A-1-B17">
            <text:p>A-1-B17</text:p>
          </table:table-cell>
        </table:table-row>
        <table:table-row>
          <table:table-cell office:value-type="string" office:string-value="P-0119">
            <text:p>P-0119</text:p>
          </table:table-cell>
          <table:table-cell office:value-type="string" office:string-value="Continue Service">
            <text:p>Continue Service</text:p>
          </table:table-cell>
          <table:table-cell office:value-type="string" office:string-value="Deportes">
            <text:p>Deportes</text:p>
          </table:table-cell>
          <table:table-cell office:value-type="float" office:value="92">
            <text:p>92</text:p>
          </table:table-cell>
          <table:table-cell office:value-type="float" office:value="399.53">
            <text:p>399.5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2-08">
            <text:p>2023-12-08</text:p>
          </table:table-cell>
          <table:table-cell office:value-type="string" office:string-value="A-42-B5">
            <text:p>A-42-B5</text:p>
          </table:table-cell>
        </table:table-row>
        <table:table-row>
          <table:table-cell office:value-type="string" office:string-value="%!(^*">
            <text:p>%!(^*</text:p>
          </table:table-cell>
          <table:table-cell office:value-type="string" office:string-value="04335115">
            <text:p>04335115</text:p>
          </table:table-cell>
          <table:table-cell office:value-type="string" office:string-value="LATJVPSCDC">
            <text:p>LATJVPSCDC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731">
            <text:p>Random731</text:p>
          </table:table-cell>
        </table:table-row>
        <table:table-row>
          <table:table-cell office:value-type="string" office:string-value="P-0121">
            <text:p>P-0121</text:p>
          </table:table-cell>
          <table:table-cell office:value-type="string" office:string-value="Ok Near">
            <text:p>Ok Near</text:p>
          </table:table-cell>
          <table:table-cell office:value-type="string" office:string-value="Ropa">
            <text:p>Ropa</text:p>
          </table:table-cell>
          <table:table-cell office:value-type="float" office:value="344">
            <text:p>344</text:p>
          </table:table-cell>
          <table:table-cell office:value-type="float" office:value="202.63">
            <text:p>202.6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1-30">
            <text:p>2023-11-30</text:p>
          </table:table-cell>
          <table:table-cell office:value-type="string" office:string-value="A-46-B16">
            <text:p>A-46-B1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123">
            <text:p>P-0123</text:p>
          </table:table-cell>
          <table:table-cell office:value-type="string" office:string-value="Present Size">
            <text:p>Present Size</text:p>
          </table:table-cell>
          <table:table-cell office:value-type="string" office:string-value="Electrónica">
            <text:p>Electrónica</text:p>
          </table:table-cell>
          <table:table-cell office:value-type="float" office:value="199">
            <text:p>199</text:p>
          </table:table-cell>
          <table:table-cell office:value-type="float" office:value="126.23">
            <text:p>126.2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4-15">
            <text:p>2023-04-15</text:p>
          </table:table-cell>
          <table:table-cell office:value-type="string" office:string-value="A-45-B13">
            <text:p>A-45-B13</text:p>
          </table:table-cell>
        </table:table-row>
        <table:table-row>
          <table:table-cell office:value-type="string" office:string-value="P-0124">
            <text:p>P-0124</text:p>
          </table:table-cell>
          <table:table-cell office:value-type="string" office:string-value="Beat Provide">
            <text:p>Beat Provide</text:p>
          </table:table-cell>
          <table:table-cell office:value-type="string" office:string-value="Salud">
            <text:p>Salud</text:p>
          </table:table-cell>
          <table:table-cell office:value-type="float" office:value="330">
            <text:p>330</text:p>
          </table:table-cell>
          <table:table-cell office:value-type="float" office:value="168.83">
            <text:p>168.8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25">
            <text:p>2023-10-25</text:p>
          </table:table-cell>
          <table:table-cell office:value-type="string" office:string-value="A-29-B2">
            <text:p>A-29-B2</text:p>
          </table:table-cell>
        </table:table-row>
        <table:table-row>
          <table:table-cell office:value-type="string" office:string-value="P-0125">
            <text:p>P-0125</text:p>
          </table:table-cell>
          <table:table-cell office:value-type="string" office:string-value="Approach Weight">
            <text:p>Approach Weight</text:p>
          </table:table-cell>
          <table:table-cell office:value-type="string" office:string-value="Automotriz">
            <text:p>Automotriz</text:p>
          </table:table-cell>
          <table:table-cell office:value-type="float" office:value="381">
            <text:p>381</text:p>
          </table:table-cell>
          <table:table-cell office:value-type="float" office:value="70.46">
            <text:p>70.4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7-07">
            <text:p>2024-07-07</text:p>
          </table:table-cell>
          <table:table-cell office:value-type="string" office:string-value="A-10-B13">
            <text:p>A-10-B1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127">
            <text:p>P-0127</text:p>
          </table:table-cell>
          <table:table-cell office:value-type="string" office:string-value="Beat Than">
            <text:p>Beat Than</text:p>
          </table:table-cell>
          <table:table-cell office:value-type="string" office:string-value="Alimentos">
            <text:p>Alimentos</text:p>
          </table:table-cell>
          <table:table-cell office:value-type="float" office:value="428">
            <text:p>428</text:p>
          </table:table-cell>
          <table:table-cell office:value-type="float" office:value="205.46">
            <text:p>205.4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1-02">
            <text:p>2025-01-02</text:p>
          </table:table-cell>
          <table:table-cell office:value-type="string" office:string-value="A-29-B20">
            <text:p>A-29-B20</text:p>
          </table:table-cell>
        </table:table-row>
        <table:table-row>
          <table:table-cell office:value-type="string" office:string-value="P-0128">
            <text:p>P-0128</text:p>
          </table:table-cell>
          <table:table-cell office:value-type="string" office:string-value="Project Relationship">
            <text:p>Project Relationship</text:p>
          </table:table-cell>
          <table:table-cell office:value-type="string" office:string-value="Automotriz">
            <text:p>Automotriz</text:p>
          </table:table-cell>
          <table:table-cell office:value-type="float" office:value="180">
            <text:p>180</text:p>
          </table:table-cell>
          <table:table-cell office:value-type="float" office:value="72.91">
            <text:p>72.9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27">
            <text:p>2024-10-27</text:p>
          </table:table-cell>
          <table:table-cell office:value-type="string" office:string-value="A-10-B9">
            <text:p>A-10-B9</text:p>
          </table:table-cell>
        </table:table-row>
        <table:table-row>
          <table:table-cell office:value-type="string" office:string-value="P-0129">
            <text:p>P-0129</text:p>
          </table:table-cell>
          <table:table-cell office:value-type="string" office:string-value="Letter Long">
            <text:p>Letter Long</text:p>
          </table:table-cell>
          <table:table-cell office:value-type="string" office:string-value="Salud">
            <text:p>Salud</text:p>
          </table:table-cell>
          <table:table-cell office:value-type="float" office:value="377">
            <text:p>377</text:p>
          </table:table-cell>
          <table:table-cell office:value-type="float" office:value="251.96">
            <text:p>251.9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7-13">
            <text:p>2023-07-13</text:p>
          </table:table-cell>
          <table:table-cell office:value-type="string" office:string-value="A-13-B2">
            <text:p>A-13-B2</text:p>
          </table:table-cell>
        </table:table-row>
        <table:table-row>
          <table:table-cell office:value-type="string" office:string-value="P-0130">
            <text:p>P-0130</text:p>
          </table:table-cell>
          <table:table-cell office:value-type="string" office:string-value="Run Human">
            <text:p>Run Human</text:p>
          </table:table-cell>
          <table:table-cell office:value-type="string" office:string-value="Juguetes">
            <text:p>Juguetes</text:p>
          </table:table-cell>
          <table:table-cell office:value-type="float" office:value="159">
            <text:p>159</text:p>
          </table:table-cell>
          <table:table-cell office:value-type="float" office:value="145.67">
            <text:p>145.6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2-04">
            <text:p>2024-02-04</text:p>
          </table:table-cell>
          <table:table-cell office:value-type="string" office:string-value="A-31-B5">
            <text:p>A-31-B5</text:p>
          </table:table-cell>
        </table:table-row>
        <table:table-row>
          <table:table-cell office:value-type="string" office:string-value="P-0131">
            <text:p>P-0131</text:p>
          </table:table-cell>
          <table:table-cell office:value-type="string" office:string-value="After Program">
            <text:p>After Program</text:p>
          </table:table-cell>
          <table:table-cell office:value-type="string" office:string-value="Automotriz">
            <text:p>Automotriz</text:p>
          </table:table-cell>
          <table:table-cell office:value-type="float" office:value="459">
            <text:p>459</text:p>
          </table:table-cell>
          <table:table-cell office:value-type="float" office:value="285.4">
            <text:p>285.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22">
            <text:p>2024-10-22</text:p>
          </table:table-cell>
          <table:table-cell office:value-type="string" office:string-value="A-42-B3">
            <text:p>A-42-B3</text:p>
          </table:table-cell>
        </table:table-row>
        <table:table-row>
          <table:table-cell office:value-type="string" office:string-value="##*&amp;*">
            <text:p>##*&amp;*</text:p>
          </table:table-cell>
          <table:table-cell office:value-type="string" office:string-value="69975159">
            <text:p>69975159</text:p>
          </table:table-cell>
          <table:table-cell office:value-type="string" office:string-value="DJWNJZNZRT">
            <text:p>DJWNJZNZRT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595">
            <text:p>Random595</text:p>
          </table:table-cell>
        </table:table-row>
        <table:table-row>
          <table:table-cell office:value-type="string" office:string-value="P-0133">
            <text:p>P-0133</text:p>
          </table:table-cell>
          <table:table-cell office:value-type="string" office:string-value="Hot Sing">
            <text:p>Hot Sing</text:p>
          </table:table-cell>
          <table:table-cell office:value-type="string" office:string-value="Deportes">
            <text:p>Deportes</text:p>
          </table:table-cell>
          <table:table-cell office:value-type="float" office:value="58">
            <text:p>58</text:p>
          </table:table-cell>
          <table:table-cell office:value-type="float" office:value="456.43">
            <text:p>456.4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23">
            <text:p>2024-02-23</text:p>
          </table:table-cell>
          <table:table-cell office:value-type="string" office:string-value="A-6-B13">
            <text:p>A-6-B1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135">
            <text:p>P-0135</text:p>
          </table:table-cell>
          <table:table-cell office:value-type="string" office:string-value="Down Middle">
            <text:p>Down Middle</text:p>
          </table:table-cell>
          <table:table-cell office:value-type="string" office:string-value="Electrónica">
            <text:p>Electrónica</text:p>
          </table:table-cell>
          <table:table-cell office:value-type="float" office:value="119">
            <text:p>119</text:p>
          </table:table-cell>
          <table:table-cell office:value-type="float" office:value="280.53">
            <text:p>280.5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5-13">
            <text:p>2023-05-13</text:p>
          </table:table-cell>
          <table:table-cell office:value-type="string" office:string-value="A-31-B1">
            <text:p>A-31-B1</text:p>
          </table:table-cell>
        </table:table-row>
        <table:table-row>
          <table:table-cell office:value-type="string" office:string-value="P-0136">
            <text:p>P-0136</text:p>
          </table:table-cell>
          <table:table-cell office:value-type="string" office:string-value="End Rest">
            <text:p>End Rest</text:p>
          </table:table-cell>
          <table:table-cell office:value-type="string" office:string-value="Ropa">
            <text:p>Ropa</text:p>
          </table:table-cell>
          <table:table-cell office:value-type="float" office:value="488">
            <text:p>488</text:p>
          </table:table-cell>
          <table:table-cell office:value-type="float" office:value="140.0">
            <text:p>140.0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4-17">
            <text:p>2023-04-17</text:p>
          </table:table-cell>
          <table:table-cell office:value-type="string" office:string-value="A-15-B14">
            <text:p>A-15-B14</text:p>
          </table:table-cell>
        </table:table-row>
        <table:table-row>
          <table:table-cell office:value-type="string" office:string-value="P-0137">
            <text:p>P-0137</text:p>
          </table:table-cell>
          <table:table-cell office:value-type="string" office:string-value="Option Memory">
            <text:p>Option Memory</text:p>
          </table:table-cell>
          <table:table-cell office:value-type="string" office:string-value="Hogar">
            <text:p>Hogar</text:p>
          </table:table-cell>
          <table:table-cell office:value-type="float" office:value="443">
            <text:p>443</text:p>
          </table:table-cell>
          <table:table-cell office:value-type="float" office:value="191.98">
            <text:p>191.9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2-20">
            <text:p>2023-12-20</text:p>
          </table:table-cell>
          <table:table-cell office:value-type="string" office:string-value="A-9-B20">
            <text:p>A-9-B20</text:p>
          </table:table-cell>
        </table:table-row>
        <table:table-row>
          <table:table-cell office:value-type="string" office:string-value="P-0138">
            <text:p>P-0138</text:p>
          </table:table-cell>
          <table:table-cell office:value-type="string" office:string-value="Policy Social">
            <text:p>Policy Social</text:p>
          </table:table-cell>
          <table:table-cell office:value-type="string" office:string-value="Hogar">
            <text:p>Hogar</text:p>
          </table:table-cell>
          <table:table-cell office:value-type="float" office:value="448">
            <text:p>448</text:p>
          </table:table-cell>
          <table:table-cell office:value-type="float" office:value="296.36">
            <text:p>296.3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9-03">
            <text:p>2023-09-03</text:p>
          </table:table-cell>
          <table:table-cell office:value-type="string" office:string-value="A-24-B2">
            <text:p>A-24-B2</text:p>
          </table:table-cell>
        </table:table-row>
        <table:table-row>
          <table:table-cell office:value-type="string" office:string-value="P-0139">
            <text:p>P-0139</text:p>
          </table:table-cell>
          <table:table-cell office:value-type="string" office:string-value="Claim Better">
            <text:p>Claim Better</text:p>
          </table:table-cell>
          <table:table-cell office:value-type="string" office:string-value="Hogar">
            <text:p>Hogar</text:p>
          </table:table-cell>
          <table:table-cell office:value-type="float" office:value="246">
            <text:p>246</text:p>
          </table:table-cell>
          <table:table-cell office:value-type="float" office:value="165.89">
            <text:p>165.8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6-26">
            <text:p>2024-06-26</text:p>
          </table:table-cell>
          <table:table-cell office:value-type="string" office:string-value="A-36-B11">
            <text:p>A-36-B11</text:p>
          </table:table-cell>
        </table:table-row>
        <table:table-row>
          <table:table-cell office:value-type="string" office:string-value="P-0140">
            <text:p>P-0140</text:p>
          </table:table-cell>
          <table:table-cell office:value-type="string" office:string-value="Purpose Involve">
            <text:p>Purpose Involve</text:p>
          </table:table-cell>
          <table:table-cell office:value-type="string" office:string-value="Juguetes">
            <text:p>Juguetes</text:p>
          </table:table-cell>
          <table:table-cell office:value-type="float" office:value="138">
            <text:p>138</text:p>
          </table:table-cell>
          <table:table-cell office:value-type="float" office:value="171.09">
            <text:p>171.0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9-21">
            <text:p>2023-09-21</text:p>
          </table:table-cell>
          <table:table-cell office:value-type="string" office:string-value="A-45-B16">
            <text:p>A-45-B16</text:p>
          </table:table-cell>
        </table:table-row>
        <table:table-row>
          <table:table-cell office:value-type="string" office:string-value="P-0141">
            <text:p>P-0141</text:p>
          </table:table-cell>
          <table:table-cell office:value-type="string" office:string-value="Wish Long">
            <text:p>Wish Long</text:p>
          </table:table-cell>
          <table:table-cell office:value-type="string" office:string-value="Alimentos">
            <text:p>Alimentos</text:p>
          </table:table-cell>
          <table:table-cell office:value-type="float" office:value="431">
            <text:p>431</text:p>
          </table:table-cell>
          <table:table-cell office:value-type="float" office:value="482.3">
            <text:p>482.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7-04">
            <text:p>2024-07-04</text:p>
          </table:table-cell>
          <table:table-cell office:value-type="string" office:string-value="A-41-B8">
            <text:p>A-41-B8</text:p>
          </table:table-cell>
        </table:table-row>
        <table:table-row>
          <table:table-cell office:value-type="string" office:string-value="P-0142">
            <text:p>P-0142</text:p>
          </table:table-cell>
          <table:table-cell office:value-type="string" office:string-value="Exist Health">
            <text:p>Exist Health</text:p>
          </table:table-cell>
          <table:table-cell office:value-type="string" office:string-value="Salud">
            <text:p>Salud</text:p>
          </table:table-cell>
          <table:table-cell office:value-type="float" office:value="325">
            <text:p>325</text:p>
          </table:table-cell>
          <table:table-cell office:value-type="float" office:value="230.42">
            <text:p>230.4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02">
            <text:p>2023-08-02</text:p>
          </table:table-cell>
          <table:table-cell office:value-type="string" office:string-value="A-11-B4">
            <text:p>A-11-B4</text:p>
          </table:table-cell>
        </table:table-row>
        <table:table-row>
          <table:table-cell office:value-type="string" office:string-value="P-0143">
            <text:p>P-0143</text:p>
          </table:table-cell>
          <table:table-cell office:value-type="string" office:string-value="Yard Fast">
            <text:p>Yard Fast</text:p>
          </table:table-cell>
          <table:table-cell office:value-type="string" office:string-value="Electrónica">
            <text:p>Electrónica</text:p>
          </table:table-cell>
          <table:table-cell office:value-type="float" office:value="31">
            <text:p>31</text:p>
          </table:table-cell>
          <table:table-cell office:value-type="float" office:value="376.26">
            <text:p>376.2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1-28">
            <text:p>2025-01-28</text:p>
          </table:table-cell>
          <table:table-cell office:value-type="string" office:string-value="A-3-B3">
            <text:p>A-3-B3</text:p>
          </table:table-cell>
        </table:table-row>
        <table:table-row>
          <table:table-cell office:value-type="string" office:string-value="P-0144">
            <text:p>P-0144</text:p>
          </table:table-cell>
          <table:table-cell office:value-type="string" office:string-value="Let Magazine">
            <text:p>Let Magazine</text:p>
          </table:table-cell>
          <table:table-cell office:value-type="string" office:string-value="Salud">
            <text:p>Salud</text:p>
          </table:table-cell>
          <table:table-cell office:value-type="float" office:value="262">
            <text:p>262</text:p>
          </table:table-cell>
          <table:table-cell office:value-type="float" office:value="188.61">
            <text:p>188.6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17">
            <text:p>2023-07-17</text:p>
          </table:table-cell>
          <table:table-cell office:value-type="string" office:string-value="A-36-B12">
            <text:p>A-36-B12</text:p>
          </table:table-cell>
        </table:table-row>
        <table:table-row>
          <table:table-cell office:value-type="string" office:string-value="P-0145">
            <text:p>P-0145</text:p>
          </table:table-cell>
          <table:table-cell office:value-type="string" office:string-value="Civil Method">
            <text:p>Civil Method</text:p>
          </table:table-cell>
          <table:table-cell office:value-type="string" office:string-value="Alimentos">
            <text:p>Alimentos</text:p>
          </table:table-cell>
          <table:table-cell office:value-type="float" office:value="14">
            <text:p>14</text:p>
          </table:table-cell>
          <table:table-cell office:value-type="float" office:value="402.62">
            <text:p>402.6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4-01">
            <text:p>2023-04-01</text:p>
          </table:table-cell>
          <table:table-cell office:value-type="string" office:string-value="A-6-B19">
            <text:p>A-6-B19</text:p>
          </table:table-cell>
        </table:table-row>
        <table:table-row>
          <table:table-cell office:value-type="string" office:string-value="P-0146">
            <text:p>P-0146</text:p>
          </table:table-cell>
          <table:table-cell office:value-type="string" office:string-value="Blood Now">
            <text:p>Blood Now</text:p>
          </table:table-cell>
          <table:table-cell office:value-type="string" office:string-value="Hogar">
            <text:p>Hogar</text:p>
          </table:table-cell>
          <table:table-cell office:value-type="float" office:value="436">
            <text:p>436</text:p>
          </table:table-cell>
          <table:table-cell office:value-type="float" office:value="231.53">
            <text:p>231.5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12">
            <text:p>2024-12-12</text:p>
          </table:table-cell>
          <table:table-cell office:value-type="string" office:string-value="A-40-B12">
            <text:p>A-40-B12</text:p>
          </table:table-cell>
        </table:table-row>
        <table:table-row>
          <table:table-cell office:value-type="string" office:string-value="P-0147">
            <text:p>P-0147</text:p>
          </table:table-cell>
          <table:table-cell office:value-type="string" office:string-value="For Material">
            <text:p>For Material</text:p>
          </table:table-cell>
          <table:table-cell office:value-type="string" office:string-value="Ropa">
            <text:p>Ropa</text:p>
          </table:table-cell>
          <table:table-cell office:value-type="float" office:value="390">
            <text:p>390</text:p>
          </table:table-cell>
          <table:table-cell office:value-type="float" office:value="295.03">
            <text:p>295.0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9-25">
            <text:p>2024-09-25</text:p>
          </table:table-cell>
          <table:table-cell office:value-type="string" office:string-value="A-46-B12">
            <text:p>A-46-B12</text:p>
          </table:table-cell>
        </table:table-row>
        <table:table-row>
          <table:table-cell office:value-type="string" office:string-value="P-0148">
            <text:p>P-0148</text:p>
          </table:table-cell>
          <table:table-cell office:value-type="string" office:string-value="Where Finish">
            <text:p>Where Finish</text:p>
          </table:table-cell>
          <table:table-cell office:value-type="string" office:string-value="Ropa">
            <text:p>Ropa</text:p>
          </table:table-cell>
          <table:table-cell office:value-type="float" office:value="299">
            <text:p>299</text:p>
          </table:table-cell>
          <table:table-cell office:value-type="float" office:value="59.69">
            <text:p>59.6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4-26">
            <text:p>2023-04-26</text:p>
          </table:table-cell>
          <table:table-cell office:value-type="string" office:string-value="A-20-B2">
            <text:p>A-20-B2</text:p>
          </table:table-cell>
        </table:table-row>
        <table:table-row>
          <table:table-cell office:value-type="string" office:string-value="P-0149">
            <text:p>P-0149</text:p>
          </table:table-cell>
          <table:table-cell office:value-type="string" office:string-value="Discuss Reduce">
            <text:p>Discuss Reduce</text:p>
          </table:table-cell>
          <table:table-cell office:value-type="string" office:string-value="Ropa">
            <text:p>Ropa</text:p>
          </table:table-cell>
          <table:table-cell office:value-type="float" office:value="309">
            <text:p>309</text:p>
          </table:table-cell>
          <table:table-cell office:value-type="float" office:value="151.25">
            <text:p>151.2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20">
            <text:p>2025-01-20</text:p>
          </table:table-cell>
          <table:table-cell office:value-type="string" office:string-value="A-27-B11">
            <text:p>A-27-B1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151">
            <text:p>P-0151</text:p>
          </table:table-cell>
          <table:table-cell office:value-type="string" office:string-value="Production Prove">
            <text:p>Production Prove</text:p>
          </table:table-cell>
          <table:table-cell office:value-type="string" office:string-value="Ropa">
            <text:p>Ropa</text:p>
          </table:table-cell>
          <table:table-cell office:value-type="float" office:value="274">
            <text:p>274</text:p>
          </table:table-cell>
          <table:table-cell office:value-type="float" office:value="281.09">
            <text:p>281.0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2-24">
            <text:p>2024-02-24</text:p>
          </table:table-cell>
          <table:table-cell office:value-type="string" office:string-value="A-29-B18">
            <text:p>A-29-B18</text:p>
          </table:table-cell>
        </table:table-row>
        <table:table-row>
          <table:table-cell office:value-type="string" office:string-value="P-0152">
            <text:p>P-0152</text:p>
          </table:table-cell>
          <table:table-cell office:value-type="string" office:string-value="Lay Weight">
            <text:p>Lay Weight</text:p>
          </table:table-cell>
          <table:table-cell office:value-type="string" office:string-value="Juguetes">
            <text:p>Juguetes</text:p>
          </table:table-cell>
          <table:table-cell office:value-type="float" office:value="257">
            <text:p>257</text:p>
          </table:table-cell>
          <table:table-cell office:value-type="float" office:value="452.25">
            <text:p>452.2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2-13">
            <text:p>2025-02-13</text:p>
          </table:table-cell>
          <table:table-cell office:value-type="string" office:string-value="A-40-B15">
            <text:p>A-40-B15</text:p>
          </table:table-cell>
        </table:table-row>
        <table:table-row>
          <table:table-cell office:value-type="string" office:string-value="P-0153">
            <text:p>P-0153</text:p>
          </table:table-cell>
          <table:table-cell office:value-type="string" office:string-value="Rule Person">
            <text:p>Rule Person</text:p>
          </table:table-cell>
          <table:table-cell office:value-type="string" office:string-value="Ropa">
            <text:p>Ropa</text:p>
          </table:table-cell>
          <table:table-cell office:value-type="float" office:value="63">
            <text:p>63</text:p>
          </table:table-cell>
          <table:table-cell office:value-type="float" office:value="307.57">
            <text:p>307.5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6-06">
            <text:p>2024-06-06</text:p>
          </table:table-cell>
          <table:table-cell office:value-type="string" office:string-value="A-13-B13">
            <text:p>A-13-B13</text:p>
          </table:table-cell>
        </table:table-row>
        <table:table-row>
          <table:table-cell office:value-type="string" office:string-value="P-0154">
            <text:p>P-0154</text:p>
          </table:table-cell>
          <table:table-cell office:value-type="string" office:string-value="Special Follow">
            <text:p>Special Follow</text:p>
          </table:table-cell>
          <table:table-cell office:value-type="string" office:string-value="Hogar">
            <text:p>Hogar</text:p>
          </table:table-cell>
          <table:table-cell office:value-type="float" office:value="125">
            <text:p>125</text:p>
          </table:table-cell>
          <table:table-cell office:value-type="float" office:value="114.68">
            <text:p>114.6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1-13">
            <text:p>2023-11-13</text:p>
          </table:table-cell>
          <table:table-cell office:value-type="string" office:string-value="A-45-B16">
            <text:p>A-45-B1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156">
            <text:p>P-0156</text:p>
          </table:table-cell>
          <table:table-cell office:value-type="string" office:string-value="Nearly Collection">
            <text:p>Nearly Collection</text:p>
          </table:table-cell>
          <table:table-cell office:value-type="string" office:string-value="Automotriz">
            <text:p>Automotriz</text:p>
          </table:table-cell>
          <table:table-cell office:value-type="float" office:value="201">
            <text:p>201</text:p>
          </table:table-cell>
          <table:table-cell office:value-type="float" office:value="235.2">
            <text:p>235.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1-02">
            <text:p>2025-01-02</text:p>
          </table:table-cell>
          <table:table-cell office:value-type="string" office:string-value="A-5-B13">
            <text:p>A-5-B13</text:p>
          </table:table-cell>
        </table:table-row>
        <table:table-row>
          <table:table-cell office:value-type="string" office:string-value="P-0157">
            <text:p>P-0157</text:p>
          </table:table-cell>
          <table:table-cell office:value-type="string" office:string-value="Medical Watch">
            <text:p>Medical Watch</text:p>
          </table:table-cell>
          <table:table-cell office:value-type="string" office:string-value="Alimentos">
            <text:p>Alimentos</text:p>
          </table:table-cell>
          <table:table-cell office:value-type="float" office:value="420">
            <text:p>420</text:p>
          </table:table-cell>
          <table:table-cell office:value-type="float" office:value="12.53">
            <text:p>12.5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6-14">
            <text:p>2024-06-14</text:p>
          </table:table-cell>
          <table:table-cell office:value-type="string" office:string-value="A-20-B17">
            <text:p>A-20-B17</text:p>
          </table:table-cell>
        </table:table-row>
        <table:table-row>
          <table:table-cell office:value-type="string" office:string-value="P-0158">
            <text:p>P-0158</text:p>
          </table:table-cell>
          <table:table-cell office:value-type="string" office:string-value="War Attention">
            <text:p>War Attention</text:p>
          </table:table-cell>
          <table:table-cell office:value-type="string" office:string-value="Automotriz">
            <text:p>Automotriz</text:p>
          </table:table-cell>
          <table:table-cell office:value-type="float" office:value="491">
            <text:p>491</text:p>
          </table:table-cell>
          <table:table-cell office:value-type="float" office:value="196.62">
            <text:p>196.6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3-31">
            <text:p>2023-03-31</text:p>
          </table:table-cell>
          <table:table-cell office:value-type="string" office:string-value="A-28-B16">
            <text:p>A-28-B16</text:p>
          </table:table-cell>
        </table:table-row>
        <table:table-row>
          <table:table-cell office:value-type="string" office:string-value="P-0159">
            <text:p>P-0159</text:p>
          </table:table-cell>
          <table:table-cell office:value-type="string" office:string-value="Difference Cut">
            <text:p>Difference Cut</text:p>
          </table:table-cell>
          <table:table-cell office:value-type="string" office:string-value="Ropa">
            <text:p>Ropa</text:p>
          </table:table-cell>
          <table:table-cell office:value-type="float" office:value="316">
            <text:p>316</text:p>
          </table:table-cell>
          <table:table-cell office:value-type="float" office:value="208.02">
            <text:p>208.0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11">
            <text:p>2024-05-11</text:p>
          </table:table-cell>
          <table:table-cell office:value-type="string" office:string-value="A-18-B13">
            <text:p>A-18-B13</text:p>
          </table:table-cell>
        </table:table-row>
        <table:table-row>
          <table:table-cell office:value-type="string" office:string-value="P-0160">
            <text:p>P-0160</text:p>
          </table:table-cell>
          <table:table-cell office:value-type="string" office:string-value="Effort Doctor">
            <text:p>Effort Doctor</text:p>
          </table:table-cell>
          <table:table-cell office:value-type="string" office:string-value="Ropa">
            <text:p>Ropa</text:p>
          </table:table-cell>
          <table:table-cell office:value-type="float" office:value="467">
            <text:p>467</text:p>
          </table:table-cell>
          <table:table-cell office:value-type="float" office:value="55.16">
            <text:p>55.1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2-21">
            <text:p>2024-12-21</text:p>
          </table:table-cell>
          <table:table-cell office:value-type="string" office:string-value="A-48-B7">
            <text:p>A-48-B7</text:p>
          </table:table-cell>
        </table:table-row>
        <table:table-row>
          <table:table-cell office:value-type="string" office:string-value="P-0161">
            <text:p>P-0161</text:p>
          </table:table-cell>
          <table:table-cell office:value-type="string" office:string-value="Form Only">
            <text:p>Form Only</text:p>
          </table:table-cell>
          <table:table-cell office:value-type="string" office:string-value="Hogar">
            <text:p>Hogar</text:p>
          </table:table-cell>
          <table:table-cell office:value-type="float" office:value="475">
            <text:p>475</text:p>
          </table:table-cell>
          <table:table-cell office:value-type="float" office:value="334.2">
            <text:p>334.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3-05">
            <text:p>2024-03-05</text:p>
          </table:table-cell>
          <table:table-cell office:value-type="string" office:string-value="A-26-B9">
            <text:p>A-26-B9</text:p>
          </table:table-cell>
        </table:table-row>
        <table:table-row>
          <table:table-cell office:value-type="string" office:string-value="P-0162">
            <text:p>P-0162</text:p>
          </table:table-cell>
          <table:table-cell office:value-type="string" office:string-value="Involve Bar">
            <text:p>Involve Bar</text:p>
          </table:table-cell>
          <table:table-cell office:value-type="string" office:string-value="Ropa">
            <text:p>Ropa</text:p>
          </table:table-cell>
          <table:table-cell office:value-type="float" office:value="118">
            <text:p>118</text:p>
          </table:table-cell>
          <table:table-cell office:value-type="float" office:value="397.84">
            <text:p>397.8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3-01">
            <text:p>2024-03-01</text:p>
          </table:table-cell>
          <table:table-cell office:value-type="string" office:string-value="A-23-B6">
            <text:p>A-23-B6</text:p>
          </table:table-cell>
        </table:table-row>
        <table:table-row>
          <table:table-cell office:value-type="string" office:string-value="P-0163">
            <text:p>P-0163</text:p>
          </table:table-cell>
          <table:table-cell office:value-type="string" office:string-value="Religious Raise">
            <text:p>Religious Raise</text:p>
          </table:table-cell>
          <table:table-cell office:value-type="string" office:string-value="Automotriz">
            <text:p>Automotriz</text:p>
          </table:table-cell>
          <table:table-cell office:value-type="float" office:value="296">
            <text:p>296</text:p>
          </table:table-cell>
          <table:table-cell office:value-type="float" office:value="398.34">
            <text:p>398.3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5-03">
            <text:p>2023-05-03</text:p>
          </table:table-cell>
          <table:table-cell office:value-type="string" office:string-value="A-14-B10">
            <text:p>A-14-B10</text:p>
          </table:table-cell>
        </table:table-row>
        <table:table-row>
          <table:table-cell office:value-type="string" office:string-value="P-0164">
            <text:p>P-0164</text:p>
          </table:table-cell>
          <table:table-cell office:value-type="string" office:string-value="Follow Sound">
            <text:p>Follow Sound</text:p>
          </table:table-cell>
          <table:table-cell office:value-type="string" office:string-value="Ropa">
            <text:p>Ropa</text:p>
          </table:table-cell>
          <table:table-cell office:value-type="float" office:value="70">
            <text:p>70</text:p>
          </table:table-cell>
          <table:table-cell office:value-type="float" office:value="462.72">
            <text:p>462.7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6-06">
            <text:p>2024-06-06</text:p>
          </table:table-cell>
          <table:table-cell office:value-type="string" office:string-value="A-17-B1">
            <text:p>A-17-B1</text:p>
          </table:table-cell>
        </table:table-row>
        <table:table-row>
          <table:table-cell office:value-type="string" office:string-value="P-0165">
            <text:p>P-0165</text:p>
          </table:table-cell>
          <table:table-cell office:value-type="string" office:string-value="Cultural South">
            <text:p>Cultural South</text:p>
          </table:table-cell>
          <table:table-cell office:value-type="string" office:string-value="Salud">
            <text:p>Salud</text:p>
          </table:table-cell>
          <table:table-cell office:value-type="float" office:value="420">
            <text:p>420</text:p>
          </table:table-cell>
          <table:table-cell office:value-type="float" office:value="445.02">
            <text:p>445.0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30">
            <text:p>2024-10-30</text:p>
          </table:table-cell>
          <table:table-cell office:value-type="string" office:string-value="A-47-B14">
            <text:p>A-47-B14</text:p>
          </table:table-cell>
        </table:table-row>
        <table:table-row>
          <table:table-cell office:value-type="string" office:string-value="P-0166">
            <text:p>P-0166</text:p>
          </table:table-cell>
          <table:table-cell office:value-type="string" office:string-value="Several Short">
            <text:p>Several Short</text:p>
          </table:table-cell>
          <table:table-cell office:value-type="string" office:string-value="Juguetes">
            <text:p>Juguetes</text:p>
          </table:table-cell>
          <table:table-cell office:value-type="float" office:value="318">
            <text:p>318</text:p>
          </table:table-cell>
          <table:table-cell office:value-type="float" office:value="286.51">
            <text:p>286.5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2-05">
            <text:p>2025-02-05</text:p>
          </table:table-cell>
          <table:table-cell office:value-type="string" office:string-value="A-3-B6">
            <text:p>A-3-B6</text:p>
          </table:table-cell>
        </table:table-row>
        <table:table-row>
          <table:table-cell office:value-type="string" office:string-value="P-0167">
            <text:p>P-0167</text:p>
          </table:table-cell>
          <table:table-cell office:value-type="string" office:string-value="The Assume">
            <text:p>The Assume</text:p>
          </table:table-cell>
          <table:table-cell office:value-type="string" office:string-value="Electrónica">
            <text:p>Electrónica</text:p>
          </table:table-cell>
          <table:table-cell office:value-type="float" office:value="20">
            <text:p>20</text:p>
          </table:table-cell>
          <table:table-cell office:value-type="float" office:value="83.43">
            <text:p>83.4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5-28">
            <text:p>2023-05-28</text:p>
          </table:table-cell>
          <table:table-cell office:value-type="string" office:string-value="A-10-B17">
            <text:p>A-10-B17</text:p>
          </table:table-cell>
        </table:table-row>
        <table:table-row>
          <table:table-cell office:value-type="string" office:string-value="P-0168">
            <text:p>P-0168</text:p>
          </table:table-cell>
          <table:table-cell office:value-type="string" office:string-value="Lose Positive">
            <text:p>Lose Positive</text:p>
          </table:table-cell>
          <table:table-cell office:value-type="string" office:string-value="Deportes">
            <text:p>Deportes</text:p>
          </table:table-cell>
          <table:table-cell office:value-type="float" office:value="172">
            <text:p>172</text:p>
          </table:table-cell>
          <table:table-cell office:value-type="float" office:value="217.55">
            <text:p>217.5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4-03">
            <text:p>2023-04-03</text:p>
          </table:table-cell>
          <table:table-cell office:value-type="string" office:string-value="A-20-B1">
            <text:p>A-20-B1</text:p>
          </table:table-cell>
        </table:table-row>
        <table:table-row>
          <table:table-cell office:value-type="string" office:string-value="P-0169">
            <text:p>P-0169</text:p>
          </table:table-cell>
          <table:table-cell office:value-type="string" office:string-value="Goal Unit">
            <text:p>Goal Unit</text:p>
          </table:table-cell>
          <table:table-cell office:value-type="string" office:string-value="Juguetes">
            <text:p>Juguetes</text:p>
          </table:table-cell>
          <table:table-cell office:value-type="float" office:value="417">
            <text:p>417</text:p>
          </table:table-cell>
          <table:table-cell office:value-type="float" office:value="82.38">
            <text:p>82.3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24">
            <text:p>2025-01-24</text:p>
          </table:table-cell>
          <table:table-cell office:value-type="string" office:string-value="A-40-B15">
            <text:p>A-40-B15</text:p>
          </table:table-cell>
        </table:table-row>
        <table:table-row>
          <table:table-cell office:value-type="string" office:string-value="P-0170">
            <text:p>P-0170</text:p>
          </table:table-cell>
          <table:table-cell office:value-type="string" office:string-value="Commercial Worry">
            <text:p>Commercial Worry</text:p>
          </table:table-cell>
          <table:table-cell office:value-type="string" office:string-value="Hogar">
            <text:p>Hogar</text:p>
          </table:table-cell>
          <table:table-cell office:value-type="float" office:value="293">
            <text:p>293</text:p>
          </table:table-cell>
          <table:table-cell office:value-type="float" office:value="254.9">
            <text:p>254.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8-11">
            <text:p>2024-08-11</text:p>
          </table:table-cell>
          <table:table-cell office:value-type="string" office:string-value="A-47-B10">
            <text:p>A-47-B10</text:p>
          </table:table-cell>
        </table:table-row>
        <table:table-row>
          <table:table-cell office:value-type="string" office:string-value="P-0171">
            <text:p>P-0171</text:p>
          </table:table-cell>
          <table:table-cell office:value-type="string" office:string-value="Brother Huge">
            <text:p>Brother Huge</text:p>
          </table:table-cell>
          <table:table-cell office:value-type="string" office:string-value="Automotriz">
            <text:p>Automotriz</text:p>
          </table:table-cell>
          <table:table-cell office:value-type="float" office:value="143">
            <text:p>143</text:p>
          </table:table-cell>
          <table:table-cell office:value-type="float" office:value="270.53">
            <text:p>270.5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26">
            <text:p>2023-10-26</text:p>
          </table:table-cell>
          <table:table-cell office:value-type="string" office:string-value="A-34-B5">
            <text:p>A-34-B5</text:p>
          </table:table-cell>
        </table:table-row>
        <table:table-row>
          <table:table-cell office:value-type="string" office:string-value="P-0172">
            <text:p>P-0172</text:p>
          </table:table-cell>
          <table:table-cell office:value-type="string" office:string-value="Dark Alone">
            <text:p>Dark Alone</text:p>
          </table:table-cell>
          <table:table-cell office:value-type="string" office:string-value="Ropa">
            <text:p>Ropa</text:p>
          </table:table-cell>
          <table:table-cell office:value-type="float" office:value="358">
            <text:p>358</text:p>
          </table:table-cell>
          <table:table-cell office:value-type="float" office:value="126.12">
            <text:p>126.1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19">
            <text:p>2023-08-19</text:p>
          </table:table-cell>
          <table:table-cell office:value-type="string" office:string-value="A-2-B10">
            <text:p>A-2-B10</text:p>
          </table:table-cell>
        </table:table-row>
        <table:table-row>
          <table:table-cell office:value-type="string" office:string-value="P-0173">
            <text:p>P-0173</text:p>
          </table:table-cell>
          <table:table-cell office:value-type="string" office:string-value="Write Strong">
            <text:p>Write Strong</text:p>
          </table:table-cell>
          <table:table-cell office:value-type="string" office:string-value="Hogar">
            <text:p>Hogar</text:p>
          </table:table-cell>
          <table:table-cell office:value-type="float" office:value="63">
            <text:p>63</text:p>
          </table:table-cell>
          <table:table-cell office:value-type="float" office:value="150.44">
            <text:p>150.4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02">
            <text:p>2023-10-02</text:p>
          </table:table-cell>
          <table:table-cell office:value-type="string" office:string-value="A-3-B6">
            <text:p>A-3-B6</text:p>
          </table:table-cell>
        </table:table-row>
        <table:table-row>
          <table:table-cell office:value-type="string" office:string-value="P-0174">
            <text:p>P-0174</text:p>
          </table:table-cell>
          <table:table-cell office:value-type="string" office:string-value="Power Treat">
            <text:p>Power Treat</text:p>
          </table:table-cell>
          <table:table-cell office:value-type="string" office:string-value="Salud">
            <text:p>Salud</text:p>
          </table:table-cell>
          <table:table-cell office:value-type="float" office:value="227">
            <text:p>227</text:p>
          </table:table-cell>
          <table:table-cell office:value-type="float" office:value="364.58">
            <text:p>364.5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4-14">
            <text:p>2023-04-14</text:p>
          </table:table-cell>
          <table:table-cell office:value-type="string" office:string-value="A-26-B14">
            <text:p>A-26-B14</text:p>
          </table:table-cell>
        </table:table-row>
        <table:table-row>
          <table:table-cell office:value-type="string" office:string-value="P-0175">
            <text:p>P-0175</text:p>
          </table:table-cell>
          <table:table-cell office:value-type="string" office:string-value="More Agreement">
            <text:p>More Agreement</text:p>
          </table:table-cell>
          <table:table-cell office:value-type="string" office:string-value="Deportes">
            <text:p>Deportes</text:p>
          </table:table-cell>
          <table:table-cell office:value-type="float" office:value="395">
            <text:p>395</text:p>
          </table:table-cell>
          <table:table-cell office:value-type="float" office:value="301.94">
            <text:p>301.9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10">
            <text:p>2024-12-10</text:p>
          </table:table-cell>
          <table:table-cell office:value-type="string" office:string-value="A-1-B11">
            <text:p>A-1-B11</text:p>
          </table:table-cell>
        </table:table-row>
        <table:table-row>
          <table:table-cell office:value-type="string" office:string-value="P-0176">
            <text:p>P-0176</text:p>
          </table:table-cell>
          <table:table-cell office:value-type="string" office:string-value="Imagine Employee">
            <text:p>Imagine Employee</text:p>
          </table:table-cell>
          <table:table-cell office:value-type="string" office:string-value="Automotriz">
            <text:p>Automotriz</text:p>
          </table:table-cell>
          <table:table-cell office:value-type="float" office:value="139">
            <text:p>139</text:p>
          </table:table-cell>
          <table:table-cell office:value-type="float" office:value="211.73">
            <text:p>211.7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2-04">
            <text:p>2024-12-04</text:p>
          </table:table-cell>
          <table:table-cell office:value-type="string" office:string-value="A-1-B5">
            <text:p>A-1-B5</text:p>
          </table:table-cell>
        </table:table-row>
        <table:table-row>
          <table:table-cell office:value-type="string" office:string-value="P-0177">
            <text:p>P-0177</text:p>
          </table:table-cell>
          <table:table-cell office:value-type="string" office:string-value="Prove Factor">
            <text:p>Prove Factor</text:p>
          </table:table-cell>
          <table:table-cell office:value-type="string" office:string-value="Deportes">
            <text:p>Deportes</text:p>
          </table:table-cell>
          <table:table-cell office:value-type="float" office:value="92">
            <text:p>92</text:p>
          </table:table-cell>
          <table:table-cell office:value-type="float" office:value="351.41">
            <text:p>351.4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09">
            <text:p>2023-09-09</text:p>
          </table:table-cell>
          <table:table-cell office:value-type="string" office:string-value="A-4-B17">
            <text:p>A-4-B17</text:p>
          </table:table-cell>
        </table:table-row>
        <table:table-row>
          <table:table-cell office:value-type="string" office:string-value="P-0178">
            <text:p>P-0178</text:p>
          </table:table-cell>
          <table:table-cell office:value-type="string" office:string-value="Build Watch">
            <text:p>Build Watch</text:p>
          </table:table-cell>
          <table:table-cell office:value-type="string" office:string-value="Hogar">
            <text:p>Hogar</text:p>
          </table:table-cell>
          <table:table-cell office:value-type="float" office:value="91">
            <text:p>91</text:p>
          </table:table-cell>
          <table:table-cell office:value-type="float" office:value="386.08">
            <text:p>386.0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4-26">
            <text:p>2023-04-26</text:p>
          </table:table-cell>
          <table:table-cell office:value-type="string" office:string-value="A-48-B15">
            <text:p>A-48-B15</text:p>
          </table:table-cell>
        </table:table-row>
        <table:table-row>
          <table:table-cell office:value-type="string" office:string-value="P-0179">
            <text:p>P-0179</text:p>
          </table:table-cell>
          <table:table-cell office:value-type="string" office:string-value="Campaign Eat">
            <text:p>Campaign Eat</text:p>
          </table:table-cell>
          <table:table-cell office:value-type="string" office:string-value="Deportes">
            <text:p>Deportes</text:p>
          </table:table-cell>
          <table:table-cell office:value-type="float" office:value="37">
            <text:p>37</text:p>
          </table:table-cell>
          <table:table-cell office:value-type="float" office:value="75.2">
            <text:p>75.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28">
            <text:p>2023-06-28</text:p>
          </table:table-cell>
          <table:table-cell office:value-type="string" office:string-value="A-4-B1">
            <text:p>A-4-B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181">
            <text:p>P-0181</text:p>
          </table:table-cell>
          <table:table-cell office:value-type="string" office:string-value="Reason Against">
            <text:p>Reason Against</text:p>
          </table:table-cell>
          <table:table-cell office:value-type="string" office:string-value="Hogar">
            <text:p>Hogar</text:p>
          </table:table-cell>
          <table:table-cell office:value-type="float" office:value="306">
            <text:p>306</text:p>
          </table:table-cell>
          <table:table-cell office:value-type="float" office:value="409.83">
            <text:p>409.8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12">
            <text:p>2024-03-12</text:p>
          </table:table-cell>
          <table:table-cell office:value-type="string" office:string-value="A-21-B9">
            <text:p>A-21-B9</text:p>
          </table:table-cell>
        </table:table-row>
        <table:table-row>
          <table:table-cell office:value-type="string" office:string-value="P-0182">
            <text:p>P-0182</text:p>
          </table:table-cell>
          <table:table-cell office:value-type="string" office:string-value="Development Religious">
            <text:p>Development Religious</text:p>
          </table:table-cell>
          <table:table-cell office:value-type="string" office:string-value="Juguetes">
            <text:p>Juguetes</text:p>
          </table:table-cell>
          <table:table-cell office:value-type="float" office:value="334">
            <text:p>334</text:p>
          </table:table-cell>
          <table:table-cell office:value-type="float" office:value="474.32">
            <text:p>474.3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4-28">
            <text:p>2024-04-28</text:p>
          </table:table-cell>
          <table:table-cell office:value-type="string" office:string-value="A-38-B4">
            <text:p>A-38-B4</text:p>
          </table:table-cell>
        </table:table-row>
        <table:table-row>
          <table:table-cell office:value-type="string" office:string-value="P-0183">
            <text:p>P-0183</text:p>
          </table:table-cell>
          <table:table-cell office:value-type="string" office:string-value="Ball Effect">
            <text:p>Ball Effect</text:p>
          </table:table-cell>
          <table:table-cell office:value-type="string" office:string-value="Deportes">
            <text:p>Deportes</text:p>
          </table:table-cell>
          <table:table-cell office:value-type="float" office:value="69">
            <text:p>69</text:p>
          </table:table-cell>
          <table:table-cell office:value-type="float" office:value="217.8">
            <text:p>217.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8-03">
            <text:p>2023-08-03</text:p>
          </table:table-cell>
          <table:table-cell office:value-type="string" office:string-value="A-20-B3">
            <text:p>A-20-B3</text:p>
          </table:table-cell>
        </table:table-row>
        <table:table-row>
          <table:table-cell office:value-type="string" office:string-value="P-0184">
            <text:p>P-0184</text:p>
          </table:table-cell>
          <table:table-cell office:value-type="string" office:string-value="Difference Card">
            <text:p>Difference Card</text:p>
          </table:table-cell>
          <table:table-cell office:value-type="string" office:string-value="Salud">
            <text:p>Salud</text:p>
          </table:table-cell>
          <table:table-cell office:value-type="float" office:value="448">
            <text:p>448</text:p>
          </table:table-cell>
          <table:table-cell office:value-type="float" office:value="42.82">
            <text:p>42.8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9-12">
            <text:p>2024-09-12</text:p>
          </table:table-cell>
          <table:table-cell office:value-type="string" office:string-value="A-46-B15">
            <text:p>A-46-B15</text:p>
          </table:table-cell>
        </table:table-row>
        <table:table-row>
          <table:table-cell office:value-type="string" office:string-value="P-0185">
            <text:p>P-0185</text:p>
          </table:table-cell>
          <table:table-cell office:value-type="string" office:string-value="Baby Something">
            <text:p>Baby Something</text:p>
          </table:table-cell>
          <table:table-cell office:value-type="string" office:string-value="Hogar">
            <text:p>Hogar</text:p>
          </table:table-cell>
          <table:table-cell office:value-type="float" office:value="469">
            <text:p>469</text:p>
          </table:table-cell>
          <table:table-cell office:value-type="float" office:value="344.05">
            <text:p>344.0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2-25">
            <text:p>2025-02-25</text:p>
          </table:table-cell>
          <table:table-cell office:value-type="string" office:string-value="A-26-B20">
            <text:p>A-26-B20</text:p>
          </table:table-cell>
        </table:table-row>
        <table:table-row>
          <table:table-cell office:value-type="string" office:string-value="P-0186">
            <text:p>P-0186</text:p>
          </table:table-cell>
          <table:table-cell office:value-type="string" office:string-value="Down About">
            <text:p>Down About</text:p>
          </table:table-cell>
          <table:table-cell office:value-type="string" office:string-value="Salud">
            <text:p>Salud</text:p>
          </table:table-cell>
          <table:table-cell office:value-type="float" office:value="492">
            <text:p>492</text:p>
          </table:table-cell>
          <table:table-cell office:value-type="float" office:value="277.39">
            <text:p>277.3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17">
            <text:p>2024-10-17</text:p>
          </table:table-cell>
          <table:table-cell office:value-type="string" office:string-value="A-7-B4">
            <text:p>A-7-B4</text:p>
          </table:table-cell>
        </table:table-row>
        <table:table-row>
          <table:table-cell office:value-type="string" office:string-value="P-0187">
            <text:p>P-0187</text:p>
          </table:table-cell>
          <table:table-cell office:value-type="string" office:string-value="Kind Job">
            <text:p>Kind Job</text:p>
          </table:table-cell>
          <table:table-cell office:value-type="string" office:string-value="Juguetes">
            <text:p>Juguetes</text:p>
          </table:table-cell>
          <table:table-cell office:value-type="float" office:value="495">
            <text:p>495</text:p>
          </table:table-cell>
          <table:table-cell office:value-type="float" office:value="319.85">
            <text:p>319.8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12">
            <text:p>2024-09-12</text:p>
          </table:table-cell>
          <table:table-cell office:value-type="string" office:string-value="A-5-B18">
            <text:p>A-5-B18</text:p>
          </table:table-cell>
        </table:table-row>
        <table:table-row>
          <table:table-cell office:value-type="string" office:string-value="P-0188">
            <text:p>P-0188</text:p>
          </table:table-cell>
          <table:table-cell office:value-type="string" office:string-value="Our Smile">
            <text:p>Our Smile</text:p>
          </table:table-cell>
          <table:table-cell office:value-type="string" office:string-value="Alimentos">
            <text:p>Alimentos</text:p>
          </table:table-cell>
          <table:table-cell office:value-type="float" office:value="158">
            <text:p>158</text:p>
          </table:table-cell>
          <table:table-cell office:value-type="float" office:value="263.54">
            <text:p>263.5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24">
            <text:p>2023-05-24</text:p>
          </table:table-cell>
          <table:table-cell office:value-type="string" office:string-value="A-1-B17">
            <text:p>A-1-B17</text:p>
          </table:table-cell>
        </table:table-row>
        <table:table-row>
          <table:table-cell office:value-type="string" office:string-value="&amp;*&amp;*#">
            <text:p>&amp;*&amp;*#</text:p>
          </table:table-cell>
          <table:table-cell office:value-type="string" office:string-value="95928063">
            <text:p>95928063</text:p>
          </table:table-cell>
          <table:table-cell office:value-type="string" office:string-value="ISYOGOZRQS">
            <text:p>ISYOGOZRQS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588">
            <text:p>Random588</text:p>
          </table:table-cell>
        </table:table-row>
        <table:table-row>
          <table:table-cell office:value-type="string" office:string-value="P-0190">
            <text:p>P-0190</text:p>
          </table:table-cell>
          <table:table-cell office:value-type="string" office:string-value="Discuss Writer">
            <text:p>Discuss Writer</text:p>
          </table:table-cell>
          <table:table-cell office:value-type="string" office:string-value="Alimentos">
            <text:p>Alimentos</text:p>
          </table:table-cell>
          <table:table-cell office:value-type="float" office:value="3">
            <text:p>3</text:p>
          </table:table-cell>
          <table:table-cell office:value-type="float" office:value="344.63">
            <text:p>344.6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15">
            <text:p>2023-10-15</text:p>
          </table:table-cell>
          <table:table-cell office:value-type="string" office:string-value="A-14-B15">
            <text:p>A-14-B15</text:p>
          </table:table-cell>
        </table:table-row>
        <table:table-row>
          <table:table-cell office:value-type="string" office:string-value="P-0191">
            <text:p>P-0191</text:p>
          </table:table-cell>
          <table:table-cell office:value-type="string" office:string-value="Table Him">
            <text:p>Table Him</text:p>
          </table:table-cell>
          <table:table-cell office:value-type="string" office:string-value="Automotriz">
            <text:p>Automotriz</text:p>
          </table:table-cell>
          <table:table-cell office:value-type="float" office:value="411">
            <text:p>411</text:p>
          </table:table-cell>
          <table:table-cell office:value-type="float" office:value="152.67">
            <text:p>152.6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17">
            <text:p>2023-05-17</text:p>
          </table:table-cell>
          <table:table-cell office:value-type="string" office:string-value="A-36-B6">
            <text:p>A-36-B6</text:p>
          </table:table-cell>
        </table:table-row>
        <table:table-row>
          <table:table-cell office:value-type="string" office:string-value="P-0192">
            <text:p>P-0192</text:p>
          </table:table-cell>
          <table:table-cell office:value-type="string" office:string-value="Put Change">
            <text:p>Put Change</text:p>
          </table:table-cell>
          <table:table-cell office:value-type="string" office:string-value="Juguetes">
            <text:p>Juguetes</text:p>
          </table:table-cell>
          <table:table-cell office:value-type="float" office:value="486">
            <text:p>486</text:p>
          </table:table-cell>
          <table:table-cell office:value-type="float" office:value="74.46">
            <text:p>74.4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8-24">
            <text:p>2023-08-24</text:p>
          </table:table-cell>
          <table:table-cell office:value-type="string" office:string-value="A-4-B13">
            <text:p>A-4-B13</text:p>
          </table:table-cell>
        </table:table-row>
        <table:table-row>
          <table:table-cell office:value-type="string" office:string-value="P-0193">
            <text:p>P-0193</text:p>
          </table:table-cell>
          <table:table-cell office:value-type="string" office:string-value="Across Operation">
            <text:p>Across Operation</text:p>
          </table:table-cell>
          <table:table-cell office:value-type="string" office:string-value="Salud">
            <text:p>Salud</text:p>
          </table:table-cell>
          <table:table-cell office:value-type="float" office:value="467">
            <text:p>467</text:p>
          </table:table-cell>
          <table:table-cell office:value-type="float" office:value="5.65">
            <text:p>5.6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28">
            <text:p>2023-07-28</text:p>
          </table:table-cell>
          <table:table-cell office:value-type="string" office:string-value="A-16-B1">
            <text:p>A-16-B1</text:p>
          </table:table-cell>
        </table:table-row>
        <table:table-row>
          <table:table-cell office:value-type="string" office:string-value="P-0194">
            <text:p>P-0194</text:p>
          </table:table-cell>
          <table:table-cell office:value-type="string" office:string-value="Decision Serve">
            <text:p>Decision Serve</text:p>
          </table:table-cell>
          <table:table-cell office:value-type="string" office:string-value="Alimentos">
            <text:p>Alimentos</text:p>
          </table:table-cell>
          <table:table-cell office:value-type="float" office:value="372">
            <text:p>372</text:p>
          </table:table-cell>
          <table:table-cell office:value-type="float" office:value="227.48">
            <text:p>227.4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3-19">
            <text:p>2024-03-19</text:p>
          </table:table-cell>
          <table:table-cell office:value-type="string" office:string-value="A-7-B20">
            <text:p>A-7-B20</text:p>
          </table:table-cell>
        </table:table-row>
        <table:table-row>
          <table:table-cell office:value-type="string" office:string-value="P-0195">
            <text:p>P-0195</text:p>
          </table:table-cell>
          <table:table-cell office:value-type="string" office:string-value="Southern Community">
            <text:p>Southern Community</text:p>
          </table:table-cell>
          <table:table-cell office:value-type="string" office:string-value="Automotriz">
            <text:p>Automotriz</text:p>
          </table:table-cell>
          <table:table-cell office:value-type="float" office:value="289">
            <text:p>289</text:p>
          </table:table-cell>
          <table:table-cell office:value-type="float" office:value="119.85">
            <text:p>119.8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14">
            <text:p>2023-10-14</text:p>
          </table:table-cell>
          <table:table-cell office:value-type="string" office:string-value="A-33-B5">
            <text:p>A-33-B5</text:p>
          </table:table-cell>
        </table:table-row>
        <table:table-row>
          <table:table-cell office:value-type="string" office:string-value="P-0196">
            <text:p>P-0196</text:p>
          </table:table-cell>
          <table:table-cell office:value-type="string" office:string-value="Sure Hard">
            <text:p>Sure Hard</text:p>
          </table:table-cell>
          <table:table-cell office:value-type="string" office:string-value="Deportes">
            <text:p>Deportes</text:p>
          </table:table-cell>
          <table:table-cell office:value-type="float" office:value="279">
            <text:p>279</text:p>
          </table:table-cell>
          <table:table-cell office:value-type="float" office:value="446.65">
            <text:p>446.6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14">
            <text:p>2024-09-14</text:p>
          </table:table-cell>
          <table:table-cell office:value-type="string" office:string-value="A-15-B15">
            <text:p>A-15-B15</text:p>
          </table:table-cell>
        </table:table-row>
        <table:table-row>
          <table:table-cell office:value-type="string" office:string-value="P-0197">
            <text:p>P-0197</text:p>
          </table:table-cell>
          <table:table-cell office:value-type="string" office:string-value="Bar Future">
            <text:p>Bar Future</text:p>
          </table:table-cell>
          <table:table-cell office:value-type="string" office:string-value="Automotriz">
            <text:p>Automotriz</text:p>
          </table:table-cell>
          <table:table-cell office:value-type="float" office:value="423">
            <text:p>423</text:p>
          </table:table-cell>
          <table:table-cell office:value-type="float" office:value="69.72">
            <text:p>69.7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30">
            <text:p>2024-10-30</text:p>
          </table:table-cell>
          <table:table-cell office:value-type="string" office:string-value="A-12-B6">
            <text:p>A-12-B6</text:p>
          </table:table-cell>
        </table:table-row>
        <table:table-row>
          <table:table-cell office:value-type="string" office:string-value="P-0198">
            <text:p>P-0198</text:p>
          </table:table-cell>
          <table:table-cell office:value-type="string" office:string-value="Them Nice">
            <text:p>Them Nice</text:p>
          </table:table-cell>
          <table:table-cell office:value-type="string" office:string-value="Electrónica">
            <text:p>Electrónica</text:p>
          </table:table-cell>
          <table:table-cell office:value-type="float" office:value="300">
            <text:p>300</text:p>
          </table:table-cell>
          <table:table-cell office:value-type="float" office:value="113.49">
            <text:p>113.4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2-24">
            <text:p>2024-12-24</text:p>
          </table:table-cell>
          <table:table-cell office:value-type="string" office:string-value="A-44-B11">
            <text:p>A-44-B11</text:p>
          </table:table-cell>
        </table:table-row>
        <table:table-row>
          <table:table-cell office:value-type="string" office:string-value="P-0199">
            <text:p>P-0199</text:p>
          </table:table-cell>
          <table:table-cell office:value-type="string" office:string-value="Human Pick">
            <text:p>Human Pick</text:p>
          </table:table-cell>
          <table:table-cell office:value-type="string" office:string-value="Ropa">
            <text:p>Ropa</text:p>
          </table:table-cell>
          <table:table-cell office:value-type="float" office:value="383">
            <text:p>383</text:p>
          </table:table-cell>
          <table:table-cell office:value-type="float" office:value="104.1">
            <text:p>104.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6-16">
            <text:p>2023-06-16</text:p>
          </table:table-cell>
          <table:table-cell office:value-type="string" office:string-value="A-12-B6">
            <text:p>A-12-B6</text:p>
          </table:table-cell>
        </table:table-row>
        <table:table-row>
          <table:table-cell office:value-type="string" office:string-value="P-0200">
            <text:p>P-0200</text:p>
          </table:table-cell>
          <table:table-cell office:value-type="string" office:string-value="Evening Every">
            <text:p>Evening Every</text:p>
          </table:table-cell>
          <table:table-cell office:value-type="string" office:string-value="Automotriz">
            <text:p>Automotriz</text:p>
          </table:table-cell>
          <table:table-cell office:value-type="float" office:value="372">
            <text:p>372</text:p>
          </table:table-cell>
          <table:table-cell office:value-type="float" office:value="216.32">
            <text:p>216.3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9-29">
            <text:p>2024-09-29</text:p>
          </table:table-cell>
          <table:table-cell office:value-type="string" office:string-value="A-26-B13">
            <text:p>A-26-B13</text:p>
          </table:table-cell>
        </table:table-row>
        <table:table-row>
          <table:table-cell office:value-type="string" office:string-value="P-0201">
            <text:p>P-0201</text:p>
          </table:table-cell>
          <table:table-cell office:value-type="string" office:string-value="Impact Theory">
            <text:p>Impact Theory</text:p>
          </table:table-cell>
          <table:table-cell office:value-type="string" office:string-value="Electrónica">
            <text:p>Electrónica</text:p>
          </table:table-cell>
          <table:table-cell office:value-type="float" office:value="486">
            <text:p>486</text:p>
          </table:table-cell>
          <table:table-cell office:value-type="float" office:value="104.44">
            <text:p>104.4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3-30">
            <text:p>2023-03-30</text:p>
          </table:table-cell>
          <table:table-cell office:value-type="string" office:string-value="A-16-B14">
            <text:p>A-16-B14</text:p>
          </table:table-cell>
        </table:table-row>
        <table:table-row>
          <table:table-cell office:value-type="string" office:string-value="P-0202">
            <text:p>P-0202</text:p>
          </table:table-cell>
          <table:table-cell office:value-type="string" office:string-value="Either Compare">
            <text:p>Either Compare</text:p>
          </table:table-cell>
          <table:table-cell office:value-type="string" office:string-value="Automotriz">
            <text:p>Automotriz</text:p>
          </table:table-cell>
          <table:table-cell office:value-type="float" office:value="10">
            <text:p>10</text:p>
          </table:table-cell>
          <table:table-cell office:value-type="float" office:value="396.3">
            <text:p>396.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7-27">
            <text:p>2024-07-27</text:p>
          </table:table-cell>
          <table:table-cell office:value-type="string" office:string-value="A-39-B13">
            <text:p>A-39-B13</text:p>
          </table:table-cell>
        </table:table-row>
        <table:table-row>
          <table:table-cell office:value-type="string" office:string-value="P-0203">
            <text:p>P-0203</text:p>
          </table:table-cell>
          <table:table-cell office:value-type="string" office:string-value="So According">
            <text:p>So According</text:p>
          </table:table-cell>
          <table:table-cell office:value-type="string" office:string-value="Hogar">
            <text:p>Hogar</text:p>
          </table:table-cell>
          <table:table-cell office:value-type="float" office:value="452">
            <text:p>452</text:p>
          </table:table-cell>
          <table:table-cell office:value-type="float" office:value="350.41">
            <text:p>350.4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0-20">
            <text:p>2024-10-20</text:p>
          </table:table-cell>
          <table:table-cell office:value-type="string" office:string-value="A-33-B20">
            <text:p>A-33-B20</text:p>
          </table:table-cell>
        </table:table-row>
        <table:table-row>
          <table:table-cell office:value-type="float" office:value="5382">
            <text:p>5382</text:p>
          </table:table-cell>
          <table:table-cell office:value-type="string" office:string-value="Total air break drop.">
            <text:p>Total air break drop.</text:p>
          </table:table-cell>
          <table:table-cell office:value-type="float" office:value="1528">
            <text:p>1528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166">
            <text:p>Ubicación16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206">
            <text:p>P-0206</text:p>
          </table:table-cell>
          <table:table-cell office:value-type="string" office:string-value="Report Learn">
            <text:p>Report Learn</text:p>
          </table:table-cell>
          <table:table-cell office:value-type="string" office:string-value="Automotriz">
            <text:p>Automotriz</text:p>
          </table:table-cell>
          <table:table-cell office:value-type="float" office:value="447">
            <text:p>447</text:p>
          </table:table-cell>
          <table:table-cell office:value-type="float" office:value="146.3">
            <text:p>146.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8-06">
            <text:p>2023-08-06</text:p>
          </table:table-cell>
          <table:table-cell office:value-type="string" office:string-value="A-18-B14">
            <text:p>A-18-B14</text:p>
          </table:table-cell>
        </table:table-row>
        <table:table-row>
          <table:table-cell office:value-type="string" office:string-value="P-0207">
            <text:p>P-0207</text:p>
          </table:table-cell>
          <table:table-cell office:value-type="string" office:string-value="Other House">
            <text:p>Other House</text:p>
          </table:table-cell>
          <table:table-cell office:value-type="string" office:string-value="Juguetes">
            <text:p>Juguetes</text:p>
          </table:table-cell>
          <table:table-cell office:value-type="float" office:value="489">
            <text:p>489</text:p>
          </table:table-cell>
          <table:table-cell office:value-type="float" office:value="88.41">
            <text:p>88.4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7-16">
            <text:p>2024-07-16</text:p>
          </table:table-cell>
          <table:table-cell office:value-type="string" office:string-value="A-34-B5">
            <text:p>A-34-B5</text:p>
          </table:table-cell>
        </table:table-row>
        <table:table-row>
          <table:table-cell office:value-type="string" office:string-value="P-0208">
            <text:p>P-0208</text:p>
          </table:table-cell>
          <table:table-cell office:value-type="string" office:string-value="Later Democrat">
            <text:p>Later Democrat</text:p>
          </table:table-cell>
          <table:table-cell office:value-type="string" office:string-value="Ropa">
            <text:p>Ropa</text:p>
          </table:table-cell>
          <table:table-cell office:value-type="float" office:value="199">
            <text:p>199</text:p>
          </table:table-cell>
          <table:table-cell office:value-type="float" office:value="9.23">
            <text:p>9.2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12">
            <text:p>2023-12-12</text:p>
          </table:table-cell>
          <table:table-cell office:value-type="string" office:string-value="A-8-B4">
            <text:p>A-8-B4</text:p>
          </table:table-cell>
        </table:table-row>
        <table:table-row>
          <table:table-cell office:value-type="float" office:value="9412">
            <text:p>9412</text:p>
          </table:table-cell>
          <table:table-cell office:value-type="string" office:string-value="Would international add decision suggest politics whom.">
            <text:p>Would international add decision suggest politics whom.</text:p>
          </table:table-cell>
          <table:table-cell office:value-type="float" office:value="9409">
            <text:p>9409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831">
            <text:p>Ubicación831</text:p>
          </table:table-cell>
        </table:table-row>
        <table:table-row>
          <table:table-cell office:value-type="string" office:string-value="P-0210">
            <text:p>P-0210</text:p>
          </table:table-cell>
          <table:table-cell office:value-type="string" office:string-value="Before Able">
            <text:p>Before Able</text:p>
          </table:table-cell>
          <table:table-cell office:value-type="string" office:string-value="Ropa">
            <text:p>Ropa</text:p>
          </table:table-cell>
          <table:table-cell office:value-type="float" office:value="118">
            <text:p>118</text:p>
          </table:table-cell>
          <table:table-cell office:value-type="float" office:value="392.29">
            <text:p>392.2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14">
            <text:p>2023-09-14</text:p>
          </table:table-cell>
          <table:table-cell office:value-type="string" office:string-value="A-36-B6">
            <text:p>A-36-B6</text:p>
          </table:table-cell>
        </table:table-row>
        <table:table-row>
          <table:table-cell office:value-type="string" office:string-value="P-0211">
            <text:p>P-0211</text:p>
          </table:table-cell>
          <table:table-cell office:value-type="string" office:string-value="Always Give">
            <text:p>Always Give</text:p>
          </table:table-cell>
          <table:table-cell office:value-type="string" office:string-value="Automotriz">
            <text:p>Automotriz</text:p>
          </table:table-cell>
          <table:table-cell office:value-type="float" office:value="70">
            <text:p>70</text:p>
          </table:table-cell>
          <table:table-cell office:value-type="float" office:value="295.5">
            <text:p>295.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6-23">
            <text:p>2023-06-23</text:p>
          </table:table-cell>
          <table:table-cell office:value-type="string" office:string-value="A-13-B17">
            <text:p>A-13-B17</text:p>
          </table:table-cell>
        </table:table-row>
        <table:table-row>
          <table:table-cell office:value-type="string" office:string-value="P-0212">
            <text:p>P-0212</text:p>
          </table:table-cell>
          <table:table-cell office:value-type="string" office:string-value="Work Attorney">
            <text:p>Work Attorney</text:p>
          </table:table-cell>
          <table:table-cell office:value-type="string" office:string-value="Juguetes">
            <text:p>Juguetes</text:p>
          </table:table-cell>
          <table:table-cell office:value-type="float" office:value="161">
            <text:p>161</text:p>
          </table:table-cell>
          <table:table-cell office:value-type="float" office:value="230.97">
            <text:p>230.9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02">
            <text:p>2023-08-02</text:p>
          </table:table-cell>
          <table:table-cell office:value-type="string" office:string-value="A-41-B11">
            <text:p>A-41-B11</text:p>
          </table:table-cell>
        </table:table-row>
        <table:table-row>
          <table:table-cell office:value-type="string" office:string-value="P-0213">
            <text:p>P-0213</text:p>
          </table:table-cell>
          <table:table-cell office:value-type="string" office:string-value="Successful Growth">
            <text:p>Successful Growth</text:p>
          </table:table-cell>
          <table:table-cell office:value-type="string" office:string-value="Deportes">
            <text:p>Deportes</text:p>
          </table:table-cell>
          <table:table-cell office:value-type="float" office:value="114">
            <text:p>114</text:p>
          </table:table-cell>
          <table:table-cell office:value-type="float" office:value="431.9">
            <text:p>431.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3-18">
            <text:p>2025-03-18</text:p>
          </table:table-cell>
          <table:table-cell office:value-type="string" office:string-value="A-46-B17">
            <text:p>A-46-B17</text:p>
          </table:table-cell>
        </table:table-row>
        <table:table-row>
          <table:table-cell office:value-type="string" office:string-value="P-0214">
            <text:p>P-0214</text:p>
          </table:table-cell>
          <table:table-cell office:value-type="string" office:string-value="Soon Pretty">
            <text:p>Soon Pretty</text:p>
          </table:table-cell>
          <table:table-cell office:value-type="string" office:string-value="Salud">
            <text:p>Salud</text:p>
          </table:table-cell>
          <table:table-cell office:value-type="float" office:value="217">
            <text:p>217</text:p>
          </table:table-cell>
          <table:table-cell office:value-type="float" office:value="148.13">
            <text:p>148.1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30">
            <text:p>2025-01-30</text:p>
          </table:table-cell>
          <table:table-cell office:value-type="string" office:string-value="A-9-B6">
            <text:p>A-9-B6</text:p>
          </table:table-cell>
        </table:table-row>
        <table:table-row>
          <table:table-cell office:value-type="string" office:string-value="P-0215">
            <text:p>P-0215</text:p>
          </table:table-cell>
          <table:table-cell office:value-type="string" office:string-value="Station Whose">
            <text:p>Station Whose</text:p>
          </table:table-cell>
          <table:table-cell office:value-type="string" office:string-value="Electrónica">
            <text:p>Electrónica</text:p>
          </table:table-cell>
          <table:table-cell office:value-type="float" office:value="208">
            <text:p>208</text:p>
          </table:table-cell>
          <table:table-cell office:value-type="float" office:value="120.25">
            <text:p>120.2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3-23">
            <text:p>2024-03-23</text:p>
          </table:table-cell>
          <table:table-cell office:value-type="string" office:string-value="A-49-B13">
            <text:p>A-49-B13</text:p>
          </table:table-cell>
        </table:table-row>
        <table:table-row>
          <table:table-cell office:value-type="string" office:string-value="P-0216">
            <text:p>P-0216</text:p>
          </table:table-cell>
          <table:table-cell office:value-type="string" office:string-value="Possible Drug">
            <text:p>Possible Drug</text:p>
          </table:table-cell>
          <table:table-cell office:value-type="string" office:string-value="Deportes">
            <text:p>Deportes</text:p>
          </table:table-cell>
          <table:table-cell office:value-type="float" office:value="400">
            <text:p>400</text:p>
          </table:table-cell>
          <table:table-cell office:value-type="float" office:value="137.97">
            <text:p>137.9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14">
            <text:p>2024-10-14</text:p>
          </table:table-cell>
          <table:table-cell office:value-type="string" office:string-value="A-33-B5">
            <text:p>A-33-B5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218">
            <text:p>P-0218</text:p>
          </table:table-cell>
          <table:table-cell office:value-type="string" office:string-value="Current Become">
            <text:p>Current Become</text:p>
          </table:table-cell>
          <table:table-cell office:value-type="string" office:string-value="Alimentos">
            <text:p>Alimentos</text:p>
          </table:table-cell>
          <table:table-cell office:value-type="float" office:value="182">
            <text:p>182</text:p>
          </table:table-cell>
          <table:table-cell office:value-type="float" office:value="390.85">
            <text:p>390.8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13">
            <text:p>2024-03-13</text:p>
          </table:table-cell>
          <table:table-cell office:value-type="string" office:string-value="A-33-B8">
            <text:p>A-33-B8</text:p>
          </table:table-cell>
        </table:table-row>
        <table:table-row>
          <table:table-cell office:value-type="string" office:string-value="P-0219">
            <text:p>P-0219</text:p>
          </table:table-cell>
          <table:table-cell office:value-type="string" office:string-value="Ready Sing">
            <text:p>Ready Sing</text:p>
          </table:table-cell>
          <table:table-cell office:value-type="string" office:string-value="Juguetes">
            <text:p>Juguetes</text:p>
          </table:table-cell>
          <table:table-cell office:value-type="float" office:value="399">
            <text:p>399</text:p>
          </table:table-cell>
          <table:table-cell office:value-type="float" office:value="431.68">
            <text:p>431.6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1-09">
            <text:p>2025-01-09</text:p>
          </table:table-cell>
          <table:table-cell office:value-type="string" office:string-value="A-21-B2">
            <text:p>A-21-B2</text:p>
          </table:table-cell>
        </table:table-row>
        <table:table-row>
          <table:table-cell office:value-type="string" office:string-value="P-0220">
            <text:p>P-0220</text:p>
          </table:table-cell>
          <table:table-cell office:value-type="string" office:string-value="State Last">
            <text:p>State Last</text:p>
          </table:table-cell>
          <table:table-cell office:value-type="string" office:string-value="Alimentos">
            <text:p>Alimentos</text:p>
          </table:table-cell>
          <table:table-cell office:value-type="float" office:value="104">
            <text:p>104</text:p>
          </table:table-cell>
          <table:table-cell office:value-type="float" office:value="326.95">
            <text:p>326.9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12">
            <text:p>2024-03-12</text:p>
          </table:table-cell>
          <table:table-cell office:value-type="string" office:string-value="A-2-B6">
            <text:p>A-2-B6</text:p>
          </table:table-cell>
        </table:table-row>
        <table:table-row>
          <table:table-cell office:value-type="string" office:string-value="P-0221">
            <text:p>P-0221</text:p>
          </table:table-cell>
          <table:table-cell office:value-type="string" office:string-value="End Create">
            <text:p>End Create</text:p>
          </table:table-cell>
          <table:table-cell office:value-type="string" office:string-value="Automotriz">
            <text:p>Automotriz</text:p>
          </table:table-cell>
          <table:table-cell office:value-type="float" office:value="112">
            <text:p>112</text:p>
          </table:table-cell>
          <table:table-cell office:value-type="float" office:value="347.0">
            <text:p>347.0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15">
            <text:p>2023-10-15</text:p>
          </table:table-cell>
          <table:table-cell office:value-type="string" office:string-value="A-9-B13">
            <text:p>A-9-B13</text:p>
          </table:table-cell>
        </table:table-row>
        <table:table-row>
          <table:table-cell office:value-type="string" office:string-value="P-0222">
            <text:p>P-0222</text:p>
          </table:table-cell>
          <table:table-cell office:value-type="string" office:string-value="Particular Financial">
            <text:p>Particular Financial</text:p>
          </table:table-cell>
          <table:table-cell office:value-type="string" office:string-value="Electrónica">
            <text:p>Electrónica</text:p>
          </table:table-cell>
          <table:table-cell office:value-type="float" office:value="289">
            <text:p>289</text:p>
          </table:table-cell>
          <table:table-cell office:value-type="float" office:value="134.17">
            <text:p>134.1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6-05">
            <text:p>2024-06-05</text:p>
          </table:table-cell>
          <table:table-cell office:value-type="string" office:string-value="A-21-B3">
            <text:p>A-21-B3</text:p>
          </table:table-cell>
        </table:table-row>
        <table:table-row>
          <table:table-cell office:value-type="string" office:string-value="P-0223">
            <text:p>P-0223</text:p>
          </table:table-cell>
          <table:table-cell office:value-type="string" office:string-value="Pressure Two">
            <text:p>Pressure Two</text:p>
          </table:table-cell>
          <table:table-cell office:value-type="string" office:string-value="Juguetes">
            <text:p>Juguetes</text:p>
          </table:table-cell>
          <table:table-cell office:value-type="float" office:value="321">
            <text:p>321</text:p>
          </table:table-cell>
          <table:table-cell office:value-type="float" office:value="170.09">
            <text:p>170.0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27">
            <text:p>2023-05-27</text:p>
          </table:table-cell>
          <table:table-cell office:value-type="string" office:string-value="A-31-B18">
            <text:p>A-31-B18</text:p>
          </table:table-cell>
        </table:table-row>
        <table:table-row>
          <table:table-cell office:value-type="string" office:string-value="P-0224">
            <text:p>P-0224</text:p>
          </table:table-cell>
          <table:table-cell office:value-type="string" office:string-value="Star Such">
            <text:p>Star Such</text:p>
          </table:table-cell>
          <table:table-cell office:value-type="string" office:string-value="Electrónica">
            <text:p>Electrónica</text:p>
          </table:table-cell>
          <table:table-cell office:value-type="float" office:value="191">
            <text:p>191</text:p>
          </table:table-cell>
          <table:table-cell office:value-type="float" office:value="173.63">
            <text:p>173.6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4-08">
            <text:p>2023-04-08</text:p>
          </table:table-cell>
          <table:table-cell office:value-type="string" office:string-value="A-21-B3">
            <text:p>A-21-B3</text:p>
          </table:table-cell>
        </table:table-row>
        <table:table-row>
          <table:table-cell office:value-type="string" office:string-value="P-0225">
            <text:p>P-0225</text:p>
          </table:table-cell>
          <table:table-cell office:value-type="string" office:string-value="Man Little">
            <text:p>Man Little</text:p>
          </table:table-cell>
          <table:table-cell office:value-type="string" office:string-value="Automotriz">
            <text:p>Automotriz</text:p>
          </table:table-cell>
          <table:table-cell office:value-type="float" office:value="209">
            <text:p>209</text:p>
          </table:table-cell>
          <table:table-cell office:value-type="float" office:value="161.14">
            <text:p>161.1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4-07">
            <text:p>2023-04-07</text:p>
          </table:table-cell>
          <table:table-cell office:value-type="string" office:string-value="A-18-B19">
            <text:p>A-18-B19</text:p>
          </table:table-cell>
        </table:table-row>
        <table:table-row>
          <table:table-cell office:value-type="string" office:string-value="P-0226">
            <text:p>P-0226</text:p>
          </table:table-cell>
          <table:table-cell office:value-type="string" office:string-value="A Site">
            <text:p>A Site</text:p>
          </table:table-cell>
          <table:table-cell office:value-type="string" office:string-value="Hogar">
            <text:p>Hogar</text:p>
          </table:table-cell>
          <table:table-cell office:value-type="float" office:value="225">
            <text:p>225</text:p>
          </table:table-cell>
          <table:table-cell office:value-type="float" office:value="477.92">
            <text:p>477.9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2-27">
            <text:p>2024-02-27</text:p>
          </table:table-cell>
          <table:table-cell office:value-type="string" office:string-value="A-26-B3">
            <text:p>A-26-B3</text:p>
          </table:table-cell>
        </table:table-row>
        <table:table-row>
          <table:table-cell office:value-type="string" office:string-value="P-0227">
            <text:p>P-0227</text:p>
          </table:table-cell>
          <table:table-cell office:value-type="string" office:string-value="Expect Wall">
            <text:p>Expect Wall</text:p>
          </table:table-cell>
          <table:table-cell office:value-type="string" office:string-value="Hogar">
            <text:p>Hogar</text:p>
          </table:table-cell>
          <table:table-cell office:value-type="float" office:value="410">
            <text:p>410</text:p>
          </table:table-cell>
          <table:table-cell office:value-type="float" office:value="76.12">
            <text:p>76.1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9-19">
            <text:p>2023-09-19</text:p>
          </table:table-cell>
          <table:table-cell office:value-type="string" office:string-value="A-43-B7">
            <text:p>A-43-B7</text:p>
          </table:table-cell>
        </table:table-row>
        <table:table-row>
          <table:table-cell office:value-type="string" office:string-value="P-0228">
            <text:p>P-0228</text:p>
          </table:table-cell>
          <table:table-cell office:value-type="string" office:string-value="Son Story">
            <text:p>Son Story</text:p>
          </table:table-cell>
          <table:table-cell office:value-type="string" office:string-value="Hogar">
            <text:p>Hogar</text:p>
          </table:table-cell>
          <table:table-cell office:value-type="float" office:value="392">
            <text:p>392</text:p>
          </table:table-cell>
          <table:table-cell office:value-type="float" office:value="498.69">
            <text:p>498.6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24">
            <text:p>2024-10-24</text:p>
          </table:table-cell>
          <table:table-cell office:value-type="string" office:string-value="A-33-B20">
            <text:p>A-33-B20</text:p>
          </table:table-cell>
        </table:table-row>
        <table:table-row>
          <table:table-cell office:value-type="string" office:string-value="P-0229">
            <text:p>P-0229</text:p>
          </table:table-cell>
          <table:table-cell office:value-type="string" office:string-value="Foreign No">
            <text:p>Foreign No</text:p>
          </table:table-cell>
          <table:table-cell office:value-type="string" office:string-value="Deportes">
            <text:p>Deportes</text:p>
          </table:table-cell>
          <table:table-cell office:value-type="float" office:value="43">
            <text:p>43</text:p>
          </table:table-cell>
          <table:table-cell office:value-type="float" office:value="83.02">
            <text:p>83.0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8-04">
            <text:p>2024-08-04</text:p>
          </table:table-cell>
          <table:table-cell office:value-type="string" office:string-value="A-28-B7">
            <text:p>A-28-B7</text:p>
          </table:table-cell>
        </table:table-row>
        <table:table-row>
          <table:table-cell office:value-type="string" office:string-value="P-0230">
            <text:p>P-0230</text:p>
          </table:table-cell>
          <table:table-cell office:value-type="string" office:string-value="Hold These">
            <text:p>Hold These</text:p>
          </table:table-cell>
          <table:table-cell office:value-type="string" office:string-value="Hogar">
            <text:p>Hogar</text:p>
          </table:table-cell>
          <table:table-cell office:value-type="float" office:value="336">
            <text:p>336</text:p>
          </table:table-cell>
          <table:table-cell office:value-type="float" office:value="341.63">
            <text:p>341.6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1-26">
            <text:p>2023-11-26</text:p>
          </table:table-cell>
          <table:table-cell office:value-type="string" office:string-value="A-1-B2">
            <text:p>A-1-B2</text:p>
          </table:table-cell>
        </table:table-row>
        <table:table-row>
          <table:table-cell office:value-type="string" office:string-value="P-0231">
            <text:p>P-0231</text:p>
          </table:table-cell>
          <table:table-cell office:value-type="string" office:string-value="Alone Activity">
            <text:p>Alone Activity</text:p>
          </table:table-cell>
          <table:table-cell office:value-type="string" office:string-value="Deportes">
            <text:p>Deportes</text:p>
          </table:table-cell>
          <table:table-cell office:value-type="float" office:value="45">
            <text:p>45</text:p>
          </table:table-cell>
          <table:table-cell office:value-type="float" office:value="313.32">
            <text:p>313.3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05">
            <text:p>2023-10-05</text:p>
          </table:table-cell>
          <table:table-cell office:value-type="string" office:string-value="A-33-B16">
            <text:p>A-33-B16</text:p>
          </table:table-cell>
        </table:table-row>
        <table:table-row>
          <table:table-cell office:value-type="float" office:value="9327">
            <text:p>9327</text:p>
          </table:table-cell>
          <table:table-cell office:value-type="string" office:string-value="Choose clearly hotel middle just town road.">
            <text:p>Choose clearly hotel middle just town road.</text:p>
          </table:table-cell>
          <table:table-cell office:value-type="float" office:value="763">
            <text:p>763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689">
            <text:p>Ubicación689</text:p>
          </table:table-cell>
        </table:table-row>
        <table:table-row>
          <table:table-cell office:value-type="string" office:string-value="P-0233">
            <text:p>P-0233</text:p>
          </table:table-cell>
          <table:table-cell office:value-type="string" office:string-value="Method Bill">
            <text:p>Method Bill</text:p>
          </table:table-cell>
          <table:table-cell office:value-type="string" office:string-value="Deportes">
            <text:p>Deportes</text:p>
          </table:table-cell>
          <table:table-cell office:value-type="float" office:value="179">
            <text:p>179</text:p>
          </table:table-cell>
          <table:table-cell office:value-type="float" office:value="229.88">
            <text:p>229.8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9-26">
            <text:p>2023-09-26</text:p>
          </table:table-cell>
          <table:table-cell office:value-type="string" office:string-value="A-8-B4">
            <text:p>A-8-B4</text:p>
          </table:table-cell>
        </table:table-row>
        <table:table-row>
          <table:table-cell office:value-type="string" office:string-value="P-0234">
            <text:p>P-0234</text:p>
          </table:table-cell>
          <table:table-cell office:value-type="string" office:string-value="Break Likely">
            <text:p>Break Likely</text:p>
          </table:table-cell>
          <table:table-cell office:value-type="string" office:string-value="Alimentos">
            <text:p>Alimentos</text:p>
          </table:table-cell>
          <table:table-cell office:value-type="float" office:value="210">
            <text:p>210</text:p>
          </table:table-cell>
          <table:table-cell office:value-type="float" office:value="386.68">
            <text:p>386.6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02">
            <text:p>2024-05-02</text:p>
          </table:table-cell>
          <table:table-cell office:value-type="string" office:string-value="A-45-B12">
            <text:p>A-45-B12</text:p>
          </table:table-cell>
        </table:table-row>
        <table:table-row>
          <table:table-cell office:value-type="string" office:string-value="P-0235">
            <text:p>P-0235</text:p>
          </table:table-cell>
          <table:table-cell office:value-type="string" office:string-value="Manager Beautiful">
            <text:p>Manager Beautiful</text:p>
          </table:table-cell>
          <table:table-cell office:value-type="string" office:string-value="Alimentos">
            <text:p>Alimentos</text:p>
          </table:table-cell>
          <table:table-cell office:value-type="float" office:value="100">
            <text:p>100</text:p>
          </table:table-cell>
          <table:table-cell office:value-type="float" office:value="268.0">
            <text:p>268.0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6-06">
            <text:p>2024-06-06</text:p>
          </table:table-cell>
          <table:table-cell office:value-type="string" office:string-value="A-30-B14">
            <text:p>A-30-B14</text:p>
          </table:table-cell>
        </table:table-row>
        <table:table-row>
          <table:table-cell office:value-type="string" office:string-value="P-0236">
            <text:p>P-0236</text:p>
          </table:table-cell>
          <table:table-cell office:value-type="string" office:string-value="Information Left">
            <text:p>Information Left</text:p>
          </table:table-cell>
          <table:table-cell office:value-type="string" office:string-value="Juguetes">
            <text:p>Juguetes</text:p>
          </table:table-cell>
          <table:table-cell office:value-type="float" office:value="158">
            <text:p>158</text:p>
          </table:table-cell>
          <table:table-cell office:value-type="float" office:value="211.51">
            <text:p>211.5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14">
            <text:p>2024-10-14</text:p>
          </table:table-cell>
          <table:table-cell office:value-type="string" office:string-value="A-31-B1">
            <text:p>A-31-B1</text:p>
          </table:table-cell>
        </table:table-row>
        <table:table-row>
          <table:table-cell office:value-type="string" office:string-value="P-0237">
            <text:p>P-0237</text:p>
          </table:table-cell>
          <table:table-cell office:value-type="string" office:string-value="Control Audience">
            <text:p>Control Audience</text:p>
          </table:table-cell>
          <table:table-cell office:value-type="string" office:string-value="Hogar">
            <text:p>Hogar</text:p>
          </table:table-cell>
          <table:table-cell office:value-type="float" office:value="474">
            <text:p>474</text:p>
          </table:table-cell>
          <table:table-cell office:value-type="float" office:value="256.41">
            <text:p>256.4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30">
            <text:p>2024-10-30</text:p>
          </table:table-cell>
          <table:table-cell office:value-type="string" office:string-value="A-29-B5">
            <text:p>A-29-B5</text:p>
          </table:table-cell>
        </table:table-row>
        <table:table-row>
          <table:table-cell office:value-type="string" office:string-value="P-0238">
            <text:p>P-0238</text:p>
          </table:table-cell>
          <table:table-cell office:value-type="string" office:string-value="Almost Receive">
            <text:p>Almost Receive</text:p>
          </table:table-cell>
          <table:table-cell office:value-type="string" office:string-value="Alimentos">
            <text:p>Alimentos</text:p>
          </table:table-cell>
          <table:table-cell office:value-type="float" office:value="43">
            <text:p>43</text:p>
          </table:table-cell>
          <table:table-cell office:value-type="float" office:value="242.21">
            <text:p>242.2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4-26">
            <text:p>2024-04-26</text:p>
          </table:table-cell>
          <table:table-cell office:value-type="string" office:string-value="A-27-B13">
            <text:p>A-27-B13</text:p>
          </table:table-cell>
        </table:table-row>
        <table:table-row>
          <table:table-cell office:value-type="string" office:string-value="P-0239">
            <text:p>P-0239</text:p>
          </table:table-cell>
          <table:table-cell office:value-type="string" office:string-value="That Body">
            <text:p>That Body</text:p>
          </table:table-cell>
          <table:table-cell office:value-type="string" office:string-value="Ropa">
            <text:p>Ropa</text:p>
          </table:table-cell>
          <table:table-cell office:value-type="float" office:value="386">
            <text:p>386</text:p>
          </table:table-cell>
          <table:table-cell office:value-type="float" office:value="435.66">
            <text:p>435.6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4-23">
            <text:p>2024-04-23</text:p>
          </table:table-cell>
          <table:table-cell office:value-type="string" office:string-value="A-27-B13">
            <text:p>A-27-B1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241">
            <text:p>P-0241</text:p>
          </table:table-cell>
          <table:table-cell office:value-type="string" office:string-value="Decision Investment">
            <text:p>Decision Investment</text:p>
          </table:table-cell>
          <table:table-cell office:value-type="string" office:string-value="Salud">
            <text:p>Salud</text:p>
          </table:table-cell>
          <table:table-cell office:value-type="float" office:value="53">
            <text:p>53</text:p>
          </table:table-cell>
          <table:table-cell office:value-type="float" office:value="92.71">
            <text:p>92.7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9-18">
            <text:p>2024-09-18</text:p>
          </table:table-cell>
          <table:table-cell office:value-type="string" office:string-value="A-37-B5">
            <text:p>A-37-B5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243">
            <text:p>P-0243</text:p>
          </table:table-cell>
          <table:table-cell office:value-type="string" office:string-value="As Ready">
            <text:p>As Ready</text:p>
          </table:table-cell>
          <table:table-cell office:value-type="string" office:string-value="Juguetes">
            <text:p>Juguetes</text:p>
          </table:table-cell>
          <table:table-cell office:value-type="float" office:value="306">
            <text:p>306</text:p>
          </table:table-cell>
          <table:table-cell office:value-type="float" office:value="214.07">
            <text:p>214.0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05">
            <text:p>2023-10-05</text:p>
          </table:table-cell>
          <table:table-cell office:value-type="string" office:string-value="A-1-B14">
            <text:p>A-1-B14</text:p>
          </table:table-cell>
        </table:table-row>
        <table:table-row>
          <table:table-cell office:value-type="string" office:string-value="P-0244">
            <text:p>P-0244</text:p>
          </table:table-cell>
          <table:table-cell office:value-type="string" office:string-value="Follow But">
            <text:p>Follow But</text:p>
          </table:table-cell>
          <table:table-cell office:value-type="string" office:string-value="Electrónica">
            <text:p>Electrónica</text:p>
          </table:table-cell>
          <table:table-cell office:value-type="float" office:value="21">
            <text:p>21</text:p>
          </table:table-cell>
          <table:table-cell office:value-type="float" office:value="293.05">
            <text:p>293.0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3-04">
            <text:p>2025-03-04</text:p>
          </table:table-cell>
          <table:table-cell office:value-type="string" office:string-value="A-33-B8">
            <text:p>A-33-B8</text:p>
          </table:table-cell>
        </table:table-row>
        <table:table-row>
          <table:table-cell office:value-type="string" office:string-value="P-0245">
            <text:p>P-0245</text:p>
          </table:table-cell>
          <table:table-cell office:value-type="string" office:string-value="Across Look">
            <text:p>Across Look</text:p>
          </table:table-cell>
          <table:table-cell office:value-type="string" office:string-value="Hogar">
            <text:p>Hogar</text:p>
          </table:table-cell>
          <table:table-cell office:value-type="float" office:value="476">
            <text:p>476</text:p>
          </table:table-cell>
          <table:table-cell office:value-type="float" office:value="370.84">
            <text:p>370.8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4-05">
            <text:p>2024-04-05</text:p>
          </table:table-cell>
          <table:table-cell office:value-type="string" office:string-value="A-26-B9">
            <text:p>A-26-B9</text:p>
          </table:table-cell>
        </table:table-row>
        <table:table-row>
          <table:table-cell office:value-type="string" office:string-value="P-0246">
            <text:p>P-0246</text:p>
          </table:table-cell>
          <table:table-cell office:value-type="string" office:string-value="Age Alone">
            <text:p>Age Alone</text:p>
          </table:table-cell>
          <table:table-cell office:value-type="string" office:string-value="Automotriz">
            <text:p>Automotriz</text:p>
          </table:table-cell>
          <table:table-cell office:value-type="float" office:value="159">
            <text:p>159</text:p>
          </table:table-cell>
          <table:table-cell office:value-type="float" office:value="367.98">
            <text:p>367.9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30">
            <text:p>2023-10-30</text:p>
          </table:table-cell>
          <table:table-cell office:value-type="string" office:string-value="A-32-B14">
            <text:p>A-32-B14</text:p>
          </table:table-cell>
        </table:table-row>
        <table:table-row>
          <table:table-cell office:value-type="string" office:string-value="P-0247">
            <text:p>P-0247</text:p>
          </table:table-cell>
          <table:table-cell office:value-type="string" office:string-value="Around Despite">
            <text:p>Around Despite</text:p>
          </table:table-cell>
          <table:table-cell office:value-type="string" office:string-value="Deportes">
            <text:p>Deportes</text:p>
          </table:table-cell>
          <table:table-cell office:value-type="float" office:value="66">
            <text:p>66</text:p>
          </table:table-cell>
          <table:table-cell office:value-type="float" office:value="101.7">
            <text:p>101.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03">
            <text:p>2024-12-03</text:p>
          </table:table-cell>
          <table:table-cell office:value-type="string" office:string-value="A-18-B18">
            <text:p>A-18-B18</text:p>
          </table:table-cell>
        </table:table-row>
        <table:table-row>
          <table:table-cell office:value-type="string" office:string-value="P-0248">
            <text:p>P-0248</text:p>
          </table:table-cell>
          <table:table-cell office:value-type="string" office:string-value="Feel Finish">
            <text:p>Feel Finish</text:p>
          </table:table-cell>
          <table:table-cell office:value-type="string" office:string-value="Hogar">
            <text:p>Hogar</text:p>
          </table:table-cell>
          <table:table-cell office:value-type="float" office:value="429">
            <text:p>429</text:p>
          </table:table-cell>
          <table:table-cell office:value-type="float" office:value="269.74">
            <text:p>269.7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14">
            <text:p>2024-10-14</text:p>
          </table:table-cell>
          <table:table-cell office:value-type="string" office:string-value="A-6-B5">
            <text:p>A-6-B5</text:p>
          </table:table-cell>
        </table:table-row>
        <table:table-row>
          <table:table-cell office:value-type="string" office:string-value="P-0249">
            <text:p>P-0249</text:p>
          </table:table-cell>
          <table:table-cell office:value-type="string" office:string-value="Speak Amount">
            <text:p>Speak Amount</text:p>
          </table:table-cell>
          <table:table-cell office:value-type="string" office:string-value="Automotriz">
            <text:p>Automotriz</text:p>
          </table:table-cell>
          <table:table-cell office:value-type="float" office:value="456">
            <text:p>456</text:p>
          </table:table-cell>
          <table:table-cell office:value-type="float" office:value="133.52">
            <text:p>133.5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23">
            <text:p>2023-07-23</text:p>
          </table:table-cell>
          <table:table-cell office:value-type="string" office:string-value="A-28-B6">
            <text:p>A-28-B6</text:p>
          </table:table-cell>
        </table:table-row>
        <table:table-row>
          <table:table-cell office:value-type="string" office:string-value="P-0250">
            <text:p>P-0250</text:p>
          </table:table-cell>
          <table:table-cell office:value-type="string" office:string-value="Sure Father">
            <text:p>Sure Father</text:p>
          </table:table-cell>
          <table:table-cell office:value-type="string" office:string-value="Hogar">
            <text:p>Hogar</text:p>
          </table:table-cell>
          <table:table-cell office:value-type="float" office:value="149">
            <text:p>149</text:p>
          </table:table-cell>
          <table:table-cell office:value-type="float" office:value="223.45">
            <text:p>223.4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2-04">
            <text:p>2024-12-04</text:p>
          </table:table-cell>
          <table:table-cell office:value-type="string" office:string-value="A-23-B19">
            <text:p>A-23-B19</text:p>
          </table:table-cell>
        </table:table-row>
        <table:table-row>
          <table:table-cell office:value-type="string" office:string-value="P-0251">
            <text:p>P-0251</text:p>
          </table:table-cell>
          <table:table-cell office:value-type="string" office:string-value="Operation Right">
            <text:p>Operation Right</text:p>
          </table:table-cell>
          <table:table-cell office:value-type="string" office:string-value="Automotriz">
            <text:p>Automotriz</text:p>
          </table:table-cell>
          <table:table-cell office:value-type="float" office:value="316">
            <text:p>316</text:p>
          </table:table-cell>
          <table:table-cell office:value-type="float" office:value="217.82">
            <text:p>217.8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4-23">
            <text:p>2024-04-23</text:p>
          </table:table-cell>
          <table:table-cell office:value-type="string" office:string-value="A-37-B16">
            <text:p>A-37-B16</text:p>
          </table:table-cell>
        </table:table-row>
        <table:table-row>
          <table:table-cell office:value-type="string" office:string-value="P-0252">
            <text:p>P-0252</text:p>
          </table:table-cell>
          <table:table-cell office:value-type="string" office:string-value="Carry Thank">
            <text:p>Carry Thank</text:p>
          </table:table-cell>
          <table:table-cell office:value-type="string" office:string-value="Salud">
            <text:p>Salud</text:p>
          </table:table-cell>
          <table:table-cell office:value-type="float" office:value="225">
            <text:p>225</text:p>
          </table:table-cell>
          <table:table-cell office:value-type="float" office:value="25.22">
            <text:p>25.2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2-06">
            <text:p>2025-02-06</text:p>
          </table:table-cell>
          <table:table-cell office:value-type="string" office:string-value="A-37-B15">
            <text:p>A-37-B15</text:p>
          </table:table-cell>
        </table:table-row>
        <table:table-row>
          <table:table-cell office:value-type="string" office:string-value="P-0253">
            <text:p>P-0253</text:p>
          </table:table-cell>
          <table:table-cell office:value-type="string" office:string-value="Attorney Easy">
            <text:p>Attorney Easy</text:p>
          </table:table-cell>
          <table:table-cell office:value-type="string" office:string-value="Salud">
            <text:p>Salud</text:p>
          </table:table-cell>
          <table:table-cell office:value-type="float" office:value="95">
            <text:p>95</text:p>
          </table:table-cell>
          <table:table-cell office:value-type="float" office:value="43.76">
            <text:p>43.7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4-26">
            <text:p>2024-04-26</text:p>
          </table:table-cell>
          <table:table-cell office:value-type="string" office:string-value="A-19-B16">
            <text:p>A-19-B16</text:p>
          </table:table-cell>
        </table:table-row>
        <table:table-row>
          <table:table-cell office:value-type="string" office:string-value="P-0254">
            <text:p>P-0254</text:p>
          </table:table-cell>
          <table:table-cell office:value-type="string" office:string-value="Role Light">
            <text:p>Role Light</text:p>
          </table:table-cell>
          <table:table-cell office:value-type="string" office:string-value="Juguetes">
            <text:p>Juguetes</text:p>
          </table:table-cell>
          <table:table-cell office:value-type="float" office:value="144">
            <text:p>144</text:p>
          </table:table-cell>
          <table:table-cell office:value-type="float" office:value="418.19">
            <text:p>418.1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7-16">
            <text:p>2024-07-16</text:p>
          </table:table-cell>
          <table:table-cell office:value-type="string" office:string-value="A-26-B10">
            <text:p>A-26-B10</text:p>
          </table:table-cell>
        </table:table-row>
        <table:table-row>
          <table:table-cell office:value-type="string" office:string-value="P-0255">
            <text:p>P-0255</text:p>
          </table:table-cell>
          <table:table-cell office:value-type="string" office:string-value="Hope Concern">
            <text:p>Hope Concern</text:p>
          </table:table-cell>
          <table:table-cell office:value-type="string" office:string-value="Hogar">
            <text:p>Hogar</text:p>
          </table:table-cell>
          <table:table-cell office:value-type="float" office:value="13">
            <text:p>13</text:p>
          </table:table-cell>
          <table:table-cell office:value-type="float" office:value="283.04">
            <text:p>283.0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8-16">
            <text:p>2024-08-16</text:p>
          </table:table-cell>
          <table:table-cell office:value-type="string" office:string-value="A-24-B2">
            <text:p>A-24-B2</text:p>
          </table:table-cell>
        </table:table-row>
        <table:table-row>
          <table:table-cell office:value-type="string" office:string-value="P-0256">
            <text:p>P-0256</text:p>
          </table:table-cell>
          <table:table-cell office:value-type="string" office:string-value="Star View">
            <text:p>Star View</text:p>
          </table:table-cell>
          <table:table-cell office:value-type="string" office:string-value="Hogar">
            <text:p>Hogar</text:p>
          </table:table-cell>
          <table:table-cell office:value-type="float" office:value="269">
            <text:p>269</text:p>
          </table:table-cell>
          <table:table-cell office:value-type="float" office:value="475.17">
            <text:p>475.1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03">
            <text:p>2024-10-03</text:p>
          </table:table-cell>
          <table:table-cell office:value-type="string" office:string-value="A-23-B5">
            <text:p>A-23-B5</text:p>
          </table:table-cell>
        </table:table-row>
        <table:table-row>
          <table:table-cell office:value-type="string" office:string-value="P-0257">
            <text:p>P-0257</text:p>
          </table:table-cell>
          <table:table-cell office:value-type="string" office:string-value="Quality Bar">
            <text:p>Quality Bar</text:p>
          </table:table-cell>
          <table:table-cell office:value-type="string" office:string-value="Alimentos">
            <text:p>Alimentos</text:p>
          </table:table-cell>
          <table:table-cell office:value-type="float" office:value="492">
            <text:p>492</text:p>
          </table:table-cell>
          <table:table-cell office:value-type="float" office:value="192.84">
            <text:p>192.8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25">
            <text:p>2024-02-25</text:p>
          </table:table-cell>
          <table:table-cell office:value-type="string" office:string-value="A-43-B18">
            <text:p>A-43-B18</text:p>
          </table:table-cell>
        </table:table-row>
        <table:table-row>
          <table:table-cell office:value-type="string" office:string-value="P-0258">
            <text:p>P-0258</text:p>
          </table:table-cell>
          <table:table-cell office:value-type="string" office:string-value="Heavy Focus">
            <text:p>Heavy Focus</text:p>
          </table:table-cell>
          <table:table-cell office:value-type="string" office:string-value="Hogar">
            <text:p>Hogar</text:p>
          </table:table-cell>
          <table:table-cell office:value-type="float" office:value="488">
            <text:p>488</text:p>
          </table:table-cell>
          <table:table-cell office:value-type="float" office:value="441.33">
            <text:p>441.3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03">
            <text:p>2023-10-03</text:p>
          </table:table-cell>
          <table:table-cell office:value-type="string" office:string-value="A-22-B14">
            <text:p>A-22-B14</text:p>
          </table:table-cell>
        </table:table-row>
        <table:table-row>
          <table:table-cell office:value-type="string" office:string-value="P-0259">
            <text:p>P-0259</text:p>
          </table:table-cell>
          <table:table-cell office:value-type="string" office:string-value="By Such">
            <text:p>By Such</text:p>
          </table:table-cell>
          <table:table-cell office:value-type="string" office:string-value="Salud">
            <text:p>Salud</text:p>
          </table:table-cell>
          <table:table-cell office:value-type="float" office:value="330">
            <text:p>330</text:p>
          </table:table-cell>
          <table:table-cell office:value-type="float" office:value="22.47">
            <text:p>22.4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0-30">
            <text:p>2023-10-30</text:p>
          </table:table-cell>
          <table:table-cell office:value-type="string" office:string-value="A-45-B16">
            <text:p>A-45-B16</text:p>
          </table:table-cell>
        </table:table-row>
        <table:table-row>
          <table:table-cell office:value-type="string" office:string-value="P-0260">
            <text:p>P-0260</text:p>
          </table:table-cell>
          <table:table-cell office:value-type="string" office:string-value="Movement Number">
            <text:p>Movement Number</text:p>
          </table:table-cell>
          <table:table-cell office:value-type="string" office:string-value="Electrónica">
            <text:p>Electrónica</text:p>
          </table:table-cell>
          <table:table-cell office:value-type="float" office:value="497">
            <text:p>497</text:p>
          </table:table-cell>
          <table:table-cell office:value-type="float" office:value="112.33">
            <text:p>112.3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8-04">
            <text:p>2023-08-04</text:p>
          </table:table-cell>
          <table:table-cell office:value-type="string" office:string-value="A-18-B5">
            <text:p>A-18-B5</text:p>
          </table:table-cell>
        </table:table-row>
        <table:table-row>
          <table:table-cell office:value-type="string" office:string-value="P-0261">
            <text:p>P-0261</text:p>
          </table:table-cell>
          <table:table-cell office:value-type="string" office:string-value="Team Ask">
            <text:p>Team Ask</text:p>
          </table:table-cell>
          <table:table-cell office:value-type="string" office:string-value="Deportes">
            <text:p>Deportes</text:p>
          </table:table-cell>
          <table:table-cell office:value-type="float" office:value="223">
            <text:p>223</text:p>
          </table:table-cell>
          <table:table-cell office:value-type="float" office:value="75.15">
            <text:p>75.1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06">
            <text:p>2023-07-06</text:p>
          </table:table-cell>
          <table:table-cell office:value-type="string" office:string-value="A-5-B2">
            <text:p>A-5-B2</text:p>
          </table:table-cell>
        </table:table-row>
        <table:table-row>
          <table:table-cell office:value-type="string" office:string-value="P-0262">
            <text:p>P-0262</text:p>
          </table:table-cell>
          <table:table-cell office:value-type="string" office:string-value="Explain Speech">
            <text:p>Explain Speech</text:p>
          </table:table-cell>
          <table:table-cell office:value-type="string" office:string-value="Juguetes">
            <text:p>Juguetes</text:p>
          </table:table-cell>
          <table:table-cell office:value-type="float" office:value="102">
            <text:p>102</text:p>
          </table:table-cell>
          <table:table-cell office:value-type="float" office:value="24.32">
            <text:p>24.3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1-13">
            <text:p>2024-11-13</text:p>
          </table:table-cell>
          <table:table-cell office:value-type="string" office:string-value="A-43-B11">
            <text:p>A-43-B1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264">
            <text:p>P-0264</text:p>
          </table:table-cell>
          <table:table-cell office:value-type="string" office:string-value="Bag Whether">
            <text:p>Bag Whether</text:p>
          </table:table-cell>
          <table:table-cell office:value-type="string" office:string-value="Alimentos">
            <text:p>Alimentos</text:p>
          </table:table-cell>
          <table:table-cell office:value-type="float" office:value="233">
            <text:p>233</text:p>
          </table:table-cell>
          <table:table-cell office:value-type="float" office:value="472.02">
            <text:p>472.0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0-24">
            <text:p>2024-10-24</text:p>
          </table:table-cell>
          <table:table-cell office:value-type="string" office:string-value="A-32-B17">
            <text:p>A-32-B17</text:p>
          </table:table-cell>
        </table:table-row>
        <table:table-row>
          <table:table-cell office:value-type="string" office:string-value="P-0265">
            <text:p>P-0265</text:p>
          </table:table-cell>
          <table:table-cell office:value-type="string" office:string-value="Ok Clear">
            <text:p>Ok Clear</text:p>
          </table:table-cell>
          <table:table-cell office:value-type="string" office:string-value="Ropa">
            <text:p>Ropa</text:p>
          </table:table-cell>
          <table:table-cell office:value-type="float" office:value="388">
            <text:p>388</text:p>
          </table:table-cell>
          <table:table-cell office:value-type="float" office:value="163.96">
            <text:p>163.9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12">
            <text:p>2024-01-12</text:p>
          </table:table-cell>
          <table:table-cell office:value-type="string" office:string-value="A-6-B7">
            <text:p>A-6-B7</text:p>
          </table:table-cell>
        </table:table-row>
        <table:table-row>
          <table:table-cell office:value-type="string" office:string-value="P-0266">
            <text:p>P-0266</text:p>
          </table:table-cell>
          <table:table-cell office:value-type="string" office:string-value="Blue Candidate">
            <text:p>Blue Candidate</text:p>
          </table:table-cell>
          <table:table-cell office:value-type="string" office:string-value="Alimentos">
            <text:p>Alimentos</text:p>
          </table:table-cell>
          <table:table-cell office:value-type="float" office:value="471">
            <text:p>471</text:p>
          </table:table-cell>
          <table:table-cell office:value-type="float" office:value="102.34">
            <text:p>102.3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25">
            <text:p>2024-09-25</text:p>
          </table:table-cell>
          <table:table-cell office:value-type="string" office:string-value="A-23-B2">
            <text:p>A-23-B2</text:p>
          </table:table-cell>
        </table:table-row>
        <table:table-row>
          <table:table-cell office:value-type="string" office:string-value="P-0267">
            <text:p>P-0267</text:p>
          </table:table-cell>
          <table:table-cell office:value-type="string" office:string-value="Star Manager">
            <text:p>Star Manager</text:p>
          </table:table-cell>
          <table:table-cell office:value-type="string" office:string-value="Hogar">
            <text:p>Hogar</text:p>
          </table:table-cell>
          <table:table-cell office:value-type="float" office:value="138">
            <text:p>138</text:p>
          </table:table-cell>
          <table:table-cell office:value-type="float" office:value="14.43">
            <text:p>14.4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01">
            <text:p>2025-01-01</text:p>
          </table:table-cell>
          <table:table-cell office:value-type="string" office:string-value="A-32-B18">
            <text:p>A-32-B18</text:p>
          </table:table-cell>
        </table:table-row>
        <table:table-row>
          <table:table-cell office:value-type="string" office:string-value="P-0268">
            <text:p>P-0268</text:p>
          </table:table-cell>
          <table:table-cell office:value-type="string" office:string-value="Special Rate">
            <text:p>Special Rate</text:p>
          </table:table-cell>
          <table:table-cell office:value-type="string" office:string-value="Alimentos">
            <text:p>Alimentos</text:p>
          </table:table-cell>
          <table:table-cell office:value-type="float" office:value="244">
            <text:p>244</text:p>
          </table:table-cell>
          <table:table-cell office:value-type="float" office:value="255.18">
            <text:p>255.1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5-24">
            <text:p>2024-05-24</text:p>
          </table:table-cell>
          <table:table-cell office:value-type="string" office:string-value="A-23-B8">
            <text:p>A-23-B8</text:p>
          </table:table-cell>
        </table:table-row>
        <table:table-row>
          <table:table-cell office:value-type="string" office:string-value="P-0269">
            <text:p>P-0269</text:p>
          </table:table-cell>
          <table:table-cell office:value-type="string" office:string-value="Store Example">
            <text:p>Store Example</text:p>
          </table:table-cell>
          <table:table-cell office:value-type="string" office:string-value="Deportes">
            <text:p>Deportes</text:p>
          </table:table-cell>
          <table:table-cell office:value-type="float" office:value="227">
            <text:p>227</text:p>
          </table:table-cell>
          <table:table-cell office:value-type="float" office:value="302.98">
            <text:p>302.9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1-04">
            <text:p>2024-11-04</text:p>
          </table:table-cell>
          <table:table-cell office:value-type="string" office:string-value="A-44-B2">
            <text:p>A-44-B2</text:p>
          </table:table-cell>
        </table:table-row>
        <table:table-row>
          <table:table-cell office:value-type="string" office:string-value="P-0270">
            <text:p>P-0270</text:p>
          </table:table-cell>
          <table:table-cell office:value-type="string" office:string-value="Make Training">
            <text:p>Make Training</text:p>
          </table:table-cell>
          <table:table-cell office:value-type="string" office:string-value="Salud">
            <text:p>Salud</text:p>
          </table:table-cell>
          <table:table-cell office:value-type="float" office:value="333">
            <text:p>333</text:p>
          </table:table-cell>
          <table:table-cell office:value-type="float" office:value="37.21">
            <text:p>37.2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10">
            <text:p>2024-10-10</text:p>
          </table:table-cell>
          <table:table-cell office:value-type="string" office:string-value="A-49-B15">
            <text:p>A-49-B15</text:p>
          </table:table-cell>
        </table:table-row>
        <table:table-row>
          <table:table-cell office:value-type="string" office:string-value="P-0271">
            <text:p>P-0271</text:p>
          </table:table-cell>
          <table:table-cell office:value-type="string" office:string-value="Pressure Condition">
            <text:p>Pressure Condition</text:p>
          </table:table-cell>
          <table:table-cell office:value-type="string" office:string-value="Hogar">
            <text:p>Hogar</text:p>
          </table:table-cell>
          <table:table-cell office:value-type="float" office:value="349">
            <text:p>349</text:p>
          </table:table-cell>
          <table:table-cell office:value-type="float" office:value="208.02">
            <text:p>208.0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27">
            <text:p>2024-12-27</text:p>
          </table:table-cell>
          <table:table-cell office:value-type="string" office:string-value="A-49-B11">
            <text:p>A-49-B11</text:p>
          </table:table-cell>
        </table:table-row>
        <table:table-row>
          <table:table-cell office:value-type="string" office:string-value="P-0272">
            <text:p>P-0272</text:p>
          </table:table-cell>
          <table:table-cell office:value-type="string" office:string-value="After Product">
            <text:p>After Product</text:p>
          </table:table-cell>
          <table:table-cell office:value-type="string" office:string-value="Alimentos">
            <text:p>Alimentos</text:p>
          </table:table-cell>
          <table:table-cell office:value-type="float" office:value="377">
            <text:p>377</text:p>
          </table:table-cell>
          <table:table-cell office:value-type="float" office:value="341.97">
            <text:p>341.9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19">
            <text:p>2023-10-19</text:p>
          </table:table-cell>
          <table:table-cell office:value-type="string" office:string-value="A-50-B11">
            <text:p>A-50-B11</text:p>
          </table:table-cell>
        </table:table-row>
        <table:table-row>
          <table:table-cell office:value-type="string" office:string-value="P-0273">
            <text:p>P-0273</text:p>
          </table:table-cell>
          <table:table-cell office:value-type="string" office:string-value="Mother Each">
            <text:p>Mother Each</text:p>
          </table:table-cell>
          <table:table-cell office:value-type="string" office:string-value="Ropa">
            <text:p>Ropa</text:p>
          </table:table-cell>
          <table:table-cell office:value-type="float" office:value="138">
            <text:p>138</text:p>
          </table:table-cell>
          <table:table-cell office:value-type="float" office:value="381.54">
            <text:p>381.5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04">
            <text:p>2023-05-04</text:p>
          </table:table-cell>
          <table:table-cell office:value-type="string" office:string-value="A-27-B12">
            <text:p>A-27-B12</text:p>
          </table:table-cell>
        </table:table-row>
        <table:table-row>
          <table:table-cell office:value-type="string" office:string-value="P-0274">
            <text:p>P-0274</text:p>
          </table:table-cell>
          <table:table-cell office:value-type="string" office:string-value="Rise Audience">
            <text:p>Rise Audience</text:p>
          </table:table-cell>
          <table:table-cell office:value-type="string" office:string-value="Ropa">
            <text:p>Ropa</text:p>
          </table:table-cell>
          <table:table-cell office:value-type="float" office:value="432">
            <text:p>432</text:p>
          </table:table-cell>
          <table:table-cell office:value-type="float" office:value="94.5">
            <text:p>94.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2-23">
            <text:p>2025-02-23</text:p>
          </table:table-cell>
          <table:table-cell office:value-type="string" office:string-value="A-5-B8">
            <text:p>A-5-B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276">
            <text:p>P-0276</text:p>
          </table:table-cell>
          <table:table-cell office:value-type="string" office:string-value="Politics Enjoy">
            <text:p>Politics Enjoy</text:p>
          </table:table-cell>
          <table:table-cell office:value-type="string" office:string-value="Electrónica">
            <text:p>Electrónica</text:p>
          </table:table-cell>
          <table:table-cell office:value-type="float" office:value="222">
            <text:p>222</text:p>
          </table:table-cell>
          <table:table-cell office:value-type="float" office:value="284.94">
            <text:p>284.9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4-12">
            <text:p>2023-04-12</text:p>
          </table:table-cell>
          <table:table-cell office:value-type="string" office:string-value="A-25-B11">
            <text:p>A-25-B11</text:p>
          </table:table-cell>
        </table:table-row>
        <table:table-row>
          <table:table-cell office:value-type="string" office:string-value="P-0277">
            <text:p>P-0277</text:p>
          </table:table-cell>
          <table:table-cell office:value-type="string" office:string-value="Now Field">
            <text:p>Now Field</text:p>
          </table:table-cell>
          <table:table-cell office:value-type="string" office:string-value="Alimentos">
            <text:p>Alimentos</text:p>
          </table:table-cell>
          <table:table-cell office:value-type="float" office:value="373">
            <text:p>373</text:p>
          </table:table-cell>
          <table:table-cell office:value-type="float" office:value="340.1">
            <text:p>340.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19">
            <text:p>2024-12-19</text:p>
          </table:table-cell>
          <table:table-cell office:value-type="string" office:string-value="A-4-B18">
            <text:p>A-4-B18</text:p>
          </table:table-cell>
        </table:table-row>
        <table:table-row>
          <table:table-cell office:value-type="string" office:string-value="P-0278">
            <text:p>P-0278</text:p>
          </table:table-cell>
          <table:table-cell office:value-type="string" office:string-value="Pay Could">
            <text:p>Pay Could</text:p>
          </table:table-cell>
          <table:table-cell office:value-type="string" office:string-value="Alimentos">
            <text:p>Alimentos</text:p>
          </table:table-cell>
          <table:table-cell office:value-type="float" office:value="419">
            <text:p>419</text:p>
          </table:table-cell>
          <table:table-cell office:value-type="float" office:value="371.9">
            <text:p>371.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06">
            <text:p>2024-02-06</text:p>
          </table:table-cell>
          <table:table-cell office:value-type="string" office:string-value="A-26-B8">
            <text:p>A-26-B8</text:p>
          </table:table-cell>
        </table:table-row>
        <table:table-row>
          <table:table-cell office:value-type="string" office:string-value="P-0279">
            <text:p>P-0279</text:p>
          </table:table-cell>
          <table:table-cell office:value-type="string" office:string-value="Sea Current">
            <text:p>Sea Current</text:p>
          </table:table-cell>
          <table:table-cell office:value-type="string" office:string-value="Hogar">
            <text:p>Hogar</text:p>
          </table:table-cell>
          <table:table-cell office:value-type="float" office:value="263">
            <text:p>263</text:p>
          </table:table-cell>
          <table:table-cell office:value-type="float" office:value="65.02">
            <text:p>65.0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0-26">
            <text:p>2024-10-26</text:p>
          </table:table-cell>
          <table:table-cell office:value-type="string" office:string-value="A-50-B7">
            <text:p>A-50-B7</text:p>
          </table:table-cell>
        </table:table-row>
        <table:table-row>
          <table:table-cell office:value-type="string" office:string-value="P-0280">
            <text:p>P-0280</text:p>
          </table:table-cell>
          <table:table-cell office:value-type="string" office:string-value="Event Official">
            <text:p>Event Official</text:p>
          </table:table-cell>
          <table:table-cell office:value-type="string" office:string-value="Ropa">
            <text:p>Ropa</text:p>
          </table:table-cell>
          <table:table-cell office:value-type="float" office:value="497">
            <text:p>497</text:p>
          </table:table-cell>
          <table:table-cell office:value-type="float" office:value="152.08">
            <text:p>152.0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6-08">
            <text:p>2024-06-08</text:p>
          </table:table-cell>
          <table:table-cell office:value-type="string" office:string-value="A-15-B3">
            <text:p>A-15-B3</text:p>
          </table:table-cell>
        </table:table-row>
        <table:table-row>
          <table:table-cell office:value-type="string" office:string-value="P-0281">
            <text:p>P-0281</text:p>
          </table:table-cell>
          <table:table-cell office:value-type="string" office:string-value="Drop Size">
            <text:p>Drop Size</text:p>
          </table:table-cell>
          <table:table-cell office:value-type="string" office:string-value="Salud">
            <text:p>Salud</text:p>
          </table:table-cell>
          <table:table-cell office:value-type="float" office:value="170">
            <text:p>170</text:p>
          </table:table-cell>
          <table:table-cell office:value-type="float" office:value="412.98">
            <text:p>412.9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2-11">
            <text:p>2024-12-11</text:p>
          </table:table-cell>
          <table:table-cell office:value-type="string" office:string-value="A-33-B15">
            <text:p>A-33-B15</text:p>
          </table:table-cell>
        </table:table-row>
        <table:table-row>
          <table:table-cell office:value-type="string" office:string-value="P-0282">
            <text:p>P-0282</text:p>
          </table:table-cell>
          <table:table-cell office:value-type="string" office:string-value="Little Available">
            <text:p>Little Available</text:p>
          </table:table-cell>
          <table:table-cell office:value-type="string" office:string-value="Alimentos">
            <text:p>Alimentos</text:p>
          </table:table-cell>
          <table:table-cell office:value-type="float" office:value="222">
            <text:p>222</text:p>
          </table:table-cell>
          <table:table-cell office:value-type="float" office:value="257.34">
            <text:p>257.3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20">
            <text:p>2023-10-20</text:p>
          </table:table-cell>
          <table:table-cell office:value-type="string" office:string-value="A-41-B2">
            <text:p>A-41-B2</text:p>
          </table:table-cell>
        </table:table-row>
        <table:table-row>
          <table:table-cell office:value-type="string" office:string-value="P-0283">
            <text:p>P-0283</text:p>
          </table:table-cell>
          <table:table-cell office:value-type="string" office:string-value="Box Theory">
            <text:p>Box Theory</text:p>
          </table:table-cell>
          <table:table-cell office:value-type="string" office:string-value="Ropa">
            <text:p>Ropa</text:p>
          </table:table-cell>
          <table:table-cell office:value-type="float" office:value="116">
            <text:p>116</text:p>
          </table:table-cell>
          <table:table-cell office:value-type="float" office:value="397.73">
            <text:p>397.7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5-13">
            <text:p>2023-05-13</text:p>
          </table:table-cell>
          <table:table-cell office:value-type="string" office:string-value="A-36-B6">
            <text:p>A-36-B6</text:p>
          </table:table-cell>
        </table:table-row>
        <table:table-row>
          <table:table-cell office:value-type="string" office:string-value="P-0284">
            <text:p>P-0284</text:p>
          </table:table-cell>
          <table:table-cell office:value-type="string" office:string-value="Peace Themselves">
            <text:p>Peace Themselves</text:p>
          </table:table-cell>
          <table:table-cell office:value-type="string" office:string-value="Alimentos">
            <text:p>Alimentos</text:p>
          </table:table-cell>
          <table:table-cell office:value-type="float" office:value="465">
            <text:p>465</text:p>
          </table:table-cell>
          <table:table-cell office:value-type="float" office:value="395.23">
            <text:p>395.2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21">
            <text:p>2025-01-21</text:p>
          </table:table-cell>
          <table:table-cell office:value-type="string" office:string-value="A-35-B13">
            <text:p>A-35-B13</text:p>
          </table:table-cell>
        </table:table-row>
        <table:table-row>
          <table:table-cell office:value-type="string" office:string-value="P-0285">
            <text:p>P-0285</text:p>
          </table:table-cell>
          <table:table-cell office:value-type="string" office:string-value="Court Imagine">
            <text:p>Court Imagine</text:p>
          </table:table-cell>
          <table:table-cell office:value-type="string" office:string-value="Automotriz">
            <text:p>Automotriz</text:p>
          </table:table-cell>
          <table:table-cell office:value-type="float" office:value="469">
            <text:p>469</text:p>
          </table:table-cell>
          <table:table-cell office:value-type="float" office:value="243.16">
            <text:p>243.1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4-03">
            <text:p>2023-04-03</text:p>
          </table:table-cell>
          <table:table-cell office:value-type="string" office:string-value="A-48-B16">
            <text:p>A-48-B16</text:p>
          </table:table-cell>
        </table:table-row>
        <table:table-row>
          <table:table-cell office:value-type="string" office:string-value="P-0286">
            <text:p>P-0286</text:p>
          </table:table-cell>
          <table:table-cell office:value-type="string" office:string-value="Laugh Including">
            <text:p>Laugh Including</text:p>
          </table:table-cell>
          <table:table-cell office:value-type="string" office:string-value="Juguetes">
            <text:p>Juguetes</text:p>
          </table:table-cell>
          <table:table-cell office:value-type="float" office:value="63">
            <text:p>63</text:p>
          </table:table-cell>
          <table:table-cell office:value-type="float" office:value="206.58">
            <text:p>206.5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2-19">
            <text:p>2024-02-19</text:p>
          </table:table-cell>
          <table:table-cell office:value-type="string" office:string-value="A-41-B2">
            <text:p>A-41-B2</text:p>
          </table:table-cell>
        </table:table-row>
        <table:table-row>
          <table:table-cell office:value-type="string" office:string-value="P-0287">
            <text:p>P-0287</text:p>
          </table:table-cell>
          <table:table-cell office:value-type="string" office:string-value="Son Year">
            <text:p>Son Year</text:p>
          </table:table-cell>
          <table:table-cell office:value-type="string" office:string-value="Ropa">
            <text:p>Ropa</text:p>
          </table:table-cell>
          <table:table-cell office:value-type="float" office:value="380">
            <text:p>380</text:p>
          </table:table-cell>
          <table:table-cell office:value-type="float" office:value="137.79">
            <text:p>137.7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1-15">
            <text:p>2024-01-15</text:p>
          </table:table-cell>
          <table:table-cell office:value-type="string" office:string-value="A-47-B18">
            <text:p>A-47-B18</text:p>
          </table:table-cell>
        </table:table-row>
        <table:table-row>
          <table:table-cell office:value-type="string" office:string-value="P-0288">
            <text:p>P-0288</text:p>
          </table:table-cell>
          <table:table-cell office:value-type="string" office:string-value="Movie Least">
            <text:p>Movie Least</text:p>
          </table:table-cell>
          <table:table-cell office:value-type="string" office:string-value="Electrónica">
            <text:p>Electrónica</text:p>
          </table:table-cell>
          <table:table-cell office:value-type="float" office:value="236">
            <text:p>236</text:p>
          </table:table-cell>
          <table:table-cell office:value-type="float" office:value="161.95">
            <text:p>161.9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8-30">
            <text:p>2023-08-30</text:p>
          </table:table-cell>
          <table:table-cell office:value-type="string" office:string-value="A-5-B2">
            <text:p>A-5-B2</text:p>
          </table:table-cell>
        </table:table-row>
        <table:table-row>
          <table:table-cell office:value-type="string" office:string-value="P-0289">
            <text:p>P-0289</text:p>
          </table:table-cell>
          <table:table-cell office:value-type="string" office:string-value="Mention Several">
            <text:p>Mention Several</text:p>
          </table:table-cell>
          <table:table-cell office:value-type="string" office:string-value="Alimentos">
            <text:p>Alimentos</text:p>
          </table:table-cell>
          <table:table-cell office:value-type="float" office:value="12">
            <text:p>12</text:p>
          </table:table-cell>
          <table:table-cell office:value-type="float" office:value="37.13">
            <text:p>37.1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29">
            <text:p>2023-09-29</text:p>
          </table:table-cell>
          <table:table-cell office:value-type="string" office:string-value="A-28-B4">
            <text:p>A-28-B4</text:p>
          </table:table-cell>
        </table:table-row>
        <table:table-row>
          <table:table-cell office:value-type="string" office:string-value="P-0290">
            <text:p>P-0290</text:p>
          </table:table-cell>
          <table:table-cell office:value-type="string" office:string-value="Animal His">
            <text:p>Animal His</text:p>
          </table:table-cell>
          <table:table-cell office:value-type="string" office:string-value="Ropa">
            <text:p>Ropa</text:p>
          </table:table-cell>
          <table:table-cell office:value-type="float" office:value="280">
            <text:p>280</text:p>
          </table:table-cell>
          <table:table-cell office:value-type="float" office:value="460.76">
            <text:p>460.7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05">
            <text:p>2024-10-05</text:p>
          </table:table-cell>
          <table:table-cell office:value-type="string" office:string-value="A-19-B18">
            <text:p>A-19-B18</text:p>
          </table:table-cell>
        </table:table-row>
        <table:table-row>
          <table:table-cell office:value-type="string" office:string-value="P-0291">
            <text:p>P-0291</text:p>
          </table:table-cell>
          <table:table-cell office:value-type="string" office:string-value="Mind Son">
            <text:p>Mind Son</text:p>
          </table:table-cell>
          <table:table-cell office:value-type="string" office:string-value="Salud">
            <text:p>Salud</text:p>
          </table:table-cell>
          <table:table-cell office:value-type="float" office:value="117">
            <text:p>117</text:p>
          </table:table-cell>
          <table:table-cell office:value-type="float" office:value="170.74">
            <text:p>170.7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7-02">
            <text:p>2023-07-02</text:p>
          </table:table-cell>
          <table:table-cell office:value-type="string" office:string-value="A-35-B14">
            <text:p>A-35-B14</text:p>
          </table:table-cell>
        </table:table-row>
        <table:table-row>
          <table:table-cell office:value-type="string" office:string-value="P-0292">
            <text:p>P-0292</text:p>
          </table:table-cell>
          <table:table-cell office:value-type="string" office:string-value="Large Force">
            <text:p>Large Force</text:p>
          </table:table-cell>
          <table:table-cell office:value-type="string" office:string-value="Electrónica">
            <text:p>Electrónica</text:p>
          </table:table-cell>
          <table:table-cell office:value-type="float" office:value="430">
            <text:p>430</text:p>
          </table:table-cell>
          <table:table-cell office:value-type="float" office:value="379.25">
            <text:p>379.2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2-30">
            <text:p>2023-12-30</text:p>
          </table:table-cell>
          <table:table-cell office:value-type="string" office:string-value="A-26-B3">
            <text:p>A-26-B3</text:p>
          </table:table-cell>
        </table:table-row>
        <table:table-row>
          <table:table-cell office:value-type="string" office:string-value="P-0293">
            <text:p>P-0293</text:p>
          </table:table-cell>
          <table:table-cell office:value-type="string" office:string-value="Pay Especially">
            <text:p>Pay Especially</text:p>
          </table:table-cell>
          <table:table-cell office:value-type="string" office:string-value="Hogar">
            <text:p>Hogar</text:p>
          </table:table-cell>
          <table:table-cell office:value-type="float" office:value="472">
            <text:p>472</text:p>
          </table:table-cell>
          <table:table-cell office:value-type="float" office:value="409.72">
            <text:p>409.7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4-30">
            <text:p>2023-04-30</text:p>
          </table:table-cell>
          <table:table-cell office:value-type="string" office:string-value="A-35-B10">
            <text:p>A-35-B10</text:p>
          </table:table-cell>
        </table:table-row>
        <table:table-row>
          <table:table-cell office:value-type="string" office:string-value="P-0294">
            <text:p>P-0294</text:p>
          </table:table-cell>
          <table:table-cell office:value-type="string" office:string-value="Night Store">
            <text:p>Night Store</text:p>
          </table:table-cell>
          <table:table-cell office:value-type="string" office:string-value="Hogar">
            <text:p>Hogar</text:p>
          </table:table-cell>
          <table:table-cell office:value-type="float" office:value="133">
            <text:p>133</text:p>
          </table:table-cell>
          <table:table-cell office:value-type="float" office:value="462.31">
            <text:p>462.3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25">
            <text:p>2023-10-25</text:p>
          </table:table-cell>
          <table:table-cell office:value-type="string" office:string-value="A-1-B5">
            <text:p>A-1-B5</text:p>
          </table:table-cell>
        </table:table-row>
        <table:table-row>
          <table:table-cell office:value-type="string" office:string-value="P-0295">
            <text:p>P-0295</text:p>
          </table:table-cell>
          <table:table-cell office:value-type="string" office:string-value="Home Modern">
            <text:p>Home Modern</text:p>
          </table:table-cell>
          <table:table-cell office:value-type="string" office:string-value="Alimentos">
            <text:p>Alimentos</text:p>
          </table:table-cell>
          <table:table-cell office:value-type="float" office:value="244">
            <text:p>244</text:p>
          </table:table-cell>
          <table:table-cell office:value-type="float" office:value="137.18">
            <text:p>137.1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01">
            <text:p>2025-01-01</text:p>
          </table:table-cell>
          <table:table-cell office:value-type="string" office:string-value="A-39-B7">
            <text:p>A-39-B7</text:p>
          </table:table-cell>
        </table:table-row>
        <table:table-row>
          <table:table-cell office:value-type="string" office:string-value="P-0296">
            <text:p>P-0296</text:p>
          </table:table-cell>
          <table:table-cell office:value-type="string" office:string-value="Perform Goal">
            <text:p>Perform Goal</text:p>
          </table:table-cell>
          <table:table-cell office:value-type="string" office:string-value="Juguetes">
            <text:p>Juguetes</text:p>
          </table:table-cell>
          <table:table-cell office:value-type="float" office:value="396">
            <text:p>396</text:p>
          </table:table-cell>
          <table:table-cell office:value-type="float" office:value="52.62">
            <text:p>52.6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30">
            <text:p>2023-05-30</text:p>
          </table:table-cell>
          <table:table-cell office:value-type="string" office:string-value="A-10-B8">
            <text:p>A-10-B8</text:p>
          </table:table-cell>
        </table:table-row>
        <table:table-row>
          <table:table-cell office:value-type="string" office:string-value="P-0297">
            <text:p>P-0297</text:p>
          </table:table-cell>
          <table:table-cell office:value-type="string" office:string-value="Since Level">
            <text:p>Since Level</text:p>
          </table:table-cell>
          <table:table-cell office:value-type="string" office:string-value="Electrónica">
            <text:p>Electrónica</text:p>
          </table:table-cell>
          <table:table-cell office:value-type="float" office:value="269">
            <text:p>269</text:p>
          </table:table-cell>
          <table:table-cell office:value-type="float" office:value="38.84">
            <text:p>38.8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6-05">
            <text:p>2023-06-05</text:p>
          </table:table-cell>
          <table:table-cell office:value-type="string" office:string-value="A-34-B3">
            <text:p>A-34-B3</text:p>
          </table:table-cell>
        </table:table-row>
        <table:table-row>
          <table:table-cell office:value-type="string" office:string-value="P-0298">
            <text:p>P-0298</text:p>
          </table:table-cell>
          <table:table-cell office:value-type="string" office:string-value="If Cup">
            <text:p>If Cup</text:p>
          </table:table-cell>
          <table:table-cell office:value-type="string" office:string-value="Hogar">
            <text:p>Hogar</text:p>
          </table:table-cell>
          <table:table-cell office:value-type="float" office:value="458">
            <text:p>458</text:p>
          </table:table-cell>
          <table:table-cell office:value-type="float" office:value="160.39">
            <text:p>160.3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22">
            <text:p>2024-02-22</text:p>
          </table:table-cell>
          <table:table-cell office:value-type="string" office:string-value="A-48-B17">
            <text:p>A-48-B17</text:p>
          </table:table-cell>
        </table:table-row>
        <table:table-row>
          <table:table-cell office:value-type="string" office:string-value="P-0299">
            <text:p>P-0299</text:p>
          </table:table-cell>
          <table:table-cell office:value-type="string" office:string-value="Surface Several">
            <text:p>Surface Several</text:p>
          </table:table-cell>
          <table:table-cell office:value-type="string" office:string-value="Alimentos">
            <text:p>Alimentos</text:p>
          </table:table-cell>
          <table:table-cell office:value-type="float" office:value="291">
            <text:p>291</text:p>
          </table:table-cell>
          <table:table-cell office:value-type="float" office:value="11.1">
            <text:p>11.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3-19">
            <text:p>2025-03-19</text:p>
          </table:table-cell>
          <table:table-cell office:value-type="string" office:string-value="A-29-B2">
            <text:p>A-29-B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(()%*">
            <text:p>(()%*</text:p>
          </table:table-cell>
          <table:table-cell office:value-type="string" office:string-value="37744328">
            <text:p>37744328</text:p>
          </table:table-cell>
          <table:table-cell office:value-type="string" office:string-value="ABMHRQLHOE">
            <text:p>ABMHRQLHOE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906">
            <text:p>Random906</text:p>
          </table:table-cell>
        </table:table-row>
        <table:table-row>
          <table:table-cell office:value-type="string" office:string-value="P-0302">
            <text:p>P-0302</text:p>
          </table:table-cell>
          <table:table-cell office:value-type="string" office:string-value="If Choice">
            <text:p>If Choice</text:p>
          </table:table-cell>
          <table:table-cell office:value-type="string" office:string-value="Ropa">
            <text:p>Ropa</text:p>
          </table:table-cell>
          <table:table-cell office:value-type="float" office:value="192">
            <text:p>192</text:p>
          </table:table-cell>
          <table:table-cell office:value-type="float" office:value="19.87">
            <text:p>19.8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6-17">
            <text:p>2023-06-17</text:p>
          </table:table-cell>
          <table:table-cell office:value-type="string" office:string-value="A-17-B13">
            <text:p>A-17-B13</text:p>
          </table:table-cell>
        </table:table-row>
        <table:table-row>
          <table:table-cell office:value-type="string" office:string-value="P-0303">
            <text:p>P-0303</text:p>
          </table:table-cell>
          <table:table-cell office:value-type="string" office:string-value="Send Do">
            <text:p>Send Do</text:p>
          </table:table-cell>
          <table:table-cell office:value-type="string" office:string-value="Hogar">
            <text:p>Hogar</text:p>
          </table:table-cell>
          <table:table-cell office:value-type="float" office:value="234">
            <text:p>234</text:p>
          </table:table-cell>
          <table:table-cell office:value-type="float" office:value="411.09">
            <text:p>411.0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14">
            <text:p>2024-02-14</text:p>
          </table:table-cell>
          <table:table-cell office:value-type="string" office:string-value="A-24-B13">
            <text:p>A-24-B13</text:p>
          </table:table-cell>
        </table:table-row>
        <table:table-row>
          <table:table-cell office:value-type="string" office:string-value="P-0304">
            <text:p>P-0304</text:p>
          </table:table-cell>
          <table:table-cell office:value-type="string" office:string-value="Boy Could">
            <text:p>Boy Could</text:p>
          </table:table-cell>
          <table:table-cell office:value-type="string" office:string-value="Deportes">
            <text:p>Deportes</text:p>
          </table:table-cell>
          <table:table-cell office:value-type="float" office:value="175">
            <text:p>175</text:p>
          </table:table-cell>
          <table:table-cell office:value-type="float" office:value="81.07">
            <text:p>81.0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1-03">
            <text:p>2025-01-03</text:p>
          </table:table-cell>
          <table:table-cell office:value-type="string" office:string-value="A-29-B14">
            <text:p>A-29-B14</text:p>
          </table:table-cell>
        </table:table-row>
        <table:table-row>
          <table:table-cell office:value-type="string" office:string-value="P-0305">
            <text:p>P-0305</text:p>
          </table:table-cell>
          <table:table-cell office:value-type="string" office:string-value="Ask Interesting">
            <text:p>Ask Interesting</text:p>
          </table:table-cell>
          <table:table-cell office:value-type="string" office:string-value="Alimentos">
            <text:p>Alimentos</text:p>
          </table:table-cell>
          <table:table-cell office:value-type="float" office:value="249">
            <text:p>249</text:p>
          </table:table-cell>
          <table:table-cell office:value-type="float" office:value="173.33">
            <text:p>173.3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15">
            <text:p>2024-05-15</text:p>
          </table:table-cell>
          <table:table-cell office:value-type="string" office:string-value="A-18-B15">
            <text:p>A-18-B15</text:p>
          </table:table-cell>
        </table:table-row>
        <table:table-row>
          <table:table-cell office:value-type="string" office:string-value="P-0306">
            <text:p>P-0306</text:p>
          </table:table-cell>
          <table:table-cell office:value-type="string" office:string-value="Worry Coach">
            <text:p>Worry Coach</text:p>
          </table:table-cell>
          <table:table-cell office:value-type="string" office:string-value="Juguetes">
            <text:p>Juguetes</text:p>
          </table:table-cell>
          <table:table-cell office:value-type="float" office:value="474">
            <text:p>474</text:p>
          </table:table-cell>
          <table:table-cell office:value-type="float" office:value="178.69">
            <text:p>178.6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1-16">
            <text:p>2024-11-16</text:p>
          </table:table-cell>
          <table:table-cell office:value-type="string" office:string-value="A-12-B6">
            <text:p>A-12-B6</text:p>
          </table:table-cell>
        </table:table-row>
        <table:table-row>
          <table:table-cell office:value-type="string" office:string-value="P-0307">
            <text:p>P-0307</text:p>
          </table:table-cell>
          <table:table-cell office:value-type="string" office:string-value="Experience Single">
            <text:p>Experience Single</text:p>
          </table:table-cell>
          <table:table-cell office:value-type="string" office:string-value="Ropa">
            <text:p>Ropa</text:p>
          </table:table-cell>
          <table:table-cell office:value-type="float" office:value="247">
            <text:p>247</text:p>
          </table:table-cell>
          <table:table-cell office:value-type="float" office:value="240.23">
            <text:p>240.2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15">
            <text:p>2024-10-15</text:p>
          </table:table-cell>
          <table:table-cell office:value-type="string" office:string-value="A-13-B8">
            <text:p>A-13-B8</text:p>
          </table:table-cell>
        </table:table-row>
        <table:table-row>
          <table:table-cell office:value-type="string" office:string-value="P-0308">
            <text:p>P-0308</text:p>
          </table:table-cell>
          <table:table-cell office:value-type="string" office:string-value="Party Wear">
            <text:p>Party Wear</text:p>
          </table:table-cell>
          <table:table-cell office:value-type="string" office:string-value="Salud">
            <text:p>Salud</text:p>
          </table:table-cell>
          <table:table-cell office:value-type="float" office:value="321">
            <text:p>321</text:p>
          </table:table-cell>
          <table:table-cell office:value-type="float" office:value="52.41">
            <text:p>52.4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1-04">
            <text:p>2024-01-04</text:p>
          </table:table-cell>
          <table:table-cell office:value-type="string" office:string-value="A-20-B16">
            <text:p>A-20-B16</text:p>
          </table:table-cell>
        </table:table-row>
        <table:table-row>
          <table:table-cell office:value-type="string" office:string-value="P-0309">
            <text:p>P-0309</text:p>
          </table:table-cell>
          <table:table-cell office:value-type="string" office:string-value="Stay Line">
            <text:p>Stay Line</text:p>
          </table:table-cell>
          <table:table-cell office:value-type="string" office:string-value="Deportes">
            <text:p>Deportes</text:p>
          </table:table-cell>
          <table:table-cell office:value-type="float" office:value="492">
            <text:p>492</text:p>
          </table:table-cell>
          <table:table-cell office:value-type="float" office:value="413.52">
            <text:p>413.5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1-25">
            <text:p>2025-01-25</text:p>
          </table:table-cell>
          <table:table-cell office:value-type="string" office:string-value="A-39-B12">
            <text:p>A-39-B12</text:p>
          </table:table-cell>
        </table:table-row>
        <table:table-row>
          <table:table-cell office:value-type="string" office:string-value="P-0310">
            <text:p>P-0310</text:p>
          </table:table-cell>
          <table:table-cell office:value-type="string" office:string-value="Top Produce">
            <text:p>Top Produce</text:p>
          </table:table-cell>
          <table:table-cell office:value-type="string" office:string-value="Juguetes">
            <text:p>Juguetes</text:p>
          </table:table-cell>
          <table:table-cell office:value-type="float" office:value="55">
            <text:p>55</text:p>
          </table:table-cell>
          <table:table-cell office:value-type="float" office:value="416.11">
            <text:p>416.1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1-14">
            <text:p>2024-01-14</text:p>
          </table:table-cell>
          <table:table-cell office:value-type="string" office:string-value="A-10-B8">
            <text:p>A-10-B8</text:p>
          </table:table-cell>
        </table:table-row>
        <table:table-row>
          <table:table-cell office:value-type="string" office:string-value="P-0311">
            <text:p>P-0311</text:p>
          </table:table-cell>
          <table:table-cell office:value-type="string" office:string-value="Which Garden">
            <text:p>Which Garden</text:p>
          </table:table-cell>
          <table:table-cell office:value-type="string" office:string-value="Deportes">
            <text:p>Deportes</text:p>
          </table:table-cell>
          <table:table-cell office:value-type="float" office:value="449">
            <text:p>449</text:p>
          </table:table-cell>
          <table:table-cell office:value-type="float" office:value="271.75">
            <text:p>271.7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23">
            <text:p>2024-10-23</text:p>
          </table:table-cell>
          <table:table-cell office:value-type="string" office:string-value="A-11-B11">
            <text:p>A-11-B11</text:p>
          </table:table-cell>
        </table:table-row>
        <table:table-row>
          <table:table-cell office:value-type="string" office:string-value="P-0312">
            <text:p>P-0312</text:p>
          </table:table-cell>
          <table:table-cell office:value-type="string" office:string-value="Newspaper International">
            <text:p>Newspaper International</text:p>
          </table:table-cell>
          <table:table-cell office:value-type="string" office:string-value="Hogar">
            <text:p>Hogar</text:p>
          </table:table-cell>
          <table:table-cell office:value-type="float" office:value="130">
            <text:p>130</text:p>
          </table:table-cell>
          <table:table-cell office:value-type="float" office:value="261.93">
            <text:p>261.9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6-25">
            <text:p>2024-06-25</text:p>
          </table:table-cell>
          <table:table-cell office:value-type="string" office:string-value="A-39-B12">
            <text:p>A-39-B12</text:p>
          </table:table-cell>
        </table:table-row>
        <table:table-row>
          <table:table-cell office:value-type="string" office:string-value="P-0313">
            <text:p>P-0313</text:p>
          </table:table-cell>
          <table:table-cell office:value-type="string" office:string-value="Several And">
            <text:p>Several And</text:p>
          </table:table-cell>
          <table:table-cell office:value-type="string" office:string-value="Hogar">
            <text:p>Hogar</text:p>
          </table:table-cell>
          <table:table-cell office:value-type="float" office:value="303">
            <text:p>303</text:p>
          </table:table-cell>
          <table:table-cell office:value-type="float" office:value="194.45">
            <text:p>194.4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25">
            <text:p>2024-12-25</text:p>
          </table:table-cell>
          <table:table-cell office:value-type="string" office:string-value="A-45-B1">
            <text:p>A-45-B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315">
            <text:p>P-0315</text:p>
          </table:table-cell>
          <table:table-cell office:value-type="string" office:string-value="Several Matter">
            <text:p>Several Matter</text:p>
          </table:table-cell>
          <table:table-cell office:value-type="string" office:string-value="Deportes">
            <text:p>Deportes</text:p>
          </table:table-cell>
          <table:table-cell office:value-type="float" office:value="229">
            <text:p>229</text:p>
          </table:table-cell>
          <table:table-cell office:value-type="float" office:value="178.37">
            <text:p>178.3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6-01">
            <text:p>2023-06-01</text:p>
          </table:table-cell>
          <table:table-cell office:value-type="string" office:string-value="A-31-B9">
            <text:p>A-31-B9</text:p>
          </table:table-cell>
        </table:table-row>
        <table:table-row>
          <table:table-cell office:value-type="string" office:string-value="P-0316">
            <text:p>P-0316</text:p>
          </table:table-cell>
          <table:table-cell office:value-type="string" office:string-value="Professor Focus">
            <text:p>Professor Focus</text:p>
          </table:table-cell>
          <table:table-cell office:value-type="string" office:string-value="Ropa">
            <text:p>Ropa</text:p>
          </table:table-cell>
          <table:table-cell office:value-type="float" office:value="18">
            <text:p>18</text:p>
          </table:table-cell>
          <table:table-cell office:value-type="float" office:value="9.13">
            <text:p>9.1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09">
            <text:p>2024-12-09</text:p>
          </table:table-cell>
          <table:table-cell office:value-type="string" office:string-value="A-34-B9">
            <text:p>A-34-B9</text:p>
          </table:table-cell>
        </table:table-row>
        <table:table-row>
          <table:table-cell office:value-type="string" office:string-value="P-0317">
            <text:p>P-0317</text:p>
          </table:table-cell>
          <table:table-cell office:value-type="string" office:string-value="Leave Today">
            <text:p>Leave Today</text:p>
          </table:table-cell>
          <table:table-cell office:value-type="string" office:string-value="Alimentos">
            <text:p>Alimentos</text:p>
          </table:table-cell>
          <table:table-cell office:value-type="float" office:value="47">
            <text:p>47</text:p>
          </table:table-cell>
          <table:table-cell office:value-type="float" office:value="104.86">
            <text:p>104.8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5-29">
            <text:p>2023-05-29</text:p>
          </table:table-cell>
          <table:table-cell office:value-type="string" office:string-value="A-37-B7">
            <text:p>A-37-B7</text:p>
          </table:table-cell>
        </table:table-row>
        <table:table-row>
          <table:table-cell office:value-type="string" office:string-value="P-0318">
            <text:p>P-0318</text:p>
          </table:table-cell>
          <table:table-cell office:value-type="string" office:string-value="What Prevent">
            <text:p>What Prevent</text:p>
          </table:table-cell>
          <table:table-cell office:value-type="string" office:string-value="Electrónica">
            <text:p>Electrónica</text:p>
          </table:table-cell>
          <table:table-cell office:value-type="float" office:value="139">
            <text:p>139</text:p>
          </table:table-cell>
          <table:table-cell office:value-type="float" office:value="322.78">
            <text:p>322.7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2-16">
            <text:p>2025-02-16</text:p>
          </table:table-cell>
          <table:table-cell office:value-type="string" office:string-value="A-47-B12">
            <text:p>A-47-B12</text:p>
          </table:table-cell>
        </table:table-row>
        <table:table-row>
          <table:table-cell office:value-type="string" office:string-value="P-0319">
            <text:p>P-0319</text:p>
          </table:table-cell>
          <table:table-cell office:value-type="string" office:string-value="Process Finish">
            <text:p>Process Finish</text:p>
          </table:table-cell>
          <table:table-cell office:value-type="string" office:string-value="Ropa">
            <text:p>Ropa</text:p>
          </table:table-cell>
          <table:table-cell office:value-type="float" office:value="317">
            <text:p>317</text:p>
          </table:table-cell>
          <table:table-cell office:value-type="float" office:value="182.82">
            <text:p>182.8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8-16">
            <text:p>2024-08-16</text:p>
          </table:table-cell>
          <table:table-cell office:value-type="string" office:string-value="A-25-B11">
            <text:p>A-25-B11</text:p>
          </table:table-cell>
        </table:table-row>
        <table:table-row>
          <table:table-cell office:value-type="string" office:string-value="P-0320">
            <text:p>P-0320</text:p>
          </table:table-cell>
          <table:table-cell office:value-type="string" office:string-value="Above Soldier">
            <text:p>Above Soldier</text:p>
          </table:table-cell>
          <table:table-cell office:value-type="string" office:string-value="Salud">
            <text:p>Salud</text:p>
          </table:table-cell>
          <table:table-cell office:value-type="float" office:value="43">
            <text:p>43</text:p>
          </table:table-cell>
          <table:table-cell office:value-type="float" office:value="196.88">
            <text:p>196.8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2-04">
            <text:p>2025-02-04</text:p>
          </table:table-cell>
          <table:table-cell office:value-type="string" office:string-value="A-21-B16">
            <text:p>A-21-B16</text:p>
          </table:table-cell>
        </table:table-row>
        <table:table-row>
          <table:table-cell office:value-type="string" office:string-value="P-0321">
            <text:p>P-0321</text:p>
          </table:table-cell>
          <table:table-cell office:value-type="string" office:string-value="Find Ability">
            <text:p>Find Ability</text:p>
          </table:table-cell>
          <table:table-cell office:value-type="string" office:string-value="Juguetes">
            <text:p>Juguetes</text:p>
          </table:table-cell>
          <table:table-cell office:value-type="float" office:value="170">
            <text:p>170</text:p>
          </table:table-cell>
          <table:table-cell office:value-type="float" office:value="142.97">
            <text:p>142.9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01">
            <text:p>2024-03-01</text:p>
          </table:table-cell>
          <table:table-cell office:value-type="string" office:string-value="A-7-B11">
            <text:p>A-7-B11</text:p>
          </table:table-cell>
        </table:table-row>
        <table:table-row>
          <table:table-cell office:value-type="string" office:string-value="P-0322">
            <text:p>P-0322</text:p>
          </table:table-cell>
          <table:table-cell office:value-type="string" office:string-value="Until Police">
            <text:p>Until Police</text:p>
          </table:table-cell>
          <table:table-cell office:value-type="string" office:string-value="Deportes">
            <text:p>Deportes</text:p>
          </table:table-cell>
          <table:table-cell office:value-type="float" office:value="9">
            <text:p>9</text:p>
          </table:table-cell>
          <table:table-cell office:value-type="float" office:value="368.81">
            <text:p>368.8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0-05">
            <text:p>2023-10-05</text:p>
          </table:table-cell>
          <table:table-cell office:value-type="string" office:string-value="A-16-B12">
            <text:p>A-16-B12</text:p>
          </table:table-cell>
        </table:table-row>
        <table:table-row>
          <table:table-cell office:value-type="string" office:string-value="P-0323">
            <text:p>P-0323</text:p>
          </table:table-cell>
          <table:table-cell office:value-type="string" office:string-value="Figure Old">
            <text:p>Figure Old</text:p>
          </table:table-cell>
          <table:table-cell office:value-type="string" office:string-value="Ropa">
            <text:p>Ropa</text:p>
          </table:table-cell>
          <table:table-cell office:value-type="float" office:value="189">
            <text:p>189</text:p>
          </table:table-cell>
          <table:table-cell office:value-type="float" office:value="340.58">
            <text:p>340.5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7-16">
            <text:p>2024-07-16</text:p>
          </table:table-cell>
          <table:table-cell office:value-type="string" office:string-value="A-48-B20">
            <text:p>A-48-B20</text:p>
          </table:table-cell>
        </table:table-row>
        <table:table-row>
          <table:table-cell office:value-type="string" office:string-value="P-0324">
            <text:p>P-0324</text:p>
          </table:table-cell>
          <table:table-cell office:value-type="string" office:string-value="Left Similar">
            <text:p>Left Similar</text:p>
          </table:table-cell>
          <table:table-cell office:value-type="string" office:string-value="Juguetes">
            <text:p>Juguetes</text:p>
          </table:table-cell>
          <table:table-cell office:value-type="float" office:value="384">
            <text:p>384</text:p>
          </table:table-cell>
          <table:table-cell office:value-type="float" office:value="482.49">
            <text:p>482.4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17">
            <text:p>2023-06-17</text:p>
          </table:table-cell>
          <table:table-cell office:value-type="string" office:string-value="A-11-B4">
            <text:p>A-11-B4</text:p>
          </table:table-cell>
        </table:table-row>
        <table:table-row>
          <table:table-cell office:value-type="string" office:string-value="P-0325">
            <text:p>P-0325</text:p>
          </table:table-cell>
          <table:table-cell office:value-type="string" office:string-value="Believe Sea">
            <text:p>Believe Sea</text:p>
          </table:table-cell>
          <table:table-cell office:value-type="string" office:string-value="Ropa">
            <text:p>Ropa</text:p>
          </table:table-cell>
          <table:table-cell office:value-type="float" office:value="40">
            <text:p>40</text:p>
          </table:table-cell>
          <table:table-cell office:value-type="float" office:value="497.95">
            <text:p>497.9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2-17">
            <text:p>2024-12-17</text:p>
          </table:table-cell>
          <table:table-cell office:value-type="string" office:string-value="A-35-B13">
            <text:p>A-35-B13</text:p>
          </table:table-cell>
        </table:table-row>
        <table:table-row>
          <table:table-cell office:value-type="string" office:string-value="P-0326">
            <text:p>P-0326</text:p>
          </table:table-cell>
          <table:table-cell office:value-type="string" office:string-value="Clear Participant">
            <text:p>Clear Participant</text:p>
          </table:table-cell>
          <table:table-cell office:value-type="string" office:string-value="Ropa">
            <text:p>Ropa</text:p>
          </table:table-cell>
          <table:table-cell office:value-type="float" office:value="457">
            <text:p>457</text:p>
          </table:table-cell>
          <table:table-cell office:value-type="float" office:value="417.07">
            <text:p>417.0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23">
            <text:p>2024-10-23</text:p>
          </table:table-cell>
          <table:table-cell office:value-type="string" office:string-value="A-26-B17">
            <text:p>A-26-B17</text:p>
          </table:table-cell>
        </table:table-row>
        <table:table-row>
          <table:table-cell office:value-type="string" office:string-value="P-0327">
            <text:p>P-0327</text:p>
          </table:table-cell>
          <table:table-cell office:value-type="string" office:string-value="They Inside">
            <text:p>They Inside</text:p>
          </table:table-cell>
          <table:table-cell office:value-type="string" office:string-value="Ropa">
            <text:p>Ropa</text:p>
          </table:table-cell>
          <table:table-cell office:value-type="float" office:value="62">
            <text:p>62</text:p>
          </table:table-cell>
          <table:table-cell office:value-type="float" office:value="321.78">
            <text:p>321.7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01">
            <text:p>2024-12-01</text:p>
          </table:table-cell>
          <table:table-cell office:value-type="string" office:string-value="A-21-B9">
            <text:p>A-21-B9</text:p>
          </table:table-cell>
        </table:table-row>
        <table:table-row>
          <table:table-cell office:value-type="string" office:string-value="P-0328">
            <text:p>P-0328</text:p>
          </table:table-cell>
          <table:table-cell office:value-type="string" office:string-value="Ever Eye">
            <text:p>Ever Eye</text:p>
          </table:table-cell>
          <table:table-cell office:value-type="string" office:string-value="Deportes">
            <text:p>Deportes</text:p>
          </table:table-cell>
          <table:table-cell office:value-type="float" office:value="100">
            <text:p>100</text:p>
          </table:table-cell>
          <table:table-cell office:value-type="float" office:value="288.68">
            <text:p>288.6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3-09">
            <text:p>2025-03-09</text:p>
          </table:table-cell>
          <table:table-cell office:value-type="string" office:string-value="A-18-B9">
            <text:p>A-18-B9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330">
            <text:p>P-0330</text:p>
          </table:table-cell>
          <table:table-cell office:value-type="string" office:string-value="Different Stay">
            <text:p>Different Stay</text:p>
          </table:table-cell>
          <table:table-cell office:value-type="string" office:string-value="Deportes">
            <text:p>Deportes</text:p>
          </table:table-cell>
          <table:table-cell office:value-type="float" office:value="436">
            <text:p>436</text:p>
          </table:table-cell>
          <table:table-cell office:value-type="float" office:value="67.44">
            <text:p>67.4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04">
            <text:p>2023-08-04</text:p>
          </table:table-cell>
          <table:table-cell office:value-type="string" office:string-value="A-45-B8">
            <text:p>A-45-B8</text:p>
          </table:table-cell>
        </table:table-row>
        <table:table-row>
          <table:table-cell office:value-type="string" office:string-value="P-0331">
            <text:p>P-0331</text:p>
          </table:table-cell>
          <table:table-cell office:value-type="string" office:string-value="Rather Executive">
            <text:p>Rather Executive</text:p>
          </table:table-cell>
          <table:table-cell office:value-type="string" office:string-value="Electrónica">
            <text:p>Electrónica</text:p>
          </table:table-cell>
          <table:table-cell office:value-type="float" office:value="181">
            <text:p>181</text:p>
          </table:table-cell>
          <table:table-cell office:value-type="float" office:value="358.09">
            <text:p>358.0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6-27">
            <text:p>2023-06-27</text:p>
          </table:table-cell>
          <table:table-cell office:value-type="string" office:string-value="A-50-B17">
            <text:p>A-50-B17</text:p>
          </table:table-cell>
        </table:table-row>
        <table:table-row>
          <table:table-cell office:value-type="string" office:string-value="P-0332">
            <text:p>P-0332</text:p>
          </table:table-cell>
          <table:table-cell office:value-type="string" office:string-value="During Season">
            <text:p>During Season</text:p>
          </table:table-cell>
          <table:table-cell office:value-type="string" office:string-value="Electrónica">
            <text:p>Electrónica</text:p>
          </table:table-cell>
          <table:table-cell office:value-type="float" office:value="238">
            <text:p>238</text:p>
          </table:table-cell>
          <table:table-cell office:value-type="float" office:value="456.14">
            <text:p>456.1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4-02">
            <text:p>2024-04-02</text:p>
          </table:table-cell>
          <table:table-cell office:value-type="string" office:string-value="A-45-B18">
            <text:p>A-45-B1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@(&amp;#%">
            <text:p>@(&amp;#%</text:p>
          </table:table-cell>
          <table:table-cell office:value-type="string" office:string-value="29793097">
            <text:p>29793097</text:p>
          </table:table-cell>
          <table:table-cell office:value-type="string" office:string-value="UCRMXDUSGO">
            <text:p>UCRMXDUSGO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293">
            <text:p>Random293</text:p>
          </table:table-cell>
        </table:table-row>
        <table:table-row>
          <table:table-cell office:value-type="string" office:string-value="P-0335">
            <text:p>P-0335</text:p>
          </table:table-cell>
          <table:table-cell office:value-type="string" office:string-value="Seven Establish">
            <text:p>Seven Establish</text:p>
          </table:table-cell>
          <table:table-cell office:value-type="string" office:string-value="Hogar">
            <text:p>Hogar</text:p>
          </table:table-cell>
          <table:table-cell office:value-type="float" office:value="37">
            <text:p>37</text:p>
          </table:table-cell>
          <table:table-cell office:value-type="float" office:value="449.57">
            <text:p>449.5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1-11">
            <text:p>2024-11-11</text:p>
          </table:table-cell>
          <table:table-cell office:value-type="string" office:string-value="A-37-B20">
            <text:p>A-37-B20</text:p>
          </table:table-cell>
        </table:table-row>
        <table:table-row>
          <table:table-cell office:value-type="string" office:string-value="$%%&amp;&amp;">
            <text:p>$%%&amp;&amp;</text:p>
          </table:table-cell>
          <table:table-cell office:value-type="string" office:string-value="77570742">
            <text:p>77570742</text:p>
          </table:table-cell>
          <table:table-cell office:value-type="string" office:string-value="LSNSCZLVUK">
            <text:p>LSNSCZLVUK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841">
            <text:p>Random841</text:p>
          </table:table-cell>
        </table:table-row>
        <table:table-row>
          <table:table-cell office:value-type="string" office:string-value="P-0337">
            <text:p>P-0337</text:p>
          </table:table-cell>
          <table:table-cell office:value-type="string" office:string-value="Include Dream">
            <text:p>Include Dream</text:p>
          </table:table-cell>
          <table:table-cell office:value-type="string" office:string-value="Alimentos">
            <text:p>Alimentos</text:p>
          </table:table-cell>
          <table:table-cell office:value-type="float" office:value="226">
            <text:p>226</text:p>
          </table:table-cell>
          <table:table-cell office:value-type="float" office:value="245.88">
            <text:p>245.8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2-27">
            <text:p>2024-02-27</text:p>
          </table:table-cell>
          <table:table-cell office:value-type="string" office:string-value="A-9-B5">
            <text:p>A-9-B5</text:p>
          </table:table-cell>
        </table:table-row>
        <table:table-row>
          <table:table-cell office:value-type="string" office:string-value="P-0338">
            <text:p>P-0338</text:p>
          </table:table-cell>
          <table:table-cell office:value-type="string" office:string-value="Direction Major">
            <text:p>Direction Major</text:p>
          </table:table-cell>
          <table:table-cell office:value-type="string" office:string-value="Alimentos">
            <text:p>Alimentos</text:p>
          </table:table-cell>
          <table:table-cell office:value-type="float" office:value="441">
            <text:p>441</text:p>
          </table:table-cell>
          <table:table-cell office:value-type="float" office:value="464.87">
            <text:p>464.8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24">
            <text:p>2024-12-24</text:p>
          </table:table-cell>
          <table:table-cell office:value-type="string" office:string-value="A-39-B17">
            <text:p>A-39-B17</text:p>
          </table:table-cell>
        </table:table-row>
        <table:table-row>
          <table:table-cell office:value-type="string" office:string-value="P-0339">
            <text:p>P-0339</text:p>
          </table:table-cell>
          <table:table-cell office:value-type="string" office:string-value="Imagine Over">
            <text:p>Imagine Over</text:p>
          </table:table-cell>
          <table:table-cell office:value-type="string" office:string-value="Hogar">
            <text:p>Hogar</text:p>
          </table:table-cell>
          <table:table-cell office:value-type="float" office:value="244">
            <text:p>244</text:p>
          </table:table-cell>
          <table:table-cell office:value-type="float" office:value="468.42">
            <text:p>468.4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1-10">
            <text:p>2023-11-10</text:p>
          </table:table-cell>
          <table:table-cell office:value-type="string" office:string-value="A-43-B5">
            <text:p>A-43-B5</text:p>
          </table:table-cell>
        </table:table-row>
        <table:table-row>
          <table:table-cell office:value-type="string" office:string-value="P-0340">
            <text:p>P-0340</text:p>
          </table:table-cell>
          <table:table-cell office:value-type="string" office:string-value="Risk Like">
            <text:p>Risk Like</text:p>
          </table:table-cell>
          <table:table-cell office:value-type="string" office:string-value="Juguetes">
            <text:p>Juguetes</text:p>
          </table:table-cell>
          <table:table-cell office:value-type="float" office:value="384">
            <text:p>384</text:p>
          </table:table-cell>
          <table:table-cell office:value-type="float" office:value="422.39">
            <text:p>422.3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1-29">
            <text:p>2024-11-29</text:p>
          </table:table-cell>
          <table:table-cell office:value-type="string" office:string-value="A-4-B16">
            <text:p>A-4-B16</text:p>
          </table:table-cell>
        </table:table-row>
        <table:table-row>
          <table:table-cell office:value-type="string" office:string-value="P-0341">
            <text:p>P-0341</text:p>
          </table:table-cell>
          <table:table-cell office:value-type="string" office:string-value="Role Table">
            <text:p>Role Table</text:p>
          </table:table-cell>
          <table:table-cell office:value-type="string" office:string-value="Ropa">
            <text:p>Ropa</text:p>
          </table:table-cell>
          <table:table-cell office:value-type="float" office:value="313">
            <text:p>313</text:p>
          </table:table-cell>
          <table:table-cell office:value-type="float" office:value="317.59">
            <text:p>317.5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2-27">
            <text:p>2025-02-27</text:p>
          </table:table-cell>
          <table:table-cell office:value-type="string" office:string-value="A-37-B10">
            <text:p>A-37-B10</text:p>
          </table:table-cell>
        </table:table-row>
        <table:table-row>
          <table:table-cell office:value-type="string" office:string-value="P-0342">
            <text:p>P-0342</text:p>
          </table:table-cell>
          <table:table-cell office:value-type="string" office:string-value="Feel Let">
            <text:p>Feel Let</text:p>
          </table:table-cell>
          <table:table-cell office:value-type="string" office:string-value="Ropa">
            <text:p>Ropa</text:p>
          </table:table-cell>
          <table:table-cell office:value-type="float" office:value="190">
            <text:p>190</text:p>
          </table:table-cell>
          <table:table-cell office:value-type="float" office:value="254.18">
            <text:p>254.1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1-26">
            <text:p>2024-11-26</text:p>
          </table:table-cell>
          <table:table-cell office:value-type="string" office:string-value="A-18-B13">
            <text:p>A-18-B13</text:p>
          </table:table-cell>
        </table:table-row>
        <table:table-row>
          <table:table-cell office:value-type="string" office:string-value="P-0343">
            <text:p>P-0343</text:p>
          </table:table-cell>
          <table:table-cell office:value-type="string" office:string-value="Plant Between">
            <text:p>Plant Between</text:p>
          </table:table-cell>
          <table:table-cell office:value-type="string" office:string-value="Ropa">
            <text:p>Ropa</text:p>
          </table:table-cell>
          <table:table-cell office:value-type="float" office:value="215">
            <text:p>215</text:p>
          </table:table-cell>
          <table:table-cell office:value-type="float" office:value="182.26">
            <text:p>182.2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3-19">
            <text:p>2025-03-19</text:p>
          </table:table-cell>
          <table:table-cell office:value-type="string" office:string-value="A-24-B13">
            <text:p>A-24-B13</text:p>
          </table:table-cell>
        </table:table-row>
        <table:table-row>
          <table:table-cell office:value-type="string" office:string-value="P-0344">
            <text:p>P-0344</text:p>
          </table:table-cell>
          <table:table-cell office:value-type="string" office:string-value="Money Style">
            <text:p>Money Style</text:p>
          </table:table-cell>
          <table:table-cell office:value-type="string" office:string-value="Electrónica">
            <text:p>Electrónica</text:p>
          </table:table-cell>
          <table:table-cell office:value-type="float" office:value="394">
            <text:p>394</text:p>
          </table:table-cell>
          <table:table-cell office:value-type="float" office:value="251.09">
            <text:p>251.0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06">
            <text:p>2024-03-06</text:p>
          </table:table-cell>
          <table:table-cell office:value-type="string" office:string-value="A-10-B8">
            <text:p>A-10-B8</text:p>
          </table:table-cell>
        </table:table-row>
        <table:table-row>
          <table:table-cell office:value-type="string" office:string-value="P-0345">
            <text:p>P-0345</text:p>
          </table:table-cell>
          <table:table-cell office:value-type="string" office:string-value="Instead Firm">
            <text:p>Instead Firm</text:p>
          </table:table-cell>
          <table:table-cell office:value-type="string" office:string-value="Salud">
            <text:p>Salud</text:p>
          </table:table-cell>
          <table:table-cell office:value-type="float" office:value="308">
            <text:p>308</text:p>
          </table:table-cell>
          <table:table-cell office:value-type="float" office:value="97.6">
            <text:p>97.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1-02">
            <text:p>2023-11-02</text:p>
          </table:table-cell>
          <table:table-cell office:value-type="string" office:string-value="A-23-B6">
            <text:p>A-23-B6</text:p>
          </table:table-cell>
        </table:table-row>
        <table:table-row>
          <table:table-cell office:value-type="string" office:string-value="P-0346">
            <text:p>P-0346</text:p>
          </table:table-cell>
          <table:table-cell office:value-type="string" office:string-value="Modern Impact">
            <text:p>Modern Impact</text:p>
          </table:table-cell>
          <table:table-cell office:value-type="string" office:string-value="Deportes">
            <text:p>Deportes</text:p>
          </table:table-cell>
          <table:table-cell office:value-type="float" office:value="150">
            <text:p>150</text:p>
          </table:table-cell>
          <table:table-cell office:value-type="float" office:value="240.12">
            <text:p>240.1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4-30">
            <text:p>2024-04-30</text:p>
          </table:table-cell>
          <table:table-cell office:value-type="string" office:string-value="A-4-B13">
            <text:p>A-4-B13</text:p>
          </table:table-cell>
        </table:table-row>
        <table:table-row>
          <table:table-cell office:value-type="string" office:string-value="P-0347">
            <text:p>P-0347</text:p>
          </table:table-cell>
          <table:table-cell office:value-type="string" office:string-value="Three Reality">
            <text:p>Three Reality</text:p>
          </table:table-cell>
          <table:table-cell office:value-type="string" office:string-value="Automotriz">
            <text:p>Automotriz</text:p>
          </table:table-cell>
          <table:table-cell office:value-type="float" office:value="141">
            <text:p>141</text:p>
          </table:table-cell>
          <table:table-cell office:value-type="float" office:value="55.22">
            <text:p>55.2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2-19">
            <text:p>2025-02-19</text:p>
          </table:table-cell>
          <table:table-cell office:value-type="string" office:string-value="A-19-B8">
            <text:p>A-19-B8</text:p>
          </table:table-cell>
        </table:table-row>
        <table:table-row>
          <table:table-cell office:value-type="string" office:string-value="P-0348">
            <text:p>P-0348</text:p>
          </table:table-cell>
          <table:table-cell office:value-type="string" office:string-value="Nearly Need">
            <text:p>Nearly Need</text:p>
          </table:table-cell>
          <table:table-cell office:value-type="string" office:string-value="Alimentos">
            <text:p>Alimentos</text:p>
          </table:table-cell>
          <table:table-cell office:value-type="float" office:value="59">
            <text:p>59</text:p>
          </table:table-cell>
          <table:table-cell office:value-type="float" office:value="143.28">
            <text:p>143.2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10">
            <text:p>2023-05-10</text:p>
          </table:table-cell>
          <table:table-cell office:value-type="string" office:string-value="A-37-B18">
            <text:p>A-37-B18</text:p>
          </table:table-cell>
        </table:table-row>
        <table:table-row>
          <table:table-cell office:value-type="string" office:string-value="P-0349">
            <text:p>P-0349</text:p>
          </table:table-cell>
          <table:table-cell office:value-type="string" office:string-value="Nearly Always">
            <text:p>Nearly Always</text:p>
          </table:table-cell>
          <table:table-cell office:value-type="string" office:string-value="Salud">
            <text:p>Salud</text:p>
          </table:table-cell>
          <table:table-cell office:value-type="float" office:value="372">
            <text:p>372</text:p>
          </table:table-cell>
          <table:table-cell office:value-type="float" office:value="1.47">
            <text:p>1.4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16">
            <text:p>2024-01-16</text:p>
          </table:table-cell>
          <table:table-cell office:value-type="string" office:string-value="A-44-B10">
            <text:p>A-44-B10</text:p>
          </table:table-cell>
        </table:table-row>
        <table:table-row>
          <table:table-cell office:value-type="string" office:string-value="P-0350">
            <text:p>P-0350</text:p>
          </table:table-cell>
          <table:table-cell office:value-type="string" office:string-value="Green Image">
            <text:p>Green Image</text:p>
          </table:table-cell>
          <table:table-cell office:value-type="string" office:string-value="Salud">
            <text:p>Salud</text:p>
          </table:table-cell>
          <table:table-cell office:value-type="float" office:value="482">
            <text:p>482</text:p>
          </table:table-cell>
          <table:table-cell office:value-type="float" office:value="66.49">
            <text:p>66.4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14">
            <text:p>2024-02-14</text:p>
          </table:table-cell>
          <table:table-cell office:value-type="string" office:string-value="A-19-B3">
            <text:p>A-19-B3</text:p>
          </table:table-cell>
        </table:table-row>
        <table:table-row>
          <table:table-cell office:value-type="string" office:string-value="P-0351">
            <text:p>P-0351</text:p>
          </table:table-cell>
          <table:table-cell office:value-type="string" office:string-value="Possible Fall">
            <text:p>Possible Fall</text:p>
          </table:table-cell>
          <table:table-cell office:value-type="string" office:string-value="Deportes">
            <text:p>Deportes</text:p>
          </table:table-cell>
          <table:table-cell office:value-type="float" office:value="479">
            <text:p>479</text:p>
          </table:table-cell>
          <table:table-cell office:value-type="float" office:value="192.83">
            <text:p>192.8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11">
            <text:p>2024-02-11</text:p>
          </table:table-cell>
          <table:table-cell office:value-type="string" office:string-value="A-13-B13">
            <text:p>A-13-B1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6444">
            <text:p>6444</text:p>
          </table:table-cell>
          <table:table-cell office:value-type="string" office:string-value="Door building art trial little main stand.">
            <text:p>Door building art trial little main stand.</text:p>
          </table:table-cell>
          <table:table-cell office:value-type="float" office:value="6798">
            <text:p>6798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417">
            <text:p>Ubicación417</text:p>
          </table:table-cell>
        </table:table-row>
        <table:table-row>
          <table:table-cell office:value-type="string" office:string-value="P-0354">
            <text:p>P-0354</text:p>
          </table:table-cell>
          <table:table-cell office:value-type="string" office:string-value="Note Half">
            <text:p>Note Half</text:p>
          </table:table-cell>
          <table:table-cell office:value-type="string" office:string-value="Deportes">
            <text:p>Deportes</text:p>
          </table:table-cell>
          <table:table-cell office:value-type="float" office:value="418">
            <text:p>418</text:p>
          </table:table-cell>
          <table:table-cell office:value-type="float" office:value="405.45">
            <text:p>405.4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9-22">
            <text:p>2023-09-22</text:p>
          </table:table-cell>
          <table:table-cell office:value-type="string" office:string-value="A-31-B1">
            <text:p>A-31-B1</text:p>
          </table:table-cell>
        </table:table-row>
        <table:table-row>
          <table:table-cell office:value-type="string" office:string-value="P-0355">
            <text:p>P-0355</text:p>
          </table:table-cell>
          <table:table-cell office:value-type="string" office:string-value="I Artist">
            <text:p>I Artist</text:p>
          </table:table-cell>
          <table:table-cell office:value-type="string" office:string-value="Automotriz">
            <text:p>Automotriz</text:p>
          </table:table-cell>
          <table:table-cell office:value-type="float" office:value="109">
            <text:p>109</text:p>
          </table:table-cell>
          <table:table-cell office:value-type="float" office:value="81.47">
            <text:p>81.4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9-27">
            <text:p>2024-09-27</text:p>
          </table:table-cell>
          <table:table-cell office:value-type="string" office:string-value="A-41-B18">
            <text:p>A-41-B18</text:p>
          </table:table-cell>
        </table:table-row>
        <table:table-row>
          <table:table-cell office:value-type="string" office:string-value="P-0356">
            <text:p>P-0356</text:p>
          </table:table-cell>
          <table:table-cell office:value-type="string" office:string-value="Mrs Upon">
            <text:p>Mrs Upon</text:p>
          </table:table-cell>
          <table:table-cell office:value-type="string" office:string-value="Juguetes">
            <text:p>Juguetes</text:p>
          </table:table-cell>
          <table:table-cell office:value-type="float" office:value="427">
            <text:p>427</text:p>
          </table:table-cell>
          <table:table-cell office:value-type="float" office:value="89.01">
            <text:p>89.0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06">
            <text:p>2024-10-06</text:p>
          </table:table-cell>
          <table:table-cell office:value-type="string" office:string-value="A-42-B3">
            <text:p>A-42-B3</text:p>
          </table:table-cell>
        </table:table-row>
        <table:table-row>
          <table:table-cell office:value-type="string" office:string-value="P-0357">
            <text:p>P-0357</text:p>
          </table:table-cell>
          <table:table-cell office:value-type="string" office:string-value="Clear Scene">
            <text:p>Clear Scene</text:p>
          </table:table-cell>
          <table:table-cell office:value-type="string" office:string-value="Salud">
            <text:p>Salud</text:p>
          </table:table-cell>
          <table:table-cell office:value-type="float" office:value="177">
            <text:p>177</text:p>
          </table:table-cell>
          <table:table-cell office:value-type="float" office:value="3.87">
            <text:p>3.8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1-26">
            <text:p>2023-11-26</text:p>
          </table:table-cell>
          <table:table-cell office:value-type="string" office:string-value="A-35-B8">
            <text:p>A-35-B8</text:p>
          </table:table-cell>
        </table:table-row>
        <table:table-row>
          <table:table-cell office:value-type="string" office:string-value="P-0358">
            <text:p>P-0358</text:p>
          </table:table-cell>
          <table:table-cell office:value-type="string" office:string-value="Space This">
            <text:p>Space This</text:p>
          </table:table-cell>
          <table:table-cell office:value-type="string" office:string-value="Juguetes">
            <text:p>Juguetes</text:p>
          </table:table-cell>
          <table:table-cell office:value-type="float" office:value="11">
            <text:p>11</text:p>
          </table:table-cell>
          <table:table-cell office:value-type="float" office:value="399.5">
            <text:p>399.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04">
            <text:p>2024-09-04</text:p>
          </table:table-cell>
          <table:table-cell office:value-type="string" office:string-value="A-8-B4">
            <text:p>A-8-B4</text:p>
          </table:table-cell>
        </table:table-row>
        <table:table-row>
          <table:table-cell office:value-type="string" office:string-value="$^*)*">
            <text:p>$^*)*</text:p>
          </table:table-cell>
          <table:table-cell office:value-type="string" office:string-value="30958109">
            <text:p>30958109</text:p>
          </table:table-cell>
          <table:table-cell office:value-type="string" office:string-value="PIPQOVSVWB">
            <text:p>PIPQOVSVWB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468">
            <text:p>Random468</text:p>
          </table:table-cell>
        </table:table-row>
        <table:table-row>
          <table:table-cell office:value-type="string" office:string-value="P-0360">
            <text:p>P-0360</text:p>
          </table:table-cell>
          <table:table-cell office:value-type="string" office:string-value="Two East">
            <text:p>Two East</text:p>
          </table:table-cell>
          <table:table-cell office:value-type="string" office:string-value="Hogar">
            <text:p>Hogar</text:p>
          </table:table-cell>
          <table:table-cell office:value-type="float" office:value="455">
            <text:p>455</text:p>
          </table:table-cell>
          <table:table-cell office:value-type="float" office:value="498.51">
            <text:p>498.5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9-15">
            <text:p>2023-09-15</text:p>
          </table:table-cell>
          <table:table-cell office:value-type="string" office:string-value="A-12-B12">
            <text:p>A-12-B12</text:p>
          </table:table-cell>
        </table:table-row>
        <table:table-row>
          <table:table-cell office:value-type="string" office:string-value="P-0361">
            <text:p>P-0361</text:p>
          </table:table-cell>
          <table:table-cell office:value-type="string" office:string-value="Nation Strong">
            <text:p>Nation Strong</text:p>
          </table:table-cell>
          <table:table-cell office:value-type="string" office:string-value="Hogar">
            <text:p>Hogar</text:p>
          </table:table-cell>
          <table:table-cell office:value-type="float" office:value="348">
            <text:p>348</text:p>
          </table:table-cell>
          <table:table-cell office:value-type="float" office:value="380.24">
            <text:p>380.2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25">
            <text:p>2024-08-25</text:p>
          </table:table-cell>
          <table:table-cell office:value-type="string" office:string-value="A-45-B17">
            <text:p>A-45-B17</text:p>
          </table:table-cell>
        </table:table-row>
        <table:table-row>
          <table:table-cell office:value-type="string" office:string-value="P-0362">
            <text:p>P-0362</text:p>
          </table:table-cell>
          <table:table-cell office:value-type="string" office:string-value="Night People">
            <text:p>Night People</text:p>
          </table:table-cell>
          <table:table-cell office:value-type="string" office:string-value="Electrónica">
            <text:p>Electrónica</text:p>
          </table:table-cell>
          <table:table-cell office:value-type="float" office:value="102">
            <text:p>102</text:p>
          </table:table-cell>
          <table:table-cell office:value-type="float" office:value="273.19">
            <text:p>273.1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4-22">
            <text:p>2023-04-22</text:p>
          </table:table-cell>
          <table:table-cell office:value-type="string" office:string-value="A-18-B14">
            <text:p>A-18-B14</text:p>
          </table:table-cell>
        </table:table-row>
        <table:table-row>
          <table:table-cell office:value-type="string" office:string-value="%(#^*">
            <text:p>%(#^*</text:p>
          </table:table-cell>
          <table:table-cell office:value-type="string" office:string-value="45409235">
            <text:p>45409235</text:p>
          </table:table-cell>
          <table:table-cell office:value-type="string" office:string-value="FQWEQLDCNP">
            <text:p>FQWEQLDCNP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696">
            <text:p>Random696</text:p>
          </table:table-cell>
        </table:table-row>
        <table:table-row>
          <table:table-cell office:value-type="string" office:string-value="P-0364">
            <text:p>P-0364</text:p>
          </table:table-cell>
          <table:table-cell office:value-type="string" office:string-value="Have High">
            <text:p>Have High</text:p>
          </table:table-cell>
          <table:table-cell office:value-type="string" office:string-value="Automotriz">
            <text:p>Automotriz</text:p>
          </table:table-cell>
          <table:table-cell office:value-type="float" office:value="306">
            <text:p>306</text:p>
          </table:table-cell>
          <table:table-cell office:value-type="float" office:value="233.44">
            <text:p>233.4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14">
            <text:p>2023-08-14</text:p>
          </table:table-cell>
          <table:table-cell office:value-type="string" office:string-value="A-48-B10">
            <text:p>A-48-B10</text:p>
          </table:table-cell>
        </table:table-row>
        <table:table-row>
          <table:table-cell office:value-type="string" office:string-value="P-0365">
            <text:p>P-0365</text:p>
          </table:table-cell>
          <table:table-cell office:value-type="string" office:string-value="Poor Follow">
            <text:p>Poor Follow</text:p>
          </table:table-cell>
          <table:table-cell office:value-type="string" office:string-value="Alimentos">
            <text:p>Alimentos</text:p>
          </table:table-cell>
          <table:table-cell office:value-type="float" office:value="135">
            <text:p>135</text:p>
          </table:table-cell>
          <table:table-cell office:value-type="float" office:value="107.15">
            <text:p>107.1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7-11">
            <text:p>2023-07-11</text:p>
          </table:table-cell>
          <table:table-cell office:value-type="string" office:string-value="A-23-B5">
            <text:p>A-23-B5</text:p>
          </table:table-cell>
        </table:table-row>
        <table:table-row>
          <table:table-cell office:value-type="string" office:string-value="P-0366">
            <text:p>P-0366</text:p>
          </table:table-cell>
          <table:table-cell office:value-type="string" office:string-value="Really Trip">
            <text:p>Really Trip</text:p>
          </table:table-cell>
          <table:table-cell office:value-type="string" office:string-value="Hogar">
            <text:p>Hogar</text:p>
          </table:table-cell>
          <table:table-cell office:value-type="float" office:value="359">
            <text:p>359</text:p>
          </table:table-cell>
          <table:table-cell office:value-type="float" office:value="325.42">
            <text:p>325.4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4-23">
            <text:p>2024-04-23</text:p>
          </table:table-cell>
          <table:table-cell office:value-type="string" office:string-value="A-23-B4">
            <text:p>A-23-B4</text:p>
          </table:table-cell>
        </table:table-row>
        <table:table-row>
          <table:table-cell office:value-type="string" office:string-value="P-0367">
            <text:p>P-0367</text:p>
          </table:table-cell>
          <table:table-cell office:value-type="string" office:string-value="Turn As">
            <text:p>Turn As</text:p>
          </table:table-cell>
          <table:table-cell office:value-type="string" office:string-value="Juguetes">
            <text:p>Juguetes</text:p>
          </table:table-cell>
          <table:table-cell office:value-type="float" office:value="414">
            <text:p>414</text:p>
          </table:table-cell>
          <table:table-cell office:value-type="float" office:value="177.59">
            <text:p>177.5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18">
            <text:p>2023-10-18</text:p>
          </table:table-cell>
          <table:table-cell office:value-type="string" office:string-value="A-1-B4">
            <text:p>A-1-B4</text:p>
          </table:table-cell>
        </table:table-row>
        <table:table-row>
          <table:table-cell office:value-type="string" office:string-value="P-0368">
            <text:p>P-0368</text:p>
          </table:table-cell>
          <table:table-cell office:value-type="string" office:string-value="Four Reality">
            <text:p>Four Reality</text:p>
          </table:table-cell>
          <table:table-cell office:value-type="string" office:string-value="Salud">
            <text:p>Salud</text:p>
          </table:table-cell>
          <table:table-cell office:value-type="float" office:value="451">
            <text:p>451</text:p>
          </table:table-cell>
          <table:table-cell office:value-type="float" office:value="151.35">
            <text:p>151.3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6-12">
            <text:p>2024-06-12</text:p>
          </table:table-cell>
          <table:table-cell office:value-type="string" office:string-value="A-14-B1">
            <text:p>A-14-B1</text:p>
          </table:table-cell>
        </table:table-row>
        <table:table-row>
          <table:table-cell office:value-type="string" office:string-value="P-0369">
            <text:p>P-0369</text:p>
          </table:table-cell>
          <table:table-cell office:value-type="string" office:string-value="Marriage Late">
            <text:p>Marriage Late</text:p>
          </table:table-cell>
          <table:table-cell office:value-type="string" office:string-value="Automotriz">
            <text:p>Automotriz</text:p>
          </table:table-cell>
          <table:table-cell office:value-type="float" office:value="194">
            <text:p>194</text:p>
          </table:table-cell>
          <table:table-cell office:value-type="float" office:value="171.24">
            <text:p>171.2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2-13">
            <text:p>2024-02-13</text:p>
          </table:table-cell>
          <table:table-cell office:value-type="string" office:string-value="A-42-B14">
            <text:p>A-42-B14</text:p>
          </table:table-cell>
        </table:table-row>
        <table:table-row>
          <table:table-cell office:value-type="string" office:string-value="P-0370">
            <text:p>P-0370</text:p>
          </table:table-cell>
          <table:table-cell office:value-type="string" office:string-value="Avoid Job">
            <text:p>Avoid Job</text:p>
          </table:table-cell>
          <table:table-cell office:value-type="string" office:string-value="Salud">
            <text:p>Salud</text:p>
          </table:table-cell>
          <table:table-cell office:value-type="float" office:value="276">
            <text:p>276</text:p>
          </table:table-cell>
          <table:table-cell office:value-type="float" office:value="384.89">
            <text:p>384.8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2-11">
            <text:p>2025-02-11</text:p>
          </table:table-cell>
          <table:table-cell office:value-type="string" office:string-value="A-6-B20">
            <text:p>A-6-B20</text:p>
          </table:table-cell>
        </table:table-row>
        <table:table-row>
          <table:table-cell office:value-type="string" office:string-value="P-0371">
            <text:p>P-0371</text:p>
          </table:table-cell>
          <table:table-cell office:value-type="string" office:string-value="Worry Particular">
            <text:p>Worry Particular</text:p>
          </table:table-cell>
          <table:table-cell office:value-type="string" office:string-value="Hogar">
            <text:p>Hogar</text:p>
          </table:table-cell>
          <table:table-cell office:value-type="float" office:value="478">
            <text:p>478</text:p>
          </table:table-cell>
          <table:table-cell office:value-type="float" office:value="383.76">
            <text:p>383.7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3-07">
            <text:p>2024-03-07</text:p>
          </table:table-cell>
          <table:table-cell office:value-type="string" office:string-value="A-16-B14">
            <text:p>A-16-B14</text:p>
          </table:table-cell>
        </table:table-row>
        <table:table-row>
          <table:table-cell office:value-type="string" office:string-value="P-0372">
            <text:p>P-0372</text:p>
          </table:table-cell>
          <table:table-cell office:value-type="string" office:string-value="Reality Off">
            <text:p>Reality Off</text:p>
          </table:table-cell>
          <table:table-cell office:value-type="string" office:string-value="Deportes">
            <text:p>Deportes</text:p>
          </table:table-cell>
          <table:table-cell office:value-type="float" office:value="463">
            <text:p>463</text:p>
          </table:table-cell>
          <table:table-cell office:value-type="float" office:value="476.93">
            <text:p>476.9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3-21">
            <text:p>2024-03-21</text:p>
          </table:table-cell>
          <table:table-cell office:value-type="string" office:string-value="A-43-B12">
            <text:p>A-43-B12</text:p>
          </table:table-cell>
        </table:table-row>
        <table:table-row>
          <table:table-cell office:value-type="string" office:string-value="P-0373">
            <text:p>P-0373</text:p>
          </table:table-cell>
          <table:table-cell office:value-type="string" office:string-value="Kitchen Over">
            <text:p>Kitchen Over</text:p>
          </table:table-cell>
          <table:table-cell office:value-type="string" office:string-value="Juguetes">
            <text:p>Juguetes</text:p>
          </table:table-cell>
          <table:table-cell office:value-type="float" office:value="209">
            <text:p>209</text:p>
          </table:table-cell>
          <table:table-cell office:value-type="float" office:value="431.16">
            <text:p>431.1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17">
            <text:p>2023-05-17</text:p>
          </table:table-cell>
          <table:table-cell office:value-type="string" office:string-value="A-42-B17">
            <text:p>A-42-B17</text:p>
          </table:table-cell>
        </table:table-row>
        <table:table-row>
          <table:table-cell office:value-type="string" office:string-value="P-0374">
            <text:p>P-0374</text:p>
          </table:table-cell>
          <table:table-cell office:value-type="string" office:string-value="Particularly May">
            <text:p>Particularly May</text:p>
          </table:table-cell>
          <table:table-cell office:value-type="string" office:string-value="Juguetes">
            <text:p>Juguetes</text:p>
          </table:table-cell>
          <table:table-cell office:value-type="float" office:value="270">
            <text:p>270</text:p>
          </table:table-cell>
          <table:table-cell office:value-type="float" office:value="355.92">
            <text:p>355.9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24">
            <text:p>2024-05-24</text:p>
          </table:table-cell>
          <table:table-cell office:value-type="string" office:string-value="A-16-B7">
            <text:p>A-16-B7</text:p>
          </table:table-cell>
        </table:table-row>
        <table:table-row>
          <table:table-cell office:value-type="string" office:string-value="P-0375">
            <text:p>P-0375</text:p>
          </table:table-cell>
          <table:table-cell office:value-type="string" office:string-value="Hotel Free">
            <text:p>Hotel Free</text:p>
          </table:table-cell>
          <table:table-cell office:value-type="string" office:string-value="Alimentos">
            <text:p>Alimentos</text:p>
          </table:table-cell>
          <table:table-cell office:value-type="float" office:value="52">
            <text:p>52</text:p>
          </table:table-cell>
          <table:table-cell office:value-type="float" office:value="114.93">
            <text:p>114.9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8-01">
            <text:p>2024-08-01</text:p>
          </table:table-cell>
          <table:table-cell office:value-type="string" office:string-value="A-44-B11">
            <text:p>A-44-B11</text:p>
          </table:table-cell>
        </table:table-row>
        <table:table-row>
          <table:table-cell office:value-type="string" office:string-value="P-0376">
            <text:p>P-0376</text:p>
          </table:table-cell>
          <table:table-cell office:value-type="string" office:string-value="Media Probably">
            <text:p>Media Probably</text:p>
          </table:table-cell>
          <table:table-cell office:value-type="string" office:string-value="Salud">
            <text:p>Salud</text:p>
          </table:table-cell>
          <table:table-cell office:value-type="float" office:value="369">
            <text:p>369</text:p>
          </table:table-cell>
          <table:table-cell office:value-type="float" office:value="266.95">
            <text:p>266.9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17">
            <text:p>2024-10-17</text:p>
          </table:table-cell>
          <table:table-cell office:value-type="string" office:string-value="A-40-B12">
            <text:p>A-40-B12</text:p>
          </table:table-cell>
        </table:table-row>
        <table:table-row>
          <table:table-cell office:value-type="string" office:string-value="P-0377">
            <text:p>P-0377</text:p>
          </table:table-cell>
          <table:table-cell office:value-type="string" office:string-value="Simply Parent">
            <text:p>Simply Parent</text:p>
          </table:table-cell>
          <table:table-cell office:value-type="string" office:string-value="Salud">
            <text:p>Salud</text:p>
          </table:table-cell>
          <table:table-cell office:value-type="float" office:value="389">
            <text:p>389</text:p>
          </table:table-cell>
          <table:table-cell office:value-type="float" office:value="90.0">
            <text:p>90.0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1-27">
            <text:p>2023-11-27</text:p>
          </table:table-cell>
          <table:table-cell office:value-type="string" office:string-value="A-37-B20">
            <text:p>A-37-B20</text:p>
          </table:table-cell>
        </table:table-row>
        <table:table-row>
          <table:table-cell office:value-type="string" office:string-value="P-0378">
            <text:p>P-0378</text:p>
          </table:table-cell>
          <table:table-cell office:value-type="string" office:string-value="Lose Great">
            <text:p>Lose Great</text:p>
          </table:table-cell>
          <table:table-cell office:value-type="string" office:string-value="Automotriz">
            <text:p>Automotriz</text:p>
          </table:table-cell>
          <table:table-cell office:value-type="float" office:value="288">
            <text:p>288</text:p>
          </table:table-cell>
          <table:table-cell office:value-type="float" office:value="134.71">
            <text:p>134.7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1-11">
            <text:p>2024-01-11</text:p>
          </table:table-cell>
          <table:table-cell office:value-type="string" office:string-value="A-38-B6">
            <text:p>A-38-B6</text:p>
          </table:table-cell>
        </table:table-row>
        <table:table-row>
          <table:table-cell office:value-type="string" office:string-value="P-0379">
            <text:p>P-0379</text:p>
          </table:table-cell>
          <table:table-cell office:value-type="string" office:string-value="Example Guy">
            <text:p>Example Guy</text:p>
          </table:table-cell>
          <table:table-cell office:value-type="string" office:string-value="Juguetes">
            <text:p>Juguetes</text:p>
          </table:table-cell>
          <table:table-cell office:value-type="float" office:value="299">
            <text:p>299</text:p>
          </table:table-cell>
          <table:table-cell office:value-type="float" office:value="224.11">
            <text:p>224.1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3-31">
            <text:p>2023-03-31</text:p>
          </table:table-cell>
          <table:table-cell office:value-type="string" office:string-value="A-14-B12">
            <text:p>A-14-B12</text:p>
          </table:table-cell>
        </table:table-row>
        <table:table-row>
          <table:table-cell office:value-type="string" office:string-value="P-0380">
            <text:p>P-0380</text:p>
          </table:table-cell>
          <table:table-cell office:value-type="string" office:string-value="Serve Boy">
            <text:p>Serve Boy</text:p>
          </table:table-cell>
          <table:table-cell office:value-type="string" office:string-value="Hogar">
            <text:p>Hogar</text:p>
          </table:table-cell>
          <table:table-cell office:value-type="float" office:value="253">
            <text:p>253</text:p>
          </table:table-cell>
          <table:table-cell office:value-type="float" office:value="271.36">
            <text:p>271.3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16">
            <text:p>2024-01-16</text:p>
          </table:table-cell>
          <table:table-cell office:value-type="string" office:string-value="A-2-B14">
            <text:p>A-2-B14</text:p>
          </table:table-cell>
        </table:table-row>
        <table:table-row>
          <table:table-cell office:value-type="string" office:string-value="P-0381">
            <text:p>P-0381</text:p>
          </table:table-cell>
          <table:table-cell office:value-type="string" office:string-value="Thus Worker">
            <text:p>Thus Worker</text:p>
          </table:table-cell>
          <table:table-cell office:value-type="string" office:string-value="Electrónica">
            <text:p>Electrónica</text:p>
          </table:table-cell>
          <table:table-cell office:value-type="float" office:value="290">
            <text:p>290</text:p>
          </table:table-cell>
          <table:table-cell office:value-type="float" office:value="470.09">
            <text:p>470.0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7-22">
            <text:p>2023-07-22</text:p>
          </table:table-cell>
          <table:table-cell office:value-type="string" office:string-value="A-3-B6">
            <text:p>A-3-B6</text:p>
          </table:table-cell>
        </table:table-row>
        <table:table-row>
          <table:table-cell office:value-type="string" office:string-value="P-0382">
            <text:p>P-0382</text:p>
          </table:table-cell>
          <table:table-cell office:value-type="string" office:string-value="Government South">
            <text:p>Government South</text:p>
          </table:table-cell>
          <table:table-cell office:value-type="string" office:string-value="Ropa">
            <text:p>Ropa</text:p>
          </table:table-cell>
          <table:table-cell office:value-type="float" office:value="21">
            <text:p>21</text:p>
          </table:table-cell>
          <table:table-cell office:value-type="float" office:value="442.71">
            <text:p>442.7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2-25">
            <text:p>2024-02-25</text:p>
          </table:table-cell>
          <table:table-cell office:value-type="string" office:string-value="A-26-B13">
            <text:p>A-26-B13</text:p>
          </table:table-cell>
        </table:table-row>
        <table:table-row>
          <table:table-cell office:value-type="string" office:string-value="P-0383">
            <text:p>P-0383</text:p>
          </table:table-cell>
          <table:table-cell office:value-type="string" office:string-value="Strong Or">
            <text:p>Strong Or</text:p>
          </table:table-cell>
          <table:table-cell office:value-type="string" office:string-value="Alimentos">
            <text:p>Alimentos</text:p>
          </table:table-cell>
          <table:table-cell office:value-type="float" office:value="423">
            <text:p>423</text:p>
          </table:table-cell>
          <table:table-cell office:value-type="float" office:value="208.68">
            <text:p>208.6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20">
            <text:p>2024-01-20</text:p>
          </table:table-cell>
          <table:table-cell office:value-type="string" office:string-value="A-47-B14">
            <text:p>A-47-B14</text:p>
          </table:table-cell>
        </table:table-row>
        <table:table-row>
          <table:table-cell office:value-type="string" office:string-value="P-0384">
            <text:p>P-0384</text:p>
          </table:table-cell>
          <table:table-cell office:value-type="string" office:string-value="Different Community">
            <text:p>Different Community</text:p>
          </table:table-cell>
          <table:table-cell office:value-type="string" office:string-value="Ropa">
            <text:p>Ropa</text:p>
          </table:table-cell>
          <table:table-cell office:value-type="float" office:value="173">
            <text:p>173</text:p>
          </table:table-cell>
          <table:table-cell office:value-type="float" office:value="58.77">
            <text:p>58.7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1-16">
            <text:p>2023-11-16</text:p>
          </table:table-cell>
          <table:table-cell office:value-type="string" office:string-value="A-18-B9">
            <text:p>A-18-B9</text:p>
          </table:table-cell>
        </table:table-row>
        <table:table-row>
          <table:table-cell office:value-type="string" office:string-value="P-0385">
            <text:p>P-0385</text:p>
          </table:table-cell>
          <table:table-cell office:value-type="string" office:string-value="Scene Or">
            <text:p>Scene Or</text:p>
          </table:table-cell>
          <table:table-cell office:value-type="string" office:string-value="Alimentos">
            <text:p>Alimentos</text:p>
          </table:table-cell>
          <table:table-cell office:value-type="float" office:value="413">
            <text:p>413</text:p>
          </table:table-cell>
          <table:table-cell office:value-type="float" office:value="228.64">
            <text:p>228.6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19">
            <text:p>2024-10-19</text:p>
          </table:table-cell>
          <table:table-cell office:value-type="string" office:string-value="A-10-B10">
            <text:p>A-10-B10</text:p>
          </table:table-cell>
        </table:table-row>
        <table:table-row>
          <table:table-cell office:value-type="string" office:string-value="P-0386">
            <text:p>P-0386</text:p>
          </table:table-cell>
          <table:table-cell office:value-type="string" office:string-value="Sort Test">
            <text:p>Sort Test</text:p>
          </table:table-cell>
          <table:table-cell office:value-type="string" office:string-value="Hogar">
            <text:p>Hogar</text:p>
          </table:table-cell>
          <table:table-cell office:value-type="float" office:value="448">
            <text:p>448</text:p>
          </table:table-cell>
          <table:table-cell office:value-type="float" office:value="487.03">
            <text:p>487.0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1-24">
            <text:p>2024-01-24</text:p>
          </table:table-cell>
          <table:table-cell office:value-type="string" office:string-value="A-46-B17">
            <text:p>A-46-B1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388">
            <text:p>P-0388</text:p>
          </table:table-cell>
          <table:table-cell office:value-type="string" office:string-value="Class By">
            <text:p>Class By</text:p>
          </table:table-cell>
          <table:table-cell office:value-type="string" office:string-value="Alimentos">
            <text:p>Alimentos</text:p>
          </table:table-cell>
          <table:table-cell office:value-type="float" office:value="125">
            <text:p>125</text:p>
          </table:table-cell>
          <table:table-cell office:value-type="float" office:value="369.65">
            <text:p>369.6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17">
            <text:p>2023-05-17</text:p>
          </table:table-cell>
          <table:table-cell office:value-type="string" office:string-value="A-18-B6">
            <text:p>A-18-B6</text:p>
          </table:table-cell>
        </table:table-row>
        <table:table-row>
          <table:table-cell office:value-type="string" office:string-value="P-0389">
            <text:p>P-0389</text:p>
          </table:table-cell>
          <table:table-cell office:value-type="string" office:string-value="Start Benefit">
            <text:p>Start Benefit</text:p>
          </table:table-cell>
          <table:table-cell office:value-type="string" office:string-value="Salud">
            <text:p>Salud</text:p>
          </table:table-cell>
          <table:table-cell office:value-type="float" office:value="203">
            <text:p>203</text:p>
          </table:table-cell>
          <table:table-cell office:value-type="float" office:value="462.22">
            <text:p>462.2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3-01">
            <text:p>2025-03-01</text:p>
          </table:table-cell>
          <table:table-cell office:value-type="string" office:string-value="A-33-B8">
            <text:p>A-33-B8</text:p>
          </table:table-cell>
        </table:table-row>
        <table:table-row>
          <table:table-cell office:value-type="string" office:string-value="P-0390">
            <text:p>P-0390</text:p>
          </table:table-cell>
          <table:table-cell office:value-type="string" office:string-value="Apply Town">
            <text:p>Apply Town</text:p>
          </table:table-cell>
          <table:table-cell office:value-type="string" office:string-value="Salud">
            <text:p>Salud</text:p>
          </table:table-cell>
          <table:table-cell office:value-type="float" office:value="307">
            <text:p>307</text:p>
          </table:table-cell>
          <table:table-cell office:value-type="float" office:value="179.88">
            <text:p>179.8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1-06">
            <text:p>2023-11-06</text:p>
          </table:table-cell>
          <table:table-cell office:value-type="string" office:string-value="A-21-B7">
            <text:p>A-21-B7</text:p>
          </table:table-cell>
        </table:table-row>
        <table:table-row>
          <table:table-cell office:value-type="string" office:string-value="P-0391">
            <text:p>P-0391</text:p>
          </table:table-cell>
          <table:table-cell office:value-type="string" office:string-value="Reduce Exactly">
            <text:p>Reduce Exactly</text:p>
          </table:table-cell>
          <table:table-cell office:value-type="string" office:string-value="Salud">
            <text:p>Salud</text:p>
          </table:table-cell>
          <table:table-cell office:value-type="float" office:value="171">
            <text:p>171</text:p>
          </table:table-cell>
          <table:table-cell office:value-type="float" office:value="269.54">
            <text:p>269.5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2-07">
            <text:p>2024-02-07</text:p>
          </table:table-cell>
          <table:table-cell office:value-type="string" office:string-value="A-45-B10">
            <text:p>A-45-B10</text:p>
          </table:table-cell>
        </table:table-row>
        <table:table-row>
          <table:table-cell office:value-type="string" office:string-value="P-0392">
            <text:p>P-0392</text:p>
          </table:table-cell>
          <table:table-cell office:value-type="string" office:string-value="Begin Event">
            <text:p>Begin Event</text:p>
          </table:table-cell>
          <table:table-cell office:value-type="string" office:string-value="Electrónica">
            <text:p>Electrónica</text:p>
          </table:table-cell>
          <table:table-cell office:value-type="float" office:value="75">
            <text:p>75</text:p>
          </table:table-cell>
          <table:table-cell office:value-type="float" office:value="176.32">
            <text:p>176.3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8-20">
            <text:p>2024-08-20</text:p>
          </table:table-cell>
          <table:table-cell office:value-type="string" office:string-value="A-19-B8">
            <text:p>A-19-B8</text:p>
          </table:table-cell>
        </table:table-row>
        <table:table-row>
          <table:table-cell office:value-type="string" office:string-value="P-0393">
            <text:p>P-0393</text:p>
          </table:table-cell>
          <table:table-cell office:value-type="string" office:string-value="Wall Bar">
            <text:p>Wall Bar</text:p>
          </table:table-cell>
          <table:table-cell office:value-type="string" office:string-value="Salud">
            <text:p>Salud</text:p>
          </table:table-cell>
          <table:table-cell office:value-type="float" office:value="228">
            <text:p>228</text:p>
          </table:table-cell>
          <table:table-cell office:value-type="float" office:value="126.67">
            <text:p>126.6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7-28">
            <text:p>2024-07-28</text:p>
          </table:table-cell>
          <table:table-cell office:value-type="string" office:string-value="A-22-B10">
            <text:p>A-22-B10</text:p>
          </table:table-cell>
        </table:table-row>
        <table:table-row>
          <table:table-cell office:value-type="string" office:string-value="P-0394">
            <text:p>P-0394</text:p>
          </table:table-cell>
          <table:table-cell office:value-type="string" office:string-value="Discussion Central">
            <text:p>Discussion Central</text:p>
          </table:table-cell>
          <table:table-cell office:value-type="string" office:string-value="Ropa">
            <text:p>Ropa</text:p>
          </table:table-cell>
          <table:table-cell office:value-type="float" office:value="419">
            <text:p>419</text:p>
          </table:table-cell>
          <table:table-cell office:value-type="float" office:value="392.52">
            <text:p>392.5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10">
            <text:p>2023-10-10</text:p>
          </table:table-cell>
          <table:table-cell office:value-type="string" office:string-value="A-2-B15">
            <text:p>A-2-B15</text:p>
          </table:table-cell>
        </table:table-row>
        <table:table-row>
          <table:table-cell office:value-type="string" office:string-value="P-0395">
            <text:p>P-0395</text:p>
          </table:table-cell>
          <table:table-cell office:value-type="string" office:string-value="Product Picture">
            <text:p>Product Picture</text:p>
          </table:table-cell>
          <table:table-cell office:value-type="string" office:string-value="Salud">
            <text:p>Salud</text:p>
          </table:table-cell>
          <table:table-cell office:value-type="float" office:value="194">
            <text:p>194</text:p>
          </table:table-cell>
          <table:table-cell office:value-type="float" office:value="9.67">
            <text:p>9.6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4-06">
            <text:p>2024-04-06</text:p>
          </table:table-cell>
          <table:table-cell office:value-type="string" office:string-value="A-41-B13">
            <text:p>A-41-B13</text:p>
          </table:table-cell>
        </table:table-row>
        <table:table-row>
          <table:table-cell office:value-type="string" office:string-value="P-0396">
            <text:p>P-0396</text:p>
          </table:table-cell>
          <table:table-cell office:value-type="string" office:string-value="Because Mr">
            <text:p>Because Mr</text:p>
          </table:table-cell>
          <table:table-cell office:value-type="string" office:string-value="Hogar">
            <text:p>Hogar</text:p>
          </table:table-cell>
          <table:table-cell office:value-type="float" office:value="268">
            <text:p>268</text:p>
          </table:table-cell>
          <table:table-cell office:value-type="float" office:value="379.53">
            <text:p>379.5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5-15">
            <text:p>2023-05-15</text:p>
          </table:table-cell>
          <table:table-cell office:value-type="string" office:string-value="A-15-B7">
            <text:p>A-15-B7</text:p>
          </table:table-cell>
        </table:table-row>
        <table:table-row>
          <table:table-cell office:value-type="string" office:string-value="P-0397">
            <text:p>P-0397</text:p>
          </table:table-cell>
          <table:table-cell office:value-type="string" office:string-value="Control Research">
            <text:p>Control Research</text:p>
          </table:table-cell>
          <table:table-cell office:value-type="string" office:string-value="Hogar">
            <text:p>Hogar</text:p>
          </table:table-cell>
          <table:table-cell office:value-type="float" office:value="337">
            <text:p>337</text:p>
          </table:table-cell>
          <table:table-cell office:value-type="float" office:value="230.65">
            <text:p>230.6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2-07">
            <text:p>2023-12-07</text:p>
          </table:table-cell>
          <table:table-cell office:value-type="string" office:string-value="A-50-B11">
            <text:p>A-50-B11</text:p>
          </table:table-cell>
        </table:table-row>
        <table:table-row>
          <table:table-cell office:value-type="string" office:string-value="P-0398">
            <text:p>P-0398</text:p>
          </table:table-cell>
          <table:table-cell office:value-type="string" office:string-value="Force Who">
            <text:p>Force Who</text:p>
          </table:table-cell>
          <table:table-cell office:value-type="string" office:string-value="Deportes">
            <text:p>Deportes</text:p>
          </table:table-cell>
          <table:table-cell office:value-type="float" office:value="196">
            <text:p>196</text:p>
          </table:table-cell>
          <table:table-cell office:value-type="float" office:value="499.49">
            <text:p>499.4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3-15">
            <text:p>2024-03-15</text:p>
          </table:table-cell>
          <table:table-cell office:value-type="string" office:string-value="A-31-B8">
            <text:p>A-31-B8</text:p>
          </table:table-cell>
        </table:table-row>
        <table:table-row>
          <table:table-cell office:value-type="string" office:string-value="P-0399">
            <text:p>P-0399</text:p>
          </table:table-cell>
          <table:table-cell office:value-type="string" office:string-value="Career Explain">
            <text:p>Career Explain</text:p>
          </table:table-cell>
          <table:table-cell office:value-type="string" office:string-value="Salud">
            <text:p>Salud</text:p>
          </table:table-cell>
          <table:table-cell office:value-type="float" office:value="82">
            <text:p>82</text:p>
          </table:table-cell>
          <table:table-cell office:value-type="float" office:value="252.79">
            <text:p>252.7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12">
            <text:p>2024-08-12</text:p>
          </table:table-cell>
          <table:table-cell office:value-type="string" office:string-value="A-26-B10">
            <text:p>A-26-B10</text:p>
          </table:table-cell>
        </table:table-row>
        <table:table-row>
          <table:table-cell office:value-type="string" office:string-value="P-0400">
            <text:p>P-0400</text:p>
          </table:table-cell>
          <table:table-cell office:value-type="string" office:string-value="Purpose At">
            <text:p>Purpose At</text:p>
          </table:table-cell>
          <table:table-cell office:value-type="string" office:string-value="Ropa">
            <text:p>Ropa</text:p>
          </table:table-cell>
          <table:table-cell office:value-type="float" office:value="344">
            <text:p>344</text:p>
          </table:table-cell>
          <table:table-cell office:value-type="float" office:value="226.2">
            <text:p>226.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0-16">
            <text:p>2023-10-16</text:p>
          </table:table-cell>
          <table:table-cell office:value-type="string" office:string-value="A-19-B18">
            <text:p>A-19-B18</text:p>
          </table:table-cell>
        </table:table-row>
        <table:table-row>
          <table:table-cell office:value-type="string" office:string-value="P-0401">
            <text:p>P-0401</text:p>
          </table:table-cell>
          <table:table-cell office:value-type="string" office:string-value="Available Sister">
            <text:p>Available Sister</text:p>
          </table:table-cell>
          <table:table-cell office:value-type="string" office:string-value="Juguetes">
            <text:p>Juguetes</text:p>
          </table:table-cell>
          <table:table-cell office:value-type="float" office:value="53">
            <text:p>53</text:p>
          </table:table-cell>
          <table:table-cell office:value-type="float" office:value="62.28">
            <text:p>62.2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1-15">
            <text:p>2024-11-15</text:p>
          </table:table-cell>
          <table:table-cell office:value-type="string" office:string-value="A-45-B17">
            <text:p>A-45-B17</text:p>
          </table:table-cell>
        </table:table-row>
        <table:table-row>
          <table:table-cell office:value-type="string" office:string-value="P-0402">
            <text:p>P-0402</text:p>
          </table:table-cell>
          <table:table-cell office:value-type="string" office:string-value="Minute Wonder">
            <text:p>Minute Wonder</text:p>
          </table:table-cell>
          <table:table-cell office:value-type="string" office:string-value="Alimentos">
            <text:p>Alimentos</text:p>
          </table:table-cell>
          <table:table-cell office:value-type="float" office:value="36">
            <text:p>36</text:p>
          </table:table-cell>
          <table:table-cell office:value-type="float" office:value="77.45">
            <text:p>77.4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1-28">
            <text:p>2024-01-28</text:p>
          </table:table-cell>
          <table:table-cell office:value-type="string" office:string-value="A-39-B7">
            <text:p>A-39-B7</text:p>
          </table:table-cell>
        </table:table-row>
        <table:table-row>
          <table:table-cell office:value-type="string" office:string-value="P-0403">
            <text:p>P-0403</text:p>
          </table:table-cell>
          <table:table-cell office:value-type="string" office:string-value="Tend Station">
            <text:p>Tend Station</text:p>
          </table:table-cell>
          <table:table-cell office:value-type="string" office:string-value="Juguetes">
            <text:p>Juguetes</text:p>
          </table:table-cell>
          <table:table-cell office:value-type="float" office:value="450">
            <text:p>450</text:p>
          </table:table-cell>
          <table:table-cell office:value-type="float" office:value="342.84">
            <text:p>342.8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30">
            <text:p>2023-08-30</text:p>
          </table:table-cell>
          <table:table-cell office:value-type="string" office:string-value="A-19-B10">
            <text:p>A-19-B10</text:p>
          </table:table-cell>
        </table:table-row>
        <table:table-row>
          <table:table-cell office:value-type="string" office:string-value="P-0404">
            <text:p>P-0404</text:p>
          </table:table-cell>
          <table:table-cell office:value-type="string" office:string-value="Blood After">
            <text:p>Blood After</text:p>
          </table:table-cell>
          <table:table-cell office:value-type="string" office:string-value="Hogar">
            <text:p>Hogar</text:p>
          </table:table-cell>
          <table:table-cell office:value-type="float" office:value="301">
            <text:p>301</text:p>
          </table:table-cell>
          <table:table-cell office:value-type="float" office:value="43.43">
            <text:p>43.4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6-23">
            <text:p>2023-06-23</text:p>
          </table:table-cell>
          <table:table-cell office:value-type="string" office:string-value="A-21-B10">
            <text:p>A-21-B10</text:p>
          </table:table-cell>
        </table:table-row>
        <table:table-row>
          <table:table-cell office:value-type="string" office:string-value="P-0405">
            <text:p>P-0405</text:p>
          </table:table-cell>
          <table:table-cell office:value-type="string" office:string-value="End Prove">
            <text:p>End Prove</text:p>
          </table:table-cell>
          <table:table-cell office:value-type="string" office:string-value="Ropa">
            <text:p>Ropa</text:p>
          </table:table-cell>
          <table:table-cell office:value-type="float" office:value="314">
            <text:p>314</text:p>
          </table:table-cell>
          <table:table-cell office:value-type="float" office:value="100.27">
            <text:p>100.2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8-10">
            <text:p>2023-08-10</text:p>
          </table:table-cell>
          <table:table-cell office:value-type="string" office:string-value="A-19-B3">
            <text:p>A-19-B3</text:p>
          </table:table-cell>
        </table:table-row>
        <table:table-row>
          <table:table-cell office:value-type="string" office:string-value="P-0406">
            <text:p>P-0406</text:p>
          </table:table-cell>
          <table:table-cell office:value-type="string" office:string-value="Science Investment">
            <text:p>Science Investment</text:p>
          </table:table-cell>
          <table:table-cell office:value-type="string" office:string-value="Hogar">
            <text:p>Hogar</text:p>
          </table:table-cell>
          <table:table-cell office:value-type="float" office:value="384">
            <text:p>384</text:p>
          </table:table-cell>
          <table:table-cell office:value-type="float" office:value="9.38">
            <text:p>9.3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1-26">
            <text:p>2024-01-26</text:p>
          </table:table-cell>
          <table:table-cell office:value-type="string" office:string-value="A-31-B2">
            <text:p>A-31-B2</text:p>
          </table:table-cell>
        </table:table-row>
        <table:table-row>
          <table:table-cell office:value-type="string" office:string-value="P-0407">
            <text:p>P-0407</text:p>
          </table:table-cell>
          <table:table-cell office:value-type="string" office:string-value="Hope Else">
            <text:p>Hope Else</text:p>
          </table:table-cell>
          <table:table-cell office:value-type="string" office:string-value="Juguetes">
            <text:p>Juguetes</text:p>
          </table:table-cell>
          <table:table-cell office:value-type="float" office:value="224">
            <text:p>224</text:p>
          </table:table-cell>
          <table:table-cell office:value-type="float" office:value="147.24">
            <text:p>147.2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2-29">
            <text:p>2024-02-29</text:p>
          </table:table-cell>
          <table:table-cell office:value-type="string" office:string-value="A-13-B13">
            <text:p>A-13-B13</text:p>
          </table:table-cell>
        </table:table-row>
        <table:table-row>
          <table:table-cell office:value-type="string" office:string-value="P-0408">
            <text:p>P-0408</text:p>
          </table:table-cell>
          <table:table-cell office:value-type="string" office:string-value="Political Candidate">
            <text:p>Political Candidate</text:p>
          </table:table-cell>
          <table:table-cell office:value-type="string" office:string-value="Deportes">
            <text:p>Deportes</text:p>
          </table:table-cell>
          <table:table-cell office:value-type="float" office:value="181">
            <text:p>181</text:p>
          </table:table-cell>
          <table:table-cell office:value-type="float" office:value="119.69">
            <text:p>119.6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24">
            <text:p>2024-08-24</text:p>
          </table:table-cell>
          <table:table-cell office:value-type="string" office:string-value="A-14-B1">
            <text:p>A-14-B1</text:p>
          </table:table-cell>
        </table:table-row>
        <table:table-row>
          <table:table-cell office:value-type="string" office:string-value="P-0409">
            <text:p>P-0409</text:p>
          </table:table-cell>
          <table:table-cell office:value-type="string" office:string-value="Husband Maybe">
            <text:p>Husband Maybe</text:p>
          </table:table-cell>
          <table:table-cell office:value-type="string" office:string-value="Hogar">
            <text:p>Hogar</text:p>
          </table:table-cell>
          <table:table-cell office:value-type="float" office:value="64">
            <text:p>64</text:p>
          </table:table-cell>
          <table:table-cell office:value-type="float" office:value="303.99">
            <text:p>303.9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7-24">
            <text:p>2023-07-24</text:p>
          </table:table-cell>
          <table:table-cell office:value-type="string" office:string-value="A-21-B7">
            <text:p>A-21-B7</text:p>
          </table:table-cell>
        </table:table-row>
        <table:table-row>
          <table:table-cell office:value-type="string" office:string-value="P-0410">
            <text:p>P-0410</text:p>
          </table:table-cell>
          <table:table-cell office:value-type="string" office:string-value="Then Choice">
            <text:p>Then Choice</text:p>
          </table:table-cell>
          <table:table-cell office:value-type="string" office:string-value="Deportes">
            <text:p>Deportes</text:p>
          </table:table-cell>
          <table:table-cell office:value-type="float" office:value="409">
            <text:p>409</text:p>
          </table:table-cell>
          <table:table-cell office:value-type="float" office:value="288.09">
            <text:p>288.0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2-15">
            <text:p>2024-12-15</text:p>
          </table:table-cell>
          <table:table-cell office:value-type="string" office:string-value="A-36-B7">
            <text:p>A-36-B7</text:p>
          </table:table-cell>
        </table:table-row>
        <table:table-row>
          <table:table-cell office:value-type="string" office:string-value="P-0411">
            <text:p>P-0411</text:p>
          </table:table-cell>
          <table:table-cell office:value-type="string" office:string-value="Book This">
            <text:p>Book This</text:p>
          </table:table-cell>
          <table:table-cell office:value-type="string" office:string-value="Ropa">
            <text:p>Ropa</text:p>
          </table:table-cell>
          <table:table-cell office:value-type="float" office:value="110">
            <text:p>110</text:p>
          </table:table-cell>
          <table:table-cell office:value-type="float" office:value="211.25">
            <text:p>211.2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3-06">
            <text:p>2025-03-06</text:p>
          </table:table-cell>
          <table:table-cell office:value-type="string" office:string-value="A-23-B5">
            <text:p>A-23-B5</text:p>
          </table:table-cell>
        </table:table-row>
        <table:table-row>
          <table:table-cell office:value-type="string" office:string-value="P-0412">
            <text:p>P-0412</text:p>
          </table:table-cell>
          <table:table-cell office:value-type="string" office:string-value="Threat Much">
            <text:p>Threat Much</text:p>
          </table:table-cell>
          <table:table-cell office:value-type="string" office:string-value="Juguetes">
            <text:p>Juguetes</text:p>
          </table:table-cell>
          <table:table-cell office:value-type="float" office:value="288">
            <text:p>288</text:p>
          </table:table-cell>
          <table:table-cell office:value-type="float" office:value="170.41">
            <text:p>170.4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6-30">
            <text:p>2024-06-30</text:p>
          </table:table-cell>
          <table:table-cell office:value-type="string" office:string-value="A-22-B9">
            <text:p>A-22-B9</text:p>
          </table:table-cell>
        </table:table-row>
        <table:table-row>
          <table:table-cell office:value-type="string" office:string-value="P-0413">
            <text:p>P-0413</text:p>
          </table:table-cell>
          <table:table-cell office:value-type="string" office:string-value="Level Hair">
            <text:p>Level Hair</text:p>
          </table:table-cell>
          <table:table-cell office:value-type="string" office:string-value="Salud">
            <text:p>Salud</text:p>
          </table:table-cell>
          <table:table-cell office:value-type="float" office:value="232">
            <text:p>232</text:p>
          </table:table-cell>
          <table:table-cell office:value-type="float" office:value="318.11">
            <text:p>318.1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2-30">
            <text:p>2023-12-30</text:p>
          </table:table-cell>
          <table:table-cell office:value-type="string" office:string-value="A-39-B13">
            <text:p>A-39-B13</text:p>
          </table:table-cell>
        </table:table-row>
        <table:table-row>
          <table:table-cell office:value-type="string" office:string-value="P-0414">
            <text:p>P-0414</text:p>
          </table:table-cell>
          <table:table-cell office:value-type="string" office:string-value="Back Million">
            <text:p>Back Million</text:p>
          </table:table-cell>
          <table:table-cell office:value-type="string" office:string-value="Salud">
            <text:p>Salud</text:p>
          </table:table-cell>
          <table:table-cell office:value-type="float" office:value="20">
            <text:p>20</text:p>
          </table:table-cell>
          <table:table-cell office:value-type="float" office:value="19.4">
            <text:p>19.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27">
            <text:p>2023-08-27</text:p>
          </table:table-cell>
          <table:table-cell office:value-type="string" office:string-value="A-49-B11">
            <text:p>A-49-B11</text:p>
          </table:table-cell>
        </table:table-row>
        <table:table-row>
          <table:table-cell office:value-type="string" office:string-value="P-0415">
            <text:p>P-0415</text:p>
          </table:table-cell>
          <table:table-cell office:value-type="string" office:string-value="Over West">
            <text:p>Over West</text:p>
          </table:table-cell>
          <table:table-cell office:value-type="string" office:string-value="Deportes">
            <text:p>Deportes</text:p>
          </table:table-cell>
          <table:table-cell office:value-type="float" office:value="6">
            <text:p>6</text:p>
          </table:table-cell>
          <table:table-cell office:value-type="float" office:value="57.4">
            <text:p>57.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4-18">
            <text:p>2023-04-18</text:p>
          </table:table-cell>
          <table:table-cell office:value-type="string" office:string-value="A-12-B17">
            <text:p>A-12-B17</text:p>
          </table:table-cell>
        </table:table-row>
        <table:table-row>
          <table:table-cell office:value-type="float" office:value="2437">
            <text:p>2437</text:p>
          </table:table-cell>
          <table:table-cell office:value-type="string" office:string-value="Culture force up born task science woman add.">
            <text:p>Culture force up born task science woman add.</text:p>
          </table:table-cell>
          <table:table-cell office:value-type="float" office:value="4931">
            <text:p>4931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696">
            <text:p>Ubicación696</text:p>
          </table:table-cell>
        </table:table-row>
        <table:table-row>
          <table:table-cell office:value-type="string" office:string-value="P-0417">
            <text:p>P-0417</text:p>
          </table:table-cell>
          <table:table-cell office:value-type="string" office:string-value="Involve Coach">
            <text:p>Involve Coach</text:p>
          </table:table-cell>
          <table:table-cell office:value-type="string" office:string-value="Deportes">
            <text:p>Deportes</text:p>
          </table:table-cell>
          <table:table-cell office:value-type="float" office:value="198">
            <text:p>198</text:p>
          </table:table-cell>
          <table:table-cell office:value-type="float" office:value="92.98">
            <text:p>92.9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14">
            <text:p>2023-08-14</text:p>
          </table:table-cell>
          <table:table-cell office:value-type="string" office:string-value="A-20-B12">
            <text:p>A-20-B12</text:p>
          </table:table-cell>
        </table:table-row>
        <table:table-row>
          <table:table-cell office:value-type="string" office:string-value="P-0418">
            <text:p>P-0418</text:p>
          </table:table-cell>
          <table:table-cell office:value-type="string" office:string-value="Game Probably">
            <text:p>Game Probably</text:p>
          </table:table-cell>
          <table:table-cell office:value-type="string" office:string-value="Ropa">
            <text:p>Ropa</text:p>
          </table:table-cell>
          <table:table-cell office:value-type="float" office:value="405">
            <text:p>405</text:p>
          </table:table-cell>
          <table:table-cell office:value-type="float" office:value="294.38">
            <text:p>294.3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7-11">
            <text:p>2024-07-11</text:p>
          </table:table-cell>
          <table:table-cell office:value-type="string" office:string-value="A-2-B10">
            <text:p>A-2-B10</text:p>
          </table:table-cell>
        </table:table-row>
        <table:table-row>
          <table:table-cell office:value-type="string" office:string-value="P-0419">
            <text:p>P-0419</text:p>
          </table:table-cell>
          <table:table-cell office:value-type="string" office:string-value="Expect Scene">
            <text:p>Expect Scene</text:p>
          </table:table-cell>
          <table:table-cell office:value-type="string" office:string-value="Alimentos">
            <text:p>Alimentos</text:p>
          </table:table-cell>
          <table:table-cell office:value-type="float" office:value="158">
            <text:p>158</text:p>
          </table:table-cell>
          <table:table-cell office:value-type="float" office:value="73.86">
            <text:p>73.8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1-23">
            <text:p>2024-11-23</text:p>
          </table:table-cell>
          <table:table-cell office:value-type="string" office:string-value="A-5-B3">
            <text:p>A-5-B3</text:p>
          </table:table-cell>
        </table:table-row>
        <table:table-row>
          <table:table-cell office:value-type="string" office:string-value="P-0420">
            <text:p>P-0420</text:p>
          </table:table-cell>
          <table:table-cell office:value-type="string" office:string-value="Value Central">
            <text:p>Value Central</text:p>
          </table:table-cell>
          <table:table-cell office:value-type="string" office:string-value="Hogar">
            <text:p>Hogar</text:p>
          </table:table-cell>
          <table:table-cell office:value-type="float" office:value="109">
            <text:p>109</text:p>
          </table:table-cell>
          <table:table-cell office:value-type="float" office:value="445.02">
            <text:p>445.0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9-09">
            <text:p>2024-09-09</text:p>
          </table:table-cell>
          <table:table-cell office:value-type="string" office:string-value="A-3-B15">
            <text:p>A-3-B15</text:p>
          </table:table-cell>
        </table:table-row>
        <table:table-row>
          <table:table-cell office:value-type="string" office:string-value="P-0421">
            <text:p>P-0421</text:p>
          </table:table-cell>
          <table:table-cell office:value-type="string" office:string-value="Else Task">
            <text:p>Else Task</text:p>
          </table:table-cell>
          <table:table-cell office:value-type="string" office:string-value="Alimentos">
            <text:p>Alimentos</text:p>
          </table:table-cell>
          <table:table-cell office:value-type="float" office:value="79">
            <text:p>79</text:p>
          </table:table-cell>
          <table:table-cell office:value-type="float" office:value="265.86">
            <text:p>265.8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4-13">
            <text:p>2024-04-13</text:p>
          </table:table-cell>
          <table:table-cell office:value-type="string" office:string-value="A-19-B3">
            <text:p>A-19-B3</text:p>
          </table:table-cell>
        </table:table-row>
        <table:table-row>
          <table:table-cell office:value-type="string" office:string-value="P-0422">
            <text:p>P-0422</text:p>
          </table:table-cell>
          <table:table-cell office:value-type="string" office:string-value="Party Would">
            <text:p>Party Would</text:p>
          </table:table-cell>
          <table:table-cell office:value-type="string" office:string-value="Salud">
            <text:p>Salud</text:p>
          </table:table-cell>
          <table:table-cell office:value-type="float" office:value="377">
            <text:p>377</text:p>
          </table:table-cell>
          <table:table-cell office:value-type="float" office:value="360.91">
            <text:p>360.9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13">
            <text:p>2023-05-13</text:p>
          </table:table-cell>
          <table:table-cell office:value-type="string" office:string-value="A-2-B12">
            <text:p>A-2-B12</text:p>
          </table:table-cell>
        </table:table-row>
        <table:table-row>
          <table:table-cell office:value-type="string" office:string-value="P-0423">
            <text:p>P-0423</text:p>
          </table:table-cell>
          <table:table-cell office:value-type="string" office:string-value="Least Chair">
            <text:p>Least Chair</text:p>
          </table:table-cell>
          <table:table-cell office:value-type="string" office:string-value="Electrónica">
            <text:p>Electrónica</text:p>
          </table:table-cell>
          <table:table-cell office:value-type="float" office:value="332">
            <text:p>332</text:p>
          </table:table-cell>
          <table:table-cell office:value-type="float" office:value="131.66">
            <text:p>131.6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1-07">
            <text:p>2023-11-07</text:p>
          </table:table-cell>
          <table:table-cell office:value-type="string" office:string-value="A-40-B20">
            <text:p>A-40-B20</text:p>
          </table:table-cell>
        </table:table-row>
        <table:table-row>
          <table:table-cell office:value-type="string" office:string-value="P-0424">
            <text:p>P-0424</text:p>
          </table:table-cell>
          <table:table-cell office:value-type="string" office:string-value="Talk Provide">
            <text:p>Talk Provide</text:p>
          </table:table-cell>
          <table:table-cell office:value-type="string" office:string-value="Juguetes">
            <text:p>Juguetes</text:p>
          </table:table-cell>
          <table:table-cell office:value-type="float" office:value="270">
            <text:p>270</text:p>
          </table:table-cell>
          <table:table-cell office:value-type="float" office:value="54.26">
            <text:p>54.2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5-23">
            <text:p>2023-05-23</text:p>
          </table:table-cell>
          <table:table-cell office:value-type="string" office:string-value="A-43-B10">
            <text:p>A-43-B10</text:p>
          </table:table-cell>
        </table:table-row>
        <table:table-row>
          <table:table-cell office:value-type="string" office:string-value="P-0425">
            <text:p>P-0425</text:p>
          </table:table-cell>
          <table:table-cell office:value-type="string" office:string-value="Subject Resource">
            <text:p>Subject Resource</text:p>
          </table:table-cell>
          <table:table-cell office:value-type="string" office:string-value="Automotriz">
            <text:p>Automotriz</text:p>
          </table:table-cell>
          <table:table-cell office:value-type="float" office:value="366">
            <text:p>366</text:p>
          </table:table-cell>
          <table:table-cell office:value-type="float" office:value="487.26">
            <text:p>487.2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31">
            <text:p>2024-10-31</text:p>
          </table:table-cell>
          <table:table-cell office:value-type="string" office:string-value="A-33-B5">
            <text:p>A-33-B5</text:p>
          </table:table-cell>
        </table:table-row>
        <table:table-row>
          <table:table-cell office:value-type="string" office:string-value="P-0426">
            <text:p>P-0426</text:p>
          </table:table-cell>
          <table:table-cell office:value-type="string" office:string-value="Ready Its">
            <text:p>Ready Its</text:p>
          </table:table-cell>
          <table:table-cell office:value-type="string" office:string-value="Alimentos">
            <text:p>Alimentos</text:p>
          </table:table-cell>
          <table:table-cell office:value-type="float" office:value="483">
            <text:p>483</text:p>
          </table:table-cell>
          <table:table-cell office:value-type="float" office:value="38.55">
            <text:p>38.5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10">
            <text:p>2023-08-10</text:p>
          </table:table-cell>
          <table:table-cell office:value-type="string" office:string-value="A-23-B6">
            <text:p>A-23-B6</text:p>
          </table:table-cell>
        </table:table-row>
        <table:table-row>
          <table:table-cell office:value-type="string" office:string-value="P-0427">
            <text:p>P-0427</text:p>
          </table:table-cell>
          <table:table-cell office:value-type="string" office:string-value="Think After">
            <text:p>Think After</text:p>
          </table:table-cell>
          <table:table-cell office:value-type="string" office:string-value="Automotriz">
            <text:p>Automotriz</text:p>
          </table:table-cell>
          <table:table-cell office:value-type="float" office:value="174">
            <text:p>174</text:p>
          </table:table-cell>
          <table:table-cell office:value-type="float" office:value="24.03">
            <text:p>24.0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13">
            <text:p>2024-10-13</text:p>
          </table:table-cell>
          <table:table-cell office:value-type="string" office:string-value="A-2-B13">
            <text:p>A-2-B13</text:p>
          </table:table-cell>
        </table:table-row>
        <table:table-row>
          <table:table-cell office:value-type="string" office:string-value="P-0428">
            <text:p>P-0428</text:p>
          </table:table-cell>
          <table:table-cell office:value-type="string" office:string-value="Off Debate">
            <text:p>Off Debate</text:p>
          </table:table-cell>
          <table:table-cell office:value-type="string" office:string-value="Deportes">
            <text:p>Deportes</text:p>
          </table:table-cell>
          <table:table-cell office:value-type="float" office:value="230">
            <text:p>230</text:p>
          </table:table-cell>
          <table:table-cell office:value-type="float" office:value="351.02">
            <text:p>351.0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4-16">
            <text:p>2024-04-16</text:p>
          </table:table-cell>
          <table:table-cell office:value-type="string" office:string-value="A-39-B15">
            <text:p>A-39-B15</text:p>
          </table:table-cell>
        </table:table-row>
        <table:table-row>
          <table:table-cell office:value-type="string" office:string-value="P-0429">
            <text:p>P-0429</text:p>
          </table:table-cell>
          <table:table-cell office:value-type="string" office:string-value="Me Building">
            <text:p>Me Building</text:p>
          </table:table-cell>
          <table:table-cell office:value-type="string" office:string-value="Alimentos">
            <text:p>Alimentos</text:p>
          </table:table-cell>
          <table:table-cell office:value-type="float" office:value="315">
            <text:p>315</text:p>
          </table:table-cell>
          <table:table-cell office:value-type="float" office:value="470.2">
            <text:p>470.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02">
            <text:p>2024-03-02</text:p>
          </table:table-cell>
          <table:table-cell office:value-type="string" office:string-value="A-26-B18">
            <text:p>A-26-B18</text:p>
          </table:table-cell>
        </table:table-row>
        <table:table-row>
          <table:table-cell office:value-type="string" office:string-value="P-0430">
            <text:p>P-0430</text:p>
          </table:table-cell>
          <table:table-cell office:value-type="string" office:string-value="Still Ever">
            <text:p>Still Ever</text:p>
          </table:table-cell>
          <table:table-cell office:value-type="string" office:string-value="Hogar">
            <text:p>Hogar</text:p>
          </table:table-cell>
          <table:table-cell office:value-type="float" office:value="163">
            <text:p>163</text:p>
          </table:table-cell>
          <table:table-cell office:value-type="float" office:value="135.68">
            <text:p>135.6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3-29">
            <text:p>2023-03-29</text:p>
          </table:table-cell>
          <table:table-cell office:value-type="string" office:string-value="A-16-B7">
            <text:p>A-16-B7</text:p>
          </table:table-cell>
        </table:table-row>
        <table:table-row>
          <table:table-cell office:value-type="string" office:string-value="P-0431">
            <text:p>P-0431</text:p>
          </table:table-cell>
          <table:table-cell office:value-type="string" office:string-value="Lay Their">
            <text:p>Lay Their</text:p>
          </table:table-cell>
          <table:table-cell office:value-type="string" office:string-value="Hogar">
            <text:p>Hogar</text:p>
          </table:table-cell>
          <table:table-cell office:value-type="float" office:value="60">
            <text:p>60</text:p>
          </table:table-cell>
          <table:table-cell office:value-type="float" office:value="465.38">
            <text:p>465.3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19">
            <text:p>2024-10-19</text:p>
          </table:table-cell>
          <table:table-cell office:value-type="string" office:string-value="A-25-B7">
            <text:p>A-25-B7</text:p>
          </table:table-cell>
        </table:table-row>
        <table:table-row>
          <table:table-cell office:value-type="string" office:string-value="P-0432">
            <text:p>P-0432</text:p>
          </table:table-cell>
          <table:table-cell office:value-type="string" office:string-value="Large Day">
            <text:p>Large Day</text:p>
          </table:table-cell>
          <table:table-cell office:value-type="string" office:string-value="Salud">
            <text:p>Salud</text:p>
          </table:table-cell>
          <table:table-cell office:value-type="float" office:value="434">
            <text:p>434</text:p>
          </table:table-cell>
          <table:table-cell office:value-type="float" office:value="297.09">
            <text:p>297.0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9-12">
            <text:p>2024-09-12</text:p>
          </table:table-cell>
          <table:table-cell office:value-type="string" office:string-value="A-19-B9">
            <text:p>A-19-B9</text:p>
          </table:table-cell>
        </table:table-row>
        <table:table-row>
          <table:table-cell office:value-type="string" office:string-value="P-0433">
            <text:p>P-0433</text:p>
          </table:table-cell>
          <table:table-cell office:value-type="string" office:string-value="Share Large">
            <text:p>Share Large</text:p>
          </table:table-cell>
          <table:table-cell office:value-type="string" office:string-value="Juguetes">
            <text:p>Juguetes</text:p>
          </table:table-cell>
          <table:table-cell office:value-type="float" office:value="81">
            <text:p>81</text:p>
          </table:table-cell>
          <table:table-cell office:value-type="float" office:value="60.6">
            <text:p>60.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01">
            <text:p>2024-10-01</text:p>
          </table:table-cell>
          <table:table-cell office:value-type="string" office:string-value="A-22-B16">
            <text:p>A-22-B16</text:p>
          </table:table-cell>
        </table:table-row>
        <table:table-row>
          <table:table-cell office:value-type="string" office:string-value="P-0434">
            <text:p>P-0434</text:p>
          </table:table-cell>
          <table:table-cell office:value-type="string" office:string-value="Choice Eat">
            <text:p>Choice Eat</text:p>
          </table:table-cell>
          <table:table-cell office:value-type="string" office:string-value="Juguetes">
            <text:p>Juguetes</text:p>
          </table:table-cell>
          <table:table-cell office:value-type="float" office:value="40">
            <text:p>40</text:p>
          </table:table-cell>
          <table:table-cell office:value-type="float" office:value="83.2">
            <text:p>83.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15">
            <text:p>2023-09-15</text:p>
          </table:table-cell>
          <table:table-cell office:value-type="string" office:string-value="A-47-B12">
            <text:p>A-47-B12</text:p>
          </table:table-cell>
        </table:table-row>
        <table:table-row>
          <table:table-cell office:value-type="string" office:string-value="P-0435">
            <text:p>P-0435</text:p>
          </table:table-cell>
          <table:table-cell office:value-type="string" office:string-value="Hard Reflect">
            <text:p>Hard Reflect</text:p>
          </table:table-cell>
          <table:table-cell office:value-type="string" office:string-value="Automotriz">
            <text:p>Automotriz</text:p>
          </table:table-cell>
          <table:table-cell office:value-type="float" office:value="85">
            <text:p>85</text:p>
          </table:table-cell>
          <table:table-cell office:value-type="float" office:value="46.71">
            <text:p>46.7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8-21">
            <text:p>2024-08-21</text:p>
          </table:table-cell>
          <table:table-cell office:value-type="string" office:string-value="A-23-B5">
            <text:p>A-23-B5</text:p>
          </table:table-cell>
        </table:table-row>
        <table:table-row>
          <table:table-cell office:value-type="string" office:string-value="!**%$">
            <text:p>!**%$</text:p>
          </table:table-cell>
          <table:table-cell office:value-type="string" office:string-value="95320031">
            <text:p>95320031</text:p>
          </table:table-cell>
          <table:table-cell office:value-type="string" office:string-value="KTOHODRAOH">
            <text:p>KTOHODRAOH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251">
            <text:p>Random251</text:p>
          </table:table-cell>
        </table:table-row>
        <table:table-row>
          <table:table-cell office:value-type="string" office:string-value="P-0437">
            <text:p>P-0437</text:p>
          </table:table-cell>
          <table:table-cell office:value-type="string" office:string-value="Walk Bag">
            <text:p>Walk Bag</text:p>
          </table:table-cell>
          <table:table-cell office:value-type="string" office:string-value="Deportes">
            <text:p>Deportes</text:p>
          </table:table-cell>
          <table:table-cell office:value-type="float" office:value="320">
            <text:p>320</text:p>
          </table:table-cell>
          <table:table-cell office:value-type="float" office:value="64.83">
            <text:p>64.8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5-05">
            <text:p>2023-05-05</text:p>
          </table:table-cell>
          <table:table-cell office:value-type="string" office:string-value="A-31-B2">
            <text:p>A-31-B2</text:p>
          </table:table-cell>
        </table:table-row>
        <table:table-row>
          <table:table-cell office:value-type="string" office:string-value="P-0438">
            <text:p>P-0438</text:p>
          </table:table-cell>
          <table:table-cell office:value-type="string" office:string-value="Partner Offer">
            <text:p>Partner Offer</text:p>
          </table:table-cell>
          <table:table-cell office:value-type="string" office:string-value="Hogar">
            <text:p>Hogar</text:p>
          </table:table-cell>
          <table:table-cell office:value-type="float" office:value="106">
            <text:p>106</text:p>
          </table:table-cell>
          <table:table-cell office:value-type="float" office:value="316.04">
            <text:p>316.0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3-16">
            <text:p>2024-03-16</text:p>
          </table:table-cell>
          <table:table-cell office:value-type="string" office:string-value="A-34-B2">
            <text:p>A-34-B2</text:p>
          </table:table-cell>
        </table:table-row>
        <table:table-row>
          <table:table-cell office:value-type="string" office:string-value="P-0439">
            <text:p>P-0439</text:p>
          </table:table-cell>
          <table:table-cell office:value-type="string" office:string-value="Decade Out">
            <text:p>Decade Out</text:p>
          </table:table-cell>
          <table:table-cell office:value-type="string" office:string-value="Hogar">
            <text:p>Hogar</text:p>
          </table:table-cell>
          <table:table-cell office:value-type="float" office:value="120">
            <text:p>120</text:p>
          </table:table-cell>
          <table:table-cell office:value-type="float" office:value="28.93">
            <text:p>28.9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14">
            <text:p>2023-12-14</text:p>
          </table:table-cell>
          <table:table-cell office:value-type="string" office:string-value="A-10-B8">
            <text:p>A-10-B8</text:p>
          </table:table-cell>
        </table:table-row>
        <table:table-row>
          <table:table-cell office:value-type="float" office:value="8369">
            <text:p>8369</text:p>
          </table:table-cell>
          <table:table-cell office:value-type="string" office:string-value="Still condition current particularly.">
            <text:p>Still condition current particularly.</text:p>
          </table:table-cell>
          <table:table-cell office:value-type="float" office:value="4322">
            <text:p>4322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119">
            <text:p>Ubicación119</text:p>
          </table:table-cell>
        </table:table-row>
        <table:table-row>
          <table:table-cell office:value-type="string" office:string-value="P-0441">
            <text:p>P-0441</text:p>
          </table:table-cell>
          <table:table-cell office:value-type="string" office:string-value="Someone Maintain">
            <text:p>Someone Maintain</text:p>
          </table:table-cell>
          <table:table-cell office:value-type="string" office:string-value="Ropa">
            <text:p>Ropa</text:p>
          </table:table-cell>
          <table:table-cell office:value-type="float" office:value="2">
            <text:p>2</text:p>
          </table:table-cell>
          <table:table-cell office:value-type="float" office:value="44.2">
            <text:p>44.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1-30">
            <text:p>2023-11-30</text:p>
          </table:table-cell>
          <table:table-cell office:value-type="string" office:string-value="A-18-B13">
            <text:p>A-18-B13</text:p>
          </table:table-cell>
        </table:table-row>
        <table:table-row>
          <table:table-cell office:value-type="string" office:string-value="P-0442">
            <text:p>P-0442</text:p>
          </table:table-cell>
          <table:table-cell office:value-type="string" office:string-value="Two Wear">
            <text:p>Two Wear</text:p>
          </table:table-cell>
          <table:table-cell office:value-type="string" office:string-value="Deportes">
            <text:p>Deportes</text:p>
          </table:table-cell>
          <table:table-cell office:value-type="float" office:value="108">
            <text:p>108</text:p>
          </table:table-cell>
          <table:table-cell office:value-type="float" office:value="46.68">
            <text:p>46.6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30">
            <text:p>2024-09-30</text:p>
          </table:table-cell>
          <table:table-cell office:value-type="string" office:string-value="A-47-B3">
            <text:p>A-47-B3</text:p>
          </table:table-cell>
        </table:table-row>
        <table:table-row>
          <table:table-cell office:value-type="string" office:string-value="P-0443">
            <text:p>P-0443</text:p>
          </table:table-cell>
          <table:table-cell office:value-type="string" office:string-value="Grow Instead">
            <text:p>Grow Instead</text:p>
          </table:table-cell>
          <table:table-cell office:value-type="string" office:string-value="Salud">
            <text:p>Salud</text:p>
          </table:table-cell>
          <table:table-cell office:value-type="float" office:value="318">
            <text:p>318</text:p>
          </table:table-cell>
          <table:table-cell office:value-type="float" office:value="317.22">
            <text:p>317.2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1-14">
            <text:p>2024-01-14</text:p>
          </table:table-cell>
          <table:table-cell office:value-type="string" office:string-value="A-13-B10">
            <text:p>A-13-B10</text:p>
          </table:table-cell>
        </table:table-row>
        <table:table-row>
          <table:table-cell office:value-type="string" office:string-value="P-0444">
            <text:p>P-0444</text:p>
          </table:table-cell>
          <table:table-cell office:value-type="string" office:string-value="Brother Clearly">
            <text:p>Brother Clearly</text:p>
          </table:table-cell>
          <table:table-cell office:value-type="string" office:string-value="Juguetes">
            <text:p>Juguetes</text:p>
          </table:table-cell>
          <table:table-cell office:value-type="float" office:value="482">
            <text:p>482</text:p>
          </table:table-cell>
          <table:table-cell office:value-type="float" office:value="216.82">
            <text:p>216.8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09">
            <text:p>2023-08-09</text:p>
          </table:table-cell>
          <table:table-cell office:value-type="string" office:string-value="A-2-B5">
            <text:p>A-2-B5</text:p>
          </table:table-cell>
        </table:table-row>
        <table:table-row>
          <table:table-cell office:value-type="string" office:string-value="P-0445">
            <text:p>P-0445</text:p>
          </table:table-cell>
          <table:table-cell office:value-type="string" office:string-value="Beyond Side">
            <text:p>Beyond Side</text:p>
          </table:table-cell>
          <table:table-cell office:value-type="string" office:string-value="Hogar">
            <text:p>Hogar</text:p>
          </table:table-cell>
          <table:table-cell office:value-type="float" office:value="399">
            <text:p>399</text:p>
          </table:table-cell>
          <table:table-cell office:value-type="float" office:value="342.87">
            <text:p>342.8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26">
            <text:p>2024-12-26</text:p>
          </table:table-cell>
          <table:table-cell office:value-type="string" office:string-value="A-23-B17">
            <text:p>A-23-B17</text:p>
          </table:table-cell>
        </table:table-row>
        <table:table-row>
          <table:table-cell office:value-type="string" office:string-value="P-0446">
            <text:p>P-0446</text:p>
          </table:table-cell>
          <table:table-cell office:value-type="string" office:string-value="Move Others">
            <text:p>Move Others</text:p>
          </table:table-cell>
          <table:table-cell office:value-type="string" office:string-value="Salud">
            <text:p>Salud</text:p>
          </table:table-cell>
          <table:table-cell office:value-type="float" office:value="298">
            <text:p>298</text:p>
          </table:table-cell>
          <table:table-cell office:value-type="float" office:value="313.58">
            <text:p>313.5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8-04">
            <text:p>2024-08-04</text:p>
          </table:table-cell>
          <table:table-cell office:value-type="string" office:string-value="A-37-B18">
            <text:p>A-37-B18</text:p>
          </table:table-cell>
        </table:table-row>
        <table:table-row>
          <table:table-cell office:value-type="string" office:string-value="P-0447">
            <text:p>P-0447</text:p>
          </table:table-cell>
          <table:table-cell office:value-type="string" office:string-value="Kitchen Institution">
            <text:p>Kitchen Institution</text:p>
          </table:table-cell>
          <table:table-cell office:value-type="string" office:string-value="Electrónica">
            <text:p>Electrónica</text:p>
          </table:table-cell>
          <table:table-cell office:value-type="float" office:value="43">
            <text:p>43</text:p>
          </table:table-cell>
          <table:table-cell office:value-type="float" office:value="145.88">
            <text:p>145.8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27">
            <text:p>2023-12-27</text:p>
          </table:table-cell>
          <table:table-cell office:value-type="string" office:string-value="A-34-B2">
            <text:p>A-34-B2</text:p>
          </table:table-cell>
        </table:table-row>
        <table:table-row>
          <table:table-cell office:value-type="string" office:string-value="P-0448">
            <text:p>P-0448</text:p>
          </table:table-cell>
          <table:table-cell office:value-type="string" office:string-value="To Whose">
            <text:p>To Whose</text:p>
          </table:table-cell>
          <table:table-cell office:value-type="string" office:string-value="Electrónica">
            <text:p>Electrónica</text:p>
          </table:table-cell>
          <table:table-cell office:value-type="float" office:value="345">
            <text:p>345</text:p>
          </table:table-cell>
          <table:table-cell office:value-type="float" office:value="214.86">
            <text:p>214.8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14">
            <text:p>2023-07-14</text:p>
          </table:table-cell>
          <table:table-cell office:value-type="string" office:string-value="A-36-B12">
            <text:p>A-36-B12</text:p>
          </table:table-cell>
        </table:table-row>
        <table:table-row>
          <table:table-cell office:value-type="string" office:string-value="P-0449">
            <text:p>P-0449</text:p>
          </table:table-cell>
          <table:table-cell office:value-type="string" office:string-value="Difference Year">
            <text:p>Difference Year</text:p>
          </table:table-cell>
          <table:table-cell office:value-type="string" office:string-value="Alimentos">
            <text:p>Alimentos</text:p>
          </table:table-cell>
          <table:table-cell office:value-type="float" office:value="83">
            <text:p>83</text:p>
          </table:table-cell>
          <table:table-cell office:value-type="float" office:value="467.99">
            <text:p>467.9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7-30">
            <text:p>2023-07-30</text:p>
          </table:table-cell>
          <table:table-cell office:value-type="string" office:string-value="A-37-B18">
            <text:p>A-37-B18</text:p>
          </table:table-cell>
        </table:table-row>
        <table:table-row>
          <table:table-cell office:value-type="string" office:string-value="P-0450">
            <text:p>P-0450</text:p>
          </table:table-cell>
          <table:table-cell office:value-type="string" office:string-value="View Rise">
            <text:p>View Rise</text:p>
          </table:table-cell>
          <table:table-cell office:value-type="string" office:string-value="Hogar">
            <text:p>Hogar</text:p>
          </table:table-cell>
          <table:table-cell office:value-type="float" office:value="175">
            <text:p>175</text:p>
          </table:table-cell>
          <table:table-cell office:value-type="float" office:value="419.98">
            <text:p>419.9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17">
            <text:p>2023-09-17</text:p>
          </table:table-cell>
          <table:table-cell office:value-type="string" office:string-value="A-23-B2">
            <text:p>A-23-B2</text:p>
          </table:table-cell>
        </table:table-row>
        <table:table-row>
          <table:table-cell office:value-type="string" office:string-value="P-0451">
            <text:p>P-0451</text:p>
          </table:table-cell>
          <table:table-cell office:value-type="string" office:string-value="Management Feeling">
            <text:p>Management Feeling</text:p>
          </table:table-cell>
          <table:table-cell office:value-type="string" office:string-value="Electrónica">
            <text:p>Electrónica</text:p>
          </table:table-cell>
          <table:table-cell office:value-type="float" office:value="50">
            <text:p>50</text:p>
          </table:table-cell>
          <table:table-cell office:value-type="float" office:value="96.16">
            <text:p>96.1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7-24">
            <text:p>2024-07-24</text:p>
          </table:table-cell>
          <table:table-cell office:value-type="string" office:string-value="A-30-B7">
            <text:p>A-30-B7</text:p>
          </table:table-cell>
        </table:table-row>
        <table:table-row>
          <table:table-cell office:value-type="string" office:string-value="P-0452">
            <text:p>P-0452</text:p>
          </table:table-cell>
          <table:table-cell office:value-type="string" office:string-value="Finally Air">
            <text:p>Finally Air</text:p>
          </table:table-cell>
          <table:table-cell office:value-type="string" office:string-value="Salud">
            <text:p>Salud</text:p>
          </table:table-cell>
          <table:table-cell office:value-type="float" office:value="409">
            <text:p>409</text:p>
          </table:table-cell>
          <table:table-cell office:value-type="float" office:value="229.5">
            <text:p>229.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11">
            <text:p>2023-07-11</text:p>
          </table:table-cell>
          <table:table-cell office:value-type="string" office:string-value="A-18-B12">
            <text:p>A-18-B12</text:p>
          </table:table-cell>
        </table:table-row>
        <table:table-row>
          <table:table-cell office:value-type="string" office:string-value="P-0453">
            <text:p>P-0453</text:p>
          </table:table-cell>
          <table:table-cell office:value-type="string" office:string-value="Language Through">
            <text:p>Language Through</text:p>
          </table:table-cell>
          <table:table-cell office:value-type="string" office:string-value="Hogar">
            <text:p>Hogar</text:p>
          </table:table-cell>
          <table:table-cell office:value-type="float" office:value="443">
            <text:p>443</text:p>
          </table:table-cell>
          <table:table-cell office:value-type="float" office:value="170.61">
            <text:p>170.6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01">
            <text:p>2023-09-01</text:p>
          </table:table-cell>
          <table:table-cell office:value-type="string" office:string-value="A-40-B20">
            <text:p>A-40-B2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455">
            <text:p>P-0455</text:p>
          </table:table-cell>
          <table:table-cell office:value-type="string" office:string-value="Modern Yet">
            <text:p>Modern Yet</text:p>
          </table:table-cell>
          <table:table-cell office:value-type="string" office:string-value="Salud">
            <text:p>Salud</text:p>
          </table:table-cell>
          <table:table-cell office:value-type="float" office:value="86">
            <text:p>86</text:p>
          </table:table-cell>
          <table:table-cell office:value-type="float" office:value="124.99">
            <text:p>124.9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7-09">
            <text:p>2024-07-09</text:p>
          </table:table-cell>
          <table:table-cell office:value-type="string" office:string-value="A-14-B7">
            <text:p>A-14-B7</text:p>
          </table:table-cell>
        </table:table-row>
        <table:table-row>
          <table:table-cell office:value-type="string" office:string-value="P-0456">
            <text:p>P-0456</text:p>
          </table:table-cell>
          <table:table-cell office:value-type="string" office:string-value="Town Detail">
            <text:p>Town Detail</text:p>
          </table:table-cell>
          <table:table-cell office:value-type="string" office:string-value="Automotriz">
            <text:p>Automotriz</text:p>
          </table:table-cell>
          <table:table-cell office:value-type="float" office:value="173">
            <text:p>173</text:p>
          </table:table-cell>
          <table:table-cell office:value-type="float" office:value="61.98">
            <text:p>61.9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5-04">
            <text:p>2023-05-04</text:p>
          </table:table-cell>
          <table:table-cell office:value-type="string" office:string-value="A-26-B3">
            <text:p>A-26-B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458">
            <text:p>P-0458</text:p>
          </table:table-cell>
          <table:table-cell office:value-type="string" office:string-value="Us Guess">
            <text:p>Us Guess</text:p>
          </table:table-cell>
          <table:table-cell office:value-type="string" office:string-value="Electrónica">
            <text:p>Electrónica</text:p>
          </table:table-cell>
          <table:table-cell office:value-type="float" office:value="339">
            <text:p>339</text:p>
          </table:table-cell>
          <table:table-cell office:value-type="float" office:value="199.12">
            <text:p>199.1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14">
            <text:p>2023-05-14</text:p>
          </table:table-cell>
          <table:table-cell office:value-type="string" office:string-value="A-32-B14">
            <text:p>A-32-B14</text:p>
          </table:table-cell>
        </table:table-row>
        <table:table-row>
          <table:table-cell office:value-type="string" office:string-value="P-0459">
            <text:p>P-0459</text:p>
          </table:table-cell>
          <table:table-cell office:value-type="string" office:string-value="Account Which">
            <text:p>Account Which</text:p>
          </table:table-cell>
          <table:table-cell office:value-type="string" office:string-value="Automotriz">
            <text:p>Automotriz</text:p>
          </table:table-cell>
          <table:table-cell office:value-type="float" office:value="116">
            <text:p>116</text:p>
          </table:table-cell>
          <table:table-cell office:value-type="float" office:value="160.41">
            <text:p>160.4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9-11">
            <text:p>2023-09-11</text:p>
          </table:table-cell>
          <table:table-cell office:value-type="string" office:string-value="A-20-B3">
            <text:p>A-20-B3</text:p>
          </table:table-cell>
        </table:table-row>
        <table:table-row>
          <table:table-cell office:value-type="string" office:string-value="P-0460">
            <text:p>P-0460</text:p>
          </table:table-cell>
          <table:table-cell office:value-type="string" office:string-value="Set Party">
            <text:p>Set Party</text:p>
          </table:table-cell>
          <table:table-cell office:value-type="string" office:string-value="Juguetes">
            <text:p>Juguetes</text:p>
          </table:table-cell>
          <table:table-cell office:value-type="float" office:value="489">
            <text:p>489</text:p>
          </table:table-cell>
          <table:table-cell office:value-type="float" office:value="1.05">
            <text:p>1.0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15">
            <text:p>2024-08-15</text:p>
          </table:table-cell>
          <table:table-cell office:value-type="string" office:string-value="A-41-B6">
            <text:p>A-41-B6</text:p>
          </table:table-cell>
        </table:table-row>
        <table:table-row>
          <table:table-cell office:value-type="float" office:value="9950">
            <text:p>9950</text:p>
          </table:table-cell>
          <table:table-cell office:value-type="string" office:string-value="Clear painting pattern.">
            <text:p>Clear painting pattern.</text:p>
          </table:table-cell>
          <table:table-cell office:value-type="float" office:value="9738">
            <text:p>9738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447">
            <text:p>Ubicación447</text:p>
          </table:table-cell>
        </table:table-row>
        <table:table-row>
          <table:table-cell office:value-type="string" office:string-value="P-0462">
            <text:p>P-0462</text:p>
          </table:table-cell>
          <table:table-cell office:value-type="string" office:string-value="Event Author">
            <text:p>Event Author</text:p>
          </table:table-cell>
          <table:table-cell office:value-type="string" office:string-value="Salud">
            <text:p>Salud</text:p>
          </table:table-cell>
          <table:table-cell office:value-type="float" office:value="349">
            <text:p>349</text:p>
          </table:table-cell>
          <table:table-cell office:value-type="float" office:value="487.07">
            <text:p>487.0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2-17">
            <text:p>2024-02-17</text:p>
          </table:table-cell>
          <table:table-cell office:value-type="string" office:string-value="A-35-B14">
            <text:p>A-35-B14</text:p>
          </table:table-cell>
        </table:table-row>
        <table:table-row>
          <table:table-cell office:value-type="string" office:string-value="^!(#(">
            <text:p>^!(#(</text:p>
          </table:table-cell>
          <table:table-cell office:value-type="string" office:string-value="42456352">
            <text:p>42456352</text:p>
          </table:table-cell>
          <table:table-cell office:value-type="string" office:string-value="YQKHTEPBLK">
            <text:p>YQKHTEPBLK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962">
            <text:p>Random962</text:p>
          </table:table-cell>
        </table:table-row>
        <table:table-row>
          <table:table-cell office:value-type="string" office:string-value="P-0464">
            <text:p>P-0464</text:p>
          </table:table-cell>
          <table:table-cell office:value-type="string" office:string-value="Truth Civil">
            <text:p>Truth Civil</text:p>
          </table:table-cell>
          <table:table-cell office:value-type="string" office:string-value="Ropa">
            <text:p>Ropa</text:p>
          </table:table-cell>
          <table:table-cell office:value-type="float" office:value="27">
            <text:p>27</text:p>
          </table:table-cell>
          <table:table-cell office:value-type="float" office:value="249.47">
            <text:p>249.4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03">
            <text:p>2024-05-03</text:p>
          </table:table-cell>
          <table:table-cell office:value-type="string" office:string-value="A-15-B14">
            <text:p>A-15-B14</text:p>
          </table:table-cell>
        </table:table-row>
        <table:table-row>
          <table:table-cell office:value-type="string" office:string-value="P-0465">
            <text:p>P-0465</text:p>
          </table:table-cell>
          <table:table-cell office:value-type="string" office:string-value="Organization But">
            <text:p>Organization But</text:p>
          </table:table-cell>
          <table:table-cell office:value-type="string" office:string-value="Automotriz">
            <text:p>Automotriz</text:p>
          </table:table-cell>
          <table:table-cell office:value-type="float" office:value="264">
            <text:p>264</text:p>
          </table:table-cell>
          <table:table-cell office:value-type="float" office:value="358.46">
            <text:p>358.4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1-28">
            <text:p>2025-01-28</text:p>
          </table:table-cell>
          <table:table-cell office:value-type="string" office:string-value="A-35-B13">
            <text:p>A-35-B1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467">
            <text:p>P-0467</text:p>
          </table:table-cell>
          <table:table-cell office:value-type="string" office:string-value="Action Ball">
            <text:p>Action Ball</text:p>
          </table:table-cell>
          <table:table-cell office:value-type="string" office:string-value="Hogar">
            <text:p>Hogar</text:p>
          </table:table-cell>
          <table:table-cell office:value-type="float" office:value="164">
            <text:p>164</text:p>
          </table:table-cell>
          <table:table-cell office:value-type="float" office:value="57.42">
            <text:p>57.4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5-16">
            <text:p>2024-05-16</text:p>
          </table:table-cell>
          <table:table-cell office:value-type="string" office:string-value="A-9-B5">
            <text:p>A-9-B5</text:p>
          </table:table-cell>
        </table:table-row>
        <table:table-row>
          <table:table-cell office:value-type="string" office:string-value="P-0468">
            <text:p>P-0468</text:p>
          </table:table-cell>
          <table:table-cell office:value-type="string" office:string-value="Want Seven">
            <text:p>Want Seven</text:p>
          </table:table-cell>
          <table:table-cell office:value-type="string" office:string-value="Ropa">
            <text:p>Ropa</text:p>
          </table:table-cell>
          <table:table-cell office:value-type="float" office:value="403">
            <text:p>403</text:p>
          </table:table-cell>
          <table:table-cell office:value-type="float" office:value="402.76">
            <text:p>402.7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14">
            <text:p>2024-10-14</text:p>
          </table:table-cell>
          <table:table-cell office:value-type="string" office:string-value="A-28-B20">
            <text:p>A-28-B20</text:p>
          </table:table-cell>
        </table:table-row>
        <table:table-row>
          <table:table-cell office:value-type="string" office:string-value="P-0469">
            <text:p>P-0469</text:p>
          </table:table-cell>
          <table:table-cell office:value-type="string" office:string-value="Answer By">
            <text:p>Answer By</text:p>
          </table:table-cell>
          <table:table-cell office:value-type="string" office:string-value="Juguetes">
            <text:p>Juguetes</text:p>
          </table:table-cell>
          <table:table-cell office:value-type="float" office:value="113">
            <text:p>113</text:p>
          </table:table-cell>
          <table:table-cell office:value-type="float" office:value="112.68">
            <text:p>112.6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6-28">
            <text:p>2023-06-28</text:p>
          </table:table-cell>
          <table:table-cell office:value-type="string" office:string-value="A-18-B5">
            <text:p>A-18-B5</text:p>
          </table:table-cell>
        </table:table-row>
        <table:table-row>
          <table:table-cell office:value-type="string" office:string-value="P-0470">
            <text:p>P-0470</text:p>
          </table:table-cell>
          <table:table-cell office:value-type="string" office:string-value="Open History">
            <text:p>Open History</text:p>
          </table:table-cell>
          <table:table-cell office:value-type="string" office:string-value="Electrónica">
            <text:p>Electrónica</text:p>
          </table:table-cell>
          <table:table-cell office:value-type="float" office:value="381">
            <text:p>381</text:p>
          </table:table-cell>
          <table:table-cell office:value-type="float" office:value="218.52">
            <text:p>218.5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8-20">
            <text:p>2024-08-20</text:p>
          </table:table-cell>
          <table:table-cell office:value-type="string" office:string-value="A-4-B10">
            <text:p>A-4-B10</text:p>
          </table:table-cell>
        </table:table-row>
        <table:table-row>
          <table:table-cell office:value-type="string" office:string-value="P-0471">
            <text:p>P-0471</text:p>
          </table:table-cell>
          <table:table-cell office:value-type="string" office:string-value="Again Almost">
            <text:p>Again Almost</text:p>
          </table:table-cell>
          <table:table-cell office:value-type="string" office:string-value="Ropa">
            <text:p>Ropa</text:p>
          </table:table-cell>
          <table:table-cell office:value-type="float" office:value="99">
            <text:p>99</text:p>
          </table:table-cell>
          <table:table-cell office:value-type="float" office:value="193.8">
            <text:p>193.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4-14">
            <text:p>2024-04-14</text:p>
          </table:table-cell>
          <table:table-cell office:value-type="string" office:string-value="A-22-B2">
            <text:p>A-22-B2</text:p>
          </table:table-cell>
        </table:table-row>
        <table:table-row>
          <table:table-cell office:value-type="string" office:string-value="P-0472">
            <text:p>P-0472</text:p>
          </table:table-cell>
          <table:table-cell office:value-type="string" office:string-value="Data Rich">
            <text:p>Data Rich</text:p>
          </table:table-cell>
          <table:table-cell office:value-type="string" office:string-value="Juguetes">
            <text:p>Juguetes</text:p>
          </table:table-cell>
          <table:table-cell office:value-type="float" office:value="388">
            <text:p>388</text:p>
          </table:table-cell>
          <table:table-cell office:value-type="float" office:value="176.97">
            <text:p>176.9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7-25">
            <text:p>2023-07-25</text:p>
          </table:table-cell>
          <table:table-cell office:value-type="string" office:string-value="A-41-B13">
            <text:p>A-41-B13</text:p>
          </table:table-cell>
        </table:table-row>
        <table:table-row>
          <table:table-cell office:value-type="string" office:string-value="P-0473">
            <text:p>P-0473</text:p>
          </table:table-cell>
          <table:table-cell office:value-type="string" office:string-value="Every Record">
            <text:p>Every Record</text:p>
          </table:table-cell>
          <table:table-cell office:value-type="string" office:string-value="Automotriz">
            <text:p>Automotriz</text:p>
          </table:table-cell>
          <table:table-cell office:value-type="float" office:value="259">
            <text:p>259</text:p>
          </table:table-cell>
          <table:table-cell office:value-type="float" office:value="108.45">
            <text:p>108.4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1-26">
            <text:p>2024-11-26</text:p>
          </table:table-cell>
          <table:table-cell office:value-type="string" office:string-value="A-49-B18">
            <text:p>A-49-B18</text:p>
          </table:table-cell>
        </table:table-row>
        <table:table-row>
          <table:table-cell office:value-type="string" office:string-value="P-0474">
            <text:p>P-0474</text:p>
          </table:table-cell>
          <table:table-cell office:value-type="string" office:string-value="Serve Many">
            <text:p>Serve Many</text:p>
          </table:table-cell>
          <table:table-cell office:value-type="string" office:string-value="Hogar">
            <text:p>Hogar</text:p>
          </table:table-cell>
          <table:table-cell office:value-type="float" office:value="472">
            <text:p>472</text:p>
          </table:table-cell>
          <table:table-cell office:value-type="float" office:value="458.19">
            <text:p>458.1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30">
            <text:p>2023-09-30</text:p>
          </table:table-cell>
          <table:table-cell office:value-type="string" office:string-value="A-1-B4">
            <text:p>A-1-B4</text:p>
          </table:table-cell>
        </table:table-row>
        <table:table-row>
          <table:table-cell office:value-type="string" office:string-value="P-0475">
            <text:p>P-0475</text:p>
          </table:table-cell>
          <table:table-cell office:value-type="string" office:string-value="Surface Fund">
            <text:p>Surface Fund</text:p>
          </table:table-cell>
          <table:table-cell office:value-type="string" office:string-value="Deportes">
            <text:p>Deportes</text:p>
          </table:table-cell>
          <table:table-cell office:value-type="float" office:value="324">
            <text:p>324</text:p>
          </table:table-cell>
          <table:table-cell office:value-type="float" office:value="162.93">
            <text:p>162.9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9-13">
            <text:p>2023-09-13</text:p>
          </table:table-cell>
          <table:table-cell office:value-type="string" office:string-value="A-31-B5">
            <text:p>A-31-B5</text:p>
          </table:table-cell>
        </table:table-row>
        <table:table-row>
          <table:table-cell office:value-type="string" office:string-value="P-0476">
            <text:p>P-0476</text:p>
          </table:table-cell>
          <table:table-cell office:value-type="string" office:string-value="History Out">
            <text:p>History Out</text:p>
          </table:table-cell>
          <table:table-cell office:value-type="string" office:string-value="Ropa">
            <text:p>Ropa</text:p>
          </table:table-cell>
          <table:table-cell office:value-type="float" office:value="367">
            <text:p>367</text:p>
          </table:table-cell>
          <table:table-cell office:value-type="float" office:value="68.38">
            <text:p>68.3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1-28">
            <text:p>2024-01-28</text:p>
          </table:table-cell>
          <table:table-cell office:value-type="string" office:string-value="A-34-B16">
            <text:p>A-34-B16</text:p>
          </table:table-cell>
        </table:table-row>
        <table:table-row>
          <table:table-cell office:value-type="string" office:string-value="P-0477">
            <text:p>P-0477</text:p>
          </table:table-cell>
          <table:table-cell office:value-type="string" office:string-value="Rest Media">
            <text:p>Rest Media</text:p>
          </table:table-cell>
          <table:table-cell office:value-type="string" office:string-value="Alimentos">
            <text:p>Alimentos</text:p>
          </table:table-cell>
          <table:table-cell office:value-type="float" office:value="213">
            <text:p>213</text:p>
          </table:table-cell>
          <table:table-cell office:value-type="float" office:value="252.46">
            <text:p>252.4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2-07">
            <text:p>2024-02-07</text:p>
          </table:table-cell>
          <table:table-cell office:value-type="string" office:string-value="A-11-B8">
            <text:p>A-11-B8</text:p>
          </table:table-cell>
        </table:table-row>
        <table:table-row>
          <table:table-cell office:value-type="string" office:string-value="P-0478">
            <text:p>P-0478</text:p>
          </table:table-cell>
          <table:table-cell office:value-type="string" office:string-value="Late Second">
            <text:p>Late Second</text:p>
          </table:table-cell>
          <table:table-cell office:value-type="string" office:string-value="Deportes">
            <text:p>Deportes</text:p>
          </table:table-cell>
          <table:table-cell office:value-type="float" office:value="478">
            <text:p>478</text:p>
          </table:table-cell>
          <table:table-cell office:value-type="float" office:value="414.67">
            <text:p>414.6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29">
            <text:p>2023-10-29</text:p>
          </table:table-cell>
          <table:table-cell office:value-type="string" office:string-value="A-29-B18">
            <text:p>A-29-B18</text:p>
          </table:table-cell>
        </table:table-row>
        <table:table-row>
          <table:table-cell office:value-type="string" office:string-value="P-0479">
            <text:p>P-0479</text:p>
          </table:table-cell>
          <table:table-cell office:value-type="string" office:string-value="Push Game">
            <text:p>Push Game</text:p>
          </table:table-cell>
          <table:table-cell office:value-type="string" office:string-value="Ropa">
            <text:p>Ropa</text:p>
          </table:table-cell>
          <table:table-cell office:value-type="float" office:value="59">
            <text:p>59</text:p>
          </table:table-cell>
          <table:table-cell office:value-type="float" office:value="187.64">
            <text:p>187.6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09">
            <text:p>2023-10-09</text:p>
          </table:table-cell>
          <table:table-cell office:value-type="string" office:string-value="A-30-B17">
            <text:p>A-30-B17</text:p>
          </table:table-cell>
        </table:table-row>
        <table:table-row>
          <table:table-cell office:value-type="string" office:string-value="P-0480">
            <text:p>P-0480</text:p>
          </table:table-cell>
          <table:table-cell office:value-type="string" office:string-value="Return Level">
            <text:p>Return Level</text:p>
          </table:table-cell>
          <table:table-cell office:value-type="string" office:string-value="Salud">
            <text:p>Salud</text:p>
          </table:table-cell>
          <table:table-cell office:value-type="float" office:value="72">
            <text:p>72</text:p>
          </table:table-cell>
          <table:table-cell office:value-type="float" office:value="315.72">
            <text:p>315.7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12">
            <text:p>2024-01-12</text:p>
          </table:table-cell>
          <table:table-cell office:value-type="string" office:string-value="A-27-B18">
            <text:p>A-27-B18</text:p>
          </table:table-cell>
        </table:table-row>
        <table:table-row>
          <table:table-cell office:value-type="string" office:string-value="P-0481">
            <text:p>P-0481</text:p>
          </table:table-cell>
          <table:table-cell office:value-type="string" office:string-value="Station Blood">
            <text:p>Station Blood</text:p>
          </table:table-cell>
          <table:table-cell office:value-type="string" office:string-value="Hogar">
            <text:p>Hogar</text:p>
          </table:table-cell>
          <table:table-cell office:value-type="float" office:value="329">
            <text:p>329</text:p>
          </table:table-cell>
          <table:table-cell office:value-type="float" office:value="1.23">
            <text:p>1.2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14">
            <text:p>2024-09-14</text:p>
          </table:table-cell>
          <table:table-cell office:value-type="string" office:string-value="A-4-B17">
            <text:p>A-4-B17</text:p>
          </table:table-cell>
        </table:table-row>
        <table:table-row>
          <table:table-cell office:value-type="string" office:string-value="P-0482">
            <text:p>P-0482</text:p>
          </table:table-cell>
          <table:table-cell office:value-type="string" office:string-value="Skill Gun">
            <text:p>Skill Gun</text:p>
          </table:table-cell>
          <table:table-cell office:value-type="string" office:string-value="Ropa">
            <text:p>Ropa</text:p>
          </table:table-cell>
          <table:table-cell office:value-type="float" office:value="116">
            <text:p>116</text:p>
          </table:table-cell>
          <table:table-cell office:value-type="float" office:value="427.8">
            <text:p>427.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2-28">
            <text:p>2023-12-28</text:p>
          </table:table-cell>
          <table:table-cell office:value-type="string" office:string-value="A-19-B7">
            <text:p>A-19-B7</text:p>
          </table:table-cell>
        </table:table-row>
        <table:table-row>
          <table:table-cell office:value-type="string" office:string-value="P-0483">
            <text:p>P-0483</text:p>
          </table:table-cell>
          <table:table-cell office:value-type="string" office:string-value="Reduce House">
            <text:p>Reduce House</text:p>
          </table:table-cell>
          <table:table-cell office:value-type="string" office:string-value="Hogar">
            <text:p>Hogar</text:p>
          </table:table-cell>
          <table:table-cell office:value-type="float" office:value="352">
            <text:p>352</text:p>
          </table:table-cell>
          <table:table-cell office:value-type="float" office:value="385.47">
            <text:p>385.4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0-20">
            <text:p>2023-10-20</text:p>
          </table:table-cell>
          <table:table-cell office:value-type="string" office:string-value="A-20-B9">
            <text:p>A-20-B9</text:p>
          </table:table-cell>
        </table:table-row>
        <table:table-row>
          <table:table-cell office:value-type="string" office:string-value="P-0484">
            <text:p>P-0484</text:p>
          </table:table-cell>
          <table:table-cell office:value-type="string" office:string-value="And Move">
            <text:p>And Move</text:p>
          </table:table-cell>
          <table:table-cell office:value-type="string" office:string-value="Ropa">
            <text:p>Ropa</text:p>
          </table:table-cell>
          <table:table-cell office:value-type="float" office:value="215">
            <text:p>215</text:p>
          </table:table-cell>
          <table:table-cell office:value-type="float" office:value="95.81">
            <text:p>95.8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1-10">
            <text:p>2024-11-10</text:p>
          </table:table-cell>
          <table:table-cell office:value-type="string" office:string-value="A-37-B3">
            <text:p>A-37-B3</text:p>
          </table:table-cell>
        </table:table-row>
        <table:table-row>
          <table:table-cell office:value-type="string" office:string-value="P-0485">
            <text:p>P-0485</text:p>
          </table:table-cell>
          <table:table-cell office:value-type="string" office:string-value="Direction Report">
            <text:p>Direction Report</text:p>
          </table:table-cell>
          <table:table-cell office:value-type="string" office:string-value="Deportes">
            <text:p>Deportes</text:p>
          </table:table-cell>
          <table:table-cell office:value-type="float" office:value="171">
            <text:p>171</text:p>
          </table:table-cell>
          <table:table-cell office:value-type="float" office:value="210.67">
            <text:p>210.6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17">
            <text:p>2024-09-17</text:p>
          </table:table-cell>
          <table:table-cell office:value-type="string" office:string-value="A-38-B1">
            <text:p>A-38-B1</text:p>
          </table:table-cell>
        </table:table-row>
        <table:table-row>
          <table:table-cell office:value-type="string" office:string-value="P-0486">
            <text:p>P-0486</text:p>
          </table:table-cell>
          <table:table-cell office:value-type="string" office:string-value="Couple Clearly">
            <text:p>Couple Clearly</text:p>
          </table:table-cell>
          <table:table-cell office:value-type="string" office:string-value="Ropa">
            <text:p>Ropa</text:p>
          </table:table-cell>
          <table:table-cell office:value-type="float" office:value="5">
            <text:p>5</text:p>
          </table:table-cell>
          <table:table-cell office:value-type="float" office:value="339.93">
            <text:p>339.9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22">
            <text:p>2023-08-22</text:p>
          </table:table-cell>
          <table:table-cell office:value-type="string" office:string-value="A-33-B8">
            <text:p>A-33-B8</text:p>
          </table:table-cell>
        </table:table-row>
        <table:table-row>
          <table:table-cell office:value-type="string" office:string-value="P-0487">
            <text:p>P-0487</text:p>
          </table:table-cell>
          <table:table-cell office:value-type="string" office:string-value="Ever Bed">
            <text:p>Ever Bed</text:p>
          </table:table-cell>
          <table:table-cell office:value-type="string" office:string-value="Automotriz">
            <text:p>Automotriz</text:p>
          </table:table-cell>
          <table:table-cell office:value-type="float" office:value="190">
            <text:p>190</text:p>
          </table:table-cell>
          <table:table-cell office:value-type="float" office:value="314.12">
            <text:p>314.1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7-27">
            <text:p>2024-07-27</text:p>
          </table:table-cell>
          <table:table-cell office:value-type="string" office:string-value="A-37-B8">
            <text:p>A-37-B8</text:p>
          </table:table-cell>
        </table:table-row>
        <table:table-row>
          <table:table-cell office:value-type="string" office:string-value="P-0488">
            <text:p>P-0488</text:p>
          </table:table-cell>
          <table:table-cell office:value-type="string" office:string-value="Experience Can">
            <text:p>Experience Can</text:p>
          </table:table-cell>
          <table:table-cell office:value-type="string" office:string-value="Automotriz">
            <text:p>Automotriz</text:p>
          </table:table-cell>
          <table:table-cell office:value-type="float" office:value="4">
            <text:p>4</text:p>
          </table:table-cell>
          <table:table-cell office:value-type="float" office:value="248.93">
            <text:p>248.9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7-10">
            <text:p>2024-07-10</text:p>
          </table:table-cell>
          <table:table-cell office:value-type="string" office:string-value="A-1-B17">
            <text:p>A-1-B17</text:p>
          </table:table-cell>
        </table:table-row>
        <table:table-row>
          <table:table-cell office:value-type="string" office:string-value="P-0489">
            <text:p>P-0489</text:p>
          </table:table-cell>
          <table:table-cell office:value-type="string" office:string-value="By Benefit">
            <text:p>By Benefit</text:p>
          </table:table-cell>
          <table:table-cell office:value-type="string" office:string-value="Electrónica">
            <text:p>Electrónica</text:p>
          </table:table-cell>
          <table:table-cell office:value-type="float" office:value="478">
            <text:p>478</text:p>
          </table:table-cell>
          <table:table-cell office:value-type="float" office:value="97.2">
            <text:p>97.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07">
            <text:p>2025-01-07</text:p>
          </table:table-cell>
          <table:table-cell office:value-type="string" office:string-value="A-13-B8">
            <text:p>A-13-B8</text:p>
          </table:table-cell>
        </table:table-row>
        <table:table-row>
          <table:table-cell office:value-type="string" office:string-value="P-0490">
            <text:p>P-0490</text:p>
          </table:table-cell>
          <table:table-cell office:value-type="string" office:string-value="Bank Teach">
            <text:p>Bank Teach</text:p>
          </table:table-cell>
          <table:table-cell office:value-type="string" office:string-value="Juguetes">
            <text:p>Juguetes</text:p>
          </table:table-cell>
          <table:table-cell office:value-type="float" office:value="347">
            <text:p>347</text:p>
          </table:table-cell>
          <table:table-cell office:value-type="float" office:value="484.74">
            <text:p>484.7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11">
            <text:p>2024-12-11</text:p>
          </table:table-cell>
          <table:table-cell office:value-type="string" office:string-value="A-32-B14">
            <text:p>A-32-B14</text:p>
          </table:table-cell>
        </table:table-row>
        <table:table-row>
          <table:table-cell office:value-type="string" office:string-value="P-0491">
            <text:p>P-0491</text:p>
          </table:table-cell>
          <table:table-cell office:value-type="string" office:string-value="Month Reality">
            <text:p>Month Reality</text:p>
          </table:table-cell>
          <table:table-cell office:value-type="string" office:string-value="Electrónica">
            <text:p>Electrónica</text:p>
          </table:table-cell>
          <table:table-cell office:value-type="float" office:value="104">
            <text:p>104</text:p>
          </table:table-cell>
          <table:table-cell office:value-type="float" office:value="149.52">
            <text:p>149.5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31">
            <text:p>2025-01-31</text:p>
          </table:table-cell>
          <table:table-cell office:value-type="string" office:string-value="A-28-B5">
            <text:p>A-28-B5</text:p>
          </table:table-cell>
        </table:table-row>
        <table:table-row>
          <table:table-cell office:value-type="string" office:string-value=")^@^&amp;">
            <text:p>)^@^&amp;</text:p>
          </table:table-cell>
          <table:table-cell office:value-type="string" office:string-value="77558691">
            <text:p>77558691</text:p>
          </table:table-cell>
          <table:table-cell office:value-type="string" office:string-value="SHYNLOIWHF">
            <text:p>SHYNLOIWHF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1">
            <text:p>Random1</text:p>
          </table:table-cell>
        </table:table-row>
        <table:table-row>
          <table:table-cell office:value-type="string" office:string-value="P-0493">
            <text:p>P-0493</text:p>
          </table:table-cell>
          <table:table-cell office:value-type="string" office:string-value="Better Heavy">
            <text:p>Better Heavy</text:p>
          </table:table-cell>
          <table:table-cell office:value-type="string" office:string-value="Ropa">
            <text:p>Ropa</text:p>
          </table:table-cell>
          <table:table-cell office:value-type="float" office:value="110">
            <text:p>110</text:p>
          </table:table-cell>
          <table:table-cell office:value-type="float" office:value="282.58">
            <text:p>282.5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04">
            <text:p>2024-09-04</text:p>
          </table:table-cell>
          <table:table-cell office:value-type="string" office:string-value="A-26-B18">
            <text:p>A-26-B18</text:p>
          </table:table-cell>
        </table:table-row>
        <table:table-row>
          <table:table-cell office:value-type="string" office:string-value="P-0494">
            <text:p>P-0494</text:p>
          </table:table-cell>
          <table:table-cell office:value-type="string" office:string-value="Soldier As">
            <text:p>Soldier As</text:p>
          </table:table-cell>
          <table:table-cell office:value-type="string" office:string-value="Salud">
            <text:p>Salud</text:p>
          </table:table-cell>
          <table:table-cell office:value-type="float" office:value="384">
            <text:p>384</text:p>
          </table:table-cell>
          <table:table-cell office:value-type="float" office:value="176.82">
            <text:p>176.8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7-13">
            <text:p>2023-07-13</text:p>
          </table:table-cell>
          <table:table-cell office:value-type="string" office:string-value="A-48-B12">
            <text:p>A-48-B12</text:p>
          </table:table-cell>
        </table:table-row>
        <table:table-row>
          <table:table-cell office:value-type="string" office:string-value="P-0495">
            <text:p>P-0495</text:p>
          </table:table-cell>
          <table:table-cell office:value-type="string" office:string-value="Both Build">
            <text:p>Both Build</text:p>
          </table:table-cell>
          <table:table-cell office:value-type="string" office:string-value="Alimentos">
            <text:p>Alimentos</text:p>
          </table:table-cell>
          <table:table-cell office:value-type="float" office:value="240">
            <text:p>240</text:p>
          </table:table-cell>
          <table:table-cell office:value-type="float" office:value="277.14">
            <text:p>277.1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4-18">
            <text:p>2024-04-18</text:p>
          </table:table-cell>
          <table:table-cell office:value-type="string" office:string-value="A-2-B1">
            <text:p>A-2-B1</text:p>
          </table:table-cell>
        </table:table-row>
        <table:table-row>
          <table:table-cell office:value-type="string" office:string-value="P-0496">
            <text:p>P-0496</text:p>
          </table:table-cell>
          <table:table-cell office:value-type="string" office:string-value="Course Message">
            <text:p>Course Message</text:p>
          </table:table-cell>
          <table:table-cell office:value-type="string" office:string-value="Automotriz">
            <text:p>Automotriz</text:p>
          </table:table-cell>
          <table:table-cell office:value-type="float" office:value="378">
            <text:p>378</text:p>
          </table:table-cell>
          <table:table-cell office:value-type="float" office:value="452.41">
            <text:p>452.4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6-25">
            <text:p>2023-06-25</text:p>
          </table:table-cell>
          <table:table-cell office:value-type="string" office:string-value="A-5-B20">
            <text:p>A-5-B20</text:p>
          </table:table-cell>
        </table:table-row>
        <table:table-row>
          <table:table-cell office:value-type="string" office:string-value="P-0497">
            <text:p>P-0497</text:p>
          </table:table-cell>
          <table:table-cell office:value-type="string" office:string-value="Option Every">
            <text:p>Option Every</text:p>
          </table:table-cell>
          <table:table-cell office:value-type="string" office:string-value="Juguetes">
            <text:p>Juguetes</text:p>
          </table:table-cell>
          <table:table-cell office:value-type="float" office:value="278">
            <text:p>278</text:p>
          </table:table-cell>
          <table:table-cell office:value-type="float" office:value="461.58">
            <text:p>461.5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09">
            <text:p>2024-05-09</text:p>
          </table:table-cell>
          <table:table-cell office:value-type="string" office:string-value="A-25-B11">
            <text:p>A-25-B11</text:p>
          </table:table-cell>
        </table:table-row>
        <table:table-row>
          <table:table-cell office:value-type="string" office:string-value="P-0498">
            <text:p>P-0498</text:p>
          </table:table-cell>
          <table:table-cell office:value-type="string" office:string-value="Adult First">
            <text:p>Adult First</text:p>
          </table:table-cell>
          <table:table-cell office:value-type="string" office:string-value="Alimentos">
            <text:p>Alimentos</text:p>
          </table:table-cell>
          <table:table-cell office:value-type="float" office:value="31">
            <text:p>31</text:p>
          </table:table-cell>
          <table:table-cell office:value-type="float" office:value="96.21">
            <text:p>96.2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9-28">
            <text:p>2024-09-28</text:p>
          </table:table-cell>
          <table:table-cell office:value-type="string" office:string-value="A-17-B4">
            <text:p>A-17-B4</text:p>
          </table:table-cell>
        </table:table-row>
        <table:table-row>
          <table:table-cell office:value-type="string" office:string-value="P-0499">
            <text:p>P-0499</text:p>
          </table:table-cell>
          <table:table-cell office:value-type="string" office:string-value="Think Send">
            <text:p>Think Send</text:p>
          </table:table-cell>
          <table:table-cell office:value-type="string" office:string-value="Automotriz">
            <text:p>Automotriz</text:p>
          </table:table-cell>
          <table:table-cell office:value-type="float" office:value="213">
            <text:p>213</text:p>
          </table:table-cell>
          <table:table-cell office:value-type="float" office:value="139.82">
            <text:p>139.8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2-02">
            <text:p>2024-02-02</text:p>
          </table:table-cell>
          <table:table-cell office:value-type="string" office:string-value="A-30-B7">
            <text:p>A-30-B7</text:p>
          </table:table-cell>
        </table:table-row>
        <table:table-row>
          <table:table-cell office:value-type="string" office:string-value="P-0500">
            <text:p>P-0500</text:p>
          </table:table-cell>
          <table:table-cell office:value-type="string" office:string-value="Single Real">
            <text:p>Single Real</text:p>
          </table:table-cell>
          <table:table-cell office:value-type="string" office:string-value="Ropa">
            <text:p>Ropa</text:p>
          </table:table-cell>
          <table:table-cell office:value-type="float" office:value="451">
            <text:p>451</text:p>
          </table:table-cell>
          <table:table-cell office:value-type="float" office:value="17.71">
            <text:p>17.7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5-20">
            <text:p>2023-05-20</text:p>
          </table:table-cell>
          <table:table-cell office:value-type="string" office:string-value="A-4-B16">
            <text:p>A-4-B16</text:p>
          </table:table-cell>
        </table:table-row>
        <table:table-row>
          <table:table-cell office:value-type="string" office:string-value="P-0501">
            <text:p>P-0501</text:p>
          </table:table-cell>
          <table:table-cell office:value-type="string" office:string-value="Her Generation">
            <text:p>Her Generation</text:p>
          </table:table-cell>
          <table:table-cell office:value-type="string" office:string-value="Salud">
            <text:p>Salud</text:p>
          </table:table-cell>
          <table:table-cell office:value-type="float" office:value="324">
            <text:p>324</text:p>
          </table:table-cell>
          <table:table-cell office:value-type="float" office:value="47.64">
            <text:p>47.6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8-26">
            <text:p>2023-08-26</text:p>
          </table:table-cell>
          <table:table-cell office:value-type="string" office:string-value="A-34-B18">
            <text:p>A-34-B18</text:p>
          </table:table-cell>
        </table:table-row>
        <table:table-row>
          <table:table-cell office:value-type="string" office:string-value="P-0502">
            <text:p>P-0502</text:p>
          </table:table-cell>
          <table:table-cell office:value-type="string" office:string-value="Stock Middle">
            <text:p>Stock Middle</text:p>
          </table:table-cell>
          <table:table-cell office:value-type="string" office:string-value="Automotriz">
            <text:p>Automotriz</text:p>
          </table:table-cell>
          <table:table-cell office:value-type="float" office:value="403">
            <text:p>403</text:p>
          </table:table-cell>
          <table:table-cell office:value-type="float" office:value="36.9">
            <text:p>36.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19">
            <text:p>2023-10-19</text:p>
          </table:table-cell>
          <table:table-cell office:value-type="string" office:string-value="A-26-B10">
            <text:p>A-26-B10</text:p>
          </table:table-cell>
        </table:table-row>
        <table:table-row>
          <table:table-cell office:value-type="string" office:string-value="P-0503">
            <text:p>P-0503</text:p>
          </table:table-cell>
          <table:table-cell office:value-type="string" office:string-value="Fly Then">
            <text:p>Fly Then</text:p>
          </table:table-cell>
          <table:table-cell office:value-type="string" office:string-value="Salud">
            <text:p>Salud</text:p>
          </table:table-cell>
          <table:table-cell office:value-type="float" office:value="360">
            <text:p>360</text:p>
          </table:table-cell>
          <table:table-cell office:value-type="float" office:value="454.17">
            <text:p>454.1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5-25">
            <text:p>2023-05-25</text:p>
          </table:table-cell>
          <table:table-cell office:value-type="string" office:string-value="A-9-B12">
            <text:p>A-9-B12</text:p>
          </table:table-cell>
        </table:table-row>
        <table:table-row>
          <table:table-cell office:value-type="string" office:string-value="P-0504">
            <text:p>P-0504</text:p>
          </table:table-cell>
          <table:table-cell office:value-type="string" office:string-value="Cost Arm">
            <text:p>Cost Arm</text:p>
          </table:table-cell>
          <table:table-cell office:value-type="string" office:string-value="Ropa">
            <text:p>Ropa</text:p>
          </table:table-cell>
          <table:table-cell office:value-type="float" office:value="321">
            <text:p>321</text:p>
          </table:table-cell>
          <table:table-cell office:value-type="float" office:value="145.38">
            <text:p>145.3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05">
            <text:p>2024-02-05</text:p>
          </table:table-cell>
          <table:table-cell office:value-type="string" office:string-value="A-11-B14">
            <text:p>A-11-B14</text:p>
          </table:table-cell>
        </table:table-row>
        <table:table-row>
          <table:table-cell office:value-type="string" office:string-value="P-0505">
            <text:p>P-0505</text:p>
          </table:table-cell>
          <table:table-cell office:value-type="string" office:string-value="Music Western">
            <text:p>Music Western</text:p>
          </table:table-cell>
          <table:table-cell office:value-type="string" office:string-value="Electrónica">
            <text:p>Electrónica</text:p>
          </table:table-cell>
          <table:table-cell office:value-type="float" office:value="452">
            <text:p>452</text:p>
          </table:table-cell>
          <table:table-cell office:value-type="float" office:value="278.9">
            <text:p>278.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06">
            <text:p>2023-09-06</text:p>
          </table:table-cell>
          <table:table-cell office:value-type="string" office:string-value="A-43-B11">
            <text:p>A-43-B11</text:p>
          </table:table-cell>
        </table:table-row>
        <table:table-row>
          <table:table-cell office:value-type="string" office:string-value="P-0506">
            <text:p>P-0506</text:p>
          </table:table-cell>
          <table:table-cell office:value-type="string" office:string-value="Light Training">
            <text:p>Light Training</text:p>
          </table:table-cell>
          <table:table-cell office:value-type="string" office:string-value="Alimentos">
            <text:p>Alimentos</text:p>
          </table:table-cell>
          <table:table-cell office:value-type="float" office:value="109">
            <text:p>109</text:p>
          </table:table-cell>
          <table:table-cell office:value-type="float" office:value="132.78">
            <text:p>132.7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07">
            <text:p>2025-01-07</text:p>
          </table:table-cell>
          <table:table-cell office:value-type="string" office:string-value="A-33-B12">
            <text:p>A-33-B12</text:p>
          </table:table-cell>
        </table:table-row>
        <table:table-row>
          <table:table-cell office:value-type="string" office:string-value="P-0507">
            <text:p>P-0507</text:p>
          </table:table-cell>
          <table:table-cell office:value-type="string" office:string-value="Avoid Lose">
            <text:p>Avoid Lose</text:p>
          </table:table-cell>
          <table:table-cell office:value-type="string" office:string-value="Juguetes">
            <text:p>Juguetes</text:p>
          </table:table-cell>
          <table:table-cell office:value-type="float" office:value="9">
            <text:p>9</text:p>
          </table:table-cell>
          <table:table-cell office:value-type="float" office:value="223.75">
            <text:p>223.7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7-15">
            <text:p>2024-07-15</text:p>
          </table:table-cell>
          <table:table-cell office:value-type="string" office:string-value="A-42-B3">
            <text:p>A-42-B3</text:p>
          </table:table-cell>
        </table:table-row>
        <table:table-row>
          <table:table-cell office:value-type="string" office:string-value="P-0508">
            <text:p>P-0508</text:p>
          </table:table-cell>
          <table:table-cell office:value-type="string" office:string-value="Next Attack">
            <text:p>Next Attack</text:p>
          </table:table-cell>
          <table:table-cell office:value-type="string" office:string-value="Ropa">
            <text:p>Ropa</text:p>
          </table:table-cell>
          <table:table-cell office:value-type="float" office:value="137">
            <text:p>137</text:p>
          </table:table-cell>
          <table:table-cell office:value-type="float" office:value="224.66">
            <text:p>224.6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9-23">
            <text:p>2024-09-23</text:p>
          </table:table-cell>
          <table:table-cell office:value-type="string" office:string-value="A-42-B3">
            <text:p>A-42-B3</text:p>
          </table:table-cell>
        </table:table-row>
        <table:table-row>
          <table:table-cell office:value-type="string" office:string-value="P-0509">
            <text:p>P-0509</text:p>
          </table:table-cell>
          <table:table-cell office:value-type="string" office:string-value="Much Up">
            <text:p>Much Up</text:p>
          </table:table-cell>
          <table:table-cell office:value-type="string" office:string-value="Deportes">
            <text:p>Deportes</text:p>
          </table:table-cell>
          <table:table-cell office:value-type="float" office:value="416">
            <text:p>416</text:p>
          </table:table-cell>
          <table:table-cell office:value-type="float" office:value="169.64">
            <text:p>169.6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2-08">
            <text:p>2025-02-08</text:p>
          </table:table-cell>
          <table:table-cell office:value-type="string" office:string-value="A-28-B5">
            <text:p>A-28-B5</text:p>
          </table:table-cell>
        </table:table-row>
        <table:table-row>
          <table:table-cell office:value-type="string" office:string-value="P-0510">
            <text:p>P-0510</text:p>
          </table:table-cell>
          <table:table-cell office:value-type="string" office:string-value="Here Performance">
            <text:p>Here Performance</text:p>
          </table:table-cell>
          <table:table-cell office:value-type="string" office:string-value="Juguetes">
            <text:p>Juguetes</text:p>
          </table:table-cell>
          <table:table-cell office:value-type="float" office:value="422">
            <text:p>422</text:p>
          </table:table-cell>
          <table:table-cell office:value-type="float" office:value="255.74">
            <text:p>255.7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3-12">
            <text:p>2024-03-12</text:p>
          </table:table-cell>
          <table:table-cell office:value-type="string" office:string-value="A-3-B13">
            <text:p>A-3-B13</text:p>
          </table:table-cell>
        </table:table-row>
        <table:table-row>
          <table:table-cell office:value-type="string" office:string-value="P-0511">
            <text:p>P-0511</text:p>
          </table:table-cell>
          <table:table-cell office:value-type="string" office:string-value="Professional Election">
            <text:p>Professional Election</text:p>
          </table:table-cell>
          <table:table-cell office:value-type="string" office:string-value="Deportes">
            <text:p>Deportes</text:p>
          </table:table-cell>
          <table:table-cell office:value-type="float" office:value="180">
            <text:p>180</text:p>
          </table:table-cell>
          <table:table-cell office:value-type="float" office:value="263.88">
            <text:p>263.8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08">
            <text:p>2024-02-08</text:p>
          </table:table-cell>
          <table:table-cell office:value-type="string" office:string-value="A-39-B7">
            <text:p>A-39-B7</text:p>
          </table:table-cell>
        </table:table-row>
        <table:table-row>
          <table:table-cell office:value-type="string" office:string-value="(%^(^">
            <text:p>(%^(^</text:p>
          </table:table-cell>
          <table:table-cell office:value-type="string" office:string-value="42871056">
            <text:p>42871056</text:p>
          </table:table-cell>
          <table:table-cell office:value-type="string" office:string-value="HIVCNEPHVQ">
            <text:p>HIVCNEPHVQ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292">
            <text:p>Random292</text:p>
          </table:table-cell>
        </table:table-row>
        <table:table-row>
          <table:table-cell office:value-type="string" office:string-value="P-0513">
            <text:p>P-0513</text:p>
          </table:table-cell>
          <table:table-cell office:value-type="string" office:string-value="Value Ground">
            <text:p>Value Ground</text:p>
          </table:table-cell>
          <table:table-cell office:value-type="string" office:string-value="Automotriz">
            <text:p>Automotriz</text:p>
          </table:table-cell>
          <table:table-cell office:value-type="float" office:value="356">
            <text:p>356</text:p>
          </table:table-cell>
          <table:table-cell office:value-type="float" office:value="494.09">
            <text:p>494.0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6-21">
            <text:p>2023-06-21</text:p>
          </table:table-cell>
          <table:table-cell office:value-type="string" office:string-value="A-30-B14">
            <text:p>A-30-B14</text:p>
          </table:table-cell>
        </table:table-row>
        <table:table-row>
          <table:table-cell office:value-type="string" office:string-value="P-0514">
            <text:p>P-0514</text:p>
          </table:table-cell>
          <table:table-cell office:value-type="string" office:string-value="Leader Professor">
            <text:p>Leader Professor</text:p>
          </table:table-cell>
          <table:table-cell office:value-type="string" office:string-value="Automotriz">
            <text:p>Automotriz</text:p>
          </table:table-cell>
          <table:table-cell office:value-type="float" office:value="487">
            <text:p>487</text:p>
          </table:table-cell>
          <table:table-cell office:value-type="float" office:value="284.33">
            <text:p>284.3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01">
            <text:p>2023-12-01</text:p>
          </table:table-cell>
          <table:table-cell office:value-type="string" office:string-value="A-44-B11">
            <text:p>A-44-B11</text:p>
          </table:table-cell>
        </table:table-row>
        <table:table-row>
          <table:table-cell office:value-type="string" office:string-value="P-0515">
            <text:p>P-0515</text:p>
          </table:table-cell>
          <table:table-cell office:value-type="string" office:string-value="Reduce Son">
            <text:p>Reduce Son</text:p>
          </table:table-cell>
          <table:table-cell office:value-type="string" office:string-value="Juguetes">
            <text:p>Juguetes</text:p>
          </table:table-cell>
          <table:table-cell office:value-type="float" office:value="107">
            <text:p>107</text:p>
          </table:table-cell>
          <table:table-cell office:value-type="float" office:value="123.12">
            <text:p>123.1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9-13">
            <text:p>2024-09-13</text:p>
          </table:table-cell>
          <table:table-cell office:value-type="string" office:string-value="A-13-B6">
            <text:p>A-13-B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517">
            <text:p>P-0517</text:p>
          </table:table-cell>
          <table:table-cell office:value-type="string" office:string-value="Join Building">
            <text:p>Join Building</text:p>
          </table:table-cell>
          <table:table-cell office:value-type="string" office:string-value="Alimentos">
            <text:p>Alimentos</text:p>
          </table:table-cell>
          <table:table-cell office:value-type="float" office:value="102">
            <text:p>102</text:p>
          </table:table-cell>
          <table:table-cell office:value-type="float" office:value="435.01">
            <text:p>435.0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10">
            <text:p>2024-09-10</text:p>
          </table:table-cell>
          <table:table-cell office:value-type="string" office:string-value="A-47-B3">
            <text:p>A-47-B3</text:p>
          </table:table-cell>
        </table:table-row>
        <table:table-row>
          <table:table-cell office:value-type="string" office:string-value="P-0518">
            <text:p>P-0518</text:p>
          </table:table-cell>
          <table:table-cell office:value-type="string" office:string-value="Movement Under">
            <text:p>Movement Under</text:p>
          </table:table-cell>
          <table:table-cell office:value-type="string" office:string-value="Electrónica">
            <text:p>Electrónica</text:p>
          </table:table-cell>
          <table:table-cell office:value-type="float" office:value="85">
            <text:p>85</text:p>
          </table:table-cell>
          <table:table-cell office:value-type="float" office:value="272.24">
            <text:p>272.2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22">
            <text:p>2024-03-22</text:p>
          </table:table-cell>
          <table:table-cell office:value-type="string" office:string-value="A-36-B13">
            <text:p>A-36-B13</text:p>
          </table:table-cell>
        </table:table-row>
        <table:table-row>
          <table:table-cell office:value-type="string" office:string-value="P-0519">
            <text:p>P-0519</text:p>
          </table:table-cell>
          <table:table-cell office:value-type="string" office:string-value="Without Know">
            <text:p>Without Know</text:p>
          </table:table-cell>
          <table:table-cell office:value-type="string" office:string-value="Hogar">
            <text:p>Hogar</text:p>
          </table:table-cell>
          <table:table-cell office:value-type="float" office:value="392">
            <text:p>392</text:p>
          </table:table-cell>
          <table:table-cell office:value-type="float" office:value="323.32">
            <text:p>323.3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3-06">
            <text:p>2025-03-06</text:p>
          </table:table-cell>
          <table:table-cell office:value-type="string" office:string-value="A-31-B20">
            <text:p>A-31-B20</text:p>
          </table:table-cell>
        </table:table-row>
        <table:table-row>
          <table:table-cell office:value-type="string" office:string-value="P-0520">
            <text:p>P-0520</text:p>
          </table:table-cell>
          <table:table-cell office:value-type="string" office:string-value="Pass Fish">
            <text:p>Pass Fish</text:p>
          </table:table-cell>
          <table:table-cell office:value-type="string" office:string-value="Alimentos">
            <text:p>Alimentos</text:p>
          </table:table-cell>
          <table:table-cell office:value-type="float" office:value="197">
            <text:p>197</text:p>
          </table:table-cell>
          <table:table-cell office:value-type="float" office:value="396.46">
            <text:p>396.4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2-30">
            <text:p>2023-12-30</text:p>
          </table:table-cell>
          <table:table-cell office:value-type="string" office:string-value="A-23-B17">
            <text:p>A-23-B17</text:p>
          </table:table-cell>
        </table:table-row>
        <table:table-row>
          <table:table-cell office:value-type="string" office:string-value="P-0521">
            <text:p>P-0521</text:p>
          </table:table-cell>
          <table:table-cell office:value-type="string" office:string-value="Book Cut">
            <text:p>Book Cut</text:p>
          </table:table-cell>
          <table:table-cell office:value-type="string" office:string-value="Ropa">
            <text:p>Ropa</text:p>
          </table:table-cell>
          <table:table-cell office:value-type="float" office:value="92">
            <text:p>92</text:p>
          </table:table-cell>
          <table:table-cell office:value-type="float" office:value="36.03">
            <text:p>36.0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15">
            <text:p>2024-10-15</text:p>
          </table:table-cell>
          <table:table-cell office:value-type="string" office:string-value="A-46-B15">
            <text:p>A-46-B15</text:p>
          </table:table-cell>
        </table:table-row>
        <table:table-row>
          <table:table-cell office:value-type="string" office:string-value="P-0522">
            <text:p>P-0522</text:p>
          </table:table-cell>
          <table:table-cell office:value-type="string" office:string-value="Stuff Should">
            <text:p>Stuff Should</text:p>
          </table:table-cell>
          <table:table-cell office:value-type="string" office:string-value="Juguetes">
            <text:p>Juguetes</text:p>
          </table:table-cell>
          <table:table-cell office:value-type="float" office:value="157">
            <text:p>157</text:p>
          </table:table-cell>
          <table:table-cell office:value-type="float" office:value="250.74">
            <text:p>250.7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0-23">
            <text:p>2023-10-23</text:p>
          </table:table-cell>
          <table:table-cell office:value-type="string" office:string-value="A-37-B8">
            <text:p>A-37-B8</text:p>
          </table:table-cell>
        </table:table-row>
        <table:table-row>
          <table:table-cell office:value-type="string" office:string-value="P-0523">
            <text:p>P-0523</text:p>
          </table:table-cell>
          <table:table-cell office:value-type="string" office:string-value="Suggest Budget">
            <text:p>Suggest Budget</text:p>
          </table:table-cell>
          <table:table-cell office:value-type="string" office:string-value="Ropa">
            <text:p>Ropa</text:p>
          </table:table-cell>
          <table:table-cell office:value-type="float" office:value="266">
            <text:p>266</text:p>
          </table:table-cell>
          <table:table-cell office:value-type="float" office:value="47.47">
            <text:p>47.4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8-16">
            <text:p>2024-08-16</text:p>
          </table:table-cell>
          <table:table-cell office:value-type="string" office:string-value="A-46-B14">
            <text:p>A-46-B14</text:p>
          </table:table-cell>
        </table:table-row>
        <table:table-row>
          <table:table-cell office:value-type="string" office:string-value="P-0524">
            <text:p>P-0524</text:p>
          </table:table-cell>
          <table:table-cell office:value-type="string" office:string-value="Boy Thing">
            <text:p>Boy Thing</text:p>
          </table:table-cell>
          <table:table-cell office:value-type="string" office:string-value="Automotriz">
            <text:p>Automotriz</text:p>
          </table:table-cell>
          <table:table-cell office:value-type="float" office:value="402">
            <text:p>402</text:p>
          </table:table-cell>
          <table:table-cell office:value-type="float" office:value="463.56">
            <text:p>463.5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21">
            <text:p>2024-02-21</text:p>
          </table:table-cell>
          <table:table-cell office:value-type="string" office:string-value="A-45-B9">
            <text:p>A-45-B9</text:p>
          </table:table-cell>
        </table:table-row>
        <table:table-row>
          <table:table-cell office:value-type="string" office:string-value="P-0525">
            <text:p>P-0525</text:p>
          </table:table-cell>
          <table:table-cell office:value-type="string" office:string-value="Fish Available">
            <text:p>Fish Available</text:p>
          </table:table-cell>
          <table:table-cell office:value-type="string" office:string-value="Hogar">
            <text:p>Hogar</text:p>
          </table:table-cell>
          <table:table-cell office:value-type="float" office:value="168">
            <text:p>168</text:p>
          </table:table-cell>
          <table:table-cell office:value-type="float" office:value="475.66">
            <text:p>475.6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4-29">
            <text:p>2023-04-29</text:p>
          </table:table-cell>
          <table:table-cell office:value-type="string" office:string-value="A-32-B14">
            <text:p>A-32-B14</text:p>
          </table:table-cell>
        </table:table-row>
        <table:table-row>
          <table:table-cell office:value-type="string" office:string-value="P-0526">
            <text:p>P-0526</text:p>
          </table:table-cell>
          <table:table-cell office:value-type="string" office:string-value="Central Far">
            <text:p>Central Far</text:p>
          </table:table-cell>
          <table:table-cell office:value-type="string" office:string-value="Juguetes">
            <text:p>Juguetes</text:p>
          </table:table-cell>
          <table:table-cell office:value-type="float" office:value="218">
            <text:p>218</text:p>
          </table:table-cell>
          <table:table-cell office:value-type="float" office:value="480.02">
            <text:p>480.0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2-15">
            <text:p>2024-12-15</text:p>
          </table:table-cell>
          <table:table-cell office:value-type="string" office:string-value="A-28-B16">
            <text:p>A-28-B16</text:p>
          </table:table-cell>
        </table:table-row>
        <table:table-row>
          <table:table-cell office:value-type="string" office:string-value="P-0527">
            <text:p>P-0527</text:p>
          </table:table-cell>
          <table:table-cell office:value-type="string" office:string-value="Newspaper Trade">
            <text:p>Newspaper Trade</text:p>
          </table:table-cell>
          <table:table-cell office:value-type="string" office:string-value="Alimentos">
            <text:p>Alimentos</text:p>
          </table:table-cell>
          <table:table-cell office:value-type="float" office:value="341">
            <text:p>341</text:p>
          </table:table-cell>
          <table:table-cell office:value-type="float" office:value="437.76">
            <text:p>437.7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2-24">
            <text:p>2023-12-24</text:p>
          </table:table-cell>
          <table:table-cell office:value-type="string" office:string-value="A-19-B4">
            <text:p>A-19-B4</text:p>
          </table:table-cell>
        </table:table-row>
        <table:table-row>
          <table:table-cell office:value-type="string" office:string-value="P-0528">
            <text:p>P-0528</text:p>
          </table:table-cell>
          <table:table-cell office:value-type="string" office:string-value="Our Continue">
            <text:p>Our Continue</text:p>
          </table:table-cell>
          <table:table-cell office:value-type="string" office:string-value="Alimentos">
            <text:p>Alimentos</text:p>
          </table:table-cell>
          <table:table-cell office:value-type="float" office:value="291">
            <text:p>291</text:p>
          </table:table-cell>
          <table:table-cell office:value-type="float" office:value="361.96">
            <text:p>361.9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2-13">
            <text:p>2023-12-13</text:p>
          </table:table-cell>
          <table:table-cell office:value-type="string" office:string-value="A-19-B10">
            <text:p>A-19-B10</text:p>
          </table:table-cell>
        </table:table-row>
        <table:table-row>
          <table:table-cell office:value-type="string" office:string-value="P-0529">
            <text:p>P-0529</text:p>
          </table:table-cell>
          <table:table-cell office:value-type="string" office:string-value="Ahead Science">
            <text:p>Ahead Science</text:p>
          </table:table-cell>
          <table:table-cell office:value-type="string" office:string-value="Ropa">
            <text:p>Ropa</text:p>
          </table:table-cell>
          <table:table-cell office:value-type="float" office:value="293">
            <text:p>293</text:p>
          </table:table-cell>
          <table:table-cell office:value-type="float" office:value="127.73">
            <text:p>127.7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8-16">
            <text:p>2024-08-16</text:p>
          </table:table-cell>
          <table:table-cell office:value-type="string" office:string-value="A-5-B2">
            <text:p>A-5-B2</text:p>
          </table:table-cell>
        </table:table-row>
        <table:table-row>
          <table:table-cell office:value-type="string" office:string-value="P-0530">
            <text:p>P-0530</text:p>
          </table:table-cell>
          <table:table-cell office:value-type="string" office:string-value="Power Never">
            <text:p>Power Never</text:p>
          </table:table-cell>
          <table:table-cell office:value-type="string" office:string-value="Electrónica">
            <text:p>Electrónica</text:p>
          </table:table-cell>
          <table:table-cell office:value-type="float" office:value="113">
            <text:p>113</text:p>
          </table:table-cell>
          <table:table-cell office:value-type="float" office:value="473.75">
            <text:p>473.7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4-23">
            <text:p>2024-04-23</text:p>
          </table:table-cell>
          <table:table-cell office:value-type="string" office:string-value="A-21-B3">
            <text:p>A-21-B3</text:p>
          </table:table-cell>
        </table:table-row>
        <table:table-row>
          <table:table-cell office:value-type="string" office:string-value="P-0531">
            <text:p>P-0531</text:p>
          </table:table-cell>
          <table:table-cell office:value-type="string" office:string-value="What Sing">
            <text:p>What Sing</text:p>
          </table:table-cell>
          <table:table-cell office:value-type="string" office:string-value="Deportes">
            <text:p>Deportes</text:p>
          </table:table-cell>
          <table:table-cell office:value-type="float" office:value="204">
            <text:p>204</text:p>
          </table:table-cell>
          <table:table-cell office:value-type="float" office:value="44.16">
            <text:p>44.1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24">
            <text:p>2023-05-24</text:p>
          </table:table-cell>
          <table:table-cell office:value-type="string" office:string-value="A-21-B9">
            <text:p>A-21-B9</text:p>
          </table:table-cell>
        </table:table-row>
        <table:table-row>
          <table:table-cell office:value-type="string" office:string-value="P-0532">
            <text:p>P-0532</text:p>
          </table:table-cell>
          <table:table-cell office:value-type="string" office:string-value="Argue Could">
            <text:p>Argue Could</text:p>
          </table:table-cell>
          <table:table-cell office:value-type="string" office:string-value="Deportes">
            <text:p>Deportes</text:p>
          </table:table-cell>
          <table:table-cell office:value-type="float" office:value="345">
            <text:p>345</text:p>
          </table:table-cell>
          <table:table-cell office:value-type="float" office:value="388.43">
            <text:p>388.4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1-10">
            <text:p>2024-11-10</text:p>
          </table:table-cell>
          <table:table-cell office:value-type="string" office:string-value="A-50-B12">
            <text:p>A-50-B12</text:p>
          </table:table-cell>
        </table:table-row>
        <table:table-row>
          <table:table-cell office:value-type="string" office:string-value="P-0533">
            <text:p>P-0533</text:p>
          </table:table-cell>
          <table:table-cell office:value-type="string" office:string-value="Name Loss">
            <text:p>Name Loss</text:p>
          </table:table-cell>
          <table:table-cell office:value-type="string" office:string-value="Deportes">
            <text:p>Deportes</text:p>
          </table:table-cell>
          <table:table-cell office:value-type="float" office:value="87">
            <text:p>87</text:p>
          </table:table-cell>
          <table:table-cell office:value-type="float" office:value="109.26">
            <text:p>109.2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9-13">
            <text:p>2023-09-13</text:p>
          </table:table-cell>
          <table:table-cell office:value-type="string" office:string-value="A-44-B10">
            <text:p>A-44-B10</text:p>
          </table:table-cell>
        </table:table-row>
        <table:table-row>
          <table:table-cell office:value-type="string" office:string-value="P-0534">
            <text:p>P-0534</text:p>
          </table:table-cell>
          <table:table-cell office:value-type="string" office:string-value="Win Least">
            <text:p>Win Least</text:p>
          </table:table-cell>
          <table:table-cell office:value-type="string" office:string-value="Deportes">
            <text:p>Deportes</text:p>
          </table:table-cell>
          <table:table-cell office:value-type="float" office:value="53">
            <text:p>53</text:p>
          </table:table-cell>
          <table:table-cell office:value-type="float" office:value="281.23">
            <text:p>281.2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2-11">
            <text:p>2025-02-11</text:p>
          </table:table-cell>
          <table:table-cell office:value-type="string" office:string-value="A-36-B6">
            <text:p>A-36-B6</text:p>
          </table:table-cell>
        </table:table-row>
        <table:table-row>
          <table:table-cell office:value-type="string" office:string-value="P-0535">
            <text:p>P-0535</text:p>
          </table:table-cell>
          <table:table-cell office:value-type="string" office:string-value="Cell Site">
            <text:p>Cell Site</text:p>
          </table:table-cell>
          <table:table-cell office:value-type="string" office:string-value="Deportes">
            <text:p>Deportes</text:p>
          </table:table-cell>
          <table:table-cell office:value-type="float" office:value="253">
            <text:p>253</text:p>
          </table:table-cell>
          <table:table-cell office:value-type="float" office:value="387.12">
            <text:p>387.1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04">
            <text:p>2024-02-04</text:p>
          </table:table-cell>
          <table:table-cell office:value-type="string" office:string-value="A-3-B8">
            <text:p>A-3-B8</text:p>
          </table:table-cell>
        </table:table-row>
        <table:table-row>
          <table:table-cell office:value-type="string" office:string-value="P-0536">
            <text:p>P-0536</text:p>
          </table:table-cell>
          <table:table-cell office:value-type="string" office:string-value="Word Reflect">
            <text:p>Word Reflect</text:p>
          </table:table-cell>
          <table:table-cell office:value-type="string" office:string-value="Salud">
            <text:p>Salud</text:p>
          </table:table-cell>
          <table:table-cell office:value-type="float" office:value="246">
            <text:p>246</text:p>
          </table:table-cell>
          <table:table-cell office:value-type="float" office:value="246.8">
            <text:p>246.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2-31">
            <text:p>2023-12-31</text:p>
          </table:table-cell>
          <table:table-cell office:value-type="string" office:string-value="A-35-B7">
            <text:p>A-35-B7</text:p>
          </table:table-cell>
        </table:table-row>
        <table:table-row>
          <table:table-cell office:value-type="string" office:string-value="P-0537">
            <text:p>P-0537</text:p>
          </table:table-cell>
          <table:table-cell office:value-type="string" office:string-value="Visit Guy">
            <text:p>Visit Guy</text:p>
          </table:table-cell>
          <table:table-cell office:value-type="string" office:string-value="Ropa">
            <text:p>Ropa</text:p>
          </table:table-cell>
          <table:table-cell office:value-type="float" office:value="363">
            <text:p>363</text:p>
          </table:table-cell>
          <table:table-cell office:value-type="float" office:value="338.34">
            <text:p>338.3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03">
            <text:p>2024-01-03</text:p>
          </table:table-cell>
          <table:table-cell office:value-type="string" office:string-value="A-33-B15">
            <text:p>A-33-B15</text:p>
          </table:table-cell>
        </table:table-row>
        <table:table-row>
          <table:table-cell office:value-type="string" office:string-value="P-0538">
            <text:p>P-0538</text:p>
          </table:table-cell>
          <table:table-cell office:value-type="string" office:string-value="Fire Industry">
            <text:p>Fire Industry</text:p>
          </table:table-cell>
          <table:table-cell office:value-type="string" office:string-value="Alimentos">
            <text:p>Alimentos</text:p>
          </table:table-cell>
          <table:table-cell office:value-type="float" office:value="31">
            <text:p>31</text:p>
          </table:table-cell>
          <table:table-cell office:value-type="float" office:value="149.99">
            <text:p>149.9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05">
            <text:p>2024-08-05</text:p>
          </table:table-cell>
          <table:table-cell office:value-type="string" office:string-value="A-23-B5">
            <text:p>A-23-B5</text:p>
          </table:table-cell>
        </table:table-row>
        <table:table-row>
          <table:table-cell office:value-type="string" office:string-value="P-0539">
            <text:p>P-0539</text:p>
          </table:table-cell>
          <table:table-cell office:value-type="string" office:string-value="Low Year">
            <text:p>Low Year</text:p>
          </table:table-cell>
          <table:table-cell office:value-type="string" office:string-value="Alimentos">
            <text:p>Alimentos</text:p>
          </table:table-cell>
          <table:table-cell office:value-type="float" office:value="353">
            <text:p>353</text:p>
          </table:table-cell>
          <table:table-cell office:value-type="float" office:value="241.75">
            <text:p>241.7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08">
            <text:p>2023-08-08</text:p>
          </table:table-cell>
          <table:table-cell office:value-type="string" office:string-value="A-47-B1">
            <text:p>A-47-B1</text:p>
          </table:table-cell>
        </table:table-row>
        <table:table-row>
          <table:table-cell office:value-type="string" office:string-value="P-0540">
            <text:p>P-0540</text:p>
          </table:table-cell>
          <table:table-cell office:value-type="string" office:string-value="Ago Join">
            <text:p>Ago Join</text:p>
          </table:table-cell>
          <table:table-cell office:value-type="string" office:string-value="Deportes">
            <text:p>Deportes</text:p>
          </table:table-cell>
          <table:table-cell office:value-type="float" office:value="356">
            <text:p>356</text:p>
          </table:table-cell>
          <table:table-cell office:value-type="float" office:value="192.23">
            <text:p>192.2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8-03">
            <text:p>2024-08-03</text:p>
          </table:table-cell>
          <table:table-cell office:value-type="string" office:string-value="A-40-B16">
            <text:p>A-40-B16</text:p>
          </table:table-cell>
        </table:table-row>
        <table:table-row>
          <table:table-cell office:value-type="string" office:string-value="P-0541">
            <text:p>P-0541</text:p>
          </table:table-cell>
          <table:table-cell office:value-type="string" office:string-value="Build It">
            <text:p>Build It</text:p>
          </table:table-cell>
          <table:table-cell office:value-type="string" office:string-value="Salud">
            <text:p>Salud</text:p>
          </table:table-cell>
          <table:table-cell office:value-type="float" office:value="441">
            <text:p>441</text:p>
          </table:table-cell>
          <table:table-cell office:value-type="float" office:value="221.45">
            <text:p>221.4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2-04">
            <text:p>2023-12-04</text:p>
          </table:table-cell>
          <table:table-cell office:value-type="string" office:string-value="A-1-B17">
            <text:p>A-1-B1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543">
            <text:p>P-0543</text:p>
          </table:table-cell>
          <table:table-cell office:value-type="string" office:string-value="Receive Section">
            <text:p>Receive Section</text:p>
          </table:table-cell>
          <table:table-cell office:value-type="string" office:string-value="Juguetes">
            <text:p>Juguetes</text:p>
          </table:table-cell>
          <table:table-cell office:value-type="float" office:value="463">
            <text:p>463</text:p>
          </table:table-cell>
          <table:table-cell office:value-type="float" office:value="423.23">
            <text:p>423.2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0-30">
            <text:p>2023-10-30</text:p>
          </table:table-cell>
          <table:table-cell office:value-type="string" office:string-value="A-41-B6">
            <text:p>A-41-B6</text:p>
          </table:table-cell>
        </table:table-row>
        <table:table-row>
          <table:table-cell office:value-type="string" office:string-value="P-0544">
            <text:p>P-0544</text:p>
          </table:table-cell>
          <table:table-cell office:value-type="string" office:string-value="Into Miss">
            <text:p>Into Miss</text:p>
          </table:table-cell>
          <table:table-cell office:value-type="string" office:string-value="Juguetes">
            <text:p>Juguetes</text:p>
          </table:table-cell>
          <table:table-cell office:value-type="float" office:value="53">
            <text:p>53</text:p>
          </table:table-cell>
          <table:table-cell office:value-type="float" office:value="405.46">
            <text:p>405.4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14">
            <text:p>2024-12-14</text:p>
          </table:table-cell>
          <table:table-cell office:value-type="string" office:string-value="A-13-B10">
            <text:p>A-13-B10</text:p>
          </table:table-cell>
        </table:table-row>
        <table:table-row>
          <table:table-cell office:value-type="string" office:string-value="P-0545">
            <text:p>P-0545</text:p>
          </table:table-cell>
          <table:table-cell office:value-type="string" office:string-value="Democratic Serious">
            <text:p>Democratic Serious</text:p>
          </table:table-cell>
          <table:table-cell office:value-type="string" office:string-value="Salud">
            <text:p>Salud</text:p>
          </table:table-cell>
          <table:table-cell office:value-type="float" office:value="127">
            <text:p>127</text:p>
          </table:table-cell>
          <table:table-cell office:value-type="float" office:value="374.47">
            <text:p>374.4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4-14">
            <text:p>2023-04-14</text:p>
          </table:table-cell>
          <table:table-cell office:value-type="string" office:string-value="A-41-B2">
            <text:p>A-41-B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547">
            <text:p>P-0547</text:p>
          </table:table-cell>
          <table:table-cell office:value-type="string" office:string-value="May Determine">
            <text:p>May Determine</text:p>
          </table:table-cell>
          <table:table-cell office:value-type="string" office:string-value="Electrónica">
            <text:p>Electrónica</text:p>
          </table:table-cell>
          <table:table-cell office:value-type="float" office:value="58">
            <text:p>58</text:p>
          </table:table-cell>
          <table:table-cell office:value-type="float" office:value="486.35">
            <text:p>486.3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8-15">
            <text:p>2024-08-15</text:p>
          </table:table-cell>
          <table:table-cell office:value-type="string" office:string-value="A-18-B18">
            <text:p>A-18-B18</text:p>
          </table:table-cell>
        </table:table-row>
        <table:table-row>
          <table:table-cell office:value-type="string" office:string-value="P-0548">
            <text:p>P-0548</text:p>
          </table:table-cell>
          <table:table-cell office:value-type="string" office:string-value="Important Case">
            <text:p>Important Case</text:p>
          </table:table-cell>
          <table:table-cell office:value-type="string" office:string-value="Salud">
            <text:p>Salud</text:p>
          </table:table-cell>
          <table:table-cell office:value-type="float" office:value="323">
            <text:p>323</text:p>
          </table:table-cell>
          <table:table-cell office:value-type="float" office:value="261.02">
            <text:p>261.0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13">
            <text:p>2024-12-13</text:p>
          </table:table-cell>
          <table:table-cell office:value-type="string" office:string-value="A-15-B1">
            <text:p>A-15-B1</text:p>
          </table:table-cell>
        </table:table-row>
        <table:table-row>
          <table:table-cell office:value-type="float" office:value="2152">
            <text:p>2152</text:p>
          </table:table-cell>
          <table:table-cell office:value-type="string" office:string-value="Shake woman reason lead billion arrive.">
            <text:p>Shake woman reason lead billion arrive.</text:p>
          </table:table-cell>
          <table:table-cell office:value-type="float" office:value="3518">
            <text:p>3518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742">
            <text:p>Ubicación74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553">
            <text:p>P-0553</text:p>
          </table:table-cell>
          <table:table-cell office:value-type="string" office:string-value="Involve Speak">
            <text:p>Involve Speak</text:p>
          </table:table-cell>
          <table:table-cell office:value-type="string" office:string-value="Automotriz">
            <text:p>Automotriz</text:p>
          </table:table-cell>
          <table:table-cell office:value-type="float" office:value="477">
            <text:p>477</text:p>
          </table:table-cell>
          <table:table-cell office:value-type="float" office:value="292.48">
            <text:p>292.4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3-18">
            <text:p>2025-03-18</text:p>
          </table:table-cell>
          <table:table-cell office:value-type="string" office:string-value="A-39-B5">
            <text:p>A-39-B5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555">
            <text:p>P-0555</text:p>
          </table:table-cell>
          <table:table-cell office:value-type="string" office:string-value="Lay Well">
            <text:p>Lay Well</text:p>
          </table:table-cell>
          <table:table-cell office:value-type="string" office:string-value="Salud">
            <text:p>Salud</text:p>
          </table:table-cell>
          <table:table-cell office:value-type="float" office:value="174">
            <text:p>174</text:p>
          </table:table-cell>
          <table:table-cell office:value-type="float" office:value="187.33">
            <text:p>187.3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3-03">
            <text:p>2025-03-03</text:p>
          </table:table-cell>
          <table:table-cell office:value-type="string" office:string-value="A-40-B19">
            <text:p>A-40-B19</text:p>
          </table:table-cell>
        </table:table-row>
        <table:table-row>
          <table:table-cell office:value-type="string" office:string-value="P-0556">
            <text:p>P-0556</text:p>
          </table:table-cell>
          <table:table-cell office:value-type="string" office:string-value="Maintain Successful">
            <text:p>Maintain Successful</text:p>
          </table:table-cell>
          <table:table-cell office:value-type="string" office:string-value="Juguetes">
            <text:p>Juguetes</text:p>
          </table:table-cell>
          <table:table-cell office:value-type="float" office:value="357">
            <text:p>357</text:p>
          </table:table-cell>
          <table:table-cell office:value-type="float" office:value="194.62">
            <text:p>194.6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12">
            <text:p>2023-05-12</text:p>
          </table:table-cell>
          <table:table-cell office:value-type="string" office:string-value="A-9-B4">
            <text:p>A-9-B4</text:p>
          </table:table-cell>
        </table:table-row>
        <table:table-row>
          <table:table-cell office:value-type="string" office:string-value="P-0557">
            <text:p>P-0557</text:p>
          </table:table-cell>
          <table:table-cell office:value-type="string" office:string-value="Past Identify">
            <text:p>Past Identify</text:p>
          </table:table-cell>
          <table:table-cell office:value-type="string" office:string-value="Alimentos">
            <text:p>Alimentos</text:p>
          </table:table-cell>
          <table:table-cell office:value-type="float" office:value="64">
            <text:p>64</text:p>
          </table:table-cell>
          <table:table-cell office:value-type="float" office:value="132.88">
            <text:p>132.8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17">
            <text:p>2025-01-17</text:p>
          </table:table-cell>
          <table:table-cell office:value-type="string" office:string-value="A-6-B17">
            <text:p>A-6-B17</text:p>
          </table:table-cell>
        </table:table-row>
        <table:table-row>
          <table:table-cell office:value-type="string" office:string-value="P-0558">
            <text:p>P-0558</text:p>
          </table:table-cell>
          <table:table-cell office:value-type="string" office:string-value="Popular Rock">
            <text:p>Popular Rock</text:p>
          </table:table-cell>
          <table:table-cell office:value-type="string" office:string-value="Deportes">
            <text:p>Deportes</text:p>
          </table:table-cell>
          <table:table-cell office:value-type="float" office:value="419">
            <text:p>419</text:p>
          </table:table-cell>
          <table:table-cell office:value-type="float" office:value="131.23">
            <text:p>131.2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12">
            <text:p>2023-08-12</text:p>
          </table:table-cell>
          <table:table-cell office:value-type="string" office:string-value="A-30-B4">
            <text:p>A-30-B4</text:p>
          </table:table-cell>
        </table:table-row>
        <table:table-row>
          <table:table-cell office:value-type="string" office:string-value="P-0559">
            <text:p>P-0559</text:p>
          </table:table-cell>
          <table:table-cell office:value-type="string" office:string-value="Effort Again">
            <text:p>Effort Again</text:p>
          </table:table-cell>
          <table:table-cell office:value-type="string" office:string-value="Ropa">
            <text:p>Ropa</text:p>
          </table:table-cell>
          <table:table-cell office:value-type="float" office:value="304">
            <text:p>304</text:p>
          </table:table-cell>
          <table:table-cell office:value-type="float" office:value="150.29">
            <text:p>150.2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1-16">
            <text:p>2025-01-16</text:p>
          </table:table-cell>
          <table:table-cell office:value-type="string" office:string-value="A-40-B10">
            <text:p>A-40-B10</text:p>
          </table:table-cell>
        </table:table-row>
        <table:table-row>
          <table:table-cell office:value-type="string" office:string-value="P-0560">
            <text:p>P-0560</text:p>
          </table:table-cell>
          <table:table-cell office:value-type="string" office:string-value="Ground Walk">
            <text:p>Ground Walk</text:p>
          </table:table-cell>
          <table:table-cell office:value-type="string" office:string-value="Automotriz">
            <text:p>Automotriz</text:p>
          </table:table-cell>
          <table:table-cell office:value-type="float" office:value="14">
            <text:p>14</text:p>
          </table:table-cell>
          <table:table-cell office:value-type="float" office:value="466.35">
            <text:p>466.3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25">
            <text:p>2023-10-25</text:p>
          </table:table-cell>
          <table:table-cell office:value-type="string" office:string-value="A-48-B17">
            <text:p>A-48-B17</text:p>
          </table:table-cell>
        </table:table-row>
        <table:table-row>
          <table:table-cell office:value-type="string" office:string-value="P-0561">
            <text:p>P-0561</text:p>
          </table:table-cell>
          <table:table-cell office:value-type="string" office:string-value="Change Actually">
            <text:p>Change Actually</text:p>
          </table:table-cell>
          <table:table-cell office:value-type="string" office:string-value="Salud">
            <text:p>Salud</text:p>
          </table:table-cell>
          <table:table-cell office:value-type="float" office:value="476">
            <text:p>476</text:p>
          </table:table-cell>
          <table:table-cell office:value-type="float" office:value="30.6">
            <text:p>30.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29">
            <text:p>2025-01-29</text:p>
          </table:table-cell>
          <table:table-cell office:value-type="string" office:string-value="A-41-B2">
            <text:p>A-41-B2</text:p>
          </table:table-cell>
        </table:table-row>
        <table:table-row>
          <table:table-cell office:value-type="string" office:string-value="P-0562">
            <text:p>P-0562</text:p>
          </table:table-cell>
          <table:table-cell office:value-type="string" office:string-value="Democrat Onto">
            <text:p>Democrat Onto</text:p>
          </table:table-cell>
          <table:table-cell office:value-type="string" office:string-value="Ropa">
            <text:p>Ropa</text:p>
          </table:table-cell>
          <table:table-cell office:value-type="float" office:value="62">
            <text:p>62</text:p>
          </table:table-cell>
          <table:table-cell office:value-type="float" office:value="386.93">
            <text:p>386.9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4-19">
            <text:p>2024-04-19</text:p>
          </table:table-cell>
          <table:table-cell office:value-type="string" office:string-value="A-28-B5">
            <text:p>A-28-B5</text:p>
          </table:table-cell>
        </table:table-row>
        <table:table-row>
          <table:table-cell office:value-type="string" office:string-value="P-0563">
            <text:p>P-0563</text:p>
          </table:table-cell>
          <table:table-cell office:value-type="string" office:string-value="Red Level">
            <text:p>Red Level</text:p>
          </table:table-cell>
          <table:table-cell office:value-type="string" office:string-value="Salud">
            <text:p>Salud</text:p>
          </table:table-cell>
          <table:table-cell office:value-type="float" office:value="10">
            <text:p>10</text:p>
          </table:table-cell>
          <table:table-cell office:value-type="float" office:value="152.58">
            <text:p>152.5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9-28">
            <text:p>2023-09-28</text:p>
          </table:table-cell>
          <table:table-cell office:value-type="string" office:string-value="A-29-B12">
            <text:p>A-29-B12</text:p>
          </table:table-cell>
        </table:table-row>
        <table:table-row>
          <table:table-cell office:value-type="string" office:string-value="P-0564">
            <text:p>P-0564</text:p>
          </table:table-cell>
          <table:table-cell office:value-type="string" office:string-value="Successful Consumer">
            <text:p>Successful Consumer</text:p>
          </table:table-cell>
          <table:table-cell office:value-type="string" office:string-value="Deportes">
            <text:p>Deportes</text:p>
          </table:table-cell>
          <table:table-cell office:value-type="float" office:value="108">
            <text:p>108</text:p>
          </table:table-cell>
          <table:table-cell office:value-type="float" office:value="138.9">
            <text:p>138.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4-11">
            <text:p>2024-04-11</text:p>
          </table:table-cell>
          <table:table-cell office:value-type="string" office:string-value="A-46-B12">
            <text:p>A-46-B12</text:p>
          </table:table-cell>
        </table:table-row>
        <table:table-row>
          <table:table-cell office:value-type="string" office:string-value="P-0565">
            <text:p>P-0565</text:p>
          </table:table-cell>
          <table:table-cell office:value-type="string" office:string-value="Foot Base">
            <text:p>Foot Base</text:p>
          </table:table-cell>
          <table:table-cell office:value-type="string" office:string-value="Deportes">
            <text:p>Deportes</text:p>
          </table:table-cell>
          <table:table-cell office:value-type="float" office:value="455">
            <text:p>455</text:p>
          </table:table-cell>
          <table:table-cell office:value-type="float" office:value="237.23">
            <text:p>237.2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2-20">
            <text:p>2023-12-20</text:p>
          </table:table-cell>
          <table:table-cell office:value-type="string" office:string-value="A-38-B6">
            <text:p>A-38-B6</text:p>
          </table:table-cell>
        </table:table-row>
        <table:table-row>
          <table:table-cell office:value-type="string" office:string-value="P-0566">
            <text:p>P-0566</text:p>
          </table:table-cell>
          <table:table-cell office:value-type="string" office:string-value="With Information">
            <text:p>With Information</text:p>
          </table:table-cell>
          <table:table-cell office:value-type="string" office:string-value="Salud">
            <text:p>Salud</text:p>
          </table:table-cell>
          <table:table-cell office:value-type="float" office:value="372">
            <text:p>372</text:p>
          </table:table-cell>
          <table:table-cell office:value-type="float" office:value="404.72">
            <text:p>404.7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7-23">
            <text:p>2024-07-23</text:p>
          </table:table-cell>
          <table:table-cell office:value-type="string" office:string-value="A-32-B11">
            <text:p>A-32-B11</text:p>
          </table:table-cell>
        </table:table-row>
        <table:table-row>
          <table:table-cell office:value-type="string" office:string-value="P-0567">
            <text:p>P-0567</text:p>
          </table:table-cell>
          <table:table-cell office:value-type="string" office:string-value="Your Trouble">
            <text:p>Your Trouble</text:p>
          </table:table-cell>
          <table:table-cell office:value-type="string" office:string-value="Deportes">
            <text:p>Deportes</text:p>
          </table:table-cell>
          <table:table-cell office:value-type="float" office:value="320">
            <text:p>320</text:p>
          </table:table-cell>
          <table:table-cell office:value-type="float" office:value="57.57">
            <text:p>57.5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04">
            <text:p>2025-01-04</text:p>
          </table:table-cell>
          <table:table-cell office:value-type="string" office:string-value="A-37-B10">
            <text:p>A-37-B10</text:p>
          </table:table-cell>
        </table:table-row>
        <table:table-row>
          <table:table-cell office:value-type="string" office:string-value="P-0568">
            <text:p>P-0568</text:p>
          </table:table-cell>
          <table:table-cell office:value-type="string" office:string-value="Star Create">
            <text:p>Star Create</text:p>
          </table:table-cell>
          <table:table-cell office:value-type="string" office:string-value="Automotriz">
            <text:p>Automotriz</text:p>
          </table:table-cell>
          <table:table-cell office:value-type="float" office:value="384">
            <text:p>384</text:p>
          </table:table-cell>
          <table:table-cell office:value-type="float" office:value="349.24">
            <text:p>349.2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1-26">
            <text:p>2024-01-26</text:p>
          </table:table-cell>
          <table:table-cell office:value-type="string" office:string-value="A-33-B12">
            <text:p>A-33-B12</text:p>
          </table:table-cell>
        </table:table-row>
        <table:table-row>
          <table:table-cell office:value-type="string" office:string-value="P-0569">
            <text:p>P-0569</text:p>
          </table:table-cell>
          <table:table-cell office:value-type="string" office:string-value="Whether Effort">
            <text:p>Whether Effort</text:p>
          </table:table-cell>
          <table:table-cell office:value-type="string" office:string-value="Deportes">
            <text:p>Deportes</text:p>
          </table:table-cell>
          <table:table-cell office:value-type="float" office:value="163">
            <text:p>163</text:p>
          </table:table-cell>
          <table:table-cell office:value-type="float" office:value="161.93">
            <text:p>161.9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6-09">
            <text:p>2023-06-09</text:p>
          </table:table-cell>
          <table:table-cell office:value-type="string" office:string-value="A-10-B8">
            <text:p>A-10-B8</text:p>
          </table:table-cell>
        </table:table-row>
        <table:table-row>
          <table:table-cell office:value-type="string" office:string-value="P-0570">
            <text:p>P-0570</text:p>
          </table:table-cell>
          <table:table-cell office:value-type="string" office:string-value="Natural Scientist">
            <text:p>Natural Scientist</text:p>
          </table:table-cell>
          <table:table-cell office:value-type="string" office:string-value="Automotriz">
            <text:p>Automotriz</text:p>
          </table:table-cell>
          <table:table-cell office:value-type="float" office:value="294">
            <text:p>294</text:p>
          </table:table-cell>
          <table:table-cell office:value-type="float" office:value="204.32">
            <text:p>204.3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2-26">
            <text:p>2024-12-26</text:p>
          </table:table-cell>
          <table:table-cell office:value-type="string" office:string-value="A-23-B6">
            <text:p>A-23-B6</text:p>
          </table:table-cell>
        </table:table-row>
        <table:table-row>
          <table:table-cell office:value-type="string" office:string-value="P-0571">
            <text:p>P-0571</text:p>
          </table:table-cell>
          <table:table-cell office:value-type="string" office:string-value="Century Dinner">
            <text:p>Century Dinner</text:p>
          </table:table-cell>
          <table:table-cell office:value-type="string" office:string-value="Hogar">
            <text:p>Hogar</text:p>
          </table:table-cell>
          <table:table-cell office:value-type="float" office:value="422">
            <text:p>422</text:p>
          </table:table-cell>
          <table:table-cell office:value-type="float" office:value="104.21">
            <text:p>104.2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2-31">
            <text:p>2024-12-31</text:p>
          </table:table-cell>
          <table:table-cell office:value-type="string" office:string-value="A-36-B12">
            <text:p>A-36-B12</text:p>
          </table:table-cell>
        </table:table-row>
        <table:table-row>
          <table:table-cell office:value-type="string" office:string-value="P-0572">
            <text:p>P-0572</text:p>
          </table:table-cell>
          <table:table-cell office:value-type="string" office:string-value="Small Book">
            <text:p>Small Book</text:p>
          </table:table-cell>
          <table:table-cell office:value-type="string" office:string-value="Juguetes">
            <text:p>Juguetes</text:p>
          </table:table-cell>
          <table:table-cell office:value-type="float" office:value="295">
            <text:p>295</text:p>
          </table:table-cell>
          <table:table-cell office:value-type="float" office:value="364.0">
            <text:p>364.0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1-06">
            <text:p>2023-11-06</text:p>
          </table:table-cell>
          <table:table-cell office:value-type="string" office:string-value="A-10-B13">
            <text:p>A-10-B13</text:p>
          </table:table-cell>
        </table:table-row>
        <table:table-row>
          <table:table-cell office:value-type="string" office:string-value="P-0573">
            <text:p>P-0573</text:p>
          </table:table-cell>
          <table:table-cell office:value-type="string" office:string-value="Lose Into">
            <text:p>Lose Into</text:p>
          </table:table-cell>
          <table:table-cell office:value-type="string" office:string-value="Salud">
            <text:p>Salud</text:p>
          </table:table-cell>
          <table:table-cell office:value-type="float" office:value="267">
            <text:p>267</text:p>
          </table:table-cell>
          <table:table-cell office:value-type="float" office:value="347.7">
            <text:p>347.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12">
            <text:p>2024-05-12</text:p>
          </table:table-cell>
          <table:table-cell office:value-type="string" office:string-value="A-44-B8">
            <text:p>A-44-B8</text:p>
          </table:table-cell>
        </table:table-row>
        <table:table-row>
          <table:table-cell office:value-type="string" office:string-value="P-0574">
            <text:p>P-0574</text:p>
          </table:table-cell>
          <table:table-cell office:value-type="string" office:string-value="Lose Center">
            <text:p>Lose Center</text:p>
          </table:table-cell>
          <table:table-cell office:value-type="string" office:string-value="Hogar">
            <text:p>Hogar</text:p>
          </table:table-cell>
          <table:table-cell office:value-type="float" office:value="49">
            <text:p>49</text:p>
          </table:table-cell>
          <table:table-cell office:value-type="float" office:value="204.77">
            <text:p>204.7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1-04">
            <text:p>2023-11-04</text:p>
          </table:table-cell>
          <table:table-cell office:value-type="string" office:string-value="A-39-B19">
            <text:p>A-39-B19</text:p>
          </table:table-cell>
        </table:table-row>
        <table:table-row>
          <table:table-cell office:value-type="string" office:string-value="P-0575">
            <text:p>P-0575</text:p>
          </table:table-cell>
          <table:table-cell office:value-type="string" office:string-value="A Single">
            <text:p>A Single</text:p>
          </table:table-cell>
          <table:table-cell office:value-type="string" office:string-value="Automotriz">
            <text:p>Automotriz</text:p>
          </table:table-cell>
          <table:table-cell office:value-type="float" office:value="173">
            <text:p>173</text:p>
          </table:table-cell>
          <table:table-cell office:value-type="float" office:value="136.45">
            <text:p>136.4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8-28">
            <text:p>2024-08-28</text:p>
          </table:table-cell>
          <table:table-cell office:value-type="string" office:string-value="A-14-B19">
            <text:p>A-14-B19</text:p>
          </table:table-cell>
        </table:table-row>
        <table:table-row>
          <table:table-cell office:value-type="string" office:string-value="P-0576">
            <text:p>P-0576</text:p>
          </table:table-cell>
          <table:table-cell office:value-type="string" office:string-value="Recently Four">
            <text:p>Recently Four</text:p>
          </table:table-cell>
          <table:table-cell office:value-type="string" office:string-value="Deportes">
            <text:p>Deportes</text:p>
          </table:table-cell>
          <table:table-cell office:value-type="float" office:value="361">
            <text:p>361</text:p>
          </table:table-cell>
          <table:table-cell office:value-type="float" office:value="59.66">
            <text:p>59.6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18">
            <text:p>2024-08-18</text:p>
          </table:table-cell>
          <table:table-cell office:value-type="string" office:string-value="A-1-B11">
            <text:p>A-1-B11</text:p>
          </table:table-cell>
        </table:table-row>
        <table:table-row>
          <table:table-cell office:value-type="string" office:string-value="P-0577">
            <text:p>P-0577</text:p>
          </table:table-cell>
          <table:table-cell office:value-type="string" office:string-value="And Interest">
            <text:p>And Interest</text:p>
          </table:table-cell>
          <table:table-cell office:value-type="string" office:string-value="Electrónica">
            <text:p>Electrónica</text:p>
          </table:table-cell>
          <table:table-cell office:value-type="float" office:value="52">
            <text:p>52</text:p>
          </table:table-cell>
          <table:table-cell office:value-type="float" office:value="379.71">
            <text:p>379.7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4-21">
            <text:p>2023-04-21</text:p>
          </table:table-cell>
          <table:table-cell office:value-type="string" office:string-value="A-37-B18">
            <text:p>A-37-B18</text:p>
          </table:table-cell>
        </table:table-row>
        <table:table-row>
          <table:table-cell office:value-type="string" office:string-value="P-0578">
            <text:p>P-0578</text:p>
          </table:table-cell>
          <table:table-cell office:value-type="string" office:string-value="Bank Result">
            <text:p>Bank Result</text:p>
          </table:table-cell>
          <table:table-cell office:value-type="string" office:string-value="Salud">
            <text:p>Salud</text:p>
          </table:table-cell>
          <table:table-cell office:value-type="float" office:value="361">
            <text:p>361</text:p>
          </table:table-cell>
          <table:table-cell office:value-type="float" office:value="200.9">
            <text:p>200.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8-13">
            <text:p>2024-08-13</text:p>
          </table:table-cell>
          <table:table-cell office:value-type="string" office:string-value="A-43-B11">
            <text:p>A-43-B11</text:p>
          </table:table-cell>
        </table:table-row>
        <table:table-row>
          <table:table-cell office:value-type="string" office:string-value="P-0579">
            <text:p>P-0579</text:p>
          </table:table-cell>
          <table:table-cell office:value-type="string" office:string-value="Occur Race">
            <text:p>Occur Race</text:p>
          </table:table-cell>
          <table:table-cell office:value-type="string" office:string-value="Alimentos">
            <text:p>Alimentos</text:p>
          </table:table-cell>
          <table:table-cell office:value-type="float" office:value="277">
            <text:p>277</text:p>
          </table:table-cell>
          <table:table-cell office:value-type="float" office:value="226.57">
            <text:p>226.5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8-08">
            <text:p>2023-08-08</text:p>
          </table:table-cell>
          <table:table-cell office:value-type="string" office:string-value="A-41-B13">
            <text:p>A-41-B13</text:p>
          </table:table-cell>
        </table:table-row>
        <table:table-row>
          <table:table-cell office:value-type="string" office:string-value="P-0580">
            <text:p>P-0580</text:p>
          </table:table-cell>
          <table:table-cell office:value-type="string" office:string-value="How Production">
            <text:p>How Production</text:p>
          </table:table-cell>
          <table:table-cell office:value-type="string" office:string-value="Automotriz">
            <text:p>Automotriz</text:p>
          </table:table-cell>
          <table:table-cell office:value-type="float" office:value="280">
            <text:p>280</text:p>
          </table:table-cell>
          <table:table-cell office:value-type="float" office:value="73.88">
            <text:p>73.8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3-26">
            <text:p>2023-03-26</text:p>
          </table:table-cell>
          <table:table-cell office:value-type="string" office:string-value="A-14-B15">
            <text:p>A-14-B15</text:p>
          </table:table-cell>
        </table:table-row>
        <table:table-row>
          <table:table-cell office:value-type="string" office:string-value="P-0581">
            <text:p>P-0581</text:p>
          </table:table-cell>
          <table:table-cell office:value-type="string" office:string-value="Forget Nothing">
            <text:p>Forget Nothing</text:p>
          </table:table-cell>
          <table:table-cell office:value-type="string" office:string-value="Hogar">
            <text:p>Hogar</text:p>
          </table:table-cell>
          <table:table-cell office:value-type="float" office:value="137">
            <text:p>137</text:p>
          </table:table-cell>
          <table:table-cell office:value-type="float" office:value="186.93">
            <text:p>186.9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7-25">
            <text:p>2023-07-25</text:p>
          </table:table-cell>
          <table:table-cell office:value-type="string" office:string-value="A-35-B14">
            <text:p>A-35-B14</text:p>
          </table:table-cell>
        </table:table-row>
        <table:table-row>
          <table:table-cell office:value-type="string" office:string-value="P-0582">
            <text:p>P-0582</text:p>
          </table:table-cell>
          <table:table-cell office:value-type="string" office:string-value="Team Job">
            <text:p>Team Job</text:p>
          </table:table-cell>
          <table:table-cell office:value-type="string" office:string-value="Ropa">
            <text:p>Ropa</text:p>
          </table:table-cell>
          <table:table-cell office:value-type="float" office:value="216">
            <text:p>216</text:p>
          </table:table-cell>
          <table:table-cell office:value-type="float" office:value="30.8">
            <text:p>30.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05">
            <text:p>2023-10-05</text:p>
          </table:table-cell>
          <table:table-cell office:value-type="string" office:string-value="A-41-B11">
            <text:p>A-41-B11</text:p>
          </table:table-cell>
        </table:table-row>
        <table:table-row>
          <table:table-cell office:value-type="string" office:string-value="P-0583">
            <text:p>P-0583</text:p>
          </table:table-cell>
          <table:table-cell office:value-type="string" office:string-value="Financial Imagine">
            <text:p>Financial Imagine</text:p>
          </table:table-cell>
          <table:table-cell office:value-type="string" office:string-value="Juguetes">
            <text:p>Juguetes</text:p>
          </table:table-cell>
          <table:table-cell office:value-type="float" office:value="63">
            <text:p>63</text:p>
          </table:table-cell>
          <table:table-cell office:value-type="float" office:value="444.5">
            <text:p>444.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29">
            <text:p>2024-02-29</text:p>
          </table:table-cell>
          <table:table-cell office:value-type="string" office:string-value="A-49-B9">
            <text:p>A-49-B9</text:p>
          </table:table-cell>
        </table:table-row>
        <table:table-row>
          <table:table-cell office:value-type="string" office:string-value="P-0584">
            <text:p>P-0584</text:p>
          </table:table-cell>
          <table:table-cell office:value-type="string" office:string-value="Argue Reduce">
            <text:p>Argue Reduce</text:p>
          </table:table-cell>
          <table:table-cell office:value-type="string" office:string-value="Alimentos">
            <text:p>Alimentos</text:p>
          </table:table-cell>
          <table:table-cell office:value-type="float" office:value="136">
            <text:p>136</text:p>
          </table:table-cell>
          <table:table-cell office:value-type="float" office:value="303.05">
            <text:p>303.0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28">
            <text:p>2024-03-28</text:p>
          </table:table-cell>
          <table:table-cell office:value-type="string" office:string-value="A-48-B17">
            <text:p>A-48-B17</text:p>
          </table:table-cell>
        </table:table-row>
        <table:table-row>
          <table:table-cell office:value-type="string" office:string-value="P-0585">
            <text:p>P-0585</text:p>
          </table:table-cell>
          <table:table-cell office:value-type="string" office:string-value="Sometimes Eight">
            <text:p>Sometimes Eight</text:p>
          </table:table-cell>
          <table:table-cell office:value-type="string" office:string-value="Electrónica">
            <text:p>Electrónica</text:p>
          </table:table-cell>
          <table:table-cell office:value-type="float" office:value="41">
            <text:p>41</text:p>
          </table:table-cell>
          <table:table-cell office:value-type="float" office:value="55.69">
            <text:p>55.6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17">
            <text:p>2023-10-17</text:p>
          </table:table-cell>
          <table:table-cell office:value-type="string" office:string-value="A-30-B7">
            <text:p>A-30-B7</text:p>
          </table:table-cell>
        </table:table-row>
        <table:table-row>
          <table:table-cell office:value-type="string" office:string-value="P-0586">
            <text:p>P-0586</text:p>
          </table:table-cell>
          <table:table-cell office:value-type="string" office:string-value="Out Official">
            <text:p>Out Official</text:p>
          </table:table-cell>
          <table:table-cell office:value-type="string" office:string-value="Automotriz">
            <text:p>Automotriz</text:p>
          </table:table-cell>
          <table:table-cell office:value-type="float" office:value="415">
            <text:p>415</text:p>
          </table:table-cell>
          <table:table-cell office:value-type="float" office:value="393.01">
            <text:p>393.0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07">
            <text:p>2024-09-07</text:p>
          </table:table-cell>
          <table:table-cell office:value-type="string" office:string-value="A-50-B18">
            <text:p>A-50-B18</text:p>
          </table:table-cell>
        </table:table-row>
        <table:table-row>
          <table:table-cell office:value-type="string" office:string-value="P-0587">
            <text:p>P-0587</text:p>
          </table:table-cell>
          <table:table-cell office:value-type="string" office:string-value="Special Yes">
            <text:p>Special Yes</text:p>
          </table:table-cell>
          <table:table-cell office:value-type="string" office:string-value="Ropa">
            <text:p>Ropa</text:p>
          </table:table-cell>
          <table:table-cell office:value-type="float" office:value="416">
            <text:p>416</text:p>
          </table:table-cell>
          <table:table-cell office:value-type="float" office:value="136.24">
            <text:p>136.2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2-23">
            <text:p>2023-12-23</text:p>
          </table:table-cell>
          <table:table-cell office:value-type="string" office:string-value="A-50-B20">
            <text:p>A-50-B20</text:p>
          </table:table-cell>
        </table:table-row>
        <table:table-row>
          <table:table-cell office:value-type="string" office:string-value="P-0588">
            <text:p>P-0588</text:p>
          </table:table-cell>
          <table:table-cell office:value-type="string" office:string-value="Land Finally">
            <text:p>Land Finally</text:p>
          </table:table-cell>
          <table:table-cell office:value-type="string" office:string-value="Automotriz">
            <text:p>Automotriz</text:p>
          </table:table-cell>
          <table:table-cell office:value-type="float" office:value="129">
            <text:p>129</text:p>
          </table:table-cell>
          <table:table-cell office:value-type="float" office:value="413.66">
            <text:p>413.6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4-01">
            <text:p>2023-04-01</text:p>
          </table:table-cell>
          <table:table-cell office:value-type="string" office:string-value="A-43-B5">
            <text:p>A-43-B5</text:p>
          </table:table-cell>
        </table:table-row>
        <table:table-row>
          <table:table-cell office:value-type="string" office:string-value="P-0589">
            <text:p>P-0589</text:p>
          </table:table-cell>
          <table:table-cell office:value-type="string" office:string-value="Every Beyond">
            <text:p>Every Beyond</text:p>
          </table:table-cell>
          <table:table-cell office:value-type="string" office:string-value="Salud">
            <text:p>Salud</text:p>
          </table:table-cell>
          <table:table-cell office:value-type="float" office:value="330">
            <text:p>330</text:p>
          </table:table-cell>
          <table:table-cell office:value-type="float" office:value="228.09">
            <text:p>228.0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0-28">
            <text:p>2023-10-28</text:p>
          </table:table-cell>
          <table:table-cell office:value-type="string" office:string-value="A-39-B12">
            <text:p>A-39-B12</text:p>
          </table:table-cell>
        </table:table-row>
        <table:table-row>
          <table:table-cell office:value-type="string" office:string-value="P-0590">
            <text:p>P-0590</text:p>
          </table:table-cell>
          <table:table-cell office:value-type="string" office:string-value="Know Goal">
            <text:p>Know Goal</text:p>
          </table:table-cell>
          <table:table-cell office:value-type="string" office:string-value="Automotriz">
            <text:p>Automotriz</text:p>
          </table:table-cell>
          <table:table-cell office:value-type="float" office:value="458">
            <text:p>458</text:p>
          </table:table-cell>
          <table:table-cell office:value-type="float" office:value="243.43">
            <text:p>243.4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4-12">
            <text:p>2024-04-12</text:p>
          </table:table-cell>
          <table:table-cell office:value-type="string" office:string-value="A-31-B20">
            <text:p>A-31-B20</text:p>
          </table:table-cell>
        </table:table-row>
        <table:table-row>
          <table:table-cell office:value-type="string" office:string-value="P-0591">
            <text:p>P-0591</text:p>
          </table:table-cell>
          <table:table-cell office:value-type="string" office:string-value="Organization Necessary">
            <text:p>Organization Necessary</text:p>
          </table:table-cell>
          <table:table-cell office:value-type="string" office:string-value="Electrónica">
            <text:p>Electrónica</text:p>
          </table:table-cell>
          <table:table-cell office:value-type="float" office:value="317">
            <text:p>317</text:p>
          </table:table-cell>
          <table:table-cell office:value-type="float" office:value="417.49">
            <text:p>417.4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24">
            <text:p>2024-03-24</text:p>
          </table:table-cell>
          <table:table-cell office:value-type="string" office:string-value="A-32-B15">
            <text:p>A-32-B15</text:p>
          </table:table-cell>
        </table:table-row>
        <table:table-row>
          <table:table-cell office:value-type="string" office:string-value="P-0592">
            <text:p>P-0592</text:p>
          </table:table-cell>
          <table:table-cell office:value-type="string" office:string-value="Meeting Much">
            <text:p>Meeting Much</text:p>
          </table:table-cell>
          <table:table-cell office:value-type="string" office:string-value="Alimentos">
            <text:p>Alimentos</text:p>
          </table:table-cell>
          <table:table-cell office:value-type="float" office:value="282">
            <text:p>282</text:p>
          </table:table-cell>
          <table:table-cell office:value-type="float" office:value="396.11">
            <text:p>396.1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5-26">
            <text:p>2024-05-26</text:p>
          </table:table-cell>
          <table:table-cell office:value-type="string" office:string-value="A-34-B18">
            <text:p>A-34-B18</text:p>
          </table:table-cell>
        </table:table-row>
        <table:table-row>
          <table:table-cell office:value-type="string" office:string-value="P-0593">
            <text:p>P-0593</text:p>
          </table:table-cell>
          <table:table-cell office:value-type="string" office:string-value="Something Matter">
            <text:p>Something Matter</text:p>
          </table:table-cell>
          <table:table-cell office:value-type="string" office:string-value="Salud">
            <text:p>Salud</text:p>
          </table:table-cell>
          <table:table-cell office:value-type="float" office:value="344">
            <text:p>344</text:p>
          </table:table-cell>
          <table:table-cell office:value-type="float" office:value="191.46">
            <text:p>191.4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28">
            <text:p>2023-09-28</text:p>
          </table:table-cell>
          <table:table-cell office:value-type="string" office:string-value="A-33-B12">
            <text:p>A-33-B12</text:p>
          </table:table-cell>
        </table:table-row>
        <table:table-row>
          <table:table-cell office:value-type="string" office:string-value="P-0594">
            <text:p>P-0594</text:p>
          </table:table-cell>
          <table:table-cell office:value-type="string" office:string-value="Respond Officer">
            <text:p>Respond Officer</text:p>
          </table:table-cell>
          <table:table-cell office:value-type="string" office:string-value="Ropa">
            <text:p>Ropa</text:p>
          </table:table-cell>
          <table:table-cell office:value-type="float" office:value="260">
            <text:p>260</text:p>
          </table:table-cell>
          <table:table-cell office:value-type="float" office:value="60.25">
            <text:p>60.2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0-28">
            <text:p>2023-10-28</text:p>
          </table:table-cell>
          <table:table-cell office:value-type="string" office:string-value="A-11-B9">
            <text:p>A-11-B9</text:p>
          </table:table-cell>
        </table:table-row>
        <table:table-row>
          <table:table-cell office:value-type="string" office:string-value="P-0595">
            <text:p>P-0595</text:p>
          </table:table-cell>
          <table:table-cell office:value-type="string" office:string-value="Important Foreign">
            <text:p>Important Foreign</text:p>
          </table:table-cell>
          <table:table-cell office:value-type="string" office:string-value="Automotriz">
            <text:p>Automotriz</text:p>
          </table:table-cell>
          <table:table-cell office:value-type="float" office:value="361">
            <text:p>361</text:p>
          </table:table-cell>
          <table:table-cell office:value-type="float" office:value="185.12">
            <text:p>185.1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20">
            <text:p>2023-07-20</text:p>
          </table:table-cell>
          <table:table-cell office:value-type="string" office:string-value="A-16-B20">
            <text:p>A-16-B20</text:p>
          </table:table-cell>
        </table:table-row>
        <table:table-row>
          <table:table-cell office:value-type="string" office:string-value="P-0596">
            <text:p>P-0596</text:p>
          </table:table-cell>
          <table:table-cell office:value-type="string" office:string-value="Before Ability">
            <text:p>Before Ability</text:p>
          </table:table-cell>
          <table:table-cell office:value-type="string" office:string-value="Ropa">
            <text:p>Ropa</text:p>
          </table:table-cell>
          <table:table-cell office:value-type="float" office:value="290">
            <text:p>290</text:p>
          </table:table-cell>
          <table:table-cell office:value-type="float" office:value="475.49">
            <text:p>475.4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17">
            <text:p>2023-06-17</text:p>
          </table:table-cell>
          <table:table-cell office:value-type="string" office:string-value="A-33-B14">
            <text:p>A-33-B14</text:p>
          </table:table-cell>
        </table:table-row>
        <table:table-row>
          <table:table-cell office:value-type="string" office:string-value="P-0597">
            <text:p>P-0597</text:p>
          </table:table-cell>
          <table:table-cell office:value-type="string" office:string-value="Just Memory">
            <text:p>Just Memory</text:p>
          </table:table-cell>
          <table:table-cell office:value-type="string" office:string-value="Juguetes">
            <text:p>Juguetes</text:p>
          </table:table-cell>
          <table:table-cell office:value-type="float" office:value="48">
            <text:p>48</text:p>
          </table:table-cell>
          <table:table-cell office:value-type="float" office:value="213.66">
            <text:p>213.6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1-23">
            <text:p>2024-11-23</text:p>
          </table:table-cell>
          <table:table-cell office:value-type="string" office:string-value="A-44-B8">
            <text:p>A-44-B8</text:p>
          </table:table-cell>
        </table:table-row>
        <table:table-row>
          <table:table-cell office:value-type="string" office:string-value="P-0598">
            <text:p>P-0598</text:p>
          </table:table-cell>
          <table:table-cell office:value-type="string" office:string-value="Involve Rule">
            <text:p>Involve Rule</text:p>
          </table:table-cell>
          <table:table-cell office:value-type="string" office:string-value="Electrónica">
            <text:p>Electrónica</text:p>
          </table:table-cell>
          <table:table-cell office:value-type="float" office:value="114">
            <text:p>114</text:p>
          </table:table-cell>
          <table:table-cell office:value-type="float" office:value="13.92">
            <text:p>13.9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7-10">
            <text:p>2023-07-10</text:p>
          </table:table-cell>
          <table:table-cell office:value-type="string" office:string-value="A-3-B12">
            <text:p>A-3-B12</text:p>
          </table:table-cell>
        </table:table-row>
        <table:table-row>
          <table:table-cell office:value-type="string" office:string-value="P-0599">
            <text:p>P-0599</text:p>
          </table:table-cell>
          <table:table-cell office:value-type="string" office:string-value="Much Cup">
            <text:p>Much Cup</text:p>
          </table:table-cell>
          <table:table-cell office:value-type="string" office:string-value="Alimentos">
            <text:p>Alimentos</text:p>
          </table:table-cell>
          <table:table-cell office:value-type="float" office:value="370">
            <text:p>370</text:p>
          </table:table-cell>
          <table:table-cell office:value-type="float" office:value="168.54">
            <text:p>168.5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6-24">
            <text:p>2024-06-24</text:p>
          </table:table-cell>
          <table:table-cell office:value-type="string" office:string-value="A-38-B4">
            <text:p>A-38-B4</text:p>
          </table:table-cell>
        </table:table-row>
        <table:table-row>
          <table:table-cell office:value-type="string" office:string-value="P-0600">
            <text:p>P-0600</text:p>
          </table:table-cell>
          <table:table-cell office:value-type="string" office:string-value="Work Lay">
            <text:p>Work Lay</text:p>
          </table:table-cell>
          <table:table-cell office:value-type="string" office:string-value="Juguetes">
            <text:p>Juguetes</text:p>
          </table:table-cell>
          <table:table-cell office:value-type="float" office:value="471">
            <text:p>471</text:p>
          </table:table-cell>
          <table:table-cell office:value-type="float" office:value="148.9">
            <text:p>148.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2-24">
            <text:p>2024-12-24</text:p>
          </table:table-cell>
          <table:table-cell office:value-type="string" office:string-value="A-28-B10">
            <text:p>A-28-B10</text:p>
          </table:table-cell>
        </table:table-row>
        <table:table-row>
          <table:table-cell office:value-type="string" office:string-value="P-0601">
            <text:p>P-0601</text:p>
          </table:table-cell>
          <table:table-cell office:value-type="string" office:string-value="Difficult Responsibility">
            <text:p>Difficult Responsibility</text:p>
          </table:table-cell>
          <table:table-cell office:value-type="string" office:string-value="Alimentos">
            <text:p>Alimentos</text:p>
          </table:table-cell>
          <table:table-cell office:value-type="float" office:value="437">
            <text:p>437</text:p>
          </table:table-cell>
          <table:table-cell office:value-type="float" office:value="305.73">
            <text:p>305.7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2-13">
            <text:p>2025-02-13</text:p>
          </table:table-cell>
          <table:table-cell office:value-type="string" office:string-value="A-6-B9">
            <text:p>A-6-B9</text:p>
          </table:table-cell>
        </table:table-row>
        <table:table-row>
          <table:table-cell office:value-type="string" office:string-value="P-0602">
            <text:p>P-0602</text:p>
          </table:table-cell>
          <table:table-cell office:value-type="string" office:string-value="Clear Production">
            <text:p>Clear Production</text:p>
          </table:table-cell>
          <table:table-cell office:value-type="string" office:string-value="Salud">
            <text:p>Salud</text:p>
          </table:table-cell>
          <table:table-cell office:value-type="float" office:value="384">
            <text:p>384</text:p>
          </table:table-cell>
          <table:table-cell office:value-type="float" office:value="115.31">
            <text:p>115.3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16">
            <text:p>2024-05-16</text:p>
          </table:table-cell>
          <table:table-cell office:value-type="string" office:string-value="A-21-B16">
            <text:p>A-21-B16</text:p>
          </table:table-cell>
        </table:table-row>
        <table:table-row>
          <table:table-cell office:value-type="string" office:string-value="P-0603">
            <text:p>P-0603</text:p>
          </table:table-cell>
          <table:table-cell office:value-type="string" office:string-value="Congress Decision">
            <text:p>Congress Decision</text:p>
          </table:table-cell>
          <table:table-cell office:value-type="string" office:string-value="Ropa">
            <text:p>Ropa</text:p>
          </table:table-cell>
          <table:table-cell office:value-type="float" office:value="485">
            <text:p>485</text:p>
          </table:table-cell>
          <table:table-cell office:value-type="float" office:value="424.69">
            <text:p>424.6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08">
            <text:p>2024-02-08</text:p>
          </table:table-cell>
          <table:table-cell office:value-type="string" office:string-value="A-23-B13">
            <text:p>A-23-B13</text:p>
          </table:table-cell>
        </table:table-row>
        <table:table-row>
          <table:table-cell office:value-type="string" office:string-value="P-0604">
            <text:p>P-0604</text:p>
          </table:table-cell>
          <table:table-cell office:value-type="string" office:string-value="Station Standard">
            <text:p>Station Standard</text:p>
          </table:table-cell>
          <table:table-cell office:value-type="string" office:string-value="Hogar">
            <text:p>Hogar</text:p>
          </table:table-cell>
          <table:table-cell office:value-type="float" office:value="47">
            <text:p>47</text:p>
          </table:table-cell>
          <table:table-cell office:value-type="float" office:value="65.35">
            <text:p>65.3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5-14">
            <text:p>2023-05-14</text:p>
          </table:table-cell>
          <table:table-cell office:value-type="string" office:string-value="A-1-B2">
            <text:p>A-1-B2</text:p>
          </table:table-cell>
        </table:table-row>
        <table:table-row>
          <table:table-cell office:value-type="string" office:string-value="P-0605">
            <text:p>P-0605</text:p>
          </table:table-cell>
          <table:table-cell office:value-type="string" office:string-value="Score Herself">
            <text:p>Score Herself</text:p>
          </table:table-cell>
          <table:table-cell office:value-type="string" office:string-value="Deportes">
            <text:p>Deportes</text:p>
          </table:table-cell>
          <table:table-cell office:value-type="float" office:value="289">
            <text:p>289</text:p>
          </table:table-cell>
          <table:table-cell office:value-type="float" office:value="154.58">
            <text:p>154.5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23">
            <text:p>2024-02-23</text:p>
          </table:table-cell>
          <table:table-cell office:value-type="string" office:string-value="A-40-B1">
            <text:p>A-40-B1</text:p>
          </table:table-cell>
        </table:table-row>
        <table:table-row>
          <table:table-cell office:value-type="string" office:string-value="P-0606">
            <text:p>P-0606</text:p>
          </table:table-cell>
          <table:table-cell office:value-type="string" office:string-value="Fact Anything">
            <text:p>Fact Anything</text:p>
          </table:table-cell>
          <table:table-cell office:value-type="string" office:string-value="Electrónica">
            <text:p>Electrónica</text:p>
          </table:table-cell>
          <table:table-cell office:value-type="float" office:value="320">
            <text:p>320</text:p>
          </table:table-cell>
          <table:table-cell office:value-type="float" office:value="141.53">
            <text:p>141.5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2-04">
            <text:p>2025-02-04</text:p>
          </table:table-cell>
          <table:table-cell office:value-type="string" office:string-value="A-6-B1">
            <text:p>A-6-B1</text:p>
          </table:table-cell>
        </table:table-row>
        <table:table-row>
          <table:table-cell office:value-type="string" office:string-value="P-0607">
            <text:p>P-0607</text:p>
          </table:table-cell>
          <table:table-cell office:value-type="string" office:string-value="Meet Never">
            <text:p>Meet Never</text:p>
          </table:table-cell>
          <table:table-cell office:value-type="string" office:string-value="Electrónica">
            <text:p>Electrónica</text:p>
          </table:table-cell>
          <table:table-cell office:value-type="float" office:value="346">
            <text:p>346</text:p>
          </table:table-cell>
          <table:table-cell office:value-type="float" office:value="69.95">
            <text:p>69.9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25">
            <text:p>2023-05-25</text:p>
          </table:table-cell>
          <table:table-cell office:value-type="string" office:string-value="A-35-B16">
            <text:p>A-35-B16</text:p>
          </table:table-cell>
        </table:table-row>
        <table:table-row>
          <table:table-cell office:value-type="string" office:string-value="P-0608">
            <text:p>P-0608</text:p>
          </table:table-cell>
          <table:table-cell office:value-type="string" office:string-value="Future Economy">
            <text:p>Future Economy</text:p>
          </table:table-cell>
          <table:table-cell office:value-type="string" office:string-value="Automotriz">
            <text:p>Automotriz</text:p>
          </table:table-cell>
          <table:table-cell office:value-type="float" office:value="300">
            <text:p>300</text:p>
          </table:table-cell>
          <table:table-cell office:value-type="float" office:value="10.71">
            <text:p>10.7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3-07">
            <text:p>2024-03-07</text:p>
          </table:table-cell>
          <table:table-cell office:value-type="string" office:string-value="A-11-B8">
            <text:p>A-11-B8</text:p>
          </table:table-cell>
        </table:table-row>
        <table:table-row>
          <table:table-cell office:value-type="string" office:string-value="P-0609">
            <text:p>P-0609</text:p>
          </table:table-cell>
          <table:table-cell office:value-type="string" office:string-value="Suddenly Ask">
            <text:p>Suddenly Ask</text:p>
          </table:table-cell>
          <table:table-cell office:value-type="string" office:string-value="Electrónica">
            <text:p>Electrónica</text:p>
          </table:table-cell>
          <table:table-cell office:value-type="float" office:value="477">
            <text:p>477</text:p>
          </table:table-cell>
          <table:table-cell office:value-type="float" office:value="68.42">
            <text:p>68.4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1-30">
            <text:p>2023-11-30</text:p>
          </table:table-cell>
          <table:table-cell office:value-type="string" office:string-value="A-48-B6">
            <text:p>A-48-B6</text:p>
          </table:table-cell>
        </table:table-row>
        <table:table-row>
          <table:table-cell office:value-type="string" office:string-value="P-0610">
            <text:p>P-0610</text:p>
          </table:table-cell>
          <table:table-cell office:value-type="string" office:string-value="Consider Next">
            <text:p>Consider Next</text:p>
          </table:table-cell>
          <table:table-cell office:value-type="string" office:string-value="Juguetes">
            <text:p>Juguetes</text:p>
          </table:table-cell>
          <table:table-cell office:value-type="float" office:value="253">
            <text:p>253</text:p>
          </table:table-cell>
          <table:table-cell office:value-type="float" office:value="141.24">
            <text:p>141.2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2-12">
            <text:p>2023-12-12</text:p>
          </table:table-cell>
          <table:table-cell office:value-type="string" office:string-value="A-5-B18">
            <text:p>A-5-B18</text:p>
          </table:table-cell>
        </table:table-row>
        <table:table-row>
          <table:table-cell office:value-type="string" office:string-value="P-0611">
            <text:p>P-0611</text:p>
          </table:table-cell>
          <table:table-cell office:value-type="string" office:string-value="Affect Decision">
            <text:p>Affect Decision</text:p>
          </table:table-cell>
          <table:table-cell office:value-type="string" office:string-value="Salud">
            <text:p>Salud</text:p>
          </table:table-cell>
          <table:table-cell office:value-type="float" office:value="64">
            <text:p>64</text:p>
          </table:table-cell>
          <table:table-cell office:value-type="float" office:value="45.93">
            <text:p>45.9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4-07">
            <text:p>2024-04-07</text:p>
          </table:table-cell>
          <table:table-cell office:value-type="string" office:string-value="A-23-B5">
            <text:p>A-23-B5</text:p>
          </table:table-cell>
        </table:table-row>
        <table:table-row>
          <table:table-cell office:value-type="string" office:string-value="P-0612">
            <text:p>P-0612</text:p>
          </table:table-cell>
          <table:table-cell office:value-type="string" office:string-value="Call Into">
            <text:p>Call Into</text:p>
          </table:table-cell>
          <table:table-cell office:value-type="string" office:string-value="Salud">
            <text:p>Salud</text:p>
          </table:table-cell>
          <table:table-cell office:value-type="float" office:value="477">
            <text:p>477</text:p>
          </table:table-cell>
          <table:table-cell office:value-type="float" office:value="163.13">
            <text:p>163.1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5-01">
            <text:p>2024-05-01</text:p>
          </table:table-cell>
          <table:table-cell office:value-type="string" office:string-value="A-4-B9">
            <text:p>A-4-B9</text:p>
          </table:table-cell>
        </table:table-row>
        <table:table-row>
          <table:table-cell office:value-type="string" office:string-value="P-0613">
            <text:p>P-0613</text:p>
          </table:table-cell>
          <table:table-cell office:value-type="string" office:string-value="Suggest Character">
            <text:p>Suggest Character</text:p>
          </table:table-cell>
          <table:table-cell office:value-type="string" office:string-value="Deportes">
            <text:p>Deportes</text:p>
          </table:table-cell>
          <table:table-cell office:value-type="float" office:value="139">
            <text:p>139</text:p>
          </table:table-cell>
          <table:table-cell office:value-type="float" office:value="162.22">
            <text:p>162.2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3-08">
            <text:p>2025-03-08</text:p>
          </table:table-cell>
          <table:table-cell office:value-type="string" office:string-value="A-15-B3">
            <text:p>A-15-B3</text:p>
          </table:table-cell>
        </table:table-row>
        <table:table-row>
          <table:table-cell office:value-type="string" office:string-value="P-0614">
            <text:p>P-0614</text:p>
          </table:table-cell>
          <table:table-cell office:value-type="string" office:string-value="Own Focus">
            <text:p>Own Focus</text:p>
          </table:table-cell>
          <table:table-cell office:value-type="string" office:string-value="Deportes">
            <text:p>Deportes</text:p>
          </table:table-cell>
          <table:table-cell office:value-type="float" office:value="487">
            <text:p>487</text:p>
          </table:table-cell>
          <table:table-cell office:value-type="float" office:value="114.7">
            <text:p>114.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5-12">
            <text:p>2023-05-12</text:p>
          </table:table-cell>
          <table:table-cell office:value-type="string" office:string-value="A-47-B12">
            <text:p>A-47-B12</text:p>
          </table:table-cell>
        </table:table-row>
        <table:table-row>
          <table:table-cell office:value-type="string" office:string-value="P-0615">
            <text:p>P-0615</text:p>
          </table:table-cell>
          <table:table-cell office:value-type="string" office:string-value="Camera Receive">
            <text:p>Camera Receive</text:p>
          </table:table-cell>
          <table:table-cell office:value-type="string" office:string-value="Deportes">
            <text:p>Deportes</text:p>
          </table:table-cell>
          <table:table-cell office:value-type="float" office:value="42">
            <text:p>42</text:p>
          </table:table-cell>
          <table:table-cell office:value-type="float" office:value="377.95">
            <text:p>377.9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0-10">
            <text:p>2024-10-10</text:p>
          </table:table-cell>
          <table:table-cell office:value-type="string" office:string-value="A-50-B13">
            <text:p>A-50-B13</text:p>
          </table:table-cell>
        </table:table-row>
        <table:table-row>
          <table:table-cell office:value-type="string" office:string-value="P-0616">
            <text:p>P-0616</text:p>
          </table:table-cell>
          <table:table-cell office:value-type="string" office:string-value="Soldier Congress">
            <text:p>Soldier Congress</text:p>
          </table:table-cell>
          <table:table-cell office:value-type="string" office:string-value="Ropa">
            <text:p>Ropa</text:p>
          </table:table-cell>
          <table:table-cell office:value-type="float" office:value="250">
            <text:p>250</text:p>
          </table:table-cell>
          <table:table-cell office:value-type="float" office:value="135.35">
            <text:p>135.3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15">
            <text:p>2023-05-15</text:p>
          </table:table-cell>
          <table:table-cell office:value-type="string" office:string-value="A-21-B14">
            <text:p>A-21-B14</text:p>
          </table:table-cell>
        </table:table-row>
        <table:table-row>
          <table:table-cell office:value-type="string" office:string-value="P-0617">
            <text:p>P-0617</text:p>
          </table:table-cell>
          <table:table-cell office:value-type="string" office:string-value="Arm Together">
            <text:p>Arm Together</text:p>
          </table:table-cell>
          <table:table-cell office:value-type="string" office:string-value="Deportes">
            <text:p>Deportes</text:p>
          </table:table-cell>
          <table:table-cell office:value-type="float" office:value="161">
            <text:p>161</text:p>
          </table:table-cell>
          <table:table-cell office:value-type="float" office:value="171.69">
            <text:p>171.6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05">
            <text:p>2023-06-05</text:p>
          </table:table-cell>
          <table:table-cell office:value-type="string" office:string-value="A-16-B7">
            <text:p>A-16-B7</text:p>
          </table:table-cell>
        </table:table-row>
        <table:table-row>
          <table:table-cell office:value-type="string" office:string-value="P-0618">
            <text:p>P-0618</text:p>
          </table:table-cell>
          <table:table-cell office:value-type="string" office:string-value="Thought Wait">
            <text:p>Thought Wait</text:p>
          </table:table-cell>
          <table:table-cell office:value-type="string" office:string-value="Hogar">
            <text:p>Hogar</text:p>
          </table:table-cell>
          <table:table-cell office:value-type="float" office:value="268">
            <text:p>268</text:p>
          </table:table-cell>
          <table:table-cell office:value-type="float" office:value="472.48">
            <text:p>472.4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7-29">
            <text:p>2023-07-29</text:p>
          </table:table-cell>
          <table:table-cell office:value-type="string" office:string-value="A-46-B16">
            <text:p>A-46-B16</text:p>
          </table:table-cell>
        </table:table-row>
        <table:table-row>
          <table:table-cell office:value-type="string" office:string-value="P-0619">
            <text:p>P-0619</text:p>
          </table:table-cell>
          <table:table-cell office:value-type="string" office:string-value="Organization Board">
            <text:p>Organization Board</text:p>
          </table:table-cell>
          <table:table-cell office:value-type="string" office:string-value="Deportes">
            <text:p>Deportes</text:p>
          </table:table-cell>
          <table:table-cell office:value-type="float" office:value="367">
            <text:p>367</text:p>
          </table:table-cell>
          <table:table-cell office:value-type="float" office:value="407.11">
            <text:p>407.1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0-22">
            <text:p>2024-10-22</text:p>
          </table:table-cell>
          <table:table-cell office:value-type="string" office:string-value="A-19-B7">
            <text:p>A-19-B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621">
            <text:p>P-0621</text:p>
          </table:table-cell>
          <table:table-cell office:value-type="string" office:string-value="Color Commercial">
            <text:p>Color Commercial</text:p>
          </table:table-cell>
          <table:table-cell office:value-type="string" office:string-value="Deportes">
            <text:p>Deportes</text:p>
          </table:table-cell>
          <table:table-cell office:value-type="float" office:value="394">
            <text:p>394</text:p>
          </table:table-cell>
          <table:table-cell office:value-type="float" office:value="126.35">
            <text:p>126.3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6-08">
            <text:p>2023-06-08</text:p>
          </table:table-cell>
          <table:table-cell office:value-type="string" office:string-value="A-19-B3">
            <text:p>A-19-B3</text:p>
          </table:table-cell>
        </table:table-row>
        <table:table-row>
          <table:table-cell office:value-type="string" office:string-value="P-0622">
            <text:p>P-0622</text:p>
          </table:table-cell>
          <table:table-cell office:value-type="string" office:string-value="Whose Miss">
            <text:p>Whose Miss</text:p>
          </table:table-cell>
          <table:table-cell office:value-type="string" office:string-value="Juguetes">
            <text:p>Juguetes</text:p>
          </table:table-cell>
          <table:table-cell office:value-type="float" office:value="380">
            <text:p>380</text:p>
          </table:table-cell>
          <table:table-cell office:value-type="float" office:value="349.89">
            <text:p>349.8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7-07">
            <text:p>2023-07-07</text:p>
          </table:table-cell>
          <table:table-cell office:value-type="string" office:string-value="A-37-B15">
            <text:p>A-37-B15</text:p>
          </table:table-cell>
        </table:table-row>
        <table:table-row>
          <table:table-cell office:value-type="string" office:string-value="P-0623">
            <text:p>P-0623</text:p>
          </table:table-cell>
          <table:table-cell office:value-type="string" office:string-value="Summer Dark">
            <text:p>Summer Dark</text:p>
          </table:table-cell>
          <table:table-cell office:value-type="string" office:string-value="Hogar">
            <text:p>Hogar</text:p>
          </table:table-cell>
          <table:table-cell office:value-type="float" office:value="120">
            <text:p>120</text:p>
          </table:table-cell>
          <table:table-cell office:value-type="float" office:value="150.22">
            <text:p>150.2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01">
            <text:p>2024-12-01</text:p>
          </table:table-cell>
          <table:table-cell office:value-type="string" office:string-value="A-7-B14">
            <text:p>A-7-B14</text:p>
          </table:table-cell>
        </table:table-row>
        <table:table-row>
          <table:table-cell office:value-type="string" office:string-value="P-0624">
            <text:p>P-0624</text:p>
          </table:table-cell>
          <table:table-cell office:value-type="string" office:string-value="Trade Arrive">
            <text:p>Trade Arrive</text:p>
          </table:table-cell>
          <table:table-cell office:value-type="string" office:string-value="Deportes">
            <text:p>Deportes</text:p>
          </table:table-cell>
          <table:table-cell office:value-type="float" office:value="488">
            <text:p>488</text:p>
          </table:table-cell>
          <table:table-cell office:value-type="float" office:value="362.11">
            <text:p>362.1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25">
            <text:p>2023-06-25</text:p>
          </table:table-cell>
          <table:table-cell office:value-type="string" office:string-value="A-48-B16">
            <text:p>A-48-B16</text:p>
          </table:table-cell>
        </table:table-row>
        <table:table-row>
          <table:table-cell office:value-type="string" office:string-value="P-0625">
            <text:p>P-0625</text:p>
          </table:table-cell>
          <table:table-cell office:value-type="string" office:string-value="Among Just">
            <text:p>Among Just</text:p>
          </table:table-cell>
          <table:table-cell office:value-type="string" office:string-value="Automotriz">
            <text:p>Automotriz</text:p>
          </table:table-cell>
          <table:table-cell office:value-type="float" office:value="219">
            <text:p>219</text:p>
          </table:table-cell>
          <table:table-cell office:value-type="float" office:value="426.01">
            <text:p>426.0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28">
            <text:p>2024-02-28</text:p>
          </table:table-cell>
          <table:table-cell office:value-type="string" office:string-value="A-48-B4">
            <text:p>A-48-B4</text:p>
          </table:table-cell>
        </table:table-row>
        <table:table-row>
          <table:table-cell office:value-type="string" office:string-value="P-0626">
            <text:p>P-0626</text:p>
          </table:table-cell>
          <table:table-cell office:value-type="string" office:string-value="Amount Big">
            <text:p>Amount Big</text:p>
          </table:table-cell>
          <table:table-cell office:value-type="string" office:string-value="Salud">
            <text:p>Salud</text:p>
          </table:table-cell>
          <table:table-cell office:value-type="float" office:value="243">
            <text:p>243</text:p>
          </table:table-cell>
          <table:table-cell office:value-type="float" office:value="280.53">
            <text:p>280.5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6-26">
            <text:p>2023-06-26</text:p>
          </table:table-cell>
          <table:table-cell office:value-type="string" office:string-value="A-32-B14">
            <text:p>A-32-B14</text:p>
          </table:table-cell>
        </table:table-row>
        <table:table-row>
          <table:table-cell office:value-type="string" office:string-value="P-0627">
            <text:p>P-0627</text:p>
          </table:table-cell>
          <table:table-cell office:value-type="string" office:string-value="Establish Check">
            <text:p>Establish Check</text:p>
          </table:table-cell>
          <table:table-cell office:value-type="string" office:string-value="Ropa">
            <text:p>Ropa</text:p>
          </table:table-cell>
          <table:table-cell office:value-type="float" office:value="305">
            <text:p>305</text:p>
          </table:table-cell>
          <table:table-cell office:value-type="float" office:value="191.54">
            <text:p>191.5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9-24">
            <text:p>2024-09-24</text:p>
          </table:table-cell>
          <table:table-cell office:value-type="string" office:string-value="A-7-B13">
            <text:p>A-7-B13</text:p>
          </table:table-cell>
        </table:table-row>
        <table:table-row>
          <table:table-cell office:value-type="string" office:string-value="P-0628">
            <text:p>P-0628</text:p>
          </table:table-cell>
          <table:table-cell office:value-type="string" office:string-value="Budget Catch">
            <text:p>Budget Catch</text:p>
          </table:table-cell>
          <table:table-cell office:value-type="string" office:string-value="Deportes">
            <text:p>Deportes</text:p>
          </table:table-cell>
          <table:table-cell office:value-type="float" office:value="434">
            <text:p>434</text:p>
          </table:table-cell>
          <table:table-cell office:value-type="float" office:value="397.08">
            <text:p>397.0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2-15">
            <text:p>2023-12-15</text:p>
          </table:table-cell>
          <table:table-cell office:value-type="string" office:string-value="A-7-B19">
            <text:p>A-7-B19</text:p>
          </table:table-cell>
        </table:table-row>
        <table:table-row>
          <table:table-cell office:value-type="string" office:string-value="P-0629">
            <text:p>P-0629</text:p>
          </table:table-cell>
          <table:table-cell office:value-type="string" office:string-value="Food Music">
            <text:p>Food Music</text:p>
          </table:table-cell>
          <table:table-cell office:value-type="string" office:string-value="Salud">
            <text:p>Salud</text:p>
          </table:table-cell>
          <table:table-cell office:value-type="float" office:value="257">
            <text:p>257</text:p>
          </table:table-cell>
          <table:table-cell office:value-type="float" office:value="308.61">
            <text:p>308.6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2-11">
            <text:p>2024-02-11</text:p>
          </table:table-cell>
          <table:table-cell office:value-type="string" office:string-value="A-9-B4">
            <text:p>A-9-B4</text:p>
          </table:table-cell>
        </table:table-row>
        <table:table-row>
          <table:table-cell office:value-type="string" office:string-value="P-0630">
            <text:p>P-0630</text:p>
          </table:table-cell>
          <table:table-cell office:value-type="string" office:string-value="Thousand Outside">
            <text:p>Thousand Outside</text:p>
          </table:table-cell>
          <table:table-cell office:value-type="string" office:string-value="Alimentos">
            <text:p>Alimentos</text:p>
          </table:table-cell>
          <table:table-cell office:value-type="float" office:value="212">
            <text:p>212</text:p>
          </table:table-cell>
          <table:table-cell office:value-type="float" office:value="339.65">
            <text:p>339.6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4-25">
            <text:p>2024-04-25</text:p>
          </table:table-cell>
          <table:table-cell office:value-type="string" office:string-value="A-16-B12">
            <text:p>A-16-B1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632">
            <text:p>P-0632</text:p>
          </table:table-cell>
          <table:table-cell office:value-type="string" office:string-value="Note Study">
            <text:p>Note Study</text:p>
          </table:table-cell>
          <table:table-cell office:value-type="string" office:string-value="Ropa">
            <text:p>Ropa</text:p>
          </table:table-cell>
          <table:table-cell office:value-type="float" office:value="245">
            <text:p>245</text:p>
          </table:table-cell>
          <table:table-cell office:value-type="float" office:value="27.36">
            <text:p>27.3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5-30">
            <text:p>2023-05-30</text:p>
          </table:table-cell>
          <table:table-cell office:value-type="string" office:string-value="A-32-B16">
            <text:p>A-32-B16</text:p>
          </table:table-cell>
        </table:table-row>
        <table:table-row>
          <table:table-cell office:value-type="string" office:string-value="P-0633">
            <text:p>P-0633</text:p>
          </table:table-cell>
          <table:table-cell office:value-type="string" office:string-value="Resource Civil">
            <text:p>Resource Civil</text:p>
          </table:table-cell>
          <table:table-cell office:value-type="string" office:string-value="Automotriz">
            <text:p>Automotriz</text:p>
          </table:table-cell>
          <table:table-cell office:value-type="float" office:value="29">
            <text:p>29</text:p>
          </table:table-cell>
          <table:table-cell office:value-type="float" office:value="261.44">
            <text:p>261.4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1-15">
            <text:p>2023-11-15</text:p>
          </table:table-cell>
          <table:table-cell office:value-type="string" office:string-value="A-39-B15">
            <text:p>A-39-B15</text:p>
          </table:table-cell>
        </table:table-row>
        <table:table-row>
          <table:table-cell office:value-type="float" office:value="7964">
            <text:p>7964</text:p>
          </table:table-cell>
          <table:table-cell office:value-type="string" office:string-value="Foot choose sister growth particularly high positive whether.">
            <text:p>Foot choose sister growth particularly high positive whether.</text:p>
          </table:table-cell>
          <table:table-cell office:value-type="float" office:value="2269">
            <text:p>2269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225">
            <text:p>Ubicación225</text:p>
          </table:table-cell>
        </table:table-row>
        <table:table-row>
          <table:table-cell office:value-type="string" office:string-value="P-0635">
            <text:p>P-0635</text:p>
          </table:table-cell>
          <table:table-cell office:value-type="string" office:string-value="Find Sister">
            <text:p>Find Sister</text:p>
          </table:table-cell>
          <table:table-cell office:value-type="string" office:string-value="Hogar">
            <text:p>Hogar</text:p>
          </table:table-cell>
          <table:table-cell office:value-type="float" office:value="467">
            <text:p>467</text:p>
          </table:table-cell>
          <table:table-cell office:value-type="float" office:value="251.59">
            <text:p>251.5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01">
            <text:p>2023-12-01</text:p>
          </table:table-cell>
          <table:table-cell office:value-type="string" office:string-value="A-37-B20">
            <text:p>A-37-B20</text:p>
          </table:table-cell>
        </table:table-row>
        <table:table-row>
          <table:table-cell office:value-type="float" office:value="7864">
            <text:p>7864</text:p>
          </table:table-cell>
          <table:table-cell office:value-type="string" office:string-value="Training role beat black.">
            <text:p>Training role beat black.</text:p>
          </table:table-cell>
          <table:table-cell office:value-type="float" office:value="276">
            <text:p>276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995">
            <text:p>Ubicación995</text:p>
          </table:table-cell>
        </table:table-row>
        <table:table-row>
          <table:table-cell office:value-type="string" office:string-value="P-0637">
            <text:p>P-0637</text:p>
          </table:table-cell>
          <table:table-cell office:value-type="string" office:string-value="Full Doctor">
            <text:p>Full Doctor</text:p>
          </table:table-cell>
          <table:table-cell office:value-type="string" office:string-value="Alimentos">
            <text:p>Alimentos</text:p>
          </table:table-cell>
          <table:table-cell office:value-type="float" office:value="13">
            <text:p>13</text:p>
          </table:table-cell>
          <table:table-cell office:value-type="float" office:value="235.15">
            <text:p>235.1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17">
            <text:p>2024-10-17</text:p>
          </table:table-cell>
          <table:table-cell office:value-type="string" office:string-value="A-38-B11">
            <text:p>A-38-B11</text:p>
          </table:table-cell>
        </table:table-row>
        <table:table-row>
          <table:table-cell office:value-type="string" office:string-value="P-0638">
            <text:p>P-0638</text:p>
          </table:table-cell>
          <table:table-cell office:value-type="string" office:string-value="Middle Area">
            <text:p>Middle Area</text:p>
          </table:table-cell>
          <table:table-cell office:value-type="string" office:string-value="Hogar">
            <text:p>Hogar</text:p>
          </table:table-cell>
          <table:table-cell office:value-type="float" office:value="487">
            <text:p>487</text:p>
          </table:table-cell>
          <table:table-cell office:value-type="float" office:value="256.91">
            <text:p>256.9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02">
            <text:p>2024-03-02</text:p>
          </table:table-cell>
          <table:table-cell office:value-type="string" office:string-value="A-17-B7">
            <text:p>A-17-B7</text:p>
          </table:table-cell>
        </table:table-row>
        <table:table-row>
          <table:table-cell office:value-type="string" office:string-value="P-0639">
            <text:p>P-0639</text:p>
          </table:table-cell>
          <table:table-cell office:value-type="string" office:string-value="Face Use">
            <text:p>Face Use</text:p>
          </table:table-cell>
          <table:table-cell office:value-type="string" office:string-value="Juguetes">
            <text:p>Juguetes</text:p>
          </table:table-cell>
          <table:table-cell office:value-type="float" office:value="488">
            <text:p>488</text:p>
          </table:table-cell>
          <table:table-cell office:value-type="float" office:value="153.96">
            <text:p>153.9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8-14">
            <text:p>2023-08-14</text:p>
          </table:table-cell>
          <table:table-cell office:value-type="string" office:string-value="A-47-B6">
            <text:p>A-47-B6</text:p>
          </table:table-cell>
        </table:table-row>
        <table:table-row>
          <table:table-cell office:value-type="string" office:string-value="P-0640">
            <text:p>P-0640</text:p>
          </table:table-cell>
          <table:table-cell office:value-type="string" office:string-value="Develop Art">
            <text:p>Develop Art</text:p>
          </table:table-cell>
          <table:table-cell office:value-type="string" office:string-value="Hogar">
            <text:p>Hogar</text:p>
          </table:table-cell>
          <table:table-cell office:value-type="float" office:value="495">
            <text:p>495</text:p>
          </table:table-cell>
          <table:table-cell office:value-type="float" office:value="498.43">
            <text:p>498.4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1-11">
            <text:p>2023-11-11</text:p>
          </table:table-cell>
          <table:table-cell office:value-type="string" office:string-value="A-16-B12">
            <text:p>A-16-B12</text:p>
          </table:table-cell>
        </table:table-row>
        <table:table-row>
          <table:table-cell office:value-type="string" office:string-value="P-0641">
            <text:p>P-0641</text:p>
          </table:table-cell>
          <table:table-cell office:value-type="string" office:string-value="Beyond He">
            <text:p>Beyond He</text:p>
          </table:table-cell>
          <table:table-cell office:value-type="string" office:string-value="Deportes">
            <text:p>Deportes</text:p>
          </table:table-cell>
          <table:table-cell office:value-type="float" office:value="104">
            <text:p>104</text:p>
          </table:table-cell>
          <table:table-cell office:value-type="float" office:value="84.99">
            <text:p>84.9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6-18">
            <text:p>2023-06-18</text:p>
          </table:table-cell>
          <table:table-cell office:value-type="string" office:string-value="A-37-B15">
            <text:p>A-37-B15</text:p>
          </table:table-cell>
        </table:table-row>
        <table:table-row>
          <table:table-cell office:value-type="string" office:string-value="P-0642">
            <text:p>P-0642</text:p>
          </table:table-cell>
          <table:table-cell office:value-type="string" office:string-value="Serious Soldier">
            <text:p>Serious Soldier</text:p>
          </table:table-cell>
          <table:table-cell office:value-type="string" office:string-value="Electrónica">
            <text:p>Electrónica</text:p>
          </table:table-cell>
          <table:table-cell office:value-type="float" office:value="77">
            <text:p>77</text:p>
          </table:table-cell>
          <table:table-cell office:value-type="float" office:value="138.48">
            <text:p>138.4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4-20">
            <text:p>2024-04-20</text:p>
          </table:table-cell>
          <table:table-cell office:value-type="string" office:string-value="A-31-B2">
            <text:p>A-31-B2</text:p>
          </table:table-cell>
        </table:table-row>
        <table:table-row>
          <table:table-cell office:value-type="string" office:string-value="P-0643">
            <text:p>P-0643</text:p>
          </table:table-cell>
          <table:table-cell office:value-type="string" office:string-value="Place Ahead">
            <text:p>Place Ahead</text:p>
          </table:table-cell>
          <table:table-cell office:value-type="string" office:string-value="Salud">
            <text:p>Salud</text:p>
          </table:table-cell>
          <table:table-cell office:value-type="float" office:value="475">
            <text:p>475</text:p>
          </table:table-cell>
          <table:table-cell office:value-type="float" office:value="412.13">
            <text:p>412.1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05">
            <text:p>2023-08-05</text:p>
          </table:table-cell>
          <table:table-cell office:value-type="string" office:string-value="A-39-B1">
            <text:p>A-39-B1</text:p>
          </table:table-cell>
        </table:table-row>
        <table:table-row>
          <table:table-cell office:value-type="string" office:string-value="P-0644">
            <text:p>P-0644</text:p>
          </table:table-cell>
          <table:table-cell office:value-type="string" office:string-value="Southern Over">
            <text:p>Southern Over</text:p>
          </table:table-cell>
          <table:table-cell office:value-type="string" office:string-value="Alimentos">
            <text:p>Alimentos</text:p>
          </table:table-cell>
          <table:table-cell office:value-type="float" office:value="18">
            <text:p>18</text:p>
          </table:table-cell>
          <table:table-cell office:value-type="float" office:value="126.9">
            <text:p>126.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3-24">
            <text:p>2024-03-24</text:p>
          </table:table-cell>
          <table:table-cell office:value-type="string" office:string-value="A-32-B3">
            <text:p>A-32-B3</text:p>
          </table:table-cell>
        </table:table-row>
        <table:table-row>
          <table:table-cell office:value-type="string" office:string-value="P-0645">
            <text:p>P-0645</text:p>
          </table:table-cell>
          <table:table-cell office:value-type="string" office:string-value="National Build">
            <text:p>National Build</text:p>
          </table:table-cell>
          <table:table-cell office:value-type="string" office:string-value="Electrónica">
            <text:p>Electrónica</text:p>
          </table:table-cell>
          <table:table-cell office:value-type="float" office:value="340">
            <text:p>340</text:p>
          </table:table-cell>
          <table:table-cell office:value-type="float" office:value="456.03">
            <text:p>456.0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2-02">
            <text:p>2023-12-02</text:p>
          </table:table-cell>
          <table:table-cell office:value-type="string" office:string-value="A-7-B13">
            <text:p>A-7-B13</text:p>
          </table:table-cell>
        </table:table-row>
        <table:table-row>
          <table:table-cell office:value-type="string" office:string-value="P-0646">
            <text:p>P-0646</text:p>
          </table:table-cell>
          <table:table-cell office:value-type="string" office:string-value="Performance For">
            <text:p>Performance For</text:p>
          </table:table-cell>
          <table:table-cell office:value-type="string" office:string-value="Deportes">
            <text:p>Deportes</text:p>
          </table:table-cell>
          <table:table-cell office:value-type="float" office:value="117">
            <text:p>117</text:p>
          </table:table-cell>
          <table:table-cell office:value-type="float" office:value="384.24">
            <text:p>384.2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2-24">
            <text:p>2025-02-24</text:p>
          </table:table-cell>
          <table:table-cell office:value-type="string" office:string-value="A-39-B1">
            <text:p>A-39-B1</text:p>
          </table:table-cell>
        </table:table-row>
        <table:table-row>
          <table:table-cell office:value-type="string" office:string-value="P-0647">
            <text:p>P-0647</text:p>
          </table:table-cell>
          <table:table-cell office:value-type="string" office:string-value="Poor Own">
            <text:p>Poor Own</text:p>
          </table:table-cell>
          <table:table-cell office:value-type="string" office:string-value="Juguetes">
            <text:p>Juguetes</text:p>
          </table:table-cell>
          <table:table-cell office:value-type="float" office:value="233">
            <text:p>233</text:p>
          </table:table-cell>
          <table:table-cell office:value-type="float" office:value="290.08">
            <text:p>290.0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01">
            <text:p>2023-06-01</text:p>
          </table:table-cell>
          <table:table-cell office:value-type="string" office:string-value="A-22-B16">
            <text:p>A-22-B16</text:p>
          </table:table-cell>
        </table:table-row>
        <table:table-row>
          <table:table-cell office:value-type="string" office:string-value="P-0648">
            <text:p>P-0648</text:p>
          </table:table-cell>
          <table:table-cell office:value-type="string" office:string-value="Investment Without">
            <text:p>Investment Without</text:p>
          </table:table-cell>
          <table:table-cell office:value-type="string" office:string-value="Ropa">
            <text:p>Ropa</text:p>
          </table:table-cell>
          <table:table-cell office:value-type="float" office:value="425">
            <text:p>425</text:p>
          </table:table-cell>
          <table:table-cell office:value-type="float" office:value="326.61">
            <text:p>326.6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6-15">
            <text:p>2024-06-15</text:p>
          </table:table-cell>
          <table:table-cell office:value-type="string" office:string-value="A-19-B3">
            <text:p>A-19-B3</text:p>
          </table:table-cell>
        </table:table-row>
        <table:table-row>
          <table:table-cell office:value-type="string" office:string-value="P-0649">
            <text:p>P-0649</text:p>
          </table:table-cell>
          <table:table-cell office:value-type="string" office:string-value="Its Top">
            <text:p>Its Top</text:p>
          </table:table-cell>
          <table:table-cell office:value-type="string" office:string-value="Juguetes">
            <text:p>Juguetes</text:p>
          </table:table-cell>
          <table:table-cell office:value-type="float" office:value="337">
            <text:p>337</text:p>
          </table:table-cell>
          <table:table-cell office:value-type="float" office:value="225.37">
            <text:p>225.3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12">
            <text:p>2023-09-12</text:p>
          </table:table-cell>
          <table:table-cell office:value-type="string" office:string-value="A-17-B1">
            <text:p>A-17-B1</text:p>
          </table:table-cell>
        </table:table-row>
        <table:table-row>
          <table:table-cell office:value-type="string" office:string-value="P-0650">
            <text:p>P-0650</text:p>
          </table:table-cell>
          <table:table-cell office:value-type="string" office:string-value="Mouth Ready">
            <text:p>Mouth Ready</text:p>
          </table:table-cell>
          <table:table-cell office:value-type="string" office:string-value="Alimentos">
            <text:p>Alimentos</text:p>
          </table:table-cell>
          <table:table-cell office:value-type="float" office:value="483">
            <text:p>483</text:p>
          </table:table-cell>
          <table:table-cell office:value-type="float" office:value="89.91">
            <text:p>89.9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26">
            <text:p>2024-05-26</text:p>
          </table:table-cell>
          <table:table-cell office:value-type="string" office:string-value="A-2-B14">
            <text:p>A-2-B1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652">
            <text:p>P-0652</text:p>
          </table:table-cell>
          <table:table-cell office:value-type="string" office:string-value="Pull Garden">
            <text:p>Pull Garden</text:p>
          </table:table-cell>
          <table:table-cell office:value-type="string" office:string-value="Salud">
            <text:p>Salud</text:p>
          </table:table-cell>
          <table:table-cell office:value-type="float" office:value="356">
            <text:p>356</text:p>
          </table:table-cell>
          <table:table-cell office:value-type="float" office:value="135.91">
            <text:p>135.9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23">
            <text:p>2023-08-23</text:p>
          </table:table-cell>
          <table:table-cell office:value-type="string" office:string-value="A-2-B15">
            <text:p>A-2-B15</text:p>
          </table:table-cell>
        </table:table-row>
        <table:table-row>
          <table:table-cell office:value-type="string" office:string-value="P-0653">
            <text:p>P-0653</text:p>
          </table:table-cell>
          <table:table-cell office:value-type="string" office:string-value="House Put">
            <text:p>House Put</text:p>
          </table:table-cell>
          <table:table-cell office:value-type="string" office:string-value="Juguetes">
            <text:p>Juguetes</text:p>
          </table:table-cell>
          <table:table-cell office:value-type="float" office:value="265">
            <text:p>265</text:p>
          </table:table-cell>
          <table:table-cell office:value-type="float" office:value="123.62">
            <text:p>123.6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1-23">
            <text:p>2024-11-23</text:p>
          </table:table-cell>
          <table:table-cell office:value-type="string" office:string-value="A-15-B14">
            <text:p>A-15-B14</text:p>
          </table:table-cell>
        </table:table-row>
        <table:table-row>
          <table:table-cell office:value-type="string" office:string-value="P-0654">
            <text:p>P-0654</text:p>
          </table:table-cell>
          <table:table-cell office:value-type="string" office:string-value="Money Her">
            <text:p>Money Her</text:p>
          </table:table-cell>
          <table:table-cell office:value-type="string" office:string-value="Salud">
            <text:p>Salud</text:p>
          </table:table-cell>
          <table:table-cell office:value-type="float" office:value="433">
            <text:p>433</text:p>
          </table:table-cell>
          <table:table-cell office:value-type="float" office:value="404.94">
            <text:p>404.9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02">
            <text:p>2024-05-02</text:p>
          </table:table-cell>
          <table:table-cell office:value-type="string" office:string-value="A-7-B12">
            <text:p>A-7-B12</text:p>
          </table:table-cell>
        </table:table-row>
        <table:table-row>
          <table:table-cell office:value-type="float" office:value="4123">
            <text:p>4123</text:p>
          </table:table-cell>
          <table:table-cell office:value-type="string" office:string-value="Fact people father risk else laugh.">
            <text:p>Fact people father risk else laugh.</text:p>
          </table:table-cell>
          <table:table-cell office:value-type="float" office:value="320">
            <text:p>320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986">
            <text:p>Ubicación986</text:p>
          </table:table-cell>
        </table:table-row>
        <table:table-row>
          <table:table-cell office:value-type="string" office:string-value="P-0656">
            <text:p>P-0656</text:p>
          </table:table-cell>
          <table:table-cell office:value-type="string" office:string-value="Remain Name">
            <text:p>Remain Name</text:p>
          </table:table-cell>
          <table:table-cell office:value-type="string" office:string-value="Automotriz">
            <text:p>Automotriz</text:p>
          </table:table-cell>
          <table:table-cell office:value-type="float" office:value="85">
            <text:p>85</text:p>
          </table:table-cell>
          <table:table-cell office:value-type="float" office:value="2.19">
            <text:p>2.1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20">
            <text:p>2023-10-20</text:p>
          </table:table-cell>
          <table:table-cell office:value-type="string" office:string-value="A-39-B1">
            <text:p>A-39-B1</text:p>
          </table:table-cell>
        </table:table-row>
        <table:table-row>
          <table:table-cell office:value-type="string" office:string-value="P-0657">
            <text:p>P-0657</text:p>
          </table:table-cell>
          <table:table-cell office:value-type="string" office:string-value="Something Operation">
            <text:p>Something Operation</text:p>
          </table:table-cell>
          <table:table-cell office:value-type="string" office:string-value="Deportes">
            <text:p>Deportes</text:p>
          </table:table-cell>
          <table:table-cell office:value-type="float" office:value="48">
            <text:p>48</text:p>
          </table:table-cell>
          <table:table-cell office:value-type="float" office:value="5.33">
            <text:p>5.3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26">
            <text:p>2023-09-26</text:p>
          </table:table-cell>
          <table:table-cell office:value-type="string" office:string-value="A-18-B13">
            <text:p>A-18-B13</text:p>
          </table:table-cell>
        </table:table-row>
        <table:table-row>
          <table:table-cell office:value-type="string" office:string-value="P-0658">
            <text:p>P-0658</text:p>
          </table:table-cell>
          <table:table-cell office:value-type="string" office:string-value="Popular Else">
            <text:p>Popular Else</text:p>
          </table:table-cell>
          <table:table-cell office:value-type="string" office:string-value="Hogar">
            <text:p>Hogar</text:p>
          </table:table-cell>
          <table:table-cell office:value-type="float" office:value="54">
            <text:p>54</text:p>
          </table:table-cell>
          <table:table-cell office:value-type="float" office:value="43.05">
            <text:p>43.0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8-17">
            <text:p>2024-08-17</text:p>
          </table:table-cell>
          <table:table-cell office:value-type="string" office:string-value="A-32-B14">
            <text:p>A-32-B14</text:p>
          </table:table-cell>
        </table:table-row>
        <table:table-row>
          <table:table-cell office:value-type="string" office:string-value="P-0659">
            <text:p>P-0659</text:p>
          </table:table-cell>
          <table:table-cell office:value-type="string" office:string-value="Respond Bill">
            <text:p>Respond Bill</text:p>
          </table:table-cell>
          <table:table-cell office:value-type="string" office:string-value="Salud">
            <text:p>Salud</text:p>
          </table:table-cell>
          <table:table-cell office:value-type="float" office:value="401">
            <text:p>401</text:p>
          </table:table-cell>
          <table:table-cell office:value-type="float" office:value="469.17">
            <text:p>469.1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0-31">
            <text:p>2024-10-31</text:p>
          </table:table-cell>
          <table:table-cell office:value-type="string" office:string-value="A-10-B10">
            <text:p>A-10-B10</text:p>
          </table:table-cell>
        </table:table-row>
        <table:table-row>
          <table:table-cell office:value-type="string" office:string-value="P-0660">
            <text:p>P-0660</text:p>
          </table:table-cell>
          <table:table-cell office:value-type="string" office:string-value="Research Long">
            <text:p>Research Long</text:p>
          </table:table-cell>
          <table:table-cell office:value-type="string" office:string-value="Deportes">
            <text:p>Deportes</text:p>
          </table:table-cell>
          <table:table-cell office:value-type="float" office:value="6">
            <text:p>6</text:p>
          </table:table-cell>
          <table:table-cell office:value-type="float" office:value="128.09">
            <text:p>128.0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1-10">
            <text:p>2023-11-10</text:p>
          </table:table-cell>
          <table:table-cell office:value-type="string" office:string-value="A-2-B12">
            <text:p>A-2-B12</text:p>
          </table:table-cell>
        </table:table-row>
        <table:table-row>
          <table:table-cell office:value-type="string" office:string-value="P-0661">
            <text:p>P-0661</text:p>
          </table:table-cell>
          <table:table-cell office:value-type="string" office:string-value="Tend Into">
            <text:p>Tend Into</text:p>
          </table:table-cell>
          <table:table-cell office:value-type="string" office:string-value="Automotriz">
            <text:p>Automotriz</text:p>
          </table:table-cell>
          <table:table-cell office:value-type="float" office:value="229">
            <text:p>229</text:p>
          </table:table-cell>
          <table:table-cell office:value-type="float" office:value="261.19">
            <text:p>261.1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15">
            <text:p>2023-10-15</text:p>
          </table:table-cell>
          <table:table-cell office:value-type="string" office:string-value="A-20-B17">
            <text:p>A-20-B17</text:p>
          </table:table-cell>
        </table:table-row>
        <table:table-row>
          <table:table-cell office:value-type="string" office:string-value="P-0662">
            <text:p>P-0662</text:p>
          </table:table-cell>
          <table:table-cell office:value-type="string" office:string-value="Across Task">
            <text:p>Across Task</text:p>
          </table:table-cell>
          <table:table-cell office:value-type="string" office:string-value="Hogar">
            <text:p>Hogar</text:p>
          </table:table-cell>
          <table:table-cell office:value-type="float" office:value="3">
            <text:p>3</text:p>
          </table:table-cell>
          <table:table-cell office:value-type="float" office:value="52.09">
            <text:p>52.0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1-05">
            <text:p>2024-01-05</text:p>
          </table:table-cell>
          <table:table-cell office:value-type="string" office:string-value="A-40-B3">
            <text:p>A-40-B3</text:p>
          </table:table-cell>
        </table:table-row>
        <table:table-row>
          <table:table-cell office:value-type="string" office:string-value="P-0663">
            <text:p>P-0663</text:p>
          </table:table-cell>
          <table:table-cell office:value-type="string" office:string-value="Message Wonder">
            <text:p>Message Wonder</text:p>
          </table:table-cell>
          <table:table-cell office:value-type="string" office:string-value="Salud">
            <text:p>Salud</text:p>
          </table:table-cell>
          <table:table-cell office:value-type="float" office:value="7">
            <text:p>7</text:p>
          </table:table-cell>
          <table:table-cell office:value-type="float" office:value="347.44">
            <text:p>347.4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6-09">
            <text:p>2024-06-09</text:p>
          </table:table-cell>
          <table:table-cell office:value-type="string" office:string-value="A-16-B14">
            <text:p>A-16-B14</text:p>
          </table:table-cell>
        </table:table-row>
        <table:table-row>
          <table:table-cell office:value-type="string" office:string-value="P-0664">
            <text:p>P-0664</text:p>
          </table:table-cell>
          <table:table-cell office:value-type="string" office:string-value="Student Coach">
            <text:p>Student Coach</text:p>
          </table:table-cell>
          <table:table-cell office:value-type="string" office:string-value="Hogar">
            <text:p>Hogar</text:p>
          </table:table-cell>
          <table:table-cell office:value-type="float" office:value="248">
            <text:p>248</text:p>
          </table:table-cell>
          <table:table-cell office:value-type="float" office:value="222.38">
            <text:p>222.3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4-12">
            <text:p>2024-04-12</text:p>
          </table:table-cell>
          <table:table-cell office:value-type="string" office:string-value="A-23-B16">
            <text:p>A-23-B16</text:p>
          </table:table-cell>
        </table:table-row>
        <table:table-row>
          <table:table-cell office:value-type="string" office:string-value="P-0665">
            <text:p>P-0665</text:p>
          </table:table-cell>
          <table:table-cell office:value-type="string" office:string-value="Make Light">
            <text:p>Make Light</text:p>
          </table:table-cell>
          <table:table-cell office:value-type="string" office:string-value="Electrónica">
            <text:p>Electrónica</text:p>
          </table:table-cell>
          <table:table-cell office:value-type="float" office:value="90">
            <text:p>90</text:p>
          </table:table-cell>
          <table:table-cell office:value-type="float" office:value="356.66">
            <text:p>356.6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5-16">
            <text:p>2024-05-16</text:p>
          </table:table-cell>
          <table:table-cell office:value-type="string" office:string-value="A-1-B17">
            <text:p>A-1-B17</text:p>
          </table:table-cell>
        </table:table-row>
        <table:table-row>
          <table:table-cell office:value-type="string" office:string-value="P-0666">
            <text:p>P-0666</text:p>
          </table:table-cell>
          <table:table-cell office:value-type="string" office:string-value="Base My">
            <text:p>Base My</text:p>
          </table:table-cell>
          <table:table-cell office:value-type="string" office:string-value="Deportes">
            <text:p>Deportes</text:p>
          </table:table-cell>
          <table:table-cell office:value-type="float" office:value="121">
            <text:p>121</text:p>
          </table:table-cell>
          <table:table-cell office:value-type="float" office:value="412.77">
            <text:p>412.7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15">
            <text:p>2023-05-15</text:p>
          </table:table-cell>
          <table:table-cell office:value-type="string" office:string-value="A-26-B17">
            <text:p>A-26-B17</text:p>
          </table:table-cell>
        </table:table-row>
        <table:table-row>
          <table:table-cell office:value-type="string" office:string-value="P-0667">
            <text:p>P-0667</text:p>
          </table:table-cell>
          <table:table-cell office:value-type="string" office:string-value="Never Service">
            <text:p>Never Service</text:p>
          </table:table-cell>
          <table:table-cell office:value-type="string" office:string-value="Hogar">
            <text:p>Hogar</text:p>
          </table:table-cell>
          <table:table-cell office:value-type="float" office:value="272">
            <text:p>272</text:p>
          </table:table-cell>
          <table:table-cell office:value-type="float" office:value="382.11">
            <text:p>382.1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2-04">
            <text:p>2024-12-04</text:p>
          </table:table-cell>
          <table:table-cell office:value-type="string" office:string-value="A-5-B3">
            <text:p>A-5-B3</text:p>
          </table:table-cell>
        </table:table-row>
        <table:table-row>
          <table:table-cell office:value-type="string" office:string-value="P-0668">
            <text:p>P-0668</text:p>
          </table:table-cell>
          <table:table-cell office:value-type="string" office:string-value="Happen More">
            <text:p>Happen More</text:p>
          </table:table-cell>
          <table:table-cell office:value-type="string" office:string-value="Ropa">
            <text:p>Ropa</text:p>
          </table:table-cell>
          <table:table-cell office:value-type="float" office:value="20">
            <text:p>20</text:p>
          </table:table-cell>
          <table:table-cell office:value-type="float" office:value="482.97">
            <text:p>482.9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29">
            <text:p>2024-03-29</text:p>
          </table:table-cell>
          <table:table-cell office:value-type="string" office:string-value="A-31-B2">
            <text:p>A-31-B2</text:p>
          </table:table-cell>
        </table:table-row>
        <table:table-row>
          <table:table-cell office:value-type="string" office:string-value="P-0669">
            <text:p>P-0669</text:p>
          </table:table-cell>
          <table:table-cell office:value-type="string" office:string-value="Yes Trial">
            <text:p>Yes Trial</text:p>
          </table:table-cell>
          <table:table-cell office:value-type="string" office:string-value="Automotriz">
            <text:p>Automotriz</text:p>
          </table:table-cell>
          <table:table-cell office:value-type="float" office:value="425">
            <text:p>425</text:p>
          </table:table-cell>
          <table:table-cell office:value-type="float" office:value="250.92">
            <text:p>250.9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4-27">
            <text:p>2023-04-27</text:p>
          </table:table-cell>
          <table:table-cell office:value-type="string" office:string-value="A-29-B5">
            <text:p>A-29-B5</text:p>
          </table:table-cell>
        </table:table-row>
        <table:table-row>
          <table:table-cell office:value-type="string" office:string-value="P-0670">
            <text:p>P-0670</text:p>
          </table:table-cell>
          <table:table-cell office:value-type="string" office:string-value="Sit Purpose">
            <text:p>Sit Purpose</text:p>
          </table:table-cell>
          <table:table-cell office:value-type="string" office:string-value="Deportes">
            <text:p>Deportes</text:p>
          </table:table-cell>
          <table:table-cell office:value-type="float" office:value="126">
            <text:p>126</text:p>
          </table:table-cell>
          <table:table-cell office:value-type="float" office:value="140.96">
            <text:p>140.9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1-31">
            <text:p>2024-01-31</text:p>
          </table:table-cell>
          <table:table-cell office:value-type="string" office:string-value="A-37-B11">
            <text:p>A-37-B11</text:p>
          </table:table-cell>
        </table:table-row>
        <table:table-row>
          <table:table-cell office:value-type="string" office:string-value="P-0671">
            <text:p>P-0671</text:p>
          </table:table-cell>
          <table:table-cell office:value-type="string" office:string-value="Discover Executive">
            <text:p>Discover Executive</text:p>
          </table:table-cell>
          <table:table-cell office:value-type="string" office:string-value="Electrónica">
            <text:p>Electrónica</text:p>
          </table:table-cell>
          <table:table-cell office:value-type="float" office:value="89">
            <text:p>89</text:p>
          </table:table-cell>
          <table:table-cell office:value-type="float" office:value="307.31">
            <text:p>307.3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08">
            <text:p>2023-06-08</text:p>
          </table:table-cell>
          <table:table-cell office:value-type="string" office:string-value="A-17-B1">
            <text:p>A-17-B1</text:p>
          </table:table-cell>
        </table:table-row>
        <table:table-row>
          <table:table-cell office:value-type="string" office:string-value="P-0672">
            <text:p>P-0672</text:p>
          </table:table-cell>
          <table:table-cell office:value-type="string" office:string-value="Government Million">
            <text:p>Government Million</text:p>
          </table:table-cell>
          <table:table-cell office:value-type="string" office:string-value="Juguetes">
            <text:p>Juguetes</text:p>
          </table:table-cell>
          <table:table-cell office:value-type="float" office:value="395">
            <text:p>395</text:p>
          </table:table-cell>
          <table:table-cell office:value-type="float" office:value="242.28">
            <text:p>242.2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6-17">
            <text:p>2024-06-17</text:p>
          </table:table-cell>
          <table:table-cell office:value-type="string" office:string-value="A-11-B20">
            <text:p>A-11-B20</text:p>
          </table:table-cell>
        </table:table-row>
        <table:table-row>
          <table:table-cell office:value-type="string" office:string-value="P-0673">
            <text:p>P-0673</text:p>
          </table:table-cell>
          <table:table-cell office:value-type="string" office:string-value="Natural Morning">
            <text:p>Natural Morning</text:p>
          </table:table-cell>
          <table:table-cell office:value-type="string" office:string-value="Hogar">
            <text:p>Hogar</text:p>
          </table:table-cell>
          <table:table-cell office:value-type="float" office:value="100">
            <text:p>100</text:p>
          </table:table-cell>
          <table:table-cell office:value-type="float" office:value="446.87">
            <text:p>446.8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1-23">
            <text:p>2025-01-23</text:p>
          </table:table-cell>
          <table:table-cell office:value-type="string" office:string-value="A-41-B12">
            <text:p>A-41-B12</text:p>
          </table:table-cell>
        </table:table-row>
        <table:table-row>
          <table:table-cell office:value-type="string" office:string-value="P-0674">
            <text:p>P-0674</text:p>
          </table:table-cell>
          <table:table-cell office:value-type="string" office:string-value="Big Though">
            <text:p>Big Though</text:p>
          </table:table-cell>
          <table:table-cell office:value-type="string" office:string-value="Deportes">
            <text:p>Deportes</text:p>
          </table:table-cell>
          <table:table-cell office:value-type="float" office:value="391">
            <text:p>391</text:p>
          </table:table-cell>
          <table:table-cell office:value-type="float" office:value="331.2">
            <text:p>331.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02">
            <text:p>2024-03-02</text:p>
          </table:table-cell>
          <table:table-cell office:value-type="string" office:string-value="A-11-B4">
            <text:p>A-11-B4</text:p>
          </table:table-cell>
        </table:table-row>
        <table:table-row>
          <table:table-cell office:value-type="string" office:string-value="P-0675">
            <text:p>P-0675</text:p>
          </table:table-cell>
          <table:table-cell office:value-type="string" office:string-value="Professor Current">
            <text:p>Professor Current</text:p>
          </table:table-cell>
          <table:table-cell office:value-type="string" office:string-value="Automotriz">
            <text:p>Automotriz</text:p>
          </table:table-cell>
          <table:table-cell office:value-type="float" office:value="199">
            <text:p>199</text:p>
          </table:table-cell>
          <table:table-cell office:value-type="float" office:value="417.65">
            <text:p>417.6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7-11">
            <text:p>2024-07-11</text:p>
          </table:table-cell>
          <table:table-cell office:value-type="string" office:string-value="A-7-B13">
            <text:p>A-7-B13</text:p>
          </table:table-cell>
        </table:table-row>
        <table:table-row>
          <table:table-cell office:value-type="string" office:string-value="P-0676">
            <text:p>P-0676</text:p>
          </table:table-cell>
          <table:table-cell office:value-type="string" office:string-value="Build Hospital">
            <text:p>Build Hospital</text:p>
          </table:table-cell>
          <table:table-cell office:value-type="string" office:string-value="Automotriz">
            <text:p>Automotriz</text:p>
          </table:table-cell>
          <table:table-cell office:value-type="float" office:value="211">
            <text:p>211</text:p>
          </table:table-cell>
          <table:table-cell office:value-type="float" office:value="226.29">
            <text:p>226.2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2-01">
            <text:p>2024-02-01</text:p>
          </table:table-cell>
          <table:table-cell office:value-type="string" office:string-value="A-26-B16">
            <text:p>A-26-B16</text:p>
          </table:table-cell>
        </table:table-row>
        <table:table-row>
          <table:table-cell office:value-type="string" office:string-value="P-0677">
            <text:p>P-0677</text:p>
          </table:table-cell>
          <table:table-cell office:value-type="string" office:string-value="Prevent Benefit">
            <text:p>Prevent Benefit</text:p>
          </table:table-cell>
          <table:table-cell office:value-type="string" office:string-value="Automotriz">
            <text:p>Automotriz</text:p>
          </table:table-cell>
          <table:table-cell office:value-type="float" office:value="24">
            <text:p>24</text:p>
          </table:table-cell>
          <table:table-cell office:value-type="float" office:value="456.4">
            <text:p>456.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2-27">
            <text:p>2025-02-27</text:p>
          </table:table-cell>
          <table:table-cell office:value-type="string" office:string-value="A-16-B18">
            <text:p>A-16-B18</text:p>
          </table:table-cell>
        </table:table-row>
        <table:table-row>
          <table:table-cell office:value-type="string" office:string-value="P-0678">
            <text:p>P-0678</text:p>
          </table:table-cell>
          <table:table-cell office:value-type="string" office:string-value="Talk Somebody">
            <text:p>Talk Somebody</text:p>
          </table:table-cell>
          <table:table-cell office:value-type="string" office:string-value="Automotriz">
            <text:p>Automotriz</text:p>
          </table:table-cell>
          <table:table-cell office:value-type="float" office:value="433">
            <text:p>433</text:p>
          </table:table-cell>
          <table:table-cell office:value-type="float" office:value="270.05">
            <text:p>270.0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1-03">
            <text:p>2024-01-03</text:p>
          </table:table-cell>
          <table:table-cell office:value-type="string" office:string-value="A-46-B3">
            <text:p>A-46-B3</text:p>
          </table:table-cell>
        </table:table-row>
        <table:table-row>
          <table:table-cell office:value-type="string" office:string-value="P-0679">
            <text:p>P-0679</text:p>
          </table:table-cell>
          <table:table-cell office:value-type="string" office:string-value="Learn Somebody">
            <text:p>Learn Somebody</text:p>
          </table:table-cell>
          <table:table-cell office:value-type="string" office:string-value="Alimentos">
            <text:p>Alimentos</text:p>
          </table:table-cell>
          <table:table-cell office:value-type="float" office:value="228">
            <text:p>228</text:p>
          </table:table-cell>
          <table:table-cell office:value-type="float" office:value="334.52">
            <text:p>334.5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8-26">
            <text:p>2023-08-26</text:p>
          </table:table-cell>
          <table:table-cell office:value-type="string" office:string-value="A-41-B19">
            <text:p>A-41-B19</text:p>
          </table:table-cell>
        </table:table-row>
        <table:table-row>
          <table:table-cell office:value-type="string" office:string-value="P-0680">
            <text:p>P-0680</text:p>
          </table:table-cell>
          <table:table-cell office:value-type="string" office:string-value="Free Herself">
            <text:p>Free Herself</text:p>
          </table:table-cell>
          <table:table-cell office:value-type="string" office:string-value="Salud">
            <text:p>Salud</text:p>
          </table:table-cell>
          <table:table-cell office:value-type="float" office:value="43">
            <text:p>43</text:p>
          </table:table-cell>
          <table:table-cell office:value-type="float" office:value="356.59">
            <text:p>356.5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02">
            <text:p>2024-03-02</text:p>
          </table:table-cell>
          <table:table-cell office:value-type="string" office:string-value="A-34-B2">
            <text:p>A-34-B2</text:p>
          </table:table-cell>
        </table:table-row>
        <table:table-row>
          <table:table-cell office:value-type="string" office:string-value="P-0681">
            <text:p>P-0681</text:p>
          </table:table-cell>
          <table:table-cell office:value-type="string" office:string-value="Really Beat">
            <text:p>Really Beat</text:p>
          </table:table-cell>
          <table:table-cell office:value-type="string" office:string-value="Electrónica">
            <text:p>Electrónica</text:p>
          </table:table-cell>
          <table:table-cell office:value-type="float" office:value="453">
            <text:p>453</text:p>
          </table:table-cell>
          <table:table-cell office:value-type="float" office:value="139.02">
            <text:p>139.0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2-06">
            <text:p>2025-02-06</text:p>
          </table:table-cell>
          <table:table-cell office:value-type="string" office:string-value="A-29-B18">
            <text:p>A-29-B18</text:p>
          </table:table-cell>
        </table:table-row>
        <table:table-row>
          <table:table-cell office:value-type="string" office:string-value="P-0682">
            <text:p>P-0682</text:p>
          </table:table-cell>
          <table:table-cell office:value-type="string" office:string-value="Past Peace">
            <text:p>Past Peace</text:p>
          </table:table-cell>
          <table:table-cell office:value-type="string" office:string-value="Juguetes">
            <text:p>Juguetes</text:p>
          </table:table-cell>
          <table:table-cell office:value-type="float" office:value="481">
            <text:p>481</text:p>
          </table:table-cell>
          <table:table-cell office:value-type="float" office:value="184.78">
            <text:p>184.7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11">
            <text:p>2025-01-11</text:p>
          </table:table-cell>
          <table:table-cell office:value-type="string" office:string-value="A-35-B4">
            <text:p>A-35-B4</text:p>
          </table:table-cell>
        </table:table-row>
        <table:table-row>
          <table:table-cell office:value-type="string" office:string-value="P-0683">
            <text:p>P-0683</text:p>
          </table:table-cell>
          <table:table-cell office:value-type="string" office:string-value="Appear Agency">
            <text:p>Appear Agency</text:p>
          </table:table-cell>
          <table:table-cell office:value-type="string" office:string-value="Electrónica">
            <text:p>Electrónica</text:p>
          </table:table-cell>
          <table:table-cell office:value-type="float" office:value="274">
            <text:p>274</text:p>
          </table:table-cell>
          <table:table-cell office:value-type="float" office:value="107.25">
            <text:p>107.2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3-23">
            <text:p>2024-03-23</text:p>
          </table:table-cell>
          <table:table-cell office:value-type="string" office:string-value="A-13-B18">
            <text:p>A-13-B18</text:p>
          </table:table-cell>
        </table:table-row>
        <table:table-row>
          <table:table-cell office:value-type="string" office:string-value="P-0684">
            <text:p>P-0684</text:p>
          </table:table-cell>
          <table:table-cell office:value-type="string" office:string-value="Degree Really">
            <text:p>Degree Really</text:p>
          </table:table-cell>
          <table:table-cell office:value-type="string" office:string-value="Automotriz">
            <text:p>Automotriz</text:p>
          </table:table-cell>
          <table:table-cell office:value-type="float" office:value="385">
            <text:p>385</text:p>
          </table:table-cell>
          <table:table-cell office:value-type="float" office:value="406.7">
            <text:p>406.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9-20">
            <text:p>2024-09-20</text:p>
          </table:table-cell>
          <table:table-cell office:value-type="string" office:string-value="A-21-B18">
            <text:p>A-21-B18</text:p>
          </table:table-cell>
        </table:table-row>
        <table:table-row>
          <table:table-cell office:value-type="string" office:string-value="P-0685">
            <text:p>P-0685</text:p>
          </table:table-cell>
          <table:table-cell office:value-type="string" office:string-value="Reach Rate">
            <text:p>Reach Rate</text:p>
          </table:table-cell>
          <table:table-cell office:value-type="string" office:string-value="Hogar">
            <text:p>Hogar</text:p>
          </table:table-cell>
          <table:table-cell office:value-type="float" office:value="69">
            <text:p>69</text:p>
          </table:table-cell>
          <table:table-cell office:value-type="float" office:value="447.22">
            <text:p>447.2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27">
            <text:p>2024-08-27</text:p>
          </table:table-cell>
          <table:table-cell office:value-type="string" office:string-value="A-33-B8">
            <text:p>A-33-B8</text:p>
          </table:table-cell>
        </table:table-row>
        <table:table-row>
          <table:table-cell office:value-type="string" office:string-value="P-0686">
            <text:p>P-0686</text:p>
          </table:table-cell>
          <table:table-cell office:value-type="string" office:string-value="Can Senior">
            <text:p>Can Senior</text:p>
          </table:table-cell>
          <table:table-cell office:value-type="string" office:string-value="Electrónica">
            <text:p>Electrónica</text:p>
          </table:table-cell>
          <table:table-cell office:value-type="float" office:value="4">
            <text:p>4</text:p>
          </table:table-cell>
          <table:table-cell office:value-type="float" office:value="490.1">
            <text:p>490.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28">
            <text:p>2025-01-28</text:p>
          </table:table-cell>
          <table:table-cell office:value-type="string" office:string-value="A-4-B1">
            <text:p>A-4-B1</text:p>
          </table:table-cell>
        </table:table-row>
        <table:table-row>
          <table:table-cell office:value-type="string" office:string-value="P-0687">
            <text:p>P-0687</text:p>
          </table:table-cell>
          <table:table-cell office:value-type="string" office:string-value="Have Boy">
            <text:p>Have Boy</text:p>
          </table:table-cell>
          <table:table-cell office:value-type="string" office:string-value="Juguetes">
            <text:p>Juguetes</text:p>
          </table:table-cell>
          <table:table-cell office:value-type="float" office:value="267">
            <text:p>267</text:p>
          </table:table-cell>
          <table:table-cell office:value-type="float" office:value="420.57">
            <text:p>420.5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1-01">
            <text:p>2024-11-01</text:p>
          </table:table-cell>
          <table:table-cell office:value-type="string" office:string-value="A-39-B1">
            <text:p>A-39-B1</text:p>
          </table:table-cell>
        </table:table-row>
        <table:table-row>
          <table:table-cell office:value-type="string" office:string-value="P-0688">
            <text:p>P-0688</text:p>
          </table:table-cell>
          <table:table-cell office:value-type="string" office:string-value="Result Food">
            <text:p>Result Food</text:p>
          </table:table-cell>
          <table:table-cell office:value-type="string" office:string-value="Automotriz">
            <text:p>Automotriz</text:p>
          </table:table-cell>
          <table:table-cell office:value-type="float" office:value="441">
            <text:p>441</text:p>
          </table:table-cell>
          <table:table-cell office:value-type="float" office:value="148.68">
            <text:p>148.6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2-07">
            <text:p>2024-12-07</text:p>
          </table:table-cell>
          <table:table-cell office:value-type="string" office:string-value="A-21-B16">
            <text:p>A-21-B16</text:p>
          </table:table-cell>
        </table:table-row>
        <table:table-row>
          <table:table-cell office:value-type="string" office:string-value="P-0689">
            <text:p>P-0689</text:p>
          </table:table-cell>
          <table:table-cell office:value-type="string" office:string-value="Should Truth">
            <text:p>Should Truth</text:p>
          </table:table-cell>
          <table:table-cell office:value-type="string" office:string-value="Juguetes">
            <text:p>Juguetes</text:p>
          </table:table-cell>
          <table:table-cell office:value-type="float" office:value="480">
            <text:p>480</text:p>
          </table:table-cell>
          <table:table-cell office:value-type="float" office:value="123.52">
            <text:p>123.5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4-21">
            <text:p>2023-04-21</text:p>
          </table:table-cell>
          <table:table-cell office:value-type="string" office:string-value="A-37-B8">
            <text:p>A-37-B8</text:p>
          </table:table-cell>
        </table:table-row>
        <table:table-row>
          <table:table-cell office:value-type="string" office:string-value="P-0690">
            <text:p>P-0690</text:p>
          </table:table-cell>
          <table:table-cell office:value-type="string" office:string-value="Best Bank">
            <text:p>Best Bank</text:p>
          </table:table-cell>
          <table:table-cell office:value-type="string" office:string-value="Salud">
            <text:p>Salud</text:p>
          </table:table-cell>
          <table:table-cell office:value-type="float" office:value="20">
            <text:p>20</text:p>
          </table:table-cell>
          <table:table-cell office:value-type="float" office:value="59.53">
            <text:p>59.5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4-08">
            <text:p>2024-04-08</text:p>
          </table:table-cell>
          <table:table-cell office:value-type="string" office:string-value="A-26-B17">
            <text:p>A-26-B17</text:p>
          </table:table-cell>
        </table:table-row>
        <table:table-row>
          <table:table-cell office:value-type="string" office:string-value="P-0691">
            <text:p>P-0691</text:p>
          </table:table-cell>
          <table:table-cell office:value-type="string" office:string-value="Interest West">
            <text:p>Interest West</text:p>
          </table:table-cell>
          <table:table-cell office:value-type="string" office:string-value="Hogar">
            <text:p>Hogar</text:p>
          </table:table-cell>
          <table:table-cell office:value-type="float" office:value="486">
            <text:p>486</text:p>
          </table:table-cell>
          <table:table-cell office:value-type="float" office:value="420.34">
            <text:p>420.3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13">
            <text:p>2023-08-13</text:p>
          </table:table-cell>
          <table:table-cell office:value-type="string" office:string-value="A-12-B16">
            <text:p>A-12-B16</text:p>
          </table:table-cell>
        </table:table-row>
        <table:table-row>
          <table:table-cell office:value-type="string" office:string-value="P-0692">
            <text:p>P-0692</text:p>
          </table:table-cell>
          <table:table-cell office:value-type="string" office:string-value="Sort Letter">
            <text:p>Sort Letter</text:p>
          </table:table-cell>
          <table:table-cell office:value-type="string" office:string-value="Electrónica">
            <text:p>Electrónica</text:p>
          </table:table-cell>
          <table:table-cell office:value-type="float" office:value="374">
            <text:p>374</text:p>
          </table:table-cell>
          <table:table-cell office:value-type="float" office:value="438.66">
            <text:p>438.6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8-30">
            <text:p>2024-08-30</text:p>
          </table:table-cell>
          <table:table-cell office:value-type="string" office:string-value="A-21-B16">
            <text:p>A-21-B16</text:p>
          </table:table-cell>
        </table:table-row>
        <table:table-row>
          <table:table-cell office:value-type="string" office:string-value="P-0693">
            <text:p>P-0693</text:p>
          </table:table-cell>
          <table:table-cell office:value-type="string" office:string-value="Full Capital">
            <text:p>Full Capital</text:p>
          </table:table-cell>
          <table:table-cell office:value-type="string" office:string-value="Hogar">
            <text:p>Hogar</text:p>
          </table:table-cell>
          <table:table-cell office:value-type="float" office:value="456">
            <text:p>456</text:p>
          </table:table-cell>
          <table:table-cell office:value-type="float" office:value="381.68">
            <text:p>381.6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1-01">
            <text:p>2024-11-01</text:p>
          </table:table-cell>
          <table:table-cell office:value-type="string" office:string-value="A-50-B13">
            <text:p>A-50-B13</text:p>
          </table:table-cell>
        </table:table-row>
        <table:table-row>
          <table:table-cell office:value-type="string" office:string-value="P-0694">
            <text:p>P-0694</text:p>
          </table:table-cell>
          <table:table-cell office:value-type="string" office:string-value="Lot On">
            <text:p>Lot On</text:p>
          </table:table-cell>
          <table:table-cell office:value-type="string" office:string-value="Alimentos">
            <text:p>Alimentos</text:p>
          </table:table-cell>
          <table:table-cell office:value-type="float" office:value="443">
            <text:p>443</text:p>
          </table:table-cell>
          <table:table-cell office:value-type="float" office:value="49.36">
            <text:p>49.3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12">
            <text:p>2024-01-12</text:p>
          </table:table-cell>
          <table:table-cell office:value-type="string" office:string-value="A-3-B18">
            <text:p>A-3-B18</text:p>
          </table:table-cell>
        </table:table-row>
        <table:table-row>
          <table:table-cell office:value-type="float" office:value="8771">
            <text:p>8771</text:p>
          </table:table-cell>
          <table:table-cell office:value-type="string" office:string-value="Turn care leave television against.">
            <text:p>Turn care leave television against.</text:p>
          </table:table-cell>
          <table:table-cell office:value-type="float" office:value="1939">
            <text:p>1939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146">
            <text:p>Ubicación146</text:p>
          </table:table-cell>
        </table:table-row>
        <table:table-row>
          <table:table-cell office:value-type="string" office:string-value="P-0696">
            <text:p>P-0696</text:p>
          </table:table-cell>
          <table:table-cell office:value-type="string" office:string-value="Deep Long">
            <text:p>Deep Long</text:p>
          </table:table-cell>
          <table:table-cell office:value-type="string" office:string-value="Ropa">
            <text:p>Ropa</text:p>
          </table:table-cell>
          <table:table-cell office:value-type="float" office:value="224">
            <text:p>224</text:p>
          </table:table-cell>
          <table:table-cell office:value-type="float" office:value="326.41">
            <text:p>326.4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1-12">
            <text:p>2024-01-12</text:p>
          </table:table-cell>
          <table:table-cell office:value-type="string" office:string-value="A-1-B17">
            <text:p>A-1-B17</text:p>
          </table:table-cell>
        </table:table-row>
        <table:table-row>
          <table:table-cell office:value-type="string" office:string-value="P-0697">
            <text:p>P-0697</text:p>
          </table:table-cell>
          <table:table-cell office:value-type="string" office:string-value="Natural Again">
            <text:p>Natural Again</text:p>
          </table:table-cell>
          <table:table-cell office:value-type="string" office:string-value="Deportes">
            <text:p>Deportes</text:p>
          </table:table-cell>
          <table:table-cell office:value-type="float" office:value="138">
            <text:p>138</text:p>
          </table:table-cell>
          <table:table-cell office:value-type="float" office:value="479.59">
            <text:p>479.5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11">
            <text:p>2025-01-11</text:p>
          </table:table-cell>
          <table:table-cell office:value-type="string" office:string-value="A-36-B20">
            <text:p>A-36-B20</text:p>
          </table:table-cell>
        </table:table-row>
        <table:table-row>
          <table:table-cell office:value-type="string" office:string-value="P-0698">
            <text:p>P-0698</text:p>
          </table:table-cell>
          <table:table-cell office:value-type="string" office:string-value="Suffer Soldier">
            <text:p>Suffer Soldier</text:p>
          </table:table-cell>
          <table:table-cell office:value-type="string" office:string-value="Electrónica">
            <text:p>Electrónica</text:p>
          </table:table-cell>
          <table:table-cell office:value-type="float" office:value="45">
            <text:p>45</text:p>
          </table:table-cell>
          <table:table-cell office:value-type="float" office:value="136.05">
            <text:p>136.0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9-21">
            <text:p>2024-09-21</text:p>
          </table:table-cell>
          <table:table-cell office:value-type="string" office:string-value="A-9-B4">
            <text:p>A-9-B4</text:p>
          </table:table-cell>
        </table:table-row>
        <table:table-row>
          <table:table-cell office:value-type="string" office:string-value="P-0699">
            <text:p>P-0699</text:p>
          </table:table-cell>
          <table:table-cell office:value-type="string" office:string-value="Economy There">
            <text:p>Economy There</text:p>
          </table:table-cell>
          <table:table-cell office:value-type="string" office:string-value="Electrónica">
            <text:p>Electrónica</text:p>
          </table:table-cell>
          <table:table-cell office:value-type="float" office:value="246">
            <text:p>246</text:p>
          </table:table-cell>
          <table:table-cell office:value-type="float" office:value="1.03">
            <text:p>1.0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9-25">
            <text:p>2024-09-25</text:p>
          </table:table-cell>
          <table:table-cell office:value-type="string" office:string-value="A-28-B20">
            <text:p>A-28-B20</text:p>
          </table:table-cell>
        </table:table-row>
        <table:table-row>
          <table:table-cell office:value-type="string" office:string-value="P-0700">
            <text:p>P-0700</text:p>
          </table:table-cell>
          <table:table-cell office:value-type="string" office:string-value="Few Both">
            <text:p>Few Both</text:p>
          </table:table-cell>
          <table:table-cell office:value-type="string" office:string-value="Alimentos">
            <text:p>Alimentos</text:p>
          </table:table-cell>
          <table:table-cell office:value-type="float" office:value="209">
            <text:p>209</text:p>
          </table:table-cell>
          <table:table-cell office:value-type="float" office:value="15.76">
            <text:p>15.7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28">
            <text:p>2024-09-28</text:p>
          </table:table-cell>
          <table:table-cell office:value-type="string" office:string-value="A-19-B2">
            <text:p>A-19-B2</text:p>
          </table:table-cell>
        </table:table-row>
        <table:table-row>
          <table:table-cell office:value-type="float" office:value="7072">
            <text:p>7072</text:p>
          </table:table-cell>
          <table:table-cell office:value-type="string" office:string-value="Let at difference knowledge girl involve several.">
            <text:p>Let at difference knowledge girl involve several.</text:p>
          </table:table-cell>
          <table:table-cell office:value-type="float" office:value="5418">
            <text:p>5418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141">
            <text:p>Ubicación141</text:p>
          </table:table-cell>
        </table:table-row>
        <table:table-row>
          <table:table-cell office:value-type="string" office:string-value="P-0702">
            <text:p>P-0702</text:p>
          </table:table-cell>
          <table:table-cell office:value-type="string" office:string-value="Ready Together">
            <text:p>Ready Together</text:p>
          </table:table-cell>
          <table:table-cell office:value-type="string" office:string-value="Electrónica">
            <text:p>Electrónica</text:p>
          </table:table-cell>
          <table:table-cell office:value-type="float" office:value="242">
            <text:p>242</text:p>
          </table:table-cell>
          <table:table-cell office:value-type="float" office:value="425.56">
            <text:p>425.5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1-21">
            <text:p>2023-11-21</text:p>
          </table:table-cell>
          <table:table-cell office:value-type="string" office:string-value="A-28-B13">
            <text:p>A-28-B13</text:p>
          </table:table-cell>
        </table:table-row>
        <table:table-row>
          <table:table-cell office:value-type="string" office:string-value="P-0703">
            <text:p>P-0703</text:p>
          </table:table-cell>
          <table:table-cell office:value-type="string" office:string-value="Majority Opportunity">
            <text:p>Majority Opportunity</text:p>
          </table:table-cell>
          <table:table-cell office:value-type="string" office:string-value="Salud">
            <text:p>Salud</text:p>
          </table:table-cell>
          <table:table-cell office:value-type="float" office:value="128">
            <text:p>128</text:p>
          </table:table-cell>
          <table:table-cell office:value-type="float" office:value="115.02">
            <text:p>115.0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1-30">
            <text:p>2023-11-30</text:p>
          </table:table-cell>
          <table:table-cell office:value-type="string" office:string-value="A-19-B3">
            <text:p>A-19-B3</text:p>
          </table:table-cell>
        </table:table-row>
        <table:table-row>
          <table:table-cell office:value-type="string" office:string-value="P-0704">
            <text:p>P-0704</text:p>
          </table:table-cell>
          <table:table-cell office:value-type="string" office:string-value="Campaign Dark">
            <text:p>Campaign Dark</text:p>
          </table:table-cell>
          <table:table-cell office:value-type="string" office:string-value="Salud">
            <text:p>Salud</text:p>
          </table:table-cell>
          <table:table-cell office:value-type="float" office:value="171">
            <text:p>171</text:p>
          </table:table-cell>
          <table:table-cell office:value-type="float" office:value="158.63">
            <text:p>158.6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1-27">
            <text:p>2024-11-27</text:p>
          </table:table-cell>
          <table:table-cell office:value-type="string" office:string-value="A-45-B13">
            <text:p>A-45-B1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706">
            <text:p>P-0706</text:p>
          </table:table-cell>
          <table:table-cell office:value-type="string" office:string-value="Race Laugh">
            <text:p>Race Laugh</text:p>
          </table:table-cell>
          <table:table-cell office:value-type="string" office:string-value="Ropa">
            <text:p>Ropa</text:p>
          </table:table-cell>
          <table:table-cell office:value-type="float" office:value="331">
            <text:p>331</text:p>
          </table:table-cell>
          <table:table-cell office:value-type="float" office:value="305.05">
            <text:p>305.0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6-25">
            <text:p>2024-06-25</text:p>
          </table:table-cell>
          <table:table-cell office:value-type="string" office:string-value="A-37-B8">
            <text:p>A-37-B8</text:p>
          </table:table-cell>
        </table:table-row>
        <table:table-row>
          <table:table-cell office:value-type="string" office:string-value="P-0707">
            <text:p>P-0707</text:p>
          </table:table-cell>
          <table:table-cell office:value-type="string" office:string-value="Medical Resource">
            <text:p>Medical Resource</text:p>
          </table:table-cell>
          <table:table-cell office:value-type="string" office:string-value="Automotriz">
            <text:p>Automotriz</text:p>
          </table:table-cell>
          <table:table-cell office:value-type="float" office:value="15">
            <text:p>15</text:p>
          </table:table-cell>
          <table:table-cell office:value-type="float" office:value="293.01">
            <text:p>293.0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7-02">
            <text:p>2024-07-02</text:p>
          </table:table-cell>
          <table:table-cell office:value-type="string" office:string-value="A-4-B13">
            <text:p>A-4-B13</text:p>
          </table:table-cell>
        </table:table-row>
        <table:table-row>
          <table:table-cell office:value-type="string" office:string-value="P-0708">
            <text:p>P-0708</text:p>
          </table:table-cell>
          <table:table-cell office:value-type="string" office:string-value="Today Simple">
            <text:p>Today Simple</text:p>
          </table:table-cell>
          <table:table-cell office:value-type="string" office:string-value="Juguetes">
            <text:p>Juguetes</text:p>
          </table:table-cell>
          <table:table-cell office:value-type="float" office:value="277">
            <text:p>277</text:p>
          </table:table-cell>
          <table:table-cell office:value-type="float" office:value="381.85">
            <text:p>381.8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24">
            <text:p>2025-01-24</text:p>
          </table:table-cell>
          <table:table-cell office:value-type="string" office:string-value="A-45-B13">
            <text:p>A-45-B13</text:p>
          </table:table-cell>
        </table:table-row>
        <table:table-row>
          <table:table-cell office:value-type="string" office:string-value="P-0709">
            <text:p>P-0709</text:p>
          </table:table-cell>
          <table:table-cell office:value-type="string" office:string-value="Fish Think">
            <text:p>Fish Think</text:p>
          </table:table-cell>
          <table:table-cell office:value-type="string" office:string-value="Electrónica">
            <text:p>Electrónica</text:p>
          </table:table-cell>
          <table:table-cell office:value-type="float" office:value="325">
            <text:p>325</text:p>
          </table:table-cell>
          <table:table-cell office:value-type="float" office:value="418.25">
            <text:p>418.2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22">
            <text:p>2024-02-22</text:p>
          </table:table-cell>
          <table:table-cell office:value-type="string" office:string-value="A-28-B10">
            <text:p>A-28-B10</text:p>
          </table:table-cell>
        </table:table-row>
        <table:table-row>
          <table:table-cell office:value-type="string" office:string-value="P-0710">
            <text:p>P-0710</text:p>
          </table:table-cell>
          <table:table-cell office:value-type="string" office:string-value="Address Cost">
            <text:p>Address Cost</text:p>
          </table:table-cell>
          <table:table-cell office:value-type="string" office:string-value="Ropa">
            <text:p>Ropa</text:p>
          </table:table-cell>
          <table:table-cell office:value-type="float" office:value="11">
            <text:p>11</text:p>
          </table:table-cell>
          <table:table-cell office:value-type="float" office:value="291.18">
            <text:p>291.1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14">
            <text:p>2024-02-14</text:p>
          </table:table-cell>
          <table:table-cell office:value-type="string" office:string-value="A-16-B12">
            <text:p>A-16-B12</text:p>
          </table:table-cell>
        </table:table-row>
        <table:table-row>
          <table:table-cell office:value-type="string" office:string-value="P-0711">
            <text:p>P-0711</text:p>
          </table:table-cell>
          <table:table-cell office:value-type="string" office:string-value="Radio Husband">
            <text:p>Radio Husband</text:p>
          </table:table-cell>
          <table:table-cell office:value-type="string" office:string-value="Juguetes">
            <text:p>Juguetes</text:p>
          </table:table-cell>
          <table:table-cell office:value-type="float" office:value="394">
            <text:p>394</text:p>
          </table:table-cell>
          <table:table-cell office:value-type="float" office:value="450.04">
            <text:p>450.0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2-17">
            <text:p>2024-02-17</text:p>
          </table:table-cell>
          <table:table-cell office:value-type="string" office:string-value="A-12-B17">
            <text:p>A-12-B17</text:p>
          </table:table-cell>
        </table:table-row>
        <table:table-row>
          <table:table-cell office:value-type="string" office:string-value="P-0712">
            <text:p>P-0712</text:p>
          </table:table-cell>
          <table:table-cell office:value-type="string" office:string-value="Improve Take">
            <text:p>Improve Take</text:p>
          </table:table-cell>
          <table:table-cell office:value-type="string" office:string-value="Hogar">
            <text:p>Hogar</text:p>
          </table:table-cell>
          <table:table-cell office:value-type="float" office:value="401">
            <text:p>401</text:p>
          </table:table-cell>
          <table:table-cell office:value-type="float" office:value="50.04">
            <text:p>50.0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23">
            <text:p>2023-07-23</text:p>
          </table:table-cell>
          <table:table-cell office:value-type="string" office:string-value="A-4-B17">
            <text:p>A-4-B17</text:p>
          </table:table-cell>
        </table:table-row>
        <table:table-row>
          <table:table-cell office:value-type="string" office:string-value="P-0713">
            <text:p>P-0713</text:p>
          </table:table-cell>
          <table:table-cell office:value-type="string" office:string-value="Score Once">
            <text:p>Score Once</text:p>
          </table:table-cell>
          <table:table-cell office:value-type="string" office:string-value="Automotriz">
            <text:p>Automotriz</text:p>
          </table:table-cell>
          <table:table-cell office:value-type="float" office:value="462">
            <text:p>462</text:p>
          </table:table-cell>
          <table:table-cell office:value-type="float" office:value="54.01">
            <text:p>54.0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03">
            <text:p>2024-02-03</text:p>
          </table:table-cell>
          <table:table-cell office:value-type="string" office:string-value="A-40-B20">
            <text:p>A-40-B20</text:p>
          </table:table-cell>
        </table:table-row>
        <table:table-row>
          <table:table-cell office:value-type="string" office:string-value="P-0714">
            <text:p>P-0714</text:p>
          </table:table-cell>
          <table:table-cell office:value-type="string" office:string-value="Government Never">
            <text:p>Government Never</text:p>
          </table:table-cell>
          <table:table-cell office:value-type="string" office:string-value="Automotriz">
            <text:p>Automotriz</text:p>
          </table:table-cell>
          <table:table-cell office:value-type="float" office:value="371">
            <text:p>371</text:p>
          </table:table-cell>
          <table:table-cell office:value-type="float" office:value="192.43">
            <text:p>192.4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14">
            <text:p>2024-09-14</text:p>
          </table:table-cell>
          <table:table-cell office:value-type="string" office:string-value="A-37-B11">
            <text:p>A-37-B11</text:p>
          </table:table-cell>
        </table:table-row>
        <table:table-row>
          <table:table-cell office:value-type="string" office:string-value="P-0715">
            <text:p>P-0715</text:p>
          </table:table-cell>
          <table:table-cell office:value-type="string" office:string-value="Structure Name">
            <text:p>Structure Name</text:p>
          </table:table-cell>
          <table:table-cell office:value-type="string" office:string-value="Hogar">
            <text:p>Hogar</text:p>
          </table:table-cell>
          <table:table-cell office:value-type="float" office:value="263">
            <text:p>263</text:p>
          </table:table-cell>
          <table:table-cell office:value-type="float" office:value="339.72">
            <text:p>339.7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2-08">
            <text:p>2024-12-08</text:p>
          </table:table-cell>
          <table:table-cell office:value-type="string" office:string-value="A-9-B4">
            <text:p>A-9-B4</text:p>
          </table:table-cell>
        </table:table-row>
        <table:table-row>
          <table:table-cell office:value-type="string" office:string-value="&amp;%^#@">
            <text:p>&amp;%^#@</text:p>
          </table:table-cell>
          <table:table-cell office:value-type="string" office:string-value="14146615">
            <text:p>14146615</text:p>
          </table:table-cell>
          <table:table-cell office:value-type="string" office:string-value="ZCKUVQDDAE">
            <text:p>ZCKUVQDDAE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276">
            <text:p>Random276</text:p>
          </table:table-cell>
        </table:table-row>
        <table:table-row>
          <table:table-cell office:value-type="string" office:string-value="P-0717">
            <text:p>P-0717</text:p>
          </table:table-cell>
          <table:table-cell office:value-type="string" office:string-value="Sometimes Apply">
            <text:p>Sometimes Apply</text:p>
          </table:table-cell>
          <table:table-cell office:value-type="string" office:string-value="Hogar">
            <text:p>Hogar</text:p>
          </table:table-cell>
          <table:table-cell office:value-type="float" office:value="134">
            <text:p>134</text:p>
          </table:table-cell>
          <table:table-cell office:value-type="float" office:value="383.06">
            <text:p>383.0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4-12">
            <text:p>2023-04-12</text:p>
          </table:table-cell>
          <table:table-cell office:value-type="string" office:string-value="A-35-B13">
            <text:p>A-35-B13</text:p>
          </table:table-cell>
        </table:table-row>
        <table:table-row>
          <table:table-cell office:value-type="string" office:string-value="P-0718">
            <text:p>P-0718</text:p>
          </table:table-cell>
          <table:table-cell office:value-type="string" office:string-value="Race Yourself">
            <text:p>Race Yourself</text:p>
          </table:table-cell>
          <table:table-cell office:value-type="string" office:string-value="Alimentos">
            <text:p>Alimentos</text:p>
          </table:table-cell>
          <table:table-cell office:value-type="float" office:value="82">
            <text:p>82</text:p>
          </table:table-cell>
          <table:table-cell office:value-type="float" office:value="214.12">
            <text:p>214.1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2-26">
            <text:p>2025-02-26</text:p>
          </table:table-cell>
          <table:table-cell office:value-type="string" office:string-value="A-11-B13">
            <text:p>A-11-B13</text:p>
          </table:table-cell>
        </table:table-row>
        <table:table-row>
          <table:table-cell office:value-type="string" office:string-value="P-0719">
            <text:p>P-0719</text:p>
          </table:table-cell>
          <table:table-cell office:value-type="string" office:string-value="When Nature">
            <text:p>When Nature</text:p>
          </table:table-cell>
          <table:table-cell office:value-type="string" office:string-value="Ropa">
            <text:p>Ropa</text:p>
          </table:table-cell>
          <table:table-cell office:value-type="float" office:value="297">
            <text:p>297</text:p>
          </table:table-cell>
          <table:table-cell office:value-type="float" office:value="197.72">
            <text:p>197.7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4-17">
            <text:p>2023-04-17</text:p>
          </table:table-cell>
          <table:table-cell office:value-type="string" office:string-value="A-9-B12">
            <text:p>A-9-B12</text:p>
          </table:table-cell>
        </table:table-row>
        <table:table-row>
          <table:table-cell office:value-type="string" office:string-value="P-0720">
            <text:p>P-0720</text:p>
          </table:table-cell>
          <table:table-cell office:value-type="string" office:string-value="Agree Fight">
            <text:p>Agree Fight</text:p>
          </table:table-cell>
          <table:table-cell office:value-type="string" office:string-value="Electrónica">
            <text:p>Electrónica</text:p>
          </table:table-cell>
          <table:table-cell office:value-type="float" office:value="372">
            <text:p>372</text:p>
          </table:table-cell>
          <table:table-cell office:value-type="float" office:value="264.19">
            <text:p>264.1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30">
            <text:p>2024-10-30</text:p>
          </table:table-cell>
          <table:table-cell office:value-type="string" office:string-value="A-6-B13">
            <text:p>A-6-B13</text:p>
          </table:table-cell>
        </table:table-row>
        <table:table-row>
          <table:table-cell office:value-type="string" office:string-value="P-0721">
            <text:p>P-0721</text:p>
          </table:table-cell>
          <table:table-cell office:value-type="string" office:string-value="Number My">
            <text:p>Number My</text:p>
          </table:table-cell>
          <table:table-cell office:value-type="string" office:string-value="Deportes">
            <text:p>Deportes</text:p>
          </table:table-cell>
          <table:table-cell office:value-type="float" office:value="285">
            <text:p>285</text:p>
          </table:table-cell>
          <table:table-cell office:value-type="float" office:value="192.59">
            <text:p>192.5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4-19">
            <text:p>2023-04-19</text:p>
          </table:table-cell>
          <table:table-cell office:value-type="string" office:string-value="A-7-B14">
            <text:p>A-7-B14</text:p>
          </table:table-cell>
        </table:table-row>
        <table:table-row>
          <table:table-cell office:value-type="string" office:string-value="P-0722">
            <text:p>P-0722</text:p>
          </table:table-cell>
          <table:table-cell office:value-type="string" office:string-value="Ever Alone">
            <text:p>Ever Alone</text:p>
          </table:table-cell>
          <table:table-cell office:value-type="string" office:string-value="Automotriz">
            <text:p>Automotriz</text:p>
          </table:table-cell>
          <table:table-cell office:value-type="float" office:value="357">
            <text:p>357</text:p>
          </table:table-cell>
          <table:table-cell office:value-type="float" office:value="245.77">
            <text:p>245.7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6-15">
            <text:p>2023-06-15</text:p>
          </table:table-cell>
          <table:table-cell office:value-type="string" office:string-value="A-29-B18">
            <text:p>A-29-B18</text:p>
          </table:table-cell>
        </table:table-row>
        <table:table-row>
          <table:table-cell office:value-type="string" office:string-value="P-0723">
            <text:p>P-0723</text:p>
          </table:table-cell>
          <table:table-cell office:value-type="string" office:string-value="Group Purpose">
            <text:p>Group Purpose</text:p>
          </table:table-cell>
          <table:table-cell office:value-type="string" office:string-value="Ropa">
            <text:p>Ropa</text:p>
          </table:table-cell>
          <table:table-cell office:value-type="float" office:value="324">
            <text:p>324</text:p>
          </table:table-cell>
          <table:table-cell office:value-type="float" office:value="332.51">
            <text:p>332.5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8-14">
            <text:p>2024-08-14</text:p>
          </table:table-cell>
          <table:table-cell office:value-type="string" office:string-value="A-50-B9">
            <text:p>A-50-B9</text:p>
          </table:table-cell>
        </table:table-row>
        <table:table-row>
          <table:table-cell office:value-type="string" office:string-value="P-0724">
            <text:p>P-0724</text:p>
          </table:table-cell>
          <table:table-cell office:value-type="string" office:string-value="Item Law">
            <text:p>Item Law</text:p>
          </table:table-cell>
          <table:table-cell office:value-type="string" office:string-value="Ropa">
            <text:p>Ropa</text:p>
          </table:table-cell>
          <table:table-cell office:value-type="float" office:value="137">
            <text:p>137</text:p>
          </table:table-cell>
          <table:table-cell office:value-type="float" office:value="436.38">
            <text:p>436.3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6-25">
            <text:p>2023-06-25</text:p>
          </table:table-cell>
          <table:table-cell office:value-type="string" office:string-value="A-10-B14">
            <text:p>A-10-B14</text:p>
          </table:table-cell>
        </table:table-row>
        <table:table-row>
          <table:table-cell office:value-type="float" office:value="6877">
            <text:p>6877</text:p>
          </table:table-cell>
          <table:table-cell office:value-type="string" office:string-value="Charge notice provide analysis each shoulder check.">
            <text:p>Charge notice provide analysis each shoulder check.</text:p>
          </table:table-cell>
          <table:table-cell office:value-type="float" office:value="3682">
            <text:p>3682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498">
            <text:p>Ubicación49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727">
            <text:p>P-0727</text:p>
          </table:table-cell>
          <table:table-cell office:value-type="string" office:string-value="Because Mrs">
            <text:p>Because Mrs</text:p>
          </table:table-cell>
          <table:table-cell office:value-type="string" office:string-value="Ropa">
            <text:p>Ropa</text:p>
          </table:table-cell>
          <table:table-cell office:value-type="float" office:value="476">
            <text:p>476</text:p>
          </table:table-cell>
          <table:table-cell office:value-type="float" office:value="252.43">
            <text:p>252.4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23">
            <text:p>2023-12-23</text:p>
          </table:table-cell>
          <table:table-cell office:value-type="string" office:string-value="A-8-B19">
            <text:p>A-8-B19</text:p>
          </table:table-cell>
        </table:table-row>
        <table:table-row>
          <table:table-cell office:value-type="string" office:string-value="P-0728">
            <text:p>P-0728</text:p>
          </table:table-cell>
          <table:table-cell office:value-type="string" office:string-value="Dinner Image">
            <text:p>Dinner Image</text:p>
          </table:table-cell>
          <table:table-cell office:value-type="string" office:string-value="Electrónica">
            <text:p>Electrónica</text:p>
          </table:table-cell>
          <table:table-cell office:value-type="float" office:value="176">
            <text:p>176</text:p>
          </table:table-cell>
          <table:table-cell office:value-type="float" office:value="487.49">
            <text:p>487.4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6-07">
            <text:p>2023-06-07</text:p>
          </table:table-cell>
          <table:table-cell office:value-type="string" office:string-value="A-48-B4">
            <text:p>A-48-B4</text:p>
          </table:table-cell>
        </table:table-row>
        <table:table-row>
          <table:table-cell office:value-type="string" office:string-value="P-0729">
            <text:p>P-0729</text:p>
          </table:table-cell>
          <table:table-cell office:value-type="string" office:string-value="Team When">
            <text:p>Team When</text:p>
          </table:table-cell>
          <table:table-cell office:value-type="string" office:string-value="Automotriz">
            <text:p>Automotriz</text:p>
          </table:table-cell>
          <table:table-cell office:value-type="float" office:value="113">
            <text:p>113</text:p>
          </table:table-cell>
          <table:table-cell office:value-type="float" office:value="301.53">
            <text:p>301.5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3-13">
            <text:p>2025-03-13</text:p>
          </table:table-cell>
          <table:table-cell office:value-type="string" office:string-value="A-29-B11">
            <text:p>A-29-B11</text:p>
          </table:table-cell>
        </table:table-row>
        <table:table-row>
          <table:table-cell office:value-type="string" office:string-value="P-0730">
            <text:p>P-0730</text:p>
          </table:table-cell>
          <table:table-cell office:value-type="string" office:string-value="Doctor Police">
            <text:p>Doctor Police</text:p>
          </table:table-cell>
          <table:table-cell office:value-type="string" office:string-value="Alimentos">
            <text:p>Alimentos</text:p>
          </table:table-cell>
          <table:table-cell office:value-type="float" office:value="66">
            <text:p>66</text:p>
          </table:table-cell>
          <table:table-cell office:value-type="float" office:value="292.34">
            <text:p>292.3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3-01">
            <text:p>2025-03-01</text:p>
          </table:table-cell>
          <table:table-cell office:value-type="string" office:string-value="A-44-B9">
            <text:p>A-44-B9</text:p>
          </table:table-cell>
        </table:table-row>
        <table:table-row>
          <table:table-cell office:value-type="string" office:string-value="P-0731">
            <text:p>P-0731</text:p>
          </table:table-cell>
          <table:table-cell office:value-type="string" office:string-value="Program Policy">
            <text:p>Program Policy</text:p>
          </table:table-cell>
          <table:table-cell office:value-type="string" office:string-value="Deportes">
            <text:p>Deportes</text:p>
          </table:table-cell>
          <table:table-cell office:value-type="float" office:value="314">
            <text:p>314</text:p>
          </table:table-cell>
          <table:table-cell office:value-type="float" office:value="255.16">
            <text:p>255.1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2-27">
            <text:p>2024-12-27</text:p>
          </table:table-cell>
          <table:table-cell office:value-type="string" office:string-value="A-4-B12">
            <text:p>A-4-B12</text:p>
          </table:table-cell>
        </table:table-row>
        <table:table-row>
          <table:table-cell office:value-type="string" office:string-value="P-0732">
            <text:p>P-0732</text:p>
          </table:table-cell>
          <table:table-cell office:value-type="string" office:string-value="Huge None">
            <text:p>Huge None</text:p>
          </table:table-cell>
          <table:table-cell office:value-type="string" office:string-value="Deportes">
            <text:p>Deportes</text:p>
          </table:table-cell>
          <table:table-cell office:value-type="float" office:value="363">
            <text:p>363</text:p>
          </table:table-cell>
          <table:table-cell office:value-type="float" office:value="407.78">
            <text:p>407.7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1-13">
            <text:p>2023-11-13</text:p>
          </table:table-cell>
          <table:table-cell office:value-type="string" office:string-value="A-35-B12">
            <text:p>A-35-B12</text:p>
          </table:table-cell>
        </table:table-row>
        <table:table-row>
          <table:table-cell office:value-type="string" office:string-value="P-0733">
            <text:p>P-0733</text:p>
          </table:table-cell>
          <table:table-cell office:value-type="string" office:string-value="Actually Nature">
            <text:p>Actually Nature</text:p>
          </table:table-cell>
          <table:table-cell office:value-type="string" office:string-value="Ropa">
            <text:p>Ropa</text:p>
          </table:table-cell>
          <table:table-cell office:value-type="float" office:value="332">
            <text:p>332</text:p>
          </table:table-cell>
          <table:table-cell office:value-type="float" office:value="317.57">
            <text:p>317.5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2-28">
            <text:p>2025-02-28</text:p>
          </table:table-cell>
          <table:table-cell office:value-type="string" office:string-value="A-43-B5">
            <text:p>A-43-B5</text:p>
          </table:table-cell>
        </table:table-row>
        <table:table-row>
          <table:table-cell office:value-type="string" office:string-value="P-0734">
            <text:p>P-0734</text:p>
          </table:table-cell>
          <table:table-cell office:value-type="string" office:string-value="Song Prepare">
            <text:p>Song Prepare</text:p>
          </table:table-cell>
          <table:table-cell office:value-type="string" office:string-value="Automotriz">
            <text:p>Automotriz</text:p>
          </table:table-cell>
          <table:table-cell office:value-type="float" office:value="67">
            <text:p>67</text:p>
          </table:table-cell>
          <table:table-cell office:value-type="float" office:value="35.46">
            <text:p>35.4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1-20">
            <text:p>2023-11-20</text:p>
          </table:table-cell>
          <table:table-cell office:value-type="string" office:string-value="A-25-B10">
            <text:p>A-25-B10</text:p>
          </table:table-cell>
        </table:table-row>
        <table:table-row>
          <table:table-cell office:value-type="string" office:string-value="P-0735">
            <text:p>P-0735</text:p>
          </table:table-cell>
          <table:table-cell office:value-type="string" office:string-value="Six Specific">
            <text:p>Six Specific</text:p>
          </table:table-cell>
          <table:table-cell office:value-type="string" office:string-value="Salud">
            <text:p>Salud</text:p>
          </table:table-cell>
          <table:table-cell office:value-type="float" office:value="16">
            <text:p>16</text:p>
          </table:table-cell>
          <table:table-cell office:value-type="float" office:value="145.73">
            <text:p>145.7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04">
            <text:p>2024-10-04</text:p>
          </table:table-cell>
          <table:table-cell office:value-type="string" office:string-value="A-10-B18">
            <text:p>A-10-B18</text:p>
          </table:table-cell>
        </table:table-row>
        <table:table-row>
          <table:table-cell office:value-type="string" office:string-value="P-0736">
            <text:p>P-0736</text:p>
          </table:table-cell>
          <table:table-cell office:value-type="string" office:string-value="Look Manage">
            <text:p>Look Manage</text:p>
          </table:table-cell>
          <table:table-cell office:value-type="string" office:string-value="Ropa">
            <text:p>Ropa</text:p>
          </table:table-cell>
          <table:table-cell office:value-type="float" office:value="183">
            <text:p>183</text:p>
          </table:table-cell>
          <table:table-cell office:value-type="float" office:value="232.37">
            <text:p>232.3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1-01">
            <text:p>2025-01-01</text:p>
          </table:table-cell>
          <table:table-cell office:value-type="string" office:string-value="A-45-B12">
            <text:p>A-45-B12</text:p>
          </table:table-cell>
        </table:table-row>
        <table:table-row>
          <table:table-cell office:value-type="string" office:string-value="P-0737">
            <text:p>P-0737</text:p>
          </table:table-cell>
          <table:table-cell office:value-type="string" office:string-value="Boy Put">
            <text:p>Boy Put</text:p>
          </table:table-cell>
          <table:table-cell office:value-type="string" office:string-value="Electrónica">
            <text:p>Electrónica</text:p>
          </table:table-cell>
          <table:table-cell office:value-type="float" office:value="211">
            <text:p>211</text:p>
          </table:table-cell>
          <table:table-cell office:value-type="float" office:value="285.03">
            <text:p>285.0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3-05">
            <text:p>2025-03-05</text:p>
          </table:table-cell>
          <table:table-cell office:value-type="string" office:string-value="A-3-B15">
            <text:p>A-3-B15</text:p>
          </table:table-cell>
        </table:table-row>
        <table:table-row>
          <table:table-cell office:value-type="string" office:string-value="P-0738">
            <text:p>P-0738</text:p>
          </table:table-cell>
          <table:table-cell office:value-type="string" office:string-value="Scene Cut">
            <text:p>Scene Cut</text:p>
          </table:table-cell>
          <table:table-cell office:value-type="string" office:string-value="Alimentos">
            <text:p>Alimentos</text:p>
          </table:table-cell>
          <table:table-cell office:value-type="float" office:value="357">
            <text:p>357</text:p>
          </table:table-cell>
          <table:table-cell office:value-type="float" office:value="375.95">
            <text:p>375.9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3-08">
            <text:p>2024-03-08</text:p>
          </table:table-cell>
          <table:table-cell office:value-type="string" office:string-value="A-49-B11">
            <text:p>A-49-B11</text:p>
          </table:table-cell>
        </table:table-row>
        <table:table-row>
          <table:table-cell office:value-type="string" office:string-value="P-0739">
            <text:p>P-0739</text:p>
          </table:table-cell>
          <table:table-cell office:value-type="string" office:string-value="Day Yard">
            <text:p>Day Yard</text:p>
          </table:table-cell>
          <table:table-cell office:value-type="string" office:string-value="Electrónica">
            <text:p>Electrónica</text:p>
          </table:table-cell>
          <table:table-cell office:value-type="float" office:value="245">
            <text:p>245</text:p>
          </table:table-cell>
          <table:table-cell office:value-type="float" office:value="487.75">
            <text:p>487.7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1-03">
            <text:p>2023-11-03</text:p>
          </table:table-cell>
          <table:table-cell office:value-type="string" office:string-value="A-13-B10">
            <text:p>A-13-B10</text:p>
          </table:table-cell>
        </table:table-row>
        <table:table-row>
          <table:table-cell office:value-type="string" office:string-value="P-0740">
            <text:p>P-0740</text:p>
          </table:table-cell>
          <table:table-cell office:value-type="string" office:string-value="In Traditional">
            <text:p>In Traditional</text:p>
          </table:table-cell>
          <table:table-cell office:value-type="string" office:string-value="Automotriz">
            <text:p>Automotriz</text:p>
          </table:table-cell>
          <table:table-cell office:value-type="float" office:value="228">
            <text:p>228</text:p>
          </table:table-cell>
          <table:table-cell office:value-type="float" office:value="332.36">
            <text:p>332.3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2-27">
            <text:p>2023-12-27</text:p>
          </table:table-cell>
          <table:table-cell office:value-type="string" office:string-value="A-8-B19">
            <text:p>A-8-B19</text:p>
          </table:table-cell>
        </table:table-row>
        <table:table-row>
          <table:table-cell office:value-type="string" office:string-value="P-0741">
            <text:p>P-0741</text:p>
          </table:table-cell>
          <table:table-cell office:value-type="string" office:string-value="Manage Require">
            <text:p>Manage Require</text:p>
          </table:table-cell>
          <table:table-cell office:value-type="string" office:string-value="Ropa">
            <text:p>Ropa</text:p>
          </table:table-cell>
          <table:table-cell office:value-type="float" office:value="61">
            <text:p>61</text:p>
          </table:table-cell>
          <table:table-cell office:value-type="float" office:value="460.83">
            <text:p>460.8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2-27">
            <text:p>2024-02-27</text:p>
          </table:table-cell>
          <table:table-cell office:value-type="string" office:string-value="A-32-B11">
            <text:p>A-32-B11</text:p>
          </table:table-cell>
        </table:table-row>
        <table:table-row>
          <table:table-cell office:value-type="string" office:string-value="P-0742">
            <text:p>P-0742</text:p>
          </table:table-cell>
          <table:table-cell office:value-type="string" office:string-value="Determine Begin">
            <text:p>Determine Begin</text:p>
          </table:table-cell>
          <table:table-cell office:value-type="string" office:string-value="Hogar">
            <text:p>Hogar</text:p>
          </table:table-cell>
          <table:table-cell office:value-type="float" office:value="192">
            <text:p>192</text:p>
          </table:table-cell>
          <table:table-cell office:value-type="float" office:value="156.42">
            <text:p>156.4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6-18">
            <text:p>2024-06-18</text:p>
          </table:table-cell>
          <table:table-cell office:value-type="string" office:string-value="A-36-B10">
            <text:p>A-36-B10</text:p>
          </table:table-cell>
        </table:table-row>
        <table:table-row>
          <table:table-cell office:value-type="string" office:string-value="P-0743">
            <text:p>P-0743</text:p>
          </table:table-cell>
          <table:table-cell office:value-type="string" office:string-value="Central Collection">
            <text:p>Central Collection</text:p>
          </table:table-cell>
          <table:table-cell office:value-type="string" office:string-value="Deportes">
            <text:p>Deportes</text:p>
          </table:table-cell>
          <table:table-cell office:value-type="float" office:value="85">
            <text:p>85</text:p>
          </table:table-cell>
          <table:table-cell office:value-type="float" office:value="371.46">
            <text:p>371.4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6-05">
            <text:p>2023-06-05</text:p>
          </table:table-cell>
          <table:table-cell office:value-type="string" office:string-value="A-27-B10">
            <text:p>A-27-B10</text:p>
          </table:table-cell>
        </table:table-row>
        <table:table-row>
          <table:table-cell office:value-type="string" office:string-value="P-0744">
            <text:p>P-0744</text:p>
          </table:table-cell>
          <table:table-cell office:value-type="string" office:string-value="Rise Difficult">
            <text:p>Rise Difficult</text:p>
          </table:table-cell>
          <table:table-cell office:value-type="string" office:string-value="Ropa">
            <text:p>Ropa</text:p>
          </table:table-cell>
          <table:table-cell office:value-type="float" office:value="302">
            <text:p>302</text:p>
          </table:table-cell>
          <table:table-cell office:value-type="float" office:value="118.27">
            <text:p>118.2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5-23">
            <text:p>2023-05-23</text:p>
          </table:table-cell>
          <table:table-cell office:value-type="string" office:string-value="A-9-B6">
            <text:p>A-9-B6</text:p>
          </table:table-cell>
        </table:table-row>
        <table:table-row>
          <table:table-cell office:value-type="string" office:string-value="P-0745">
            <text:p>P-0745</text:p>
          </table:table-cell>
          <table:table-cell office:value-type="string" office:string-value="Figure Kind">
            <text:p>Figure Kind</text:p>
          </table:table-cell>
          <table:table-cell office:value-type="string" office:string-value="Ropa">
            <text:p>Ropa</text:p>
          </table:table-cell>
          <table:table-cell office:value-type="float" office:value="302">
            <text:p>302</text:p>
          </table:table-cell>
          <table:table-cell office:value-type="float" office:value="216.24">
            <text:p>216.2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0-03">
            <text:p>2023-10-03</text:p>
          </table:table-cell>
          <table:table-cell office:value-type="string" office:string-value="A-36-B8">
            <text:p>A-36-B8</text:p>
          </table:table-cell>
        </table:table-row>
        <table:table-row>
          <table:table-cell office:value-type="string" office:string-value="P-0746">
            <text:p>P-0746</text:p>
          </table:table-cell>
          <table:table-cell office:value-type="string" office:string-value="Affect Door">
            <text:p>Affect Door</text:p>
          </table:table-cell>
          <table:table-cell office:value-type="string" office:string-value="Salud">
            <text:p>Salud</text:p>
          </table:table-cell>
          <table:table-cell office:value-type="float" office:value="64">
            <text:p>64</text:p>
          </table:table-cell>
          <table:table-cell office:value-type="float" office:value="450.3">
            <text:p>450.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03">
            <text:p>2024-09-03</text:p>
          </table:table-cell>
          <table:table-cell office:value-type="string" office:string-value="A-15-B11">
            <text:p>A-15-B11</text:p>
          </table:table-cell>
        </table:table-row>
        <table:table-row>
          <table:table-cell office:value-type="string" office:string-value="P-0747">
            <text:p>P-0747</text:p>
          </table:table-cell>
          <table:table-cell office:value-type="string" office:string-value="Unit Work">
            <text:p>Unit Work</text:p>
          </table:table-cell>
          <table:table-cell office:value-type="string" office:string-value="Deportes">
            <text:p>Deportes</text:p>
          </table:table-cell>
          <table:table-cell office:value-type="float" office:value="287">
            <text:p>287</text:p>
          </table:table-cell>
          <table:table-cell office:value-type="float" office:value="412.1">
            <text:p>412.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4-16">
            <text:p>2023-04-16</text:p>
          </table:table-cell>
          <table:table-cell office:value-type="string" office:string-value="A-31-B2">
            <text:p>A-31-B2</text:p>
          </table:table-cell>
        </table:table-row>
        <table:table-row>
          <table:table-cell office:value-type="string" office:string-value="P-0748">
            <text:p>P-0748</text:p>
          </table:table-cell>
          <table:table-cell office:value-type="string" office:string-value="Tax How">
            <text:p>Tax How</text:p>
          </table:table-cell>
          <table:table-cell office:value-type="string" office:string-value="Juguetes">
            <text:p>Juguetes</text:p>
          </table:table-cell>
          <table:table-cell office:value-type="float" office:value="244">
            <text:p>244</text:p>
          </table:table-cell>
          <table:table-cell office:value-type="float" office:value="451.98">
            <text:p>451.9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6-01">
            <text:p>2024-06-01</text:p>
          </table:table-cell>
          <table:table-cell office:value-type="string" office:string-value="A-8-B4">
            <text:p>A-8-B4</text:p>
          </table:table-cell>
        </table:table-row>
        <table:table-row>
          <table:table-cell office:value-type="string" office:string-value="P-0749">
            <text:p>P-0749</text:p>
          </table:table-cell>
          <table:table-cell office:value-type="string" office:string-value="Dream Her">
            <text:p>Dream Her</text:p>
          </table:table-cell>
          <table:table-cell office:value-type="string" office:string-value="Ropa">
            <text:p>Ropa</text:p>
          </table:table-cell>
          <table:table-cell office:value-type="float" office:value="410">
            <text:p>410</text:p>
          </table:table-cell>
          <table:table-cell office:value-type="float" office:value="117.26">
            <text:p>117.2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05">
            <text:p>2023-07-05</text:p>
          </table:table-cell>
          <table:table-cell office:value-type="string" office:string-value="A-29-B18">
            <text:p>A-29-B18</text:p>
          </table:table-cell>
        </table:table-row>
        <table:table-row>
          <table:table-cell office:value-type="string" office:string-value="P-0750">
            <text:p>P-0750</text:p>
          </table:table-cell>
          <table:table-cell office:value-type="string" office:string-value="Occur Class">
            <text:p>Occur Class</text:p>
          </table:table-cell>
          <table:table-cell office:value-type="string" office:string-value="Deportes">
            <text:p>Deportes</text:p>
          </table:table-cell>
          <table:table-cell office:value-type="float" office:value="79">
            <text:p>79</text:p>
          </table:table-cell>
          <table:table-cell office:value-type="float" office:value="358.17">
            <text:p>358.1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15">
            <text:p>2024-02-15</text:p>
          </table:table-cell>
          <table:table-cell office:value-type="string" office:string-value="A-1-B5">
            <text:p>A-1-B5</text:p>
          </table:table-cell>
        </table:table-row>
        <table:table-row>
          <table:table-cell office:value-type="string" office:string-value="P-0751">
            <text:p>P-0751</text:p>
          </table:table-cell>
          <table:table-cell office:value-type="string" office:string-value="His Late">
            <text:p>His Late</text:p>
          </table:table-cell>
          <table:table-cell office:value-type="string" office:string-value="Alimentos">
            <text:p>Alimentos</text:p>
          </table:table-cell>
          <table:table-cell office:value-type="float" office:value="3">
            <text:p>3</text:p>
          </table:table-cell>
          <table:table-cell office:value-type="float" office:value="383.59">
            <text:p>383.5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7-09">
            <text:p>2024-07-09</text:p>
          </table:table-cell>
          <table:table-cell office:value-type="string" office:string-value="A-16-B7">
            <text:p>A-16-B7</text:p>
          </table:table-cell>
        </table:table-row>
        <table:table-row>
          <table:table-cell office:value-type="string" office:string-value="P-0752">
            <text:p>P-0752</text:p>
          </table:table-cell>
          <table:table-cell office:value-type="string" office:string-value="Strategy Offer">
            <text:p>Strategy Offer</text:p>
          </table:table-cell>
          <table:table-cell office:value-type="string" office:string-value="Ropa">
            <text:p>Ropa</text:p>
          </table:table-cell>
          <table:table-cell office:value-type="float" office:value="484">
            <text:p>484</text:p>
          </table:table-cell>
          <table:table-cell office:value-type="float" office:value="203.75">
            <text:p>203.7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5-21">
            <text:p>2023-05-21</text:p>
          </table:table-cell>
          <table:table-cell office:value-type="string" office:string-value="A-27-B7">
            <text:p>A-27-B7</text:p>
          </table:table-cell>
        </table:table-row>
        <table:table-row>
          <table:table-cell office:value-type="string" office:string-value="P-0753">
            <text:p>P-0753</text:p>
          </table:table-cell>
          <table:table-cell office:value-type="string" office:string-value="Question Own">
            <text:p>Question Own</text:p>
          </table:table-cell>
          <table:table-cell office:value-type="string" office:string-value="Hogar">
            <text:p>Hogar</text:p>
          </table:table-cell>
          <table:table-cell office:value-type="float" office:value="214">
            <text:p>214</text:p>
          </table:table-cell>
          <table:table-cell office:value-type="float" office:value="1.41">
            <text:p>1.4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6-18">
            <text:p>2023-06-18</text:p>
          </table:table-cell>
          <table:table-cell office:value-type="string" office:string-value="A-30-B17">
            <text:p>A-30-B17</text:p>
          </table:table-cell>
        </table:table-row>
        <table:table-row>
          <table:table-cell office:value-type="string" office:string-value="P-0754">
            <text:p>P-0754</text:p>
          </table:table-cell>
          <table:table-cell office:value-type="string" office:string-value="With Box">
            <text:p>With Box</text:p>
          </table:table-cell>
          <table:table-cell office:value-type="string" office:string-value="Electrónica">
            <text:p>Electrónica</text:p>
          </table:table-cell>
          <table:table-cell office:value-type="float" office:value="442">
            <text:p>442</text:p>
          </table:table-cell>
          <table:table-cell office:value-type="float" office:value="386.28">
            <text:p>386.2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21">
            <text:p>2024-03-21</text:p>
          </table:table-cell>
          <table:table-cell office:value-type="string" office:string-value="A-41-B9">
            <text:p>A-41-B9</text:p>
          </table:table-cell>
        </table:table-row>
        <table:table-row>
          <table:table-cell office:value-type="string" office:string-value="P-0755">
            <text:p>P-0755</text:p>
          </table:table-cell>
          <table:table-cell office:value-type="string" office:string-value="Measure Benefit">
            <text:p>Measure Benefit</text:p>
          </table:table-cell>
          <table:table-cell office:value-type="string" office:string-value="Deportes">
            <text:p>Deportes</text:p>
          </table:table-cell>
          <table:table-cell office:value-type="float" office:value="493">
            <text:p>493</text:p>
          </table:table-cell>
          <table:table-cell office:value-type="float" office:value="71.7">
            <text:p>71.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3-04">
            <text:p>2025-03-04</text:p>
          </table:table-cell>
          <table:table-cell office:value-type="string" office:string-value="A-9-B20">
            <text:p>A-9-B20</text:p>
          </table:table-cell>
        </table:table-row>
        <table:table-row>
          <table:table-cell office:value-type="string" office:string-value="P-0756">
            <text:p>P-0756</text:p>
          </table:table-cell>
          <table:table-cell office:value-type="string" office:string-value="Method Parent">
            <text:p>Method Parent</text:p>
          </table:table-cell>
          <table:table-cell office:value-type="string" office:string-value="Hogar">
            <text:p>Hogar</text:p>
          </table:table-cell>
          <table:table-cell office:value-type="float" office:value="196">
            <text:p>196</text:p>
          </table:table-cell>
          <table:table-cell office:value-type="float" office:value="124.57">
            <text:p>124.5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1-22">
            <text:p>2025-01-22</text:p>
          </table:table-cell>
          <table:table-cell office:value-type="string" office:string-value="A-38-B6">
            <text:p>A-38-B6</text:p>
          </table:table-cell>
        </table:table-row>
        <table:table-row>
          <table:table-cell office:value-type="string" office:string-value="P-0757">
            <text:p>P-0757</text:p>
          </table:table-cell>
          <table:table-cell office:value-type="string" office:string-value="Spend Author">
            <text:p>Spend Author</text:p>
          </table:table-cell>
          <table:table-cell office:value-type="string" office:string-value="Hogar">
            <text:p>Hogar</text:p>
          </table:table-cell>
          <table:table-cell office:value-type="float" office:value="36">
            <text:p>36</text:p>
          </table:table-cell>
          <table:table-cell office:value-type="float" office:value="343.61">
            <text:p>343.6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2-02">
            <text:p>2024-12-02</text:p>
          </table:table-cell>
          <table:table-cell office:value-type="string" office:string-value="A-13-B13">
            <text:p>A-13-B13</text:p>
          </table:table-cell>
        </table:table-row>
        <table:table-row>
          <table:table-cell office:value-type="string" office:string-value="P-0758">
            <text:p>P-0758</text:p>
          </table:table-cell>
          <table:table-cell office:value-type="string" office:string-value="Hospital What">
            <text:p>Hospital What</text:p>
          </table:table-cell>
          <table:table-cell office:value-type="string" office:string-value="Ropa">
            <text:p>Ropa</text:p>
          </table:table-cell>
          <table:table-cell office:value-type="float" office:value="398">
            <text:p>398</text:p>
          </table:table-cell>
          <table:table-cell office:value-type="float" office:value="179.44">
            <text:p>179.4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2-02">
            <text:p>2025-02-02</text:p>
          </table:table-cell>
          <table:table-cell office:value-type="string" office:string-value="A-5-B4">
            <text:p>A-5-B4</text:p>
          </table:table-cell>
        </table:table-row>
        <table:table-row>
          <table:table-cell office:value-type="string" office:string-value="P-0759">
            <text:p>P-0759</text:p>
          </table:table-cell>
          <table:table-cell office:value-type="string" office:string-value="Down Four">
            <text:p>Down Four</text:p>
          </table:table-cell>
          <table:table-cell office:value-type="string" office:string-value="Salud">
            <text:p>Salud</text:p>
          </table:table-cell>
          <table:table-cell office:value-type="float" office:value="166">
            <text:p>166</text:p>
          </table:table-cell>
          <table:table-cell office:value-type="float" office:value="224.87">
            <text:p>224.8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02">
            <text:p>2023-05-02</text:p>
          </table:table-cell>
          <table:table-cell office:value-type="string" office:string-value="A-23-B5">
            <text:p>A-23-B5</text:p>
          </table:table-cell>
        </table:table-row>
        <table:table-row>
          <table:table-cell office:value-type="string" office:string-value="P-0760">
            <text:p>P-0760</text:p>
          </table:table-cell>
          <table:table-cell office:value-type="string" office:string-value="Worker Month">
            <text:p>Worker Month</text:p>
          </table:table-cell>
          <table:table-cell office:value-type="string" office:string-value="Hogar">
            <text:p>Hogar</text:p>
          </table:table-cell>
          <table:table-cell office:value-type="float" office:value="158">
            <text:p>158</text:p>
          </table:table-cell>
          <table:table-cell office:value-type="float" office:value="215.54">
            <text:p>215.5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1-17">
            <text:p>2023-11-17</text:p>
          </table:table-cell>
          <table:table-cell office:value-type="string" office:string-value="A-26-B17">
            <text:p>A-26-B17</text:p>
          </table:table-cell>
        </table:table-row>
        <table:table-row>
          <table:table-cell office:value-type="string" office:string-value="P-0761">
            <text:p>P-0761</text:p>
          </table:table-cell>
          <table:table-cell office:value-type="string" office:string-value="Pretty Social">
            <text:p>Pretty Social</text:p>
          </table:table-cell>
          <table:table-cell office:value-type="string" office:string-value="Hogar">
            <text:p>Hogar</text:p>
          </table:table-cell>
          <table:table-cell office:value-type="float" office:value="430">
            <text:p>430</text:p>
          </table:table-cell>
          <table:table-cell office:value-type="float" office:value="273.77">
            <text:p>273.7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9-07">
            <text:p>2023-09-07</text:p>
          </table:table-cell>
          <table:table-cell office:value-type="string" office:string-value="A-31-B1">
            <text:p>A-31-B1</text:p>
          </table:table-cell>
        </table:table-row>
        <table:table-row>
          <table:table-cell office:value-type="string" office:string-value="P-0762">
            <text:p>P-0762</text:p>
          </table:table-cell>
          <table:table-cell office:value-type="string" office:string-value="Community Hit">
            <text:p>Community Hit</text:p>
          </table:table-cell>
          <table:table-cell office:value-type="string" office:string-value="Juguetes">
            <text:p>Juguetes</text:p>
          </table:table-cell>
          <table:table-cell office:value-type="float" office:value="262">
            <text:p>262</text:p>
          </table:table-cell>
          <table:table-cell office:value-type="float" office:value="158.58">
            <text:p>158.5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30">
            <text:p>2024-10-30</text:p>
          </table:table-cell>
          <table:table-cell office:value-type="string" office:string-value="A-20-B17">
            <text:p>A-20-B1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764">
            <text:p>P-0764</text:p>
          </table:table-cell>
          <table:table-cell office:value-type="string" office:string-value="Pm Above">
            <text:p>Pm Above</text:p>
          </table:table-cell>
          <table:table-cell office:value-type="string" office:string-value="Deportes">
            <text:p>Deportes</text:p>
          </table:table-cell>
          <table:table-cell office:value-type="float" office:value="144">
            <text:p>144</text:p>
          </table:table-cell>
          <table:table-cell office:value-type="float" office:value="22.62">
            <text:p>22.6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1-15">
            <text:p>2025-01-15</text:p>
          </table:table-cell>
          <table:table-cell office:value-type="string" office:string-value="A-37-B15">
            <text:p>A-37-B15</text:p>
          </table:table-cell>
        </table:table-row>
        <table:table-row>
          <table:table-cell office:value-type="string" office:string-value="P-0765">
            <text:p>P-0765</text:p>
          </table:table-cell>
          <table:table-cell office:value-type="string" office:string-value="Side Walk">
            <text:p>Side Walk</text:p>
          </table:table-cell>
          <table:table-cell office:value-type="string" office:string-value="Deportes">
            <text:p>Deportes</text:p>
          </table:table-cell>
          <table:table-cell office:value-type="float" office:value="140">
            <text:p>140</text:p>
          </table:table-cell>
          <table:table-cell office:value-type="float" office:value="344.18">
            <text:p>344.1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2-16">
            <text:p>2024-12-16</text:p>
          </table:table-cell>
          <table:table-cell office:value-type="string" office:string-value="A-32-B17">
            <text:p>A-32-B17</text:p>
          </table:table-cell>
        </table:table-row>
        <table:table-row>
          <table:table-cell office:value-type="string" office:string-value="P-0766">
            <text:p>P-0766</text:p>
          </table:table-cell>
          <table:table-cell office:value-type="string" office:string-value="Cell Might">
            <text:p>Cell Might</text:p>
          </table:table-cell>
          <table:table-cell office:value-type="string" office:string-value="Ropa">
            <text:p>Ropa</text:p>
          </table:table-cell>
          <table:table-cell office:value-type="float" office:value="67">
            <text:p>67</text:p>
          </table:table-cell>
          <table:table-cell office:value-type="float" office:value="56.68">
            <text:p>56.6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27">
            <text:p>2023-07-27</text:p>
          </table:table-cell>
          <table:table-cell office:value-type="string" office:string-value="A-50-B7">
            <text:p>A-50-B7</text:p>
          </table:table-cell>
        </table:table-row>
        <table:table-row>
          <table:table-cell office:value-type="string" office:string-value="P-0767">
            <text:p>P-0767</text:p>
          </table:table-cell>
          <table:table-cell office:value-type="string" office:string-value="Pm Wait">
            <text:p>Pm Wait</text:p>
          </table:table-cell>
          <table:table-cell office:value-type="string" office:string-value="Electrónica">
            <text:p>Electrónica</text:p>
          </table:table-cell>
          <table:table-cell office:value-type="float" office:value="115">
            <text:p>115</text:p>
          </table:table-cell>
          <table:table-cell office:value-type="float" office:value="318.78">
            <text:p>318.7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4-28">
            <text:p>2023-04-28</text:p>
          </table:table-cell>
          <table:table-cell office:value-type="string" office:string-value="A-24-B5">
            <text:p>A-24-B5</text:p>
          </table:table-cell>
        </table:table-row>
        <table:table-row>
          <table:table-cell office:value-type="string" office:string-value="P-0768">
            <text:p>P-0768</text:p>
          </table:table-cell>
          <table:table-cell office:value-type="string" office:string-value="Section Image">
            <text:p>Section Image</text:p>
          </table:table-cell>
          <table:table-cell office:value-type="string" office:string-value="Ropa">
            <text:p>Ropa</text:p>
          </table:table-cell>
          <table:table-cell office:value-type="float" office:value="353">
            <text:p>353</text:p>
          </table:table-cell>
          <table:table-cell office:value-type="float" office:value="1.07">
            <text:p>1.0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2-03">
            <text:p>2023-12-03</text:p>
          </table:table-cell>
          <table:table-cell office:value-type="string" office:string-value="A-34-B9">
            <text:p>A-34-B9</text:p>
          </table:table-cell>
        </table:table-row>
        <table:table-row>
          <table:table-cell office:value-type="string" office:string-value="P-0769">
            <text:p>P-0769</text:p>
          </table:table-cell>
          <table:table-cell office:value-type="string" office:string-value="Expect Discover">
            <text:p>Expect Discover</text:p>
          </table:table-cell>
          <table:table-cell office:value-type="string" office:string-value="Juguetes">
            <text:p>Juguetes</text:p>
          </table:table-cell>
          <table:table-cell office:value-type="float" office:value="339">
            <text:p>339</text:p>
          </table:table-cell>
          <table:table-cell office:value-type="float" office:value="198.73">
            <text:p>198.7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3-08">
            <text:p>2024-03-08</text:p>
          </table:table-cell>
          <table:table-cell office:value-type="string" office:string-value="A-39-B15">
            <text:p>A-39-B15</text:p>
          </table:table-cell>
        </table:table-row>
        <table:table-row>
          <table:table-cell office:value-type="string" office:string-value="P-0770">
            <text:p>P-0770</text:p>
          </table:table-cell>
          <table:table-cell office:value-type="string" office:string-value="Parent Treat">
            <text:p>Parent Treat</text:p>
          </table:table-cell>
          <table:table-cell office:value-type="string" office:string-value="Alimentos">
            <text:p>Alimentos</text:p>
          </table:table-cell>
          <table:table-cell office:value-type="float" office:value="94">
            <text:p>94</text:p>
          </table:table-cell>
          <table:table-cell office:value-type="float" office:value="379.17">
            <text:p>379.1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2-05">
            <text:p>2025-02-05</text:p>
          </table:table-cell>
          <table:table-cell office:value-type="string" office:string-value="A-26-B10">
            <text:p>A-26-B10</text:p>
          </table:table-cell>
        </table:table-row>
        <table:table-row>
          <table:table-cell office:value-type="string" office:string-value="P-0771">
            <text:p>P-0771</text:p>
          </table:table-cell>
          <table:table-cell office:value-type="string" office:string-value="Business Now">
            <text:p>Business Now</text:p>
          </table:table-cell>
          <table:table-cell office:value-type="string" office:string-value="Ropa">
            <text:p>Ropa</text:p>
          </table:table-cell>
          <table:table-cell office:value-type="float" office:value="498">
            <text:p>498</text:p>
          </table:table-cell>
          <table:table-cell office:value-type="float" office:value="470.1">
            <text:p>470.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19">
            <text:p>2023-10-19</text:p>
          </table:table-cell>
          <table:table-cell office:value-type="string" office:string-value="A-5-B19">
            <text:p>A-5-B19</text:p>
          </table:table-cell>
        </table:table-row>
        <table:table-row>
          <table:table-cell office:value-type="string" office:string-value="P-0772">
            <text:p>P-0772</text:p>
          </table:table-cell>
          <table:table-cell office:value-type="string" office:string-value="Medical Only">
            <text:p>Medical Only</text:p>
          </table:table-cell>
          <table:table-cell office:value-type="string" office:string-value="Juguetes">
            <text:p>Juguetes</text:p>
          </table:table-cell>
          <table:table-cell office:value-type="float" office:value="207">
            <text:p>207</text:p>
          </table:table-cell>
          <table:table-cell office:value-type="float" office:value="392.94">
            <text:p>392.9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7-13">
            <text:p>2024-07-13</text:p>
          </table:table-cell>
          <table:table-cell office:value-type="string" office:string-value="A-22-B19">
            <text:p>A-22-B19</text:p>
          </table:table-cell>
        </table:table-row>
        <table:table-row>
          <table:table-cell office:value-type="string" office:string-value="P-0773">
            <text:p>P-0773</text:p>
          </table:table-cell>
          <table:table-cell office:value-type="string" office:string-value="Specific Man">
            <text:p>Specific Man</text:p>
          </table:table-cell>
          <table:table-cell office:value-type="string" office:string-value="Deportes">
            <text:p>Deportes</text:p>
          </table:table-cell>
          <table:table-cell office:value-type="float" office:value="441">
            <text:p>441</text:p>
          </table:table-cell>
          <table:table-cell office:value-type="float" office:value="486.57">
            <text:p>486.5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14">
            <text:p>2023-05-14</text:p>
          </table:table-cell>
          <table:table-cell office:value-type="string" office:string-value="A-42-B3">
            <text:p>A-42-B3</text:p>
          </table:table-cell>
        </table:table-row>
        <table:table-row>
          <table:table-cell office:value-type="string" office:string-value="P-0774">
            <text:p>P-0774</text:p>
          </table:table-cell>
          <table:table-cell office:value-type="string" office:string-value="Culture Must">
            <text:p>Culture Must</text:p>
          </table:table-cell>
          <table:table-cell office:value-type="string" office:string-value="Ropa">
            <text:p>Ropa</text:p>
          </table:table-cell>
          <table:table-cell office:value-type="float" office:value="345">
            <text:p>345</text:p>
          </table:table-cell>
          <table:table-cell office:value-type="float" office:value="30.45">
            <text:p>30.4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21">
            <text:p>2023-05-21</text:p>
          </table:table-cell>
          <table:table-cell office:value-type="string" office:string-value="A-12-B11">
            <text:p>A-12-B11</text:p>
          </table:table-cell>
        </table:table-row>
        <table:table-row>
          <table:table-cell office:value-type="string" office:string-value="P-0775">
            <text:p>P-0775</text:p>
          </table:table-cell>
          <table:table-cell office:value-type="string" office:string-value="Second Drop">
            <text:p>Second Drop</text:p>
          </table:table-cell>
          <table:table-cell office:value-type="string" office:string-value="Electrónica">
            <text:p>Electrónica</text:p>
          </table:table-cell>
          <table:table-cell office:value-type="float" office:value="305">
            <text:p>305</text:p>
          </table:table-cell>
          <table:table-cell office:value-type="float" office:value="256.01">
            <text:p>256.0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4-28">
            <text:p>2023-04-28</text:p>
          </table:table-cell>
          <table:table-cell office:value-type="string" office:string-value="A-22-B18">
            <text:p>A-22-B18</text:p>
          </table:table-cell>
        </table:table-row>
        <table:table-row>
          <table:table-cell office:value-type="string" office:string-value="P-0776">
            <text:p>P-0776</text:p>
          </table:table-cell>
          <table:table-cell office:value-type="string" office:string-value="Move Significant">
            <text:p>Move Significant</text:p>
          </table:table-cell>
          <table:table-cell office:value-type="string" office:string-value="Automotriz">
            <text:p>Automotriz</text:p>
          </table:table-cell>
          <table:table-cell office:value-type="float" office:value="457">
            <text:p>457</text:p>
          </table:table-cell>
          <table:table-cell office:value-type="float" office:value="23.23">
            <text:p>23.2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5-21">
            <text:p>2024-05-21</text:p>
          </table:table-cell>
          <table:table-cell office:value-type="string" office:string-value="A-22-B16">
            <text:p>A-22-B16</text:p>
          </table:table-cell>
        </table:table-row>
        <table:table-row>
          <table:table-cell office:value-type="string" office:string-value="P-0777">
            <text:p>P-0777</text:p>
          </table:table-cell>
          <table:table-cell office:value-type="string" office:string-value="Law Serve">
            <text:p>Law Serve</text:p>
          </table:table-cell>
          <table:table-cell office:value-type="string" office:string-value="Automotriz">
            <text:p>Automotriz</text:p>
          </table:table-cell>
          <table:table-cell office:value-type="float" office:value="437">
            <text:p>437</text:p>
          </table:table-cell>
          <table:table-cell office:value-type="float" office:value="135.61">
            <text:p>135.6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07">
            <text:p>2024-03-07</text:p>
          </table:table-cell>
          <table:table-cell office:value-type="string" office:string-value="A-32-B9">
            <text:p>A-32-B9</text:p>
          </table:table-cell>
        </table:table-row>
        <table:table-row>
          <table:table-cell office:value-type="string" office:string-value="P-0778">
            <text:p>P-0778</text:p>
          </table:table-cell>
          <table:table-cell office:value-type="string" office:string-value="Spend President">
            <text:p>Spend President</text:p>
          </table:table-cell>
          <table:table-cell office:value-type="string" office:string-value="Juguetes">
            <text:p>Juguetes</text:p>
          </table:table-cell>
          <table:table-cell office:value-type="float" office:value="207">
            <text:p>207</text:p>
          </table:table-cell>
          <table:table-cell office:value-type="float" office:value="292.75">
            <text:p>292.7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16">
            <text:p>2023-10-16</text:p>
          </table:table-cell>
          <table:table-cell office:value-type="string" office:string-value="A-35-B14">
            <text:p>A-35-B14</text:p>
          </table:table-cell>
        </table:table-row>
        <table:table-row>
          <table:table-cell office:value-type="string" office:string-value="P-0779">
            <text:p>P-0779</text:p>
          </table:table-cell>
          <table:table-cell office:value-type="string" office:string-value="Rate Across">
            <text:p>Rate Across</text:p>
          </table:table-cell>
          <table:table-cell office:value-type="string" office:string-value="Deportes">
            <text:p>Deportes</text:p>
          </table:table-cell>
          <table:table-cell office:value-type="float" office:value="20">
            <text:p>20</text:p>
          </table:table-cell>
          <table:table-cell office:value-type="float" office:value="280.05">
            <text:p>280.0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04">
            <text:p>2023-07-04</text:p>
          </table:table-cell>
          <table:table-cell office:value-type="string" office:string-value="A-4-B17">
            <text:p>A-4-B17</text:p>
          </table:table-cell>
        </table:table-row>
        <table:table-row>
          <table:table-cell office:value-type="string" office:string-value="P-0780">
            <text:p>P-0780</text:p>
          </table:table-cell>
          <table:table-cell office:value-type="string" office:string-value="Moment Want">
            <text:p>Moment Want</text:p>
          </table:table-cell>
          <table:table-cell office:value-type="string" office:string-value="Juguetes">
            <text:p>Juguetes</text:p>
          </table:table-cell>
          <table:table-cell office:value-type="float" office:value="176">
            <text:p>176</text:p>
          </table:table-cell>
          <table:table-cell office:value-type="float" office:value="205.37">
            <text:p>205.3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1-14">
            <text:p>2024-11-14</text:p>
          </table:table-cell>
          <table:table-cell office:value-type="string" office:string-value="A-11-B13">
            <text:p>A-11-B13</text:p>
          </table:table-cell>
        </table:table-row>
        <table:table-row>
          <table:table-cell office:value-type="string" office:string-value="P-0781">
            <text:p>P-0781</text:p>
          </table:table-cell>
          <table:table-cell office:value-type="string" office:string-value="Fight Bed">
            <text:p>Fight Bed</text:p>
          </table:table-cell>
          <table:table-cell office:value-type="string" office:string-value="Hogar">
            <text:p>Hogar</text:p>
          </table:table-cell>
          <table:table-cell office:value-type="float" office:value="486">
            <text:p>486</text:p>
          </table:table-cell>
          <table:table-cell office:value-type="float" office:value="315.44">
            <text:p>315.4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22">
            <text:p>2023-09-22</text:p>
          </table:table-cell>
          <table:table-cell office:value-type="string" office:string-value="A-25-B10">
            <text:p>A-25-B10</text:p>
          </table:table-cell>
        </table:table-row>
        <table:table-row>
          <table:table-cell office:value-type="string" office:string-value="P-0782">
            <text:p>P-0782</text:p>
          </table:table-cell>
          <table:table-cell office:value-type="string" office:string-value="Policy Rule">
            <text:p>Policy Rule</text:p>
          </table:table-cell>
          <table:table-cell office:value-type="string" office:string-value="Hogar">
            <text:p>Hogar</text:p>
          </table:table-cell>
          <table:table-cell office:value-type="float" office:value="404">
            <text:p>404</text:p>
          </table:table-cell>
          <table:table-cell office:value-type="float" office:value="58.92">
            <text:p>58.9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05">
            <text:p>2023-09-05</text:p>
          </table:table-cell>
          <table:table-cell office:value-type="string" office:string-value="A-41-B19">
            <text:p>A-41-B19</text:p>
          </table:table-cell>
        </table:table-row>
        <table:table-row>
          <table:table-cell office:value-type="string" office:string-value="P-0783">
            <text:p>P-0783</text:p>
          </table:table-cell>
          <table:table-cell office:value-type="string" office:string-value="Nearly Anything">
            <text:p>Nearly Anything</text:p>
          </table:table-cell>
          <table:table-cell office:value-type="string" office:string-value="Hogar">
            <text:p>Hogar</text:p>
          </table:table-cell>
          <table:table-cell office:value-type="float" office:value="329">
            <text:p>329</text:p>
          </table:table-cell>
          <table:table-cell office:value-type="float" office:value="201.15">
            <text:p>201.1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15">
            <text:p>2024-09-15</text:p>
          </table:table-cell>
          <table:table-cell office:value-type="string" office:string-value="A-23-B17">
            <text:p>A-23-B17</text:p>
          </table:table-cell>
        </table:table-row>
        <table:table-row>
          <table:table-cell office:value-type="string" office:string-value="P-0784">
            <text:p>P-0784</text:p>
          </table:table-cell>
          <table:table-cell office:value-type="string" office:string-value="General Land">
            <text:p>General Land</text:p>
          </table:table-cell>
          <table:table-cell office:value-type="string" office:string-value="Deportes">
            <text:p>Deportes</text:p>
          </table:table-cell>
          <table:table-cell office:value-type="float" office:value="382">
            <text:p>382</text:p>
          </table:table-cell>
          <table:table-cell office:value-type="float" office:value="307.92">
            <text:p>307.9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6-20">
            <text:p>2023-06-20</text:p>
          </table:table-cell>
          <table:table-cell office:value-type="string" office:string-value="A-22-B16">
            <text:p>A-22-B16</text:p>
          </table:table-cell>
        </table:table-row>
        <table:table-row>
          <table:table-cell office:value-type="string" office:string-value="P-0785">
            <text:p>P-0785</text:p>
          </table:table-cell>
          <table:table-cell office:value-type="string" office:string-value="Past Born">
            <text:p>Past Born</text:p>
          </table:table-cell>
          <table:table-cell office:value-type="string" office:string-value="Electrónica">
            <text:p>Electrónica</text:p>
          </table:table-cell>
          <table:table-cell office:value-type="float" office:value="349">
            <text:p>349</text:p>
          </table:table-cell>
          <table:table-cell office:value-type="float" office:value="200.61">
            <text:p>200.6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7-04">
            <text:p>2024-07-04</text:p>
          </table:table-cell>
          <table:table-cell office:value-type="string" office:string-value="A-15-B7">
            <text:p>A-15-B7</text:p>
          </table:table-cell>
        </table:table-row>
        <table:table-row>
          <table:table-cell office:value-type="string" office:string-value="P-0786">
            <text:p>P-0786</text:p>
          </table:table-cell>
          <table:table-cell office:value-type="string" office:string-value="Right Message">
            <text:p>Right Message</text:p>
          </table:table-cell>
          <table:table-cell office:value-type="string" office:string-value="Deportes">
            <text:p>Deportes</text:p>
          </table:table-cell>
          <table:table-cell office:value-type="float" office:value="331">
            <text:p>331</text:p>
          </table:table-cell>
          <table:table-cell office:value-type="float" office:value="470.79">
            <text:p>470.7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13">
            <text:p>2024-10-13</text:p>
          </table:table-cell>
          <table:table-cell office:value-type="string" office:string-value="A-1-B17">
            <text:p>A-1-B17</text:p>
          </table:table-cell>
        </table:table-row>
        <table:table-row>
          <table:table-cell office:value-type="string" office:string-value="P-0787">
            <text:p>P-0787</text:p>
          </table:table-cell>
          <table:table-cell office:value-type="string" office:string-value="Miss Bank">
            <text:p>Miss Bank</text:p>
          </table:table-cell>
          <table:table-cell office:value-type="string" office:string-value="Salud">
            <text:p>Salud</text:p>
          </table:table-cell>
          <table:table-cell office:value-type="float" office:value="216">
            <text:p>216</text:p>
          </table:table-cell>
          <table:table-cell office:value-type="float" office:value="54.25">
            <text:p>54.2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1-21">
            <text:p>2023-11-21</text:p>
          </table:table-cell>
          <table:table-cell office:value-type="string" office:string-value="A-18-B11">
            <text:p>A-18-B11</text:p>
          </table:table-cell>
        </table:table-row>
        <table:table-row>
          <table:table-cell office:value-type="string" office:string-value="P-0788">
            <text:p>P-0788</text:p>
          </table:table-cell>
          <table:table-cell office:value-type="string" office:string-value="Natural Support">
            <text:p>Natural Support</text:p>
          </table:table-cell>
          <table:table-cell office:value-type="string" office:string-value="Ropa">
            <text:p>Ropa</text:p>
          </table:table-cell>
          <table:table-cell office:value-type="float" office:value="459">
            <text:p>459</text:p>
          </table:table-cell>
          <table:table-cell office:value-type="float" office:value="99.51">
            <text:p>99.5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8-05">
            <text:p>2023-08-05</text:p>
          </table:table-cell>
          <table:table-cell office:value-type="string" office:string-value="A-30-B17">
            <text:p>A-30-B17</text:p>
          </table:table-cell>
        </table:table-row>
        <table:table-row>
          <table:table-cell office:value-type="string" office:string-value="P-0789">
            <text:p>P-0789</text:p>
          </table:table-cell>
          <table:table-cell office:value-type="string" office:string-value="Street Summer">
            <text:p>Street Summer</text:p>
          </table:table-cell>
          <table:table-cell office:value-type="string" office:string-value="Deportes">
            <text:p>Deportes</text:p>
          </table:table-cell>
          <table:table-cell office:value-type="float" office:value="317">
            <text:p>317</text:p>
          </table:table-cell>
          <table:table-cell office:value-type="float" office:value="177.22">
            <text:p>177.2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7-31">
            <text:p>2024-07-31</text:p>
          </table:table-cell>
          <table:table-cell office:value-type="string" office:string-value="A-13-B13">
            <text:p>A-13-B13</text:p>
          </table:table-cell>
        </table:table-row>
        <table:table-row>
          <table:table-cell office:value-type="string" office:string-value="P-0790">
            <text:p>P-0790</text:p>
          </table:table-cell>
          <table:table-cell office:value-type="string" office:string-value="End Top">
            <text:p>End Top</text:p>
          </table:table-cell>
          <table:table-cell office:value-type="string" office:string-value="Alimentos">
            <text:p>Alimentos</text:p>
          </table:table-cell>
          <table:table-cell office:value-type="float" office:value="381">
            <text:p>381</text:p>
          </table:table-cell>
          <table:table-cell office:value-type="float" office:value="206.75">
            <text:p>206.7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01">
            <text:p>2024-05-01</text:p>
          </table:table-cell>
          <table:table-cell office:value-type="string" office:string-value="A-47-B6">
            <text:p>A-47-B6</text:p>
          </table:table-cell>
        </table:table-row>
        <table:table-row>
          <table:table-cell office:value-type="string" office:string-value="P-0791">
            <text:p>P-0791</text:p>
          </table:table-cell>
          <table:table-cell office:value-type="string" office:string-value="Sister President">
            <text:p>Sister President</text:p>
          </table:table-cell>
          <table:table-cell office:value-type="string" office:string-value="Hogar">
            <text:p>Hogar</text:p>
          </table:table-cell>
          <table:table-cell office:value-type="float" office:value="150">
            <text:p>150</text:p>
          </table:table-cell>
          <table:table-cell office:value-type="float" office:value="184.15">
            <text:p>184.1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1-04">
            <text:p>2025-01-04</text:p>
          </table:table-cell>
          <table:table-cell office:value-type="string" office:string-value="A-22-B20">
            <text:p>A-22-B20</text:p>
          </table:table-cell>
        </table:table-row>
        <table:table-row>
          <table:table-cell office:value-type="string" office:string-value="P-0792">
            <text:p>P-0792</text:p>
          </table:table-cell>
          <table:table-cell office:value-type="string" office:string-value="Science Hundred">
            <text:p>Science Hundred</text:p>
          </table:table-cell>
          <table:table-cell office:value-type="string" office:string-value="Ropa">
            <text:p>Ropa</text:p>
          </table:table-cell>
          <table:table-cell office:value-type="float" office:value="171">
            <text:p>171</text:p>
          </table:table-cell>
          <table:table-cell office:value-type="float" office:value="207.15">
            <text:p>207.1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3-15">
            <text:p>2024-03-15</text:p>
          </table:table-cell>
          <table:table-cell office:value-type="string" office:string-value="A-22-B9">
            <text:p>A-22-B9</text:p>
          </table:table-cell>
        </table:table-row>
        <table:table-row>
          <table:table-cell office:value-type="string" office:string-value="P-0793">
            <text:p>P-0793</text:p>
          </table:table-cell>
          <table:table-cell office:value-type="string" office:string-value="Million Building">
            <text:p>Million Building</text:p>
          </table:table-cell>
          <table:table-cell office:value-type="string" office:string-value="Hogar">
            <text:p>Hogar</text:p>
          </table:table-cell>
          <table:table-cell office:value-type="float" office:value="218">
            <text:p>218</text:p>
          </table:table-cell>
          <table:table-cell office:value-type="float" office:value="146.0">
            <text:p>146.0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2-09">
            <text:p>2025-02-09</text:p>
          </table:table-cell>
          <table:table-cell office:value-type="string" office:string-value="A-4-B18">
            <text:p>A-4-B18</text:p>
          </table:table-cell>
        </table:table-row>
        <table:table-row>
          <table:table-cell office:value-type="string" office:string-value="P-0794">
            <text:p>P-0794</text:p>
          </table:table-cell>
          <table:table-cell office:value-type="string" office:string-value="Threat Road">
            <text:p>Threat Road</text:p>
          </table:table-cell>
          <table:table-cell office:value-type="string" office:string-value="Alimentos">
            <text:p>Alimentos</text:p>
          </table:table-cell>
          <table:table-cell office:value-type="float" office:value="238">
            <text:p>238</text:p>
          </table:table-cell>
          <table:table-cell office:value-type="float" office:value="118.65">
            <text:p>118.6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1-22">
            <text:p>2024-01-22</text:p>
          </table:table-cell>
          <table:table-cell office:value-type="string" office:string-value="A-16-B7">
            <text:p>A-16-B7</text:p>
          </table:table-cell>
        </table:table-row>
        <table:table-row>
          <table:table-cell office:value-type="string" office:string-value="P-0795">
            <text:p>P-0795</text:p>
          </table:table-cell>
          <table:table-cell office:value-type="string" office:string-value="Reach Law">
            <text:p>Reach Law</text:p>
          </table:table-cell>
          <table:table-cell office:value-type="string" office:string-value="Electrónica">
            <text:p>Electrónica</text:p>
          </table:table-cell>
          <table:table-cell office:value-type="float" office:value="73">
            <text:p>73</text:p>
          </table:table-cell>
          <table:table-cell office:value-type="float" office:value="350.75">
            <text:p>350.7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8-25">
            <text:p>2024-08-25</text:p>
          </table:table-cell>
          <table:table-cell office:value-type="string" office:string-value="A-41-B1">
            <text:p>A-41-B1</text:p>
          </table:table-cell>
        </table:table-row>
        <table:table-row>
          <table:table-cell office:value-type="string" office:string-value="P-0796">
            <text:p>P-0796</text:p>
          </table:table-cell>
          <table:table-cell office:value-type="string" office:string-value="Friend Same">
            <text:p>Friend Same</text:p>
          </table:table-cell>
          <table:table-cell office:value-type="string" office:string-value="Ropa">
            <text:p>Ropa</text:p>
          </table:table-cell>
          <table:table-cell office:value-type="float" office:value="101">
            <text:p>101</text:p>
          </table:table-cell>
          <table:table-cell office:value-type="float" office:value="104.17">
            <text:p>104.1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3-27">
            <text:p>2024-03-27</text:p>
          </table:table-cell>
          <table:table-cell office:value-type="string" office:string-value="A-46-B11">
            <text:p>A-46-B11</text:p>
          </table:table-cell>
        </table:table-row>
        <table:table-row>
          <table:table-cell office:value-type="string" office:string-value="P-0797">
            <text:p>P-0797</text:p>
          </table:table-cell>
          <table:table-cell office:value-type="string" office:string-value="Region Modern">
            <text:p>Region Modern</text:p>
          </table:table-cell>
          <table:table-cell office:value-type="string" office:string-value="Hogar">
            <text:p>Hogar</text:p>
          </table:table-cell>
          <table:table-cell office:value-type="float" office:value="284">
            <text:p>284</text:p>
          </table:table-cell>
          <table:table-cell office:value-type="float" office:value="235.06">
            <text:p>235.0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03">
            <text:p>2024-09-03</text:p>
          </table:table-cell>
          <table:table-cell office:value-type="string" office:string-value="A-20-B17">
            <text:p>A-20-B17</text:p>
          </table:table-cell>
        </table:table-row>
        <table:table-row>
          <table:table-cell office:value-type="string" office:string-value="P-0798">
            <text:p>P-0798</text:p>
          </table:table-cell>
          <table:table-cell office:value-type="string" office:string-value="Option Yard">
            <text:p>Option Yard</text:p>
          </table:table-cell>
          <table:table-cell office:value-type="string" office:string-value="Ropa">
            <text:p>Ropa</text:p>
          </table:table-cell>
          <table:table-cell office:value-type="float" office:value="430">
            <text:p>430</text:p>
          </table:table-cell>
          <table:table-cell office:value-type="float" office:value="137.79">
            <text:p>137.7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06">
            <text:p>2023-08-06</text:p>
          </table:table-cell>
          <table:table-cell office:value-type="string" office:string-value="A-18-B18">
            <text:p>A-18-B18</text:p>
          </table:table-cell>
        </table:table-row>
        <table:table-row>
          <table:table-cell office:value-type="string" office:string-value="P-0799">
            <text:p>P-0799</text:p>
          </table:table-cell>
          <table:table-cell office:value-type="string" office:string-value="Until Structure">
            <text:p>Until Structure</text:p>
          </table:table-cell>
          <table:table-cell office:value-type="string" office:string-value="Alimentos">
            <text:p>Alimentos</text:p>
          </table:table-cell>
          <table:table-cell office:value-type="float" office:value="256">
            <text:p>256</text:p>
          </table:table-cell>
          <table:table-cell office:value-type="float" office:value="238.7">
            <text:p>238.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8-20">
            <text:p>2023-08-20</text:p>
          </table:table-cell>
          <table:table-cell office:value-type="string" office:string-value="A-23-B14">
            <text:p>A-23-B14</text:p>
          </table:table-cell>
        </table:table-row>
        <table:table-row>
          <table:table-cell office:value-type="float" office:value="7501">
            <text:p>7501</text:p>
          </table:table-cell>
          <table:table-cell office:value-type="string" office:string-value="Above billion assume.">
            <text:p>Above billion assume.</text:p>
          </table:table-cell>
          <table:table-cell office:value-type="float" office:value="8214">
            <text:p>8214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313">
            <text:p>Ubicación313</text:p>
          </table:table-cell>
        </table:table-row>
        <table:table-row>
          <table:table-cell office:value-type="string" office:string-value="P-0801">
            <text:p>P-0801</text:p>
          </table:table-cell>
          <table:table-cell office:value-type="string" office:string-value="Clear Say">
            <text:p>Clear Say</text:p>
          </table:table-cell>
          <table:table-cell office:value-type="string" office:string-value="Deportes">
            <text:p>Deportes</text:p>
          </table:table-cell>
          <table:table-cell office:value-type="float" office:value="314">
            <text:p>314</text:p>
          </table:table-cell>
          <table:table-cell office:value-type="float" office:value="25.28">
            <text:p>25.2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4-27">
            <text:p>2024-04-27</text:p>
          </table:table-cell>
          <table:table-cell office:value-type="string" office:string-value="A-11-B19">
            <text:p>A-11-B19</text:p>
          </table:table-cell>
        </table:table-row>
        <table:table-row>
          <table:table-cell office:value-type="string" office:string-value="P-0802">
            <text:p>P-0802</text:p>
          </table:table-cell>
          <table:table-cell office:value-type="string" office:string-value="Organization Reality">
            <text:p>Organization Reality</text:p>
          </table:table-cell>
          <table:table-cell office:value-type="string" office:string-value="Ropa">
            <text:p>Ropa</text:p>
          </table:table-cell>
          <table:table-cell office:value-type="float" office:value="218">
            <text:p>218</text:p>
          </table:table-cell>
          <table:table-cell office:value-type="float" office:value="354.4">
            <text:p>354.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13">
            <text:p>2024-02-13</text:p>
          </table:table-cell>
          <table:table-cell office:value-type="string" office:string-value="A-27-B9">
            <text:p>A-27-B9</text:p>
          </table:table-cell>
        </table:table-row>
        <table:table-row>
          <table:table-cell office:value-type="string" office:string-value="P-0803">
            <text:p>P-0803</text:p>
          </table:table-cell>
          <table:table-cell office:value-type="string" office:string-value="Site Challenge">
            <text:p>Site Challenge</text:p>
          </table:table-cell>
          <table:table-cell office:value-type="string" office:string-value="Alimentos">
            <text:p>Alimentos</text:p>
          </table:table-cell>
          <table:table-cell office:value-type="float" office:value="450">
            <text:p>450</text:p>
          </table:table-cell>
          <table:table-cell office:value-type="float" office:value="155.35">
            <text:p>155.3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6-21">
            <text:p>2024-06-21</text:p>
          </table:table-cell>
          <table:table-cell office:value-type="string" office:string-value="A-48-B7">
            <text:p>A-48-B7</text:p>
          </table:table-cell>
        </table:table-row>
        <table:table-row>
          <table:table-cell office:value-type="string" office:string-value="P-0804">
            <text:p>P-0804</text:p>
          </table:table-cell>
          <table:table-cell office:value-type="string" office:string-value="Fight Particularly">
            <text:p>Fight Particularly</text:p>
          </table:table-cell>
          <table:table-cell office:value-type="string" office:string-value="Juguetes">
            <text:p>Juguetes</text:p>
          </table:table-cell>
          <table:table-cell office:value-type="float" office:value="390">
            <text:p>390</text:p>
          </table:table-cell>
          <table:table-cell office:value-type="float" office:value="352.39">
            <text:p>352.3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13">
            <text:p>2024-01-13</text:p>
          </table:table-cell>
          <table:table-cell office:value-type="string" office:string-value="A-21-B6">
            <text:p>A-21-B6</text:p>
          </table:table-cell>
        </table:table-row>
        <table:table-row>
          <table:table-cell office:value-type="string" office:string-value="P-0805">
            <text:p>P-0805</text:p>
          </table:table-cell>
          <table:table-cell office:value-type="string" office:string-value="Machine Should">
            <text:p>Machine Should</text:p>
          </table:table-cell>
          <table:table-cell office:value-type="string" office:string-value="Electrónica">
            <text:p>Electrónica</text:p>
          </table:table-cell>
          <table:table-cell office:value-type="float" office:value="478">
            <text:p>478</text:p>
          </table:table-cell>
          <table:table-cell office:value-type="float" office:value="495.51">
            <text:p>495.5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10">
            <text:p>2024-10-10</text:p>
          </table:table-cell>
          <table:table-cell office:value-type="string" office:string-value="A-21-B15">
            <text:p>A-21-B15</text:p>
          </table:table-cell>
        </table:table-row>
        <table:table-row>
          <table:table-cell office:value-type="string" office:string-value="P-0806">
            <text:p>P-0806</text:p>
          </table:table-cell>
          <table:table-cell office:value-type="string" office:string-value="Option By">
            <text:p>Option By</text:p>
          </table:table-cell>
          <table:table-cell office:value-type="string" office:string-value="Electrónica">
            <text:p>Electrónica</text:p>
          </table:table-cell>
          <table:table-cell office:value-type="float" office:value="297">
            <text:p>297</text:p>
          </table:table-cell>
          <table:table-cell office:value-type="float" office:value="410.78">
            <text:p>410.7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4-19">
            <text:p>2023-04-19</text:p>
          </table:table-cell>
          <table:table-cell office:value-type="string" office:string-value="A-29-B9">
            <text:p>A-29-B9</text:p>
          </table:table-cell>
        </table:table-row>
        <table:table-row>
          <table:table-cell office:value-type="string" office:string-value="P-0807">
            <text:p>P-0807</text:p>
          </table:table-cell>
          <table:table-cell office:value-type="string" office:string-value="Camera Civil">
            <text:p>Camera Civil</text:p>
          </table:table-cell>
          <table:table-cell office:value-type="string" office:string-value="Salud">
            <text:p>Salud</text:p>
          </table:table-cell>
          <table:table-cell office:value-type="float" office:value="180">
            <text:p>180</text:p>
          </table:table-cell>
          <table:table-cell office:value-type="float" office:value="337.29">
            <text:p>337.2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8-20">
            <text:p>2023-08-20</text:p>
          </table:table-cell>
          <table:table-cell office:value-type="string" office:string-value="A-18-B17">
            <text:p>A-18-B17</text:p>
          </table:table-cell>
        </table:table-row>
        <table:table-row>
          <table:table-cell office:value-type="string" office:string-value="P-0808">
            <text:p>P-0808</text:p>
          </table:table-cell>
          <table:table-cell office:value-type="string" office:string-value="Charge Week">
            <text:p>Charge Week</text:p>
          </table:table-cell>
          <table:table-cell office:value-type="string" office:string-value="Electrónica">
            <text:p>Electrónica</text:p>
          </table:table-cell>
          <table:table-cell office:value-type="float" office:value="426">
            <text:p>426</text:p>
          </table:table-cell>
          <table:table-cell office:value-type="float" office:value="463.98">
            <text:p>463.9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2-23">
            <text:p>2024-12-23</text:p>
          </table:table-cell>
          <table:table-cell office:value-type="string" office:string-value="A-21-B19">
            <text:p>A-21-B19</text:p>
          </table:table-cell>
        </table:table-row>
        <table:table-row>
          <table:table-cell office:value-type="string" office:string-value="P-0809">
            <text:p>P-0809</text:p>
          </table:table-cell>
          <table:table-cell office:value-type="string" office:string-value="Ground Ability">
            <text:p>Ground Ability</text:p>
          </table:table-cell>
          <table:table-cell office:value-type="string" office:string-value="Ropa">
            <text:p>Ropa</text:p>
          </table:table-cell>
          <table:table-cell office:value-type="float" office:value="130">
            <text:p>130</text:p>
          </table:table-cell>
          <table:table-cell office:value-type="float" office:value="332.5">
            <text:p>332.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24">
            <text:p>2023-05-24</text:p>
          </table:table-cell>
          <table:table-cell office:value-type="string" office:string-value="A-40-B17">
            <text:p>A-40-B17</text:p>
          </table:table-cell>
        </table:table-row>
        <table:table-row>
          <table:table-cell office:value-type="string" office:string-value="P-0810">
            <text:p>P-0810</text:p>
          </table:table-cell>
          <table:table-cell office:value-type="string" office:string-value="Successful Dinner">
            <text:p>Successful Dinner</text:p>
          </table:table-cell>
          <table:table-cell office:value-type="string" office:string-value="Hogar">
            <text:p>Hogar</text:p>
          </table:table-cell>
          <table:table-cell office:value-type="float" office:value="351">
            <text:p>351</text:p>
          </table:table-cell>
          <table:table-cell office:value-type="float" office:value="143.96">
            <text:p>143.9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2-08">
            <text:p>2024-02-08</text:p>
          </table:table-cell>
          <table:table-cell office:value-type="string" office:string-value="A-1-B11">
            <text:p>A-1-B11</text:p>
          </table:table-cell>
        </table:table-row>
        <table:table-row>
          <table:table-cell office:value-type="string" office:string-value="P-0811">
            <text:p>P-0811</text:p>
          </table:table-cell>
          <table:table-cell office:value-type="string" office:string-value="Policy Best">
            <text:p>Policy Best</text:p>
          </table:table-cell>
          <table:table-cell office:value-type="string" office:string-value="Alimentos">
            <text:p>Alimentos</text:p>
          </table:table-cell>
          <table:table-cell office:value-type="float" office:value="210">
            <text:p>210</text:p>
          </table:table-cell>
          <table:table-cell office:value-type="float" office:value="449.55">
            <text:p>449.5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2-11">
            <text:p>2023-12-11</text:p>
          </table:table-cell>
          <table:table-cell office:value-type="string" office:string-value="A-30-B11">
            <text:p>A-30-B11</text:p>
          </table:table-cell>
        </table:table-row>
        <table:table-row>
          <table:table-cell office:value-type="string" office:string-value="P-0812">
            <text:p>P-0812</text:p>
          </table:table-cell>
          <table:table-cell office:value-type="string" office:string-value="Ago Dream">
            <text:p>Ago Dream</text:p>
          </table:table-cell>
          <table:table-cell office:value-type="string" office:string-value="Hogar">
            <text:p>Hogar</text:p>
          </table:table-cell>
          <table:table-cell office:value-type="float" office:value="490">
            <text:p>490</text:p>
          </table:table-cell>
          <table:table-cell office:value-type="float" office:value="387.57">
            <text:p>387.5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3-14">
            <text:p>2025-03-14</text:p>
          </table:table-cell>
          <table:table-cell office:value-type="string" office:string-value="A-28-B4">
            <text:p>A-28-B4</text:p>
          </table:table-cell>
        </table:table-row>
        <table:table-row>
          <table:table-cell office:value-type="string" office:string-value="P-0813">
            <text:p>P-0813</text:p>
          </table:table-cell>
          <table:table-cell office:value-type="string" office:string-value="What Accept">
            <text:p>What Accept</text:p>
          </table:table-cell>
          <table:table-cell office:value-type="string" office:string-value="Salud">
            <text:p>Salud</text:p>
          </table:table-cell>
          <table:table-cell office:value-type="float" office:value="363">
            <text:p>363</text:p>
          </table:table-cell>
          <table:table-cell office:value-type="float" office:value="316.05">
            <text:p>316.0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18">
            <text:p>2023-10-18</text:p>
          </table:table-cell>
          <table:table-cell office:value-type="string" office:string-value="A-40-B3">
            <text:p>A-40-B3</text:p>
          </table:table-cell>
        </table:table-row>
        <table:table-row>
          <table:table-cell office:value-type="string" office:string-value="P-0814">
            <text:p>P-0814</text:p>
          </table:table-cell>
          <table:table-cell office:value-type="string" office:string-value="Tend Friend">
            <text:p>Tend Friend</text:p>
          </table:table-cell>
          <table:table-cell office:value-type="string" office:string-value="Ropa">
            <text:p>Ropa</text:p>
          </table:table-cell>
          <table:table-cell office:value-type="float" office:value="328">
            <text:p>328</text:p>
          </table:table-cell>
          <table:table-cell office:value-type="float" office:value="409.04">
            <text:p>409.0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30">
            <text:p>2024-09-30</text:p>
          </table:table-cell>
          <table:table-cell office:value-type="string" office:string-value="A-42-B12">
            <text:p>A-42-B12</text:p>
          </table:table-cell>
        </table:table-row>
        <table:table-row>
          <table:table-cell office:value-type="string" office:string-value="P-0815">
            <text:p>P-0815</text:p>
          </table:table-cell>
          <table:table-cell office:value-type="string" office:string-value="Easy Show">
            <text:p>Easy Show</text:p>
          </table:table-cell>
          <table:table-cell office:value-type="string" office:string-value="Alimentos">
            <text:p>Alimentos</text:p>
          </table:table-cell>
          <table:table-cell office:value-type="float" office:value="70">
            <text:p>70</text:p>
          </table:table-cell>
          <table:table-cell office:value-type="float" office:value="169.96">
            <text:p>169.9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4-06">
            <text:p>2023-04-06</text:p>
          </table:table-cell>
          <table:table-cell office:value-type="string" office:string-value="A-23-B5">
            <text:p>A-23-B5</text:p>
          </table:table-cell>
        </table:table-row>
        <table:table-row>
          <table:table-cell office:value-type="string" office:string-value="P-0816">
            <text:p>P-0816</text:p>
          </table:table-cell>
          <table:table-cell office:value-type="string" office:string-value="Help Morning">
            <text:p>Help Morning</text:p>
          </table:table-cell>
          <table:table-cell office:value-type="string" office:string-value="Ropa">
            <text:p>Ropa</text:p>
          </table:table-cell>
          <table:table-cell office:value-type="float" office:value="157">
            <text:p>157</text:p>
          </table:table-cell>
          <table:table-cell office:value-type="float" office:value="150.08">
            <text:p>150.0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29">
            <text:p>2024-08-29</text:p>
          </table:table-cell>
          <table:table-cell office:value-type="string" office:string-value="A-36-B6">
            <text:p>A-36-B6</text:p>
          </table:table-cell>
        </table:table-row>
        <table:table-row>
          <table:table-cell office:value-type="string" office:string-value="P-0817">
            <text:p>P-0817</text:p>
          </table:table-cell>
          <table:table-cell office:value-type="string" office:string-value="Game Hair">
            <text:p>Game Hair</text:p>
          </table:table-cell>
          <table:table-cell office:value-type="string" office:string-value="Electrónica">
            <text:p>Electrónica</text:p>
          </table:table-cell>
          <table:table-cell office:value-type="float" office:value="48">
            <text:p>48</text:p>
          </table:table-cell>
          <table:table-cell office:value-type="float" office:value="155.8">
            <text:p>155.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02">
            <text:p>2025-01-02</text:p>
          </table:table-cell>
          <table:table-cell office:value-type="string" office:string-value="A-3-B18">
            <text:p>A-3-B18</text:p>
          </table:table-cell>
        </table:table-row>
        <table:table-row>
          <table:table-cell office:value-type="string" office:string-value="P-0818">
            <text:p>P-0818</text:p>
          </table:table-cell>
          <table:table-cell office:value-type="string" office:string-value="Line Republican">
            <text:p>Line Republican</text:p>
          </table:table-cell>
          <table:table-cell office:value-type="string" office:string-value="Juguetes">
            <text:p>Juguetes</text:p>
          </table:table-cell>
          <table:table-cell office:value-type="float" office:value="125">
            <text:p>125</text:p>
          </table:table-cell>
          <table:table-cell office:value-type="float" office:value="126.21">
            <text:p>126.2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19">
            <text:p>2023-10-19</text:p>
          </table:table-cell>
          <table:table-cell office:value-type="string" office:string-value="A-45-B17">
            <text:p>A-45-B1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820">
            <text:p>P-0820</text:p>
          </table:table-cell>
          <table:table-cell office:value-type="string" office:string-value="Wrong Although">
            <text:p>Wrong Although</text:p>
          </table:table-cell>
          <table:table-cell office:value-type="string" office:string-value="Deportes">
            <text:p>Deportes</text:p>
          </table:table-cell>
          <table:table-cell office:value-type="float" office:value="446">
            <text:p>446</text:p>
          </table:table-cell>
          <table:table-cell office:value-type="float" office:value="477.22">
            <text:p>477.2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1-29">
            <text:p>2024-01-29</text:p>
          </table:table-cell>
          <table:table-cell office:value-type="string" office:string-value="A-21-B9">
            <text:p>A-21-B9</text:p>
          </table:table-cell>
        </table:table-row>
        <table:table-row>
          <table:table-cell office:value-type="string" office:string-value="P-0821">
            <text:p>P-0821</text:p>
          </table:table-cell>
          <table:table-cell office:value-type="string" office:string-value="Team College">
            <text:p>Team College</text:p>
          </table:table-cell>
          <table:table-cell office:value-type="string" office:string-value="Ropa">
            <text:p>Ropa</text:p>
          </table:table-cell>
          <table:table-cell office:value-type="float" office:value="357">
            <text:p>357</text:p>
          </table:table-cell>
          <table:table-cell office:value-type="float" office:value="428.32">
            <text:p>428.3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5-19">
            <text:p>2024-05-19</text:p>
          </table:table-cell>
          <table:table-cell office:value-type="string" office:string-value="A-1-B2">
            <text:p>A-1-B2</text:p>
          </table:table-cell>
        </table:table-row>
        <table:table-row>
          <table:table-cell office:value-type="string" office:string-value="P-0822">
            <text:p>P-0822</text:p>
          </table:table-cell>
          <table:table-cell office:value-type="string" office:string-value="Machine Hold">
            <text:p>Machine Hold</text:p>
          </table:table-cell>
          <table:table-cell office:value-type="string" office:string-value="Automotriz">
            <text:p>Automotriz</text:p>
          </table:table-cell>
          <table:table-cell office:value-type="float" office:value="39">
            <text:p>39</text:p>
          </table:table-cell>
          <table:table-cell office:value-type="float" office:value="471.64">
            <text:p>471.6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10">
            <text:p>2023-08-10</text:p>
          </table:table-cell>
          <table:table-cell office:value-type="string" office:string-value="A-7-B2">
            <text:p>A-7-B2</text:p>
          </table:table-cell>
        </table:table-row>
        <table:table-row>
          <table:table-cell office:value-type="string" office:string-value="P-0823">
            <text:p>P-0823</text:p>
          </table:table-cell>
          <table:table-cell office:value-type="string" office:string-value="Deep Worry">
            <text:p>Deep Worry</text:p>
          </table:table-cell>
          <table:table-cell office:value-type="string" office:string-value="Juguetes">
            <text:p>Juguetes</text:p>
          </table:table-cell>
          <table:table-cell office:value-type="float" office:value="333">
            <text:p>333</text:p>
          </table:table-cell>
          <table:table-cell office:value-type="float" office:value="442.21">
            <text:p>442.21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3-31">
            <text:p>2024-03-31</text:p>
          </table:table-cell>
          <table:table-cell office:value-type="string" office:string-value="A-19-B13">
            <text:p>A-19-B13</text:p>
          </table:table-cell>
        </table:table-row>
        <table:table-row>
          <table:table-cell office:value-type="string" office:string-value="P-0824">
            <text:p>P-0824</text:p>
          </table:table-cell>
          <table:table-cell office:value-type="string" office:string-value="Wear Customer">
            <text:p>Wear Customer</text:p>
          </table:table-cell>
          <table:table-cell office:value-type="string" office:string-value="Juguetes">
            <text:p>Juguetes</text:p>
          </table:table-cell>
          <table:table-cell office:value-type="float" office:value="42">
            <text:p>42</text:p>
          </table:table-cell>
          <table:table-cell office:value-type="float" office:value="167.43">
            <text:p>167.4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7-02">
            <text:p>2023-07-02</text:p>
          </table:table-cell>
          <table:table-cell office:value-type="string" office:string-value="A-50-B6">
            <text:p>A-50-B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826">
            <text:p>P-0826</text:p>
          </table:table-cell>
          <table:table-cell office:value-type="string" office:string-value="Family View">
            <text:p>Family View</text:p>
          </table:table-cell>
          <table:table-cell office:value-type="string" office:string-value="Salud">
            <text:p>Salud</text:p>
          </table:table-cell>
          <table:table-cell office:value-type="float" office:value="203">
            <text:p>203</text:p>
          </table:table-cell>
          <table:table-cell office:value-type="float" office:value="147.96">
            <text:p>147.9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17">
            <text:p>2024-10-17</text:p>
          </table:table-cell>
          <table:table-cell office:value-type="string" office:string-value="A-28-B5">
            <text:p>A-28-B5</text:p>
          </table:table-cell>
        </table:table-row>
        <table:table-row>
          <table:table-cell office:value-type="string" office:string-value="P-0827">
            <text:p>P-0827</text:p>
          </table:table-cell>
          <table:table-cell office:value-type="string" office:string-value="End Since">
            <text:p>End Since</text:p>
          </table:table-cell>
          <table:table-cell office:value-type="string" office:string-value="Hogar">
            <text:p>Hogar</text:p>
          </table:table-cell>
          <table:table-cell office:value-type="float" office:value="418">
            <text:p>418</text:p>
          </table:table-cell>
          <table:table-cell office:value-type="float" office:value="158.5">
            <text:p>158.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7-18">
            <text:p>2023-07-18</text:p>
          </table:table-cell>
          <table:table-cell office:value-type="string" office:string-value="A-43-B3">
            <text:p>A-43-B3</text:p>
          </table:table-cell>
        </table:table-row>
        <table:table-row>
          <table:table-cell office:value-type="string" office:string-value="(%&amp;)@">
            <text:p>(%&amp;)@</text:p>
          </table:table-cell>
          <table:table-cell office:value-type="string" office:string-value="76170543">
            <text:p>76170543</text:p>
          </table:table-cell>
          <table:table-cell office:value-type="string" office:string-value="UVDPBQUEJS">
            <text:p>UVDPBQUEJS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780">
            <text:p>Random780</text:p>
          </table:table-cell>
        </table:table-row>
        <table:table-row>
          <table:table-cell office:value-type="string" office:string-value="P-0829">
            <text:p>P-0829</text:p>
          </table:table-cell>
          <table:table-cell office:value-type="string" office:string-value="My Phone">
            <text:p>My Phone</text:p>
          </table:table-cell>
          <table:table-cell office:value-type="string" office:string-value="Ropa">
            <text:p>Ropa</text:p>
          </table:table-cell>
          <table:table-cell office:value-type="float" office:value="490">
            <text:p>490</text:p>
          </table:table-cell>
          <table:table-cell office:value-type="float" office:value="175.17">
            <text:p>175.1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2-28">
            <text:p>2023-12-28</text:p>
          </table:table-cell>
          <table:table-cell office:value-type="string" office:string-value="A-9-B3">
            <text:p>A-9-B3</text:p>
          </table:table-cell>
        </table:table-row>
        <table:table-row>
          <table:table-cell office:value-type="string" office:string-value="((*@^">
            <text:p>((*@^</text:p>
          </table:table-cell>
          <table:table-cell office:value-type="string" office:string-value="51892240">
            <text:p>51892240</text:p>
          </table:table-cell>
          <table:table-cell office:value-type="string" office:string-value="NXNDHJCOQY">
            <text:p>NXNDHJCOQY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303">
            <text:p>Random303</text:p>
          </table:table-cell>
        </table:table-row>
        <table:table-row>
          <table:table-cell office:value-type="string" office:string-value="P-0831">
            <text:p>P-0831</text:p>
          </table:table-cell>
          <table:table-cell office:value-type="string" office:string-value="There Get">
            <text:p>There Get</text:p>
          </table:table-cell>
          <table:table-cell office:value-type="string" office:string-value="Alimentos">
            <text:p>Alimentos</text:p>
          </table:table-cell>
          <table:table-cell office:value-type="float" office:value="198">
            <text:p>198</text:p>
          </table:table-cell>
          <table:table-cell office:value-type="float" office:value="6.61">
            <text:p>6.6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21">
            <text:p>2024-10-21</text:p>
          </table:table-cell>
          <table:table-cell office:value-type="string" office:string-value="A-25-B11">
            <text:p>A-25-B1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833">
            <text:p>P-0833</text:p>
          </table:table-cell>
          <table:table-cell office:value-type="string" office:string-value="Fact Last">
            <text:p>Fact Last</text:p>
          </table:table-cell>
          <table:table-cell office:value-type="string" office:string-value="Hogar">
            <text:p>Hogar</text:p>
          </table:table-cell>
          <table:table-cell office:value-type="float" office:value="442">
            <text:p>442</text:p>
          </table:table-cell>
          <table:table-cell office:value-type="float" office:value="482.96">
            <text:p>482.9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8-02">
            <text:p>2024-08-02</text:p>
          </table:table-cell>
          <table:table-cell office:value-type="string" office:string-value="A-4-B17">
            <text:p>A-4-B17</text:p>
          </table:table-cell>
        </table:table-row>
        <table:table-row>
          <table:table-cell office:value-type="string" office:string-value="P-0834">
            <text:p>P-0834</text:p>
          </table:table-cell>
          <table:table-cell office:value-type="string" office:string-value="Test Tough">
            <text:p>Test Tough</text:p>
          </table:table-cell>
          <table:table-cell office:value-type="string" office:string-value="Salud">
            <text:p>Salud</text:p>
          </table:table-cell>
          <table:table-cell office:value-type="float" office:value="159">
            <text:p>159</text:p>
          </table:table-cell>
          <table:table-cell office:value-type="float" office:value="142.66">
            <text:p>142.6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09">
            <text:p>2023-09-09</text:p>
          </table:table-cell>
          <table:table-cell office:value-type="string" office:string-value="A-4-B13">
            <text:p>A-4-B1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836">
            <text:p>P-0836</text:p>
          </table:table-cell>
          <table:table-cell office:value-type="string" office:string-value="Particular Great">
            <text:p>Particular Great</text:p>
          </table:table-cell>
          <table:table-cell office:value-type="string" office:string-value="Salud">
            <text:p>Salud</text:p>
          </table:table-cell>
          <table:table-cell office:value-type="float" office:value="67">
            <text:p>67</text:p>
          </table:table-cell>
          <table:table-cell office:value-type="float" office:value="92.23">
            <text:p>92.2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02">
            <text:p>2023-08-02</text:p>
          </table:table-cell>
          <table:table-cell office:value-type="string" office:string-value="A-45-B18">
            <text:p>A-45-B18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839">
            <text:p>P-0839</text:p>
          </table:table-cell>
          <table:table-cell office:value-type="string" office:string-value="Hair War">
            <text:p>Hair War</text:p>
          </table:table-cell>
          <table:table-cell office:value-type="string" office:string-value="Automotriz">
            <text:p>Automotriz</text:p>
          </table:table-cell>
          <table:table-cell office:value-type="float" office:value="142">
            <text:p>142</text:p>
          </table:table-cell>
          <table:table-cell office:value-type="float" office:value="246.16">
            <text:p>246.1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1-06">
            <text:p>2024-01-06</text:p>
          </table:table-cell>
          <table:table-cell office:value-type="string" office:string-value="A-9-B8">
            <text:p>A-9-B8</text:p>
          </table:table-cell>
        </table:table-row>
        <table:table-row>
          <table:table-cell office:value-type="string" office:string-value="P-0840">
            <text:p>P-0840</text:p>
          </table:table-cell>
          <table:table-cell office:value-type="string" office:string-value="Next Along">
            <text:p>Next Along</text:p>
          </table:table-cell>
          <table:table-cell office:value-type="string" office:string-value="Electrónica">
            <text:p>Electrónica</text:p>
          </table:table-cell>
          <table:table-cell office:value-type="float" office:value="452">
            <text:p>452</text:p>
          </table:table-cell>
          <table:table-cell office:value-type="float" office:value="443.67">
            <text:p>443.6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4-28">
            <text:p>2024-04-28</text:p>
          </table:table-cell>
          <table:table-cell office:value-type="string" office:string-value="A-20-B12">
            <text:p>A-20-B12</text:p>
          </table:table-cell>
        </table:table-row>
        <table:table-row>
          <table:table-cell office:value-type="string" office:string-value="P-0841">
            <text:p>P-0841</text:p>
          </table:table-cell>
          <table:table-cell office:value-type="string" office:string-value="Story Participant">
            <text:p>Story Participant</text:p>
          </table:table-cell>
          <table:table-cell office:value-type="string" office:string-value="Juguetes">
            <text:p>Juguetes</text:p>
          </table:table-cell>
          <table:table-cell office:value-type="float" office:value="89">
            <text:p>89</text:p>
          </table:table-cell>
          <table:table-cell office:value-type="float" office:value="493.2">
            <text:p>493.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1-03">
            <text:p>2024-11-03</text:p>
          </table:table-cell>
          <table:table-cell office:value-type="string" office:string-value="A-42-B7">
            <text:p>A-42-B7</text:p>
          </table:table-cell>
        </table:table-row>
        <table:table-row>
          <table:table-cell office:value-type="string" office:string-value="P-0842">
            <text:p>P-0842</text:p>
          </table:table-cell>
          <table:table-cell office:value-type="string" office:string-value="Resource Night">
            <text:p>Resource Night</text:p>
          </table:table-cell>
          <table:table-cell office:value-type="string" office:string-value="Automotriz">
            <text:p>Automotriz</text:p>
          </table:table-cell>
          <table:table-cell office:value-type="float" office:value="109">
            <text:p>109</text:p>
          </table:table-cell>
          <table:table-cell office:value-type="float" office:value="335.75">
            <text:p>335.7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2-01">
            <text:p>2025-02-01</text:p>
          </table:table-cell>
          <table:table-cell office:value-type="string" office:string-value="A-7-B4">
            <text:p>A-7-B4</text:p>
          </table:table-cell>
        </table:table-row>
        <table:table-row>
          <table:table-cell office:value-type="string" office:string-value="P-0843">
            <text:p>P-0843</text:p>
          </table:table-cell>
          <table:table-cell office:value-type="string" office:string-value="Report Test">
            <text:p>Report Test</text:p>
          </table:table-cell>
          <table:table-cell office:value-type="string" office:string-value="Salud">
            <text:p>Salud</text:p>
          </table:table-cell>
          <table:table-cell office:value-type="float" office:value="167">
            <text:p>167</text:p>
          </table:table-cell>
          <table:table-cell office:value-type="float" office:value="219.62">
            <text:p>219.6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2-21">
            <text:p>2024-12-21</text:p>
          </table:table-cell>
          <table:table-cell office:value-type="string" office:string-value="A-41-B12">
            <text:p>A-41-B12</text:p>
          </table:table-cell>
        </table:table-row>
        <table:table-row>
          <table:table-cell office:value-type="string" office:string-value="P-0844">
            <text:p>P-0844</text:p>
          </table:table-cell>
          <table:table-cell office:value-type="string" office:string-value="Growth Nothing">
            <text:p>Growth Nothing</text:p>
          </table:table-cell>
          <table:table-cell office:value-type="string" office:string-value="Juguetes">
            <text:p>Juguetes</text:p>
          </table:table-cell>
          <table:table-cell office:value-type="float" office:value="326">
            <text:p>326</text:p>
          </table:table-cell>
          <table:table-cell office:value-type="float" office:value="267.62">
            <text:p>267.6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13">
            <text:p>2024-05-13</text:p>
          </table:table-cell>
          <table:table-cell office:value-type="string" office:string-value="A-38-B6">
            <text:p>A-38-B6</text:p>
          </table:table-cell>
        </table:table-row>
        <table:table-row>
          <table:table-cell office:value-type="string" office:string-value="P-0845">
            <text:p>P-0845</text:p>
          </table:table-cell>
          <table:table-cell office:value-type="string" office:string-value="Music Agreement">
            <text:p>Music Agreement</text:p>
          </table:table-cell>
          <table:table-cell office:value-type="string" office:string-value="Automotriz">
            <text:p>Automotriz</text:p>
          </table:table-cell>
          <table:table-cell office:value-type="float" office:value="490">
            <text:p>490</text:p>
          </table:table-cell>
          <table:table-cell office:value-type="float" office:value="252.43">
            <text:p>252.4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2-26">
            <text:p>2025-02-26</text:p>
          </table:table-cell>
          <table:table-cell office:value-type="string" office:string-value="A-50-B17">
            <text:p>A-50-B17</text:p>
          </table:table-cell>
        </table:table-row>
        <table:table-row>
          <table:table-cell office:value-type="string" office:string-value="P-0846">
            <text:p>P-0846</text:p>
          </table:table-cell>
          <table:table-cell office:value-type="string" office:string-value="Agree Meet">
            <text:p>Agree Meet</text:p>
          </table:table-cell>
          <table:table-cell office:value-type="string" office:string-value="Hogar">
            <text:p>Hogar</text:p>
          </table:table-cell>
          <table:table-cell office:value-type="float" office:value="21">
            <text:p>21</text:p>
          </table:table-cell>
          <table:table-cell office:value-type="float" office:value="102.19">
            <text:p>102.1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2-11">
            <text:p>2023-12-11</text:p>
          </table:table-cell>
          <table:table-cell office:value-type="string" office:string-value="A-8-B2">
            <text:p>A-8-B2</text:p>
          </table:table-cell>
        </table:table-row>
        <table:table-row>
          <table:table-cell office:value-type="string" office:string-value="P-0847">
            <text:p>P-0847</text:p>
          </table:table-cell>
          <table:table-cell office:value-type="string" office:string-value="Authority Since">
            <text:p>Authority Since</text:p>
          </table:table-cell>
          <table:table-cell office:value-type="string" office:string-value="Electrónica">
            <text:p>Electrónica</text:p>
          </table:table-cell>
          <table:table-cell office:value-type="float" office:value="412">
            <text:p>412</text:p>
          </table:table-cell>
          <table:table-cell office:value-type="float" office:value="380.56">
            <text:p>380.5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1-04">
            <text:p>2024-11-04</text:p>
          </table:table-cell>
          <table:table-cell office:value-type="string" office:string-value="A-37-B7">
            <text:p>A-37-B7</text:p>
          </table:table-cell>
        </table:table-row>
        <table:table-row>
          <table:table-cell office:value-type="string" office:string-value="P-0848">
            <text:p>P-0848</text:p>
          </table:table-cell>
          <table:table-cell office:value-type="string" office:string-value="Image Throw">
            <text:p>Image Throw</text:p>
          </table:table-cell>
          <table:table-cell office:value-type="string" office:string-value="Hogar">
            <text:p>Hogar</text:p>
          </table:table-cell>
          <table:table-cell office:value-type="float" office:value="217">
            <text:p>217</text:p>
          </table:table-cell>
          <table:table-cell office:value-type="float" office:value="374.54">
            <text:p>374.5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7-07">
            <text:p>2023-07-07</text:p>
          </table:table-cell>
          <table:table-cell office:value-type="string" office:string-value="A-16-B20">
            <text:p>A-16-B20</text:p>
          </table:table-cell>
        </table:table-row>
        <table:table-row>
          <table:table-cell office:value-type="string" office:string-value="P-0849">
            <text:p>P-0849</text:p>
          </table:table-cell>
          <table:table-cell office:value-type="string" office:string-value="Agreement Remain">
            <text:p>Agreement Remain</text:p>
          </table:table-cell>
          <table:table-cell office:value-type="string" office:string-value="Deportes">
            <text:p>Deportes</text:p>
          </table:table-cell>
          <table:table-cell office:value-type="float" office:value="223">
            <text:p>223</text:p>
          </table:table-cell>
          <table:table-cell office:value-type="float" office:value="69.71">
            <text:p>69.7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4-24">
            <text:p>2024-04-24</text:p>
          </table:table-cell>
          <table:table-cell office:value-type="string" office:string-value="A-49-B17">
            <text:p>A-49-B17</text:p>
          </table:table-cell>
        </table:table-row>
        <table:table-row>
          <table:table-cell office:value-type="string" office:string-value="P-0850">
            <text:p>P-0850</text:p>
          </table:table-cell>
          <table:table-cell office:value-type="string" office:string-value="Tree Down">
            <text:p>Tree Down</text:p>
          </table:table-cell>
          <table:table-cell office:value-type="string" office:string-value="Deportes">
            <text:p>Deportes</text:p>
          </table:table-cell>
          <table:table-cell office:value-type="float" office:value="163">
            <text:p>163</text:p>
          </table:table-cell>
          <table:table-cell office:value-type="float" office:value="419.87">
            <text:p>419.8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0-26">
            <text:p>2024-10-26</text:p>
          </table:table-cell>
          <table:table-cell office:value-type="string" office:string-value="A-50-B13">
            <text:p>A-50-B13</text:p>
          </table:table-cell>
        </table:table-row>
        <table:table-row>
          <table:table-cell office:value-type="string" office:string-value="P-0851">
            <text:p>P-0851</text:p>
          </table:table-cell>
          <table:table-cell office:value-type="string" office:string-value="Benefit Part">
            <text:p>Benefit Part</text:p>
          </table:table-cell>
          <table:table-cell office:value-type="string" office:string-value="Electrónica">
            <text:p>Electrónica</text:p>
          </table:table-cell>
          <table:table-cell office:value-type="float" office:value="14">
            <text:p>14</text:p>
          </table:table-cell>
          <table:table-cell office:value-type="float" office:value="3.88">
            <text:p>3.8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1-24">
            <text:p>2024-01-24</text:p>
          </table:table-cell>
          <table:table-cell office:value-type="string" office:string-value="A-9-B8">
            <text:p>A-9-B8</text:p>
          </table:table-cell>
        </table:table-row>
        <table:table-row>
          <table:table-cell office:value-type="string" office:string-value="P-0852">
            <text:p>P-0852</text:p>
          </table:table-cell>
          <table:table-cell office:value-type="string" office:string-value="Near Nor">
            <text:p>Near Nor</text:p>
          </table:table-cell>
          <table:table-cell office:value-type="string" office:string-value="Automotriz">
            <text:p>Automotriz</text:p>
          </table:table-cell>
          <table:table-cell office:value-type="float" office:value="434">
            <text:p>434</text:p>
          </table:table-cell>
          <table:table-cell office:value-type="float" office:value="494.16">
            <text:p>494.1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3-26">
            <text:p>2024-03-26</text:p>
          </table:table-cell>
          <table:table-cell office:value-type="string" office:string-value="A-36-B10">
            <text:p>A-36-B10</text:p>
          </table:table-cell>
        </table:table-row>
        <table:table-row>
          <table:table-cell office:value-type="string" office:string-value="P-0853">
            <text:p>P-0853</text:p>
          </table:table-cell>
          <table:table-cell office:value-type="string" office:string-value="Garden Too">
            <text:p>Garden Too</text:p>
          </table:table-cell>
          <table:table-cell office:value-type="string" office:string-value="Salud">
            <text:p>Salud</text:p>
          </table:table-cell>
          <table:table-cell office:value-type="float" office:value="341">
            <text:p>341</text:p>
          </table:table-cell>
          <table:table-cell office:value-type="float" office:value="179.97">
            <text:p>179.9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2-04">
            <text:p>2023-12-04</text:p>
          </table:table-cell>
          <table:table-cell office:value-type="string" office:string-value="A-41-B8">
            <text:p>A-41-B8</text:p>
          </table:table-cell>
        </table:table-row>
        <table:table-row>
          <table:table-cell office:value-type="string" office:string-value="P-0854">
            <text:p>P-0854</text:p>
          </table:table-cell>
          <table:table-cell office:value-type="string" office:string-value="Recognize Material">
            <text:p>Recognize Material</text:p>
          </table:table-cell>
          <table:table-cell office:value-type="string" office:string-value="Hogar">
            <text:p>Hogar</text:p>
          </table:table-cell>
          <table:table-cell office:value-type="float" office:value="362">
            <text:p>362</text:p>
          </table:table-cell>
          <table:table-cell office:value-type="float" office:value="342.01">
            <text:p>342.01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1-08">
            <text:p>2025-01-08</text:p>
          </table:table-cell>
          <table:table-cell office:value-type="string" office:string-value="A-9-B18">
            <text:p>A-9-B18</text:p>
          </table:table-cell>
        </table:table-row>
        <table:table-row>
          <table:table-cell office:value-type="string" office:string-value="P-0855">
            <text:p>P-0855</text:p>
          </table:table-cell>
          <table:table-cell office:value-type="string" office:string-value="Hit Single">
            <text:p>Hit Single</text:p>
          </table:table-cell>
          <table:table-cell office:value-type="string" office:string-value="Hogar">
            <text:p>Hogar</text:p>
          </table:table-cell>
          <table:table-cell office:value-type="float" office:value="112">
            <text:p>112</text:p>
          </table:table-cell>
          <table:table-cell office:value-type="float" office:value="435.75">
            <text:p>435.7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6-09">
            <text:p>2023-06-09</text:p>
          </table:table-cell>
          <table:table-cell office:value-type="string" office:string-value="A-18-B12">
            <text:p>A-18-B12</text:p>
          </table:table-cell>
        </table:table-row>
        <table:table-row>
          <table:table-cell office:value-type="string" office:string-value="P-0856">
            <text:p>P-0856</text:p>
          </table:table-cell>
          <table:table-cell office:value-type="string" office:string-value="Somebody Rate">
            <text:p>Somebody Rate</text:p>
          </table:table-cell>
          <table:table-cell office:value-type="string" office:string-value="Electrónica">
            <text:p>Electrónica</text:p>
          </table:table-cell>
          <table:table-cell office:value-type="float" office:value="485">
            <text:p>485</text:p>
          </table:table-cell>
          <table:table-cell office:value-type="float" office:value="321.75">
            <text:p>321.7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1-29">
            <text:p>2023-11-29</text:p>
          </table:table-cell>
          <table:table-cell office:value-type="string" office:string-value="A-21-B16">
            <text:p>A-21-B16</text:p>
          </table:table-cell>
        </table:table-row>
        <table:table-row>
          <table:table-cell office:value-type="string" office:string-value="P-0857">
            <text:p>P-0857</text:p>
          </table:table-cell>
          <table:table-cell office:value-type="string" office:string-value="Computer Generation">
            <text:p>Computer Generation</text:p>
          </table:table-cell>
          <table:table-cell office:value-type="string" office:string-value="Alimentos">
            <text:p>Alimentos</text:p>
          </table:table-cell>
          <table:table-cell office:value-type="float" office:value="150">
            <text:p>150</text:p>
          </table:table-cell>
          <table:table-cell office:value-type="float" office:value="116.7">
            <text:p>116.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1-05">
            <text:p>2023-11-05</text:p>
          </table:table-cell>
          <table:table-cell office:value-type="string" office:string-value="A-11-B12">
            <text:p>A-11-B12</text:p>
          </table:table-cell>
        </table:table-row>
        <table:table-row>
          <table:table-cell office:value-type="string" office:string-value="P-0858">
            <text:p>P-0858</text:p>
          </table:table-cell>
          <table:table-cell office:value-type="string" office:string-value="Teach Force">
            <text:p>Teach Force</text:p>
          </table:table-cell>
          <table:table-cell office:value-type="string" office:string-value="Alimentos">
            <text:p>Alimentos</text:p>
          </table:table-cell>
          <table:table-cell office:value-type="float" office:value="373">
            <text:p>373</text:p>
          </table:table-cell>
          <table:table-cell office:value-type="float" office:value="373.35">
            <text:p>373.3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01">
            <text:p>2023-10-01</text:p>
          </table:table-cell>
          <table:table-cell office:value-type="string" office:string-value="A-6-B9">
            <text:p>A-6-B9</text:p>
          </table:table-cell>
        </table:table-row>
        <table:table-row>
          <table:table-cell office:value-type="string" office:string-value="P-0859">
            <text:p>P-0859</text:p>
          </table:table-cell>
          <table:table-cell office:value-type="string" office:string-value="Subject Investment">
            <text:p>Subject Investment</text:p>
          </table:table-cell>
          <table:table-cell office:value-type="string" office:string-value="Deportes">
            <text:p>Deportes</text:p>
          </table:table-cell>
          <table:table-cell office:value-type="float" office:value="341">
            <text:p>341</text:p>
          </table:table-cell>
          <table:table-cell office:value-type="float" office:value="285.13">
            <text:p>285.1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7-27">
            <text:p>2024-07-27</text:p>
          </table:table-cell>
          <table:table-cell office:value-type="string" office:string-value="A-45-B8">
            <text:p>A-45-B8</text:p>
          </table:table-cell>
        </table:table-row>
        <table:table-row>
          <table:table-cell office:value-type="string" office:string-value="P-0860">
            <text:p>P-0860</text:p>
          </table:table-cell>
          <table:table-cell office:value-type="string" office:string-value="Just Short">
            <text:p>Just Short</text:p>
          </table:table-cell>
          <table:table-cell office:value-type="string" office:string-value="Automotriz">
            <text:p>Automotriz</text:p>
          </table:table-cell>
          <table:table-cell office:value-type="float" office:value="80">
            <text:p>80</text:p>
          </table:table-cell>
          <table:table-cell office:value-type="float" office:value="467.87">
            <text:p>467.8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24">
            <text:p>2023-08-24</text:p>
          </table:table-cell>
          <table:table-cell office:value-type="string" office:string-value="A-6-B7">
            <text:p>A-6-B7</text:p>
          </table:table-cell>
        </table:table-row>
        <table:table-row>
          <table:table-cell office:value-type="string" office:string-value="P-0861">
            <text:p>P-0861</text:p>
          </table:table-cell>
          <table:table-cell office:value-type="string" office:string-value="Congress Better">
            <text:p>Congress Better</text:p>
          </table:table-cell>
          <table:table-cell office:value-type="string" office:string-value="Ropa">
            <text:p>Ropa</text:p>
          </table:table-cell>
          <table:table-cell office:value-type="float" office:value="246">
            <text:p>246</text:p>
          </table:table-cell>
          <table:table-cell office:value-type="float" office:value="362.94">
            <text:p>362.9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3-10">
            <text:p>2024-03-10</text:p>
          </table:table-cell>
          <table:table-cell office:value-type="string" office:string-value="A-22-B16">
            <text:p>A-22-B16</text:p>
          </table:table-cell>
        </table:table-row>
        <table:table-row>
          <table:table-cell office:value-type="string" office:string-value="P-0862">
            <text:p>P-0862</text:p>
          </table:table-cell>
          <table:table-cell office:value-type="string" office:string-value="Wind Radio">
            <text:p>Wind Radio</text:p>
          </table:table-cell>
          <table:table-cell office:value-type="string" office:string-value="Automotriz">
            <text:p>Automotriz</text:p>
          </table:table-cell>
          <table:table-cell office:value-type="float" office:value="352">
            <text:p>352</text:p>
          </table:table-cell>
          <table:table-cell office:value-type="float" office:value="243.76">
            <text:p>243.7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4-12">
            <text:p>2023-04-12</text:p>
          </table:table-cell>
          <table:table-cell office:value-type="string" office:string-value="A-22-B10">
            <text:p>A-22-B10</text:p>
          </table:table-cell>
        </table:table-row>
        <table:table-row>
          <table:table-cell office:value-type="string" office:string-value="P-0863">
            <text:p>P-0863</text:p>
          </table:table-cell>
          <table:table-cell office:value-type="string" office:string-value="Article Develop">
            <text:p>Article Develop</text:p>
          </table:table-cell>
          <table:table-cell office:value-type="string" office:string-value="Deportes">
            <text:p>Deportes</text:p>
          </table:table-cell>
          <table:table-cell office:value-type="float" office:value="201">
            <text:p>201</text:p>
          </table:table-cell>
          <table:table-cell office:value-type="float" office:value="239.68">
            <text:p>239.6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8-03">
            <text:p>2023-08-03</text:p>
          </table:table-cell>
          <table:table-cell office:value-type="string" office:string-value="A-21-B1">
            <text:p>A-21-B1</text:p>
          </table:table-cell>
        </table:table-row>
        <table:table-row>
          <table:table-cell office:value-type="string" office:string-value="P-0864">
            <text:p>P-0864</text:p>
          </table:table-cell>
          <table:table-cell office:value-type="string" office:string-value="Pattern Address">
            <text:p>Pattern Address</text:p>
          </table:table-cell>
          <table:table-cell office:value-type="string" office:string-value="Alimentos">
            <text:p>Alimentos</text:p>
          </table:table-cell>
          <table:table-cell office:value-type="float" office:value="440">
            <text:p>440</text:p>
          </table:table-cell>
          <table:table-cell office:value-type="float" office:value="364.71">
            <text:p>364.7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1-21">
            <text:p>2024-01-21</text:p>
          </table:table-cell>
          <table:table-cell office:value-type="string" office:string-value="A-25-B7">
            <text:p>A-25-B7</text:p>
          </table:table-cell>
        </table:table-row>
        <table:table-row>
          <table:table-cell office:value-type="string" office:string-value="P-0865">
            <text:p>P-0865</text:p>
          </table:table-cell>
          <table:table-cell office:value-type="string" office:string-value="Simple Glass">
            <text:p>Simple Glass</text:p>
          </table:table-cell>
          <table:table-cell office:value-type="string" office:string-value="Ropa">
            <text:p>Ropa</text:p>
          </table:table-cell>
          <table:table-cell office:value-type="float" office:value="276">
            <text:p>276</text:p>
          </table:table-cell>
          <table:table-cell office:value-type="float" office:value="356.55">
            <text:p>356.5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0-31">
            <text:p>2024-10-31</text:p>
          </table:table-cell>
          <table:table-cell office:value-type="string" office:string-value="A-37-B15">
            <text:p>A-37-B15</text:p>
          </table:table-cell>
        </table:table-row>
        <table:table-row>
          <table:table-cell office:value-type="string" office:string-value="P-0866">
            <text:p>P-0866</text:p>
          </table:table-cell>
          <table:table-cell office:value-type="string" office:string-value="When Community">
            <text:p>When Community</text:p>
          </table:table-cell>
          <table:table-cell office:value-type="string" office:string-value="Juguetes">
            <text:p>Juguetes</text:p>
          </table:table-cell>
          <table:table-cell office:value-type="float" office:value="472">
            <text:p>472</text:p>
          </table:table-cell>
          <table:table-cell office:value-type="float" office:value="39.39">
            <text:p>39.39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6-29">
            <text:p>2023-06-29</text:p>
          </table:table-cell>
          <table:table-cell office:value-type="string" office:string-value="A-13-B10">
            <text:p>A-13-B10</text:p>
          </table:table-cell>
        </table:table-row>
        <table:table-row>
          <table:table-cell office:value-type="string" office:string-value="P-0867">
            <text:p>P-0867</text:p>
          </table:table-cell>
          <table:table-cell office:value-type="string" office:string-value="Free Them">
            <text:p>Free Them</text:p>
          </table:table-cell>
          <table:table-cell office:value-type="string" office:string-value="Hogar">
            <text:p>Hogar</text:p>
          </table:table-cell>
          <table:table-cell office:value-type="float" office:value="452">
            <text:p>452</text:p>
          </table:table-cell>
          <table:table-cell office:value-type="float" office:value="61.85">
            <text:p>61.8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2-12">
            <text:p>2025-02-12</text:p>
          </table:table-cell>
          <table:table-cell office:value-type="string" office:string-value="A-2-B5">
            <text:p>A-2-B5</text:p>
          </table:table-cell>
        </table:table-row>
        <table:table-row>
          <table:table-cell office:value-type="string" office:string-value="P-0868">
            <text:p>P-0868</text:p>
          </table:table-cell>
          <table:table-cell office:value-type="string" office:string-value="Also Threat">
            <text:p>Also Threat</text:p>
          </table:table-cell>
          <table:table-cell office:value-type="string" office:string-value="Juguetes">
            <text:p>Juguetes</text:p>
          </table:table-cell>
          <table:table-cell office:value-type="float" office:value="45">
            <text:p>45</text:p>
          </table:table-cell>
          <table:table-cell office:value-type="float" office:value="291.71">
            <text:p>291.7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3-18">
            <text:p>2025-03-18</text:p>
          </table:table-cell>
          <table:table-cell office:value-type="string" office:string-value="A-32-B12">
            <text:p>A-32-B12</text:p>
          </table:table-cell>
        </table:table-row>
        <table:table-row>
          <table:table-cell office:value-type="string" office:string-value="P-0869">
            <text:p>P-0869</text:p>
          </table:table-cell>
          <table:table-cell office:value-type="string" office:string-value="Administration Yourself">
            <text:p>Administration Yourself</text:p>
          </table:table-cell>
          <table:table-cell office:value-type="string" office:string-value="Ropa">
            <text:p>Ropa</text:p>
          </table:table-cell>
          <table:table-cell office:value-type="float" office:value="427">
            <text:p>427</text:p>
          </table:table-cell>
          <table:table-cell office:value-type="float" office:value="213.73">
            <text:p>213.7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1-24">
            <text:p>2025-01-24</text:p>
          </table:table-cell>
          <table:table-cell office:value-type="string" office:string-value="A-46-B16">
            <text:p>A-46-B16</text:p>
          </table:table-cell>
        </table:table-row>
        <table:table-row>
          <table:table-cell office:value-type="string" office:string-value="P-0870">
            <text:p>P-0870</text:p>
          </table:table-cell>
          <table:table-cell office:value-type="string" office:string-value="Else Respond">
            <text:p>Else Respond</text:p>
          </table:table-cell>
          <table:table-cell office:value-type="string" office:string-value="Hogar">
            <text:p>Hogar</text:p>
          </table:table-cell>
          <table:table-cell office:value-type="float" office:value="295">
            <text:p>295</text:p>
          </table:table-cell>
          <table:table-cell office:value-type="float" office:value="419.22">
            <text:p>419.2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20">
            <text:p>2024-01-20</text:p>
          </table:table-cell>
          <table:table-cell office:value-type="string" office:string-value="A-41-B5">
            <text:p>A-41-B5</text:p>
          </table:table-cell>
        </table:table-row>
        <table:table-row>
          <table:table-cell office:value-type="string" office:string-value="P-0871">
            <text:p>P-0871</text:p>
          </table:table-cell>
          <table:table-cell office:value-type="string" office:string-value="Feel Catch">
            <text:p>Feel Catch</text:p>
          </table:table-cell>
          <table:table-cell office:value-type="string" office:string-value="Juguetes">
            <text:p>Juguetes</text:p>
          </table:table-cell>
          <table:table-cell office:value-type="float" office:value="186">
            <text:p>186</text:p>
          </table:table-cell>
          <table:table-cell office:value-type="float" office:value="340.66">
            <text:p>340.6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2-07">
            <text:p>2024-02-07</text:p>
          </table:table-cell>
          <table:table-cell office:value-type="string" office:string-value="A-39-B1">
            <text:p>A-39-B1</text:p>
          </table:table-cell>
        </table:table-row>
        <table:table-row>
          <table:table-cell office:value-type="string" office:string-value="P-0872">
            <text:p>P-0872</text:p>
          </table:table-cell>
          <table:table-cell office:value-type="string" office:string-value="Thus Dog">
            <text:p>Thus Dog</text:p>
          </table:table-cell>
          <table:table-cell office:value-type="string" office:string-value="Hogar">
            <text:p>Hogar</text:p>
          </table:table-cell>
          <table:table-cell office:value-type="float" office:value="179">
            <text:p>179</text:p>
          </table:table-cell>
          <table:table-cell office:value-type="float" office:value="177.74">
            <text:p>177.7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6-06">
            <text:p>2023-06-06</text:p>
          </table:table-cell>
          <table:table-cell office:value-type="string" office:string-value="A-44-B16">
            <text:p>A-44-B16</text:p>
          </table:table-cell>
        </table:table-row>
        <table:table-row>
          <table:table-cell office:value-type="string" office:string-value="#(!@&amp;">
            <text:p>#(!@&amp;</text:p>
          </table:table-cell>
          <table:table-cell office:value-type="string" office:string-value="27335606">
            <text:p>27335606</text:p>
          </table:table-cell>
          <table:table-cell office:value-type="string" office:string-value="JJYXXGMUZY">
            <text:p>JJYXXGMUZY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283">
            <text:p>Random283</text:p>
          </table:table-cell>
        </table:table-row>
        <table:table-row>
          <table:table-cell office:value-type="string" office:string-value=")#(!(">
            <text:p>)#(!(</text:p>
          </table:table-cell>
          <table:table-cell office:value-type="string" office:string-value="14141453">
            <text:p>14141453</text:p>
          </table:table-cell>
          <table:table-cell office:value-type="string" office:string-value="IJLZUWVAJT">
            <text:p>IJLZUWVAJT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430">
            <text:p>Random430</text:p>
          </table:table-cell>
        </table:table-row>
        <table:table-row>
          <table:table-cell office:value-type="string" office:string-value="P-0875">
            <text:p>P-0875</text:p>
          </table:table-cell>
          <table:table-cell office:value-type="string" office:string-value="Music More">
            <text:p>Music More</text:p>
          </table:table-cell>
          <table:table-cell office:value-type="string" office:string-value="Alimentos">
            <text:p>Alimentos</text:p>
          </table:table-cell>
          <table:table-cell office:value-type="float" office:value="367">
            <text:p>367</text:p>
          </table:table-cell>
          <table:table-cell office:value-type="float" office:value="318.0">
            <text:p>318.0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1-21">
            <text:p>2024-11-21</text:p>
          </table:table-cell>
          <table:table-cell office:value-type="string" office:string-value="A-47-B2">
            <text:p>A-47-B2</text:p>
          </table:table-cell>
        </table:table-row>
        <table:table-row>
          <table:table-cell office:value-type="string" office:string-value="P-0876">
            <text:p>P-0876</text:p>
          </table:table-cell>
          <table:table-cell office:value-type="string" office:string-value="Main Role">
            <text:p>Main Role</text:p>
          </table:table-cell>
          <table:table-cell office:value-type="string" office:string-value="Deportes">
            <text:p>Deportes</text:p>
          </table:table-cell>
          <table:table-cell office:value-type="float" office:value="403">
            <text:p>403</text:p>
          </table:table-cell>
          <table:table-cell office:value-type="float" office:value="249.82">
            <text:p>249.8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3-20">
            <text:p>2024-03-20</text:p>
          </table:table-cell>
          <table:table-cell office:value-type="string" office:string-value="A-34-B9">
            <text:p>A-34-B9</text:p>
          </table:table-cell>
        </table:table-row>
        <table:table-row>
          <table:table-cell office:value-type="string" office:string-value="P-0877">
            <text:p>P-0877</text:p>
          </table:table-cell>
          <table:table-cell office:value-type="string" office:string-value="South Together">
            <text:p>South Together</text:p>
          </table:table-cell>
          <table:table-cell office:value-type="string" office:string-value="Deportes">
            <text:p>Deportes</text:p>
          </table:table-cell>
          <table:table-cell office:value-type="float" office:value="71">
            <text:p>71</text:p>
          </table:table-cell>
          <table:table-cell office:value-type="float" office:value="141.78">
            <text:p>141.7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1-19">
            <text:p>2023-11-19</text:p>
          </table:table-cell>
          <table:table-cell office:value-type="string" office:string-value="A-20-B4">
            <text:p>A-20-B4</text:p>
          </table:table-cell>
        </table:table-row>
        <table:table-row>
          <table:table-cell office:value-type="string" office:string-value="P-0878">
            <text:p>P-0878</text:p>
          </table:table-cell>
          <table:table-cell office:value-type="string" office:string-value="Control Finish">
            <text:p>Control Finish</text:p>
          </table:table-cell>
          <table:table-cell office:value-type="string" office:string-value="Electrónica">
            <text:p>Electrónica</text:p>
          </table:table-cell>
          <table:table-cell office:value-type="float" office:value="97">
            <text:p>97</text:p>
          </table:table-cell>
          <table:table-cell office:value-type="float" office:value="450.3">
            <text:p>450.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16">
            <text:p>2023-09-16</text:p>
          </table:table-cell>
          <table:table-cell office:value-type="string" office:string-value="A-30-B17">
            <text:p>A-30-B17</text:p>
          </table:table-cell>
        </table:table-row>
        <table:table-row>
          <table:table-cell office:value-type="string" office:string-value="P-0879">
            <text:p>P-0879</text:p>
          </table:table-cell>
          <table:table-cell office:value-type="string" office:string-value="Government Detail">
            <text:p>Government Detail</text:p>
          </table:table-cell>
          <table:table-cell office:value-type="string" office:string-value="Salud">
            <text:p>Salud</text:p>
          </table:table-cell>
          <table:table-cell office:value-type="float" office:value="273">
            <text:p>273</text:p>
          </table:table-cell>
          <table:table-cell office:value-type="float" office:value="18.39">
            <text:p>18.3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5-02-06">
            <text:p>2025-02-06</text:p>
          </table:table-cell>
          <table:table-cell office:value-type="string" office:string-value="A-29-B14">
            <text:p>A-29-B14</text:p>
          </table:table-cell>
        </table:table-row>
        <table:table-row>
          <table:table-cell office:value-type="string" office:string-value="P-0880">
            <text:p>P-0880</text:p>
          </table:table-cell>
          <table:table-cell office:value-type="string" office:string-value="Including Shake">
            <text:p>Including Shake</text:p>
          </table:table-cell>
          <table:table-cell office:value-type="string" office:string-value="Hogar">
            <text:p>Hogar</text:p>
          </table:table-cell>
          <table:table-cell office:value-type="float" office:value="87">
            <text:p>87</text:p>
          </table:table-cell>
          <table:table-cell office:value-type="float" office:value="315.4">
            <text:p>315.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1-23">
            <text:p>2023-11-23</text:p>
          </table:table-cell>
          <table:table-cell office:value-type="string" office:string-value="A-39-B14">
            <text:p>A-39-B14</text:p>
          </table:table-cell>
        </table:table-row>
        <table:table-row>
          <table:table-cell office:value-type="string" office:string-value="P-0881">
            <text:p>P-0881</text:p>
          </table:table-cell>
          <table:table-cell office:value-type="string" office:string-value="Mother You">
            <text:p>Mother You</text:p>
          </table:table-cell>
          <table:table-cell office:value-type="string" office:string-value="Hogar">
            <text:p>Hogar</text:p>
          </table:table-cell>
          <table:table-cell office:value-type="float" office:value="127">
            <text:p>127</text:p>
          </table:table-cell>
          <table:table-cell office:value-type="float" office:value="72.15">
            <text:p>72.15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05">
            <text:p>2024-01-05</text:p>
          </table:table-cell>
          <table:table-cell office:value-type="string" office:string-value="A-49-B17">
            <text:p>A-49-B17</text:p>
          </table:table-cell>
        </table:table-row>
        <table:table-row>
          <table:table-cell office:value-type="string" office:string-value="P-0882">
            <text:p>P-0882</text:p>
          </table:table-cell>
          <table:table-cell office:value-type="string" office:string-value="Air Require">
            <text:p>Air Require</text:p>
          </table:table-cell>
          <table:table-cell office:value-type="string" office:string-value="Electrónica">
            <text:p>Electrónica</text:p>
          </table:table-cell>
          <table:table-cell office:value-type="float" office:value="168">
            <text:p>168</text:p>
          </table:table-cell>
          <table:table-cell office:value-type="float" office:value="145.64">
            <text:p>145.6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7-08">
            <text:p>2023-07-08</text:p>
          </table:table-cell>
          <table:table-cell office:value-type="string" office:string-value="A-15-B14">
            <text:p>A-15-B14</text:p>
          </table:table-cell>
        </table:table-row>
        <table:table-row>
          <table:table-cell office:value-type="string" office:string-value="P-0883">
            <text:p>P-0883</text:p>
          </table:table-cell>
          <table:table-cell office:value-type="string" office:string-value="Over This">
            <text:p>Over This</text:p>
          </table:table-cell>
          <table:table-cell office:value-type="string" office:string-value="Hogar">
            <text:p>Hogar</text:p>
          </table:table-cell>
          <table:table-cell office:value-type="float" office:value="311">
            <text:p>311</text:p>
          </table:table-cell>
          <table:table-cell office:value-type="float" office:value="420.92">
            <text:p>420.9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2-27">
            <text:p>2023-12-27</text:p>
          </table:table-cell>
          <table:table-cell office:value-type="string" office:string-value="A-45-B1">
            <text:p>A-45-B1</text:p>
          </table:table-cell>
        </table:table-row>
        <table:table-row>
          <table:table-cell office:value-type="string" office:string-value="P-0884">
            <text:p>P-0884</text:p>
          </table:table-cell>
          <table:table-cell office:value-type="string" office:string-value="Scene Apply">
            <text:p>Scene Apply</text:p>
          </table:table-cell>
          <table:table-cell office:value-type="string" office:string-value="Automotriz">
            <text:p>Automotriz</text:p>
          </table:table-cell>
          <table:table-cell office:value-type="float" office:value="86">
            <text:p>86</text:p>
          </table:table-cell>
          <table:table-cell office:value-type="float" office:value="208.48">
            <text:p>208.4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11-20">
            <text:p>2024-11-20</text:p>
          </table:table-cell>
          <table:table-cell office:value-type="string" office:string-value="A-37-B5">
            <text:p>A-37-B5</text:p>
          </table:table-cell>
        </table:table-row>
        <table:table-row>
          <table:table-cell office:value-type="string" office:string-value="P-0885">
            <text:p>P-0885</text:p>
          </table:table-cell>
          <table:table-cell office:value-type="string" office:string-value="Spring Debate">
            <text:p>Spring Debate</text:p>
          </table:table-cell>
          <table:table-cell office:value-type="string" office:string-value="Automotriz">
            <text:p>Automotriz</text:p>
          </table:table-cell>
          <table:table-cell office:value-type="float" office:value="188">
            <text:p>188</text:p>
          </table:table-cell>
          <table:table-cell office:value-type="float" office:value="201.5">
            <text:p>201.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0-13">
            <text:p>2023-10-13</text:p>
          </table:table-cell>
          <table:table-cell office:value-type="string" office:string-value="A-15-B3">
            <text:p>A-15-B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887">
            <text:p>P-0887</text:p>
          </table:table-cell>
          <table:table-cell office:value-type="string" office:string-value="Professor Ready">
            <text:p>Professor Ready</text:p>
          </table:table-cell>
          <table:table-cell office:value-type="string" office:string-value="Electrónica">
            <text:p>Electrónica</text:p>
          </table:table-cell>
          <table:table-cell office:value-type="float" office:value="245">
            <text:p>245</text:p>
          </table:table-cell>
          <table:table-cell office:value-type="float" office:value="151.73">
            <text:p>151.7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7-15">
            <text:p>2023-07-15</text:p>
          </table:table-cell>
          <table:table-cell office:value-type="string" office:string-value="A-23-B12">
            <text:p>A-23-B12</text:p>
          </table:table-cell>
        </table:table-row>
        <table:table-row>
          <table:table-cell office:value-type="string" office:string-value="P-0888">
            <text:p>P-0888</text:p>
          </table:table-cell>
          <table:table-cell office:value-type="string" office:string-value="Mean Without">
            <text:p>Mean Without</text:p>
          </table:table-cell>
          <table:table-cell office:value-type="string" office:string-value="Automotriz">
            <text:p>Automotriz</text:p>
          </table:table-cell>
          <table:table-cell office:value-type="float" office:value="163">
            <text:p>163</text:p>
          </table:table-cell>
          <table:table-cell office:value-type="float" office:value="391.63">
            <text:p>391.63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1-18">
            <text:p>2024-01-18</text:p>
          </table:table-cell>
          <table:table-cell office:value-type="string" office:string-value="A-15-B15">
            <text:p>A-15-B15</text:p>
          </table:table-cell>
        </table:table-row>
        <table:table-row>
          <table:table-cell office:value-type="string" office:string-value="P-0889">
            <text:p>P-0889</text:p>
          </table:table-cell>
          <table:table-cell office:value-type="string" office:string-value="Maybe Choose">
            <text:p>Maybe Choose</text:p>
          </table:table-cell>
          <table:table-cell office:value-type="string" office:string-value="Electrónica">
            <text:p>Electrónica</text:p>
          </table:table-cell>
          <table:table-cell office:value-type="float" office:value="33">
            <text:p>33</text:p>
          </table:table-cell>
          <table:table-cell office:value-type="float" office:value="449.25">
            <text:p>449.2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1-03">
            <text:p>2024-01-03</text:p>
          </table:table-cell>
          <table:table-cell office:value-type="string" office:string-value="A-19-B16">
            <text:p>A-19-B16</text:p>
          </table:table-cell>
        </table:table-row>
        <table:table-row>
          <table:table-cell office:value-type="string" office:string-value="P-0890">
            <text:p>P-0890</text:p>
          </table:table-cell>
          <table:table-cell office:value-type="string" office:string-value="Most Section">
            <text:p>Most Section</text:p>
          </table:table-cell>
          <table:table-cell office:value-type="string" office:string-value="Salud">
            <text:p>Salud</text:p>
          </table:table-cell>
          <table:table-cell office:value-type="float" office:value="359">
            <text:p>359</text:p>
          </table:table-cell>
          <table:table-cell office:value-type="float" office:value="3.43">
            <text:p>3.4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7-28">
            <text:p>2024-07-28</text:p>
          </table:table-cell>
          <table:table-cell office:value-type="string" office:string-value="A-30-B5">
            <text:p>A-30-B5</text:p>
          </table:table-cell>
        </table:table-row>
        <table:table-row>
          <table:table-cell office:value-type="string" office:string-value="P-0891">
            <text:p>P-0891</text:p>
          </table:table-cell>
          <table:table-cell office:value-type="string" office:string-value="Almost Stock">
            <text:p>Almost Stock</text:p>
          </table:table-cell>
          <table:table-cell office:value-type="string" office:string-value="Alimentos">
            <text:p>Alimentos</text:p>
          </table:table-cell>
          <table:table-cell office:value-type="float" office:value="470">
            <text:p>470</text:p>
          </table:table-cell>
          <table:table-cell office:value-type="float" office:value="311.98">
            <text:p>311.9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1-23">
            <text:p>2024-01-23</text:p>
          </table:table-cell>
          <table:table-cell office:value-type="string" office:string-value="A-17-B13">
            <text:p>A-17-B13</text:p>
          </table:table-cell>
        </table:table-row>
        <table:table-row>
          <table:table-cell office:value-type="string" office:string-value="P-0892">
            <text:p>P-0892</text:p>
          </table:table-cell>
          <table:table-cell office:value-type="string" office:string-value="Likely Model">
            <text:p>Likely Model</text:p>
          </table:table-cell>
          <table:table-cell office:value-type="string" office:string-value="Ropa">
            <text:p>Ropa</text:p>
          </table:table-cell>
          <table:table-cell office:value-type="float" office:value="393">
            <text:p>393</text:p>
          </table:table-cell>
          <table:table-cell office:value-type="float" office:value="306.16">
            <text:p>306.1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1-19">
            <text:p>2023-11-19</text:p>
          </table:table-cell>
          <table:table-cell office:value-type="string" office:string-value="A-23-B6">
            <text:p>A-23-B6</text:p>
          </table:table-cell>
        </table:table-row>
        <table:table-row>
          <table:table-cell office:value-type="string" office:string-value="P-0893">
            <text:p>P-0893</text:p>
          </table:table-cell>
          <table:table-cell office:value-type="string" office:string-value="Record Hard">
            <text:p>Record Hard</text:p>
          </table:table-cell>
          <table:table-cell office:value-type="string" office:string-value="Automotriz">
            <text:p>Automotriz</text:p>
          </table:table-cell>
          <table:table-cell office:value-type="float" office:value="488">
            <text:p>488</text:p>
          </table:table-cell>
          <table:table-cell office:value-type="float" office:value="233.77">
            <text:p>233.7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01">
            <text:p>2024-08-01</text:p>
          </table:table-cell>
          <table:table-cell office:value-type="string" office:string-value="A-19-B8">
            <text:p>A-19-B8</text:p>
          </table:table-cell>
        </table:table-row>
        <table:table-row>
          <table:table-cell office:value-type="string" office:string-value="P-0894">
            <text:p>P-0894</text:p>
          </table:table-cell>
          <table:table-cell office:value-type="string" office:string-value="Air Enter">
            <text:p>Air Enter</text:p>
          </table:table-cell>
          <table:table-cell office:value-type="string" office:string-value="Automotriz">
            <text:p>Automotriz</text:p>
          </table:table-cell>
          <table:table-cell office:value-type="float" office:value="123">
            <text:p>123</text:p>
          </table:table-cell>
          <table:table-cell office:value-type="float" office:value="99.53">
            <text:p>99.5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8-18">
            <text:p>2024-08-18</text:p>
          </table:table-cell>
          <table:table-cell office:value-type="string" office:string-value="A-21-B7">
            <text:p>A-21-B7</text:p>
          </table:table-cell>
        </table:table-row>
        <table:table-row>
          <table:table-cell office:value-type="string" office:string-value="&amp;(!$*">
            <text:p>&amp;(!$*</text:p>
          </table:table-cell>
          <table:table-cell office:value-type="string" office:string-value="58734972">
            <text:p>58734972</text:p>
          </table:table-cell>
          <table:table-cell office:value-type="string" office:string-value="CQBNTFXAWO">
            <text:p>CQBNTFXAWO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993">
            <text:p>Random993</text:p>
          </table:table-cell>
        </table:table-row>
        <table:table-row>
          <table:table-cell office:value-type="string" office:string-value="P-0896">
            <text:p>P-0896</text:p>
          </table:table-cell>
          <table:table-cell office:value-type="string" office:string-value="Democratic Teacher">
            <text:p>Democratic Teacher</text:p>
          </table:table-cell>
          <table:table-cell office:value-type="string" office:string-value="Electrónica">
            <text:p>Electrónica</text:p>
          </table:table-cell>
          <table:table-cell office:value-type="float" office:value="383">
            <text:p>383</text:p>
          </table:table-cell>
          <table:table-cell office:value-type="float" office:value="80.94">
            <text:p>80.9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02">
            <text:p>2023-10-02</text:p>
          </table:table-cell>
          <table:table-cell office:value-type="string" office:string-value="A-22-B9">
            <text:p>A-22-B9</text:p>
          </table:table-cell>
        </table:table-row>
        <table:table-row>
          <table:table-cell office:value-type="string" office:string-value="P-0897">
            <text:p>P-0897</text:p>
          </table:table-cell>
          <table:table-cell office:value-type="string" office:string-value="Treatment Southern">
            <text:p>Treatment Southern</text:p>
          </table:table-cell>
          <table:table-cell office:value-type="string" office:string-value="Alimentos">
            <text:p>Alimentos</text:p>
          </table:table-cell>
          <table:table-cell office:value-type="float" office:value="394">
            <text:p>394</text:p>
          </table:table-cell>
          <table:table-cell office:value-type="float" office:value="152.94">
            <text:p>152.9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11">
            <text:p>2024-03-11</text:p>
          </table:table-cell>
          <table:table-cell office:value-type="string" office:string-value="A-25-B12">
            <text:p>A-25-B12</text:p>
          </table:table-cell>
        </table:table-row>
        <table:table-row>
          <table:table-cell office:value-type="string" office:string-value="P-0898">
            <text:p>P-0898</text:p>
          </table:table-cell>
          <table:table-cell office:value-type="string" office:string-value="End Appear">
            <text:p>End Appear</text:p>
          </table:table-cell>
          <table:table-cell office:value-type="string" office:string-value="Juguetes">
            <text:p>Juguetes</text:p>
          </table:table-cell>
          <table:table-cell office:value-type="float" office:value="442">
            <text:p>442</text:p>
          </table:table-cell>
          <table:table-cell office:value-type="float" office:value="466.21">
            <text:p>466.2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4-18">
            <text:p>2023-04-18</text:p>
          </table:table-cell>
          <table:table-cell office:value-type="string" office:string-value="A-20-B18">
            <text:p>A-20-B18</text:p>
          </table:table-cell>
        </table:table-row>
        <table:table-row>
          <table:table-cell office:value-type="string" office:string-value="P-0899">
            <text:p>P-0899</text:p>
          </table:table-cell>
          <table:table-cell office:value-type="string" office:string-value="Lead Occur">
            <text:p>Lead Occur</text:p>
          </table:table-cell>
          <table:table-cell office:value-type="string" office:string-value="Deportes">
            <text:p>Deportes</text:p>
          </table:table-cell>
          <table:table-cell office:value-type="float" office:value="124">
            <text:p>124</text:p>
          </table:table-cell>
          <table:table-cell office:value-type="float" office:value="171.96">
            <text:p>171.9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8-03">
            <text:p>2023-08-03</text:p>
          </table:table-cell>
          <table:table-cell office:value-type="string" office:string-value="A-48-B20">
            <text:p>A-48-B20</text:p>
          </table:table-cell>
        </table:table-row>
        <table:table-row>
          <table:table-cell office:value-type="string" office:string-value="P-0900">
            <text:p>P-0900</text:p>
          </table:table-cell>
          <table:table-cell office:value-type="string" office:string-value="Mind So">
            <text:p>Mind So</text:p>
          </table:table-cell>
          <table:table-cell office:value-type="string" office:string-value="Alimentos">
            <text:p>Alimentos</text:p>
          </table:table-cell>
          <table:table-cell office:value-type="float" office:value="388">
            <text:p>388</text:p>
          </table:table-cell>
          <table:table-cell office:value-type="float" office:value="66.26">
            <text:p>66.26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5-27">
            <text:p>2023-05-27</text:p>
          </table:table-cell>
          <table:table-cell office:value-type="string" office:string-value="A-16-B14">
            <text:p>A-16-B14</text:p>
          </table:table-cell>
        </table:table-row>
        <table:table-row>
          <table:table-cell office:value-type="string" office:string-value="*%#%)">
            <text:p>*%#%)</text:p>
          </table:table-cell>
          <table:table-cell office:value-type="string" office:string-value="75624712">
            <text:p>75624712</text:p>
          </table:table-cell>
          <table:table-cell office:value-type="string" office:string-value="YEKAAHILZO">
            <text:p>YEKAAHILZO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276">
            <text:p>Random276</text:p>
          </table:table-cell>
        </table:table-row>
        <table:table-row>
          <table:table-cell office:value-type="string" office:string-value="P-0902">
            <text:p>P-0902</text:p>
          </table:table-cell>
          <table:table-cell office:value-type="string" office:string-value="Because Likely">
            <text:p>Because Likely</text:p>
          </table:table-cell>
          <table:table-cell office:value-type="string" office:string-value="Deportes">
            <text:p>Deportes</text:p>
          </table:table-cell>
          <table:table-cell office:value-type="float" office:value="78">
            <text:p>78</text:p>
          </table:table-cell>
          <table:table-cell office:value-type="float" office:value="345.3">
            <text:p>345.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05">
            <text:p>2024-09-05</text:p>
          </table:table-cell>
          <table:table-cell office:value-type="string" office:string-value="A-26-B14">
            <text:p>A-26-B14</text:p>
          </table:table-cell>
        </table:table-row>
        <table:table-row>
          <table:table-cell office:value-type="string" office:string-value="P-0903">
            <text:p>P-0903</text:p>
          </table:table-cell>
          <table:table-cell office:value-type="string" office:string-value="Development Health">
            <text:p>Development Health</text:p>
          </table:table-cell>
          <table:table-cell office:value-type="string" office:string-value="Deportes">
            <text:p>Deportes</text:p>
          </table:table-cell>
          <table:table-cell office:value-type="float" office:value="56">
            <text:p>56</text:p>
          </table:table-cell>
          <table:table-cell office:value-type="float" office:value="308.87">
            <text:p>308.87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8-27">
            <text:p>2023-08-27</text:p>
          </table:table-cell>
          <table:table-cell office:value-type="string" office:string-value="A-19-B1">
            <text:p>A-19-B1</text:p>
          </table:table-cell>
        </table:table-row>
        <table:table-row>
          <table:table-cell office:value-type="string" office:string-value="P-0904">
            <text:p>P-0904</text:p>
          </table:table-cell>
          <table:table-cell office:value-type="string" office:string-value="Put Popular">
            <text:p>Put Popular</text:p>
          </table:table-cell>
          <table:table-cell office:value-type="string" office:string-value="Deportes">
            <text:p>Deportes</text:p>
          </table:table-cell>
          <table:table-cell office:value-type="float" office:value="190">
            <text:p>190</text:p>
          </table:table-cell>
          <table:table-cell office:value-type="float" office:value="209.03">
            <text:p>209.0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6-20">
            <text:p>2024-06-20</text:p>
          </table:table-cell>
          <table:table-cell office:value-type="string" office:string-value="A-31-B4">
            <text:p>A-31-B4</text:p>
          </table:table-cell>
        </table:table-row>
        <table:table-row>
          <table:table-cell office:value-type="string" office:string-value="P-0905">
            <text:p>P-0905</text:p>
          </table:table-cell>
          <table:table-cell office:value-type="string" office:string-value="Business Spend">
            <text:p>Business Spend</text:p>
          </table:table-cell>
          <table:table-cell office:value-type="string" office:string-value="Salud">
            <text:p>Salud</text:p>
          </table:table-cell>
          <table:table-cell office:value-type="float" office:value="119">
            <text:p>119</text:p>
          </table:table-cell>
          <table:table-cell office:value-type="float" office:value="230.93">
            <text:p>230.9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4-22">
            <text:p>2023-04-22</text:p>
          </table:table-cell>
          <table:table-cell office:value-type="string" office:string-value="A-45-B13">
            <text:p>A-45-B13</text:p>
          </table:table-cell>
        </table:table-row>
        <table:table-row>
          <table:table-cell office:value-type="float" office:value="4412">
            <text:p>4412</text:p>
          </table:table-cell>
          <table:table-cell office:value-type="string" office:string-value="Student show first design side perhaps.">
            <text:p>Student show first design side perhaps.</text:p>
          </table:table-cell>
          <table:table-cell office:value-type="float" office:value="9892">
            <text:p>9892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198">
            <text:p>Ubicación198</text:p>
          </table:table-cell>
        </table:table-row>
        <table:table-row>
          <table:table-cell office:value-type="string" office:string-value="P-0907">
            <text:p>P-0907</text:p>
          </table:table-cell>
          <table:table-cell office:value-type="string" office:string-value="Matter Control">
            <text:p>Matter Control</text:p>
          </table:table-cell>
          <table:table-cell office:value-type="string" office:string-value="Ropa">
            <text:p>Ropa</text:p>
          </table:table-cell>
          <table:table-cell office:value-type="float" office:value="357">
            <text:p>357</text:p>
          </table:table-cell>
          <table:table-cell office:value-type="float" office:value="353.44">
            <text:p>353.4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1-08">
            <text:p>2024-11-08</text:p>
          </table:table-cell>
          <table:table-cell office:value-type="string" office:string-value="A-5-B8">
            <text:p>A-5-B8</text:p>
          </table:table-cell>
        </table:table-row>
        <table:table-row>
          <table:table-cell office:value-type="string" office:string-value="P-0908">
            <text:p>P-0908</text:p>
          </table:table-cell>
          <table:table-cell office:value-type="string" office:string-value="Recently Watch">
            <text:p>Recently Watch</text:p>
          </table:table-cell>
          <table:table-cell office:value-type="string" office:string-value="Hogar">
            <text:p>Hogar</text:p>
          </table:table-cell>
          <table:table-cell office:value-type="float" office:value="147">
            <text:p>147</text:p>
          </table:table-cell>
          <table:table-cell office:value-type="float" office:value="198.19">
            <text:p>198.1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0-26">
            <text:p>2023-10-26</text:p>
          </table:table-cell>
          <table:table-cell office:value-type="string" office:string-value="A-11-B11">
            <text:p>A-11-B11</text:p>
          </table:table-cell>
        </table:table-row>
        <table:table-row>
          <table:table-cell office:value-type="string" office:string-value="P-0909">
            <text:p>P-0909</text:p>
          </table:table-cell>
          <table:table-cell office:value-type="string" office:string-value="Return Add">
            <text:p>Return Add</text:p>
          </table:table-cell>
          <table:table-cell office:value-type="string" office:string-value="Salud">
            <text:p>Salud</text:p>
          </table:table-cell>
          <table:table-cell office:value-type="float" office:value="385">
            <text:p>385</text:p>
          </table:table-cell>
          <table:table-cell office:value-type="float" office:value="447.06">
            <text:p>447.0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0-27">
            <text:p>2023-10-27</text:p>
          </table:table-cell>
          <table:table-cell office:value-type="string" office:string-value="A-50-B5">
            <text:p>A-50-B5</text:p>
          </table:table-cell>
        </table:table-row>
        <table:table-row>
          <table:table-cell office:value-type="string" office:string-value="P-0910">
            <text:p>P-0910</text:p>
          </table:table-cell>
          <table:table-cell office:value-type="string" office:string-value="Have Resource">
            <text:p>Have Resource</text:p>
          </table:table-cell>
          <table:table-cell office:value-type="string" office:string-value="Automotriz">
            <text:p>Automotriz</text:p>
          </table:table-cell>
          <table:table-cell office:value-type="float" office:value="57">
            <text:p>57</text:p>
          </table:table-cell>
          <table:table-cell office:value-type="float" office:value="188.71">
            <text:p>188.71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5-17">
            <text:p>2023-05-17</text:p>
          </table:table-cell>
          <table:table-cell office:value-type="string" office:string-value="A-41-B5">
            <text:p>A-41-B5</text:p>
          </table:table-cell>
        </table:table-row>
        <table:table-row>
          <table:table-cell office:value-type="string" office:string-value="P-0911">
            <text:p>P-0911</text:p>
          </table:table-cell>
          <table:table-cell office:value-type="string" office:string-value="Yeah Around">
            <text:p>Yeah Around</text:p>
          </table:table-cell>
          <table:table-cell office:value-type="string" office:string-value="Ropa">
            <text:p>Ropa</text:p>
          </table:table-cell>
          <table:table-cell office:value-type="float" office:value="57">
            <text:p>57</text:p>
          </table:table-cell>
          <table:table-cell office:value-type="float" office:value="379.0">
            <text:p>379.0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7-15">
            <text:p>2024-07-15</text:p>
          </table:table-cell>
          <table:table-cell office:value-type="string" office:string-value="A-16-B12">
            <text:p>A-16-B12</text:p>
          </table:table-cell>
        </table:table-row>
        <table:table-row>
          <table:table-cell office:value-type="string" office:string-value="P-0912">
            <text:p>P-0912</text:p>
          </table:table-cell>
          <table:table-cell office:value-type="string" office:string-value="Culture Eight">
            <text:p>Culture Eight</text:p>
          </table:table-cell>
          <table:table-cell office:value-type="string" office:string-value="Alimentos">
            <text:p>Alimentos</text:p>
          </table:table-cell>
          <table:table-cell office:value-type="float" office:value="284">
            <text:p>284</text:p>
          </table:table-cell>
          <table:table-cell office:value-type="float" office:value="388.29">
            <text:p>388.2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7-22">
            <text:p>2024-07-22</text:p>
          </table:table-cell>
          <table:table-cell office:value-type="string" office:string-value="A-14-B15">
            <text:p>A-14-B15</text:p>
          </table:table-cell>
        </table:table-row>
        <table:table-row>
          <table:table-cell office:value-type="string" office:string-value="$^!@@">
            <text:p>$^!@@</text:p>
          </table:table-cell>
          <table:table-cell office:value-type="string" office:string-value="24260928">
            <text:p>24260928</text:p>
          </table:table-cell>
          <table:table-cell office:value-type="string" office:string-value="LHLFWMSHCH">
            <text:p>LHLFWMSHCH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624">
            <text:p>Random624</text:p>
          </table:table-cell>
        </table:table-row>
        <table:table-row>
          <table:table-cell office:value-type="string" office:string-value="P-0914">
            <text:p>P-0914</text:p>
          </table:table-cell>
          <table:table-cell office:value-type="string" office:string-value="Mrs Reason">
            <text:p>Mrs Reason</text:p>
          </table:table-cell>
          <table:table-cell office:value-type="string" office:string-value="Deportes">
            <text:p>Deportes</text:p>
          </table:table-cell>
          <table:table-cell office:value-type="float" office:value="17">
            <text:p>17</text:p>
          </table:table-cell>
          <table:table-cell office:value-type="float" office:value="175.06">
            <text:p>175.0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1-10">
            <text:p>2024-11-10</text:p>
          </table:table-cell>
          <table:table-cell office:value-type="string" office:string-value="A-23-B12">
            <text:p>A-23-B12</text:p>
          </table:table-cell>
        </table:table-row>
        <table:table-row>
          <table:table-cell office:value-type="string" office:string-value="P-0915">
            <text:p>P-0915</text:p>
          </table:table-cell>
          <table:table-cell office:value-type="string" office:string-value="Argue So">
            <text:p>Argue So</text:p>
          </table:table-cell>
          <table:table-cell office:value-type="string" office:string-value="Salud">
            <text:p>Salud</text:p>
          </table:table-cell>
          <table:table-cell office:value-type="float" office:value="121">
            <text:p>121</text:p>
          </table:table-cell>
          <table:table-cell office:value-type="float" office:value="151.55">
            <text:p>151.5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8-27">
            <text:p>2023-08-27</text:p>
          </table:table-cell>
          <table:table-cell office:value-type="string" office:string-value="A-33-B7">
            <text:p>A-33-B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917">
            <text:p>P-0917</text:p>
          </table:table-cell>
          <table:table-cell office:value-type="string" office:string-value="Century Mother">
            <text:p>Century Mother</text:p>
          </table:table-cell>
          <table:table-cell office:value-type="string" office:string-value="Ropa">
            <text:p>Ropa</text:p>
          </table:table-cell>
          <table:table-cell office:value-type="float" office:value="428">
            <text:p>428</text:p>
          </table:table-cell>
          <table:table-cell office:value-type="float" office:value="499.69">
            <text:p>499.69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3-08">
            <text:p>2025-03-08</text:p>
          </table:table-cell>
          <table:table-cell office:value-type="string" office:string-value="A-21-B14">
            <text:p>A-21-B14</text:p>
          </table:table-cell>
        </table:table-row>
        <table:table-row>
          <table:table-cell office:value-type="string" office:string-value="P-0918">
            <text:p>P-0918</text:p>
          </table:table-cell>
          <table:table-cell office:value-type="string" office:string-value="Dog Would">
            <text:p>Dog Would</text:p>
          </table:table-cell>
          <table:table-cell office:value-type="string" office:string-value="Alimentos">
            <text:p>Alimentos</text:p>
          </table:table-cell>
          <table:table-cell office:value-type="float" office:value="49">
            <text:p>49</text:p>
          </table:table-cell>
          <table:table-cell office:value-type="float" office:value="49.47">
            <text:p>49.4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1-30">
            <text:p>2024-11-30</text:p>
          </table:table-cell>
          <table:table-cell office:value-type="string" office:string-value="A-10-B1">
            <text:p>A-10-B1</text:p>
          </table:table-cell>
        </table:table-row>
        <table:table-row>
          <table:table-cell office:value-type="string" office:string-value="P-0919">
            <text:p>P-0919</text:p>
          </table:table-cell>
          <table:table-cell office:value-type="string" office:string-value="Move Perform">
            <text:p>Move Perform</text:p>
          </table:table-cell>
          <table:table-cell office:value-type="string" office:string-value="Automotriz">
            <text:p>Automotriz</text:p>
          </table:table-cell>
          <table:table-cell office:value-type="float" office:value="343">
            <text:p>343</text:p>
          </table:table-cell>
          <table:table-cell office:value-type="float" office:value="43.72">
            <text:p>43.7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12">
            <text:p>2023-09-12</text:p>
          </table:table-cell>
          <table:table-cell office:value-type="string" office:string-value="A-39-B2">
            <text:p>A-39-B2</text:p>
          </table:table-cell>
        </table:table-row>
        <table:table-row>
          <table:table-cell office:value-type="string" office:string-value="P-0920">
            <text:p>P-0920</text:p>
          </table:table-cell>
          <table:table-cell office:value-type="string" office:string-value="Town Land">
            <text:p>Town Land</text:p>
          </table:table-cell>
          <table:table-cell office:value-type="string" office:string-value="Hogar">
            <text:p>Hogar</text:p>
          </table:table-cell>
          <table:table-cell office:value-type="float" office:value="499">
            <text:p>499</text:p>
          </table:table-cell>
          <table:table-cell office:value-type="float" office:value="183.74">
            <text:p>183.7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1-24">
            <text:p>2024-01-24</text:p>
          </table:table-cell>
          <table:table-cell office:value-type="string" office:string-value="A-21-B9">
            <text:p>A-21-B9</text:p>
          </table:table-cell>
        </table:table-row>
        <table:table-row>
          <table:table-cell office:value-type="string" office:string-value="P-0921">
            <text:p>P-0921</text:p>
          </table:table-cell>
          <table:table-cell office:value-type="string" office:string-value="Culture Step">
            <text:p>Culture Step</text:p>
          </table:table-cell>
          <table:table-cell office:value-type="string" office:string-value="Deportes">
            <text:p>Deportes</text:p>
          </table:table-cell>
          <table:table-cell office:value-type="float" office:value="305">
            <text:p>305</text:p>
          </table:table-cell>
          <table:table-cell office:value-type="float" office:value="462.2">
            <text:p>462.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20">
            <text:p>2024-09-20</text:p>
          </table:table-cell>
          <table:table-cell office:value-type="string" office:string-value="A-21-B7">
            <text:p>A-21-B7</text:p>
          </table:table-cell>
        </table:table-row>
        <table:table-row>
          <table:table-cell office:value-type="string" office:string-value="P-0922">
            <text:p>P-0922</text:p>
          </table:table-cell>
          <table:table-cell office:value-type="string" office:string-value="Program In">
            <text:p>Program In</text:p>
          </table:table-cell>
          <table:table-cell office:value-type="string" office:string-value="Salud">
            <text:p>Salud</text:p>
          </table:table-cell>
          <table:table-cell office:value-type="float" office:value="79">
            <text:p>79</text:p>
          </table:table-cell>
          <table:table-cell office:value-type="float" office:value="360.69">
            <text:p>360.69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1-18">
            <text:p>2024-01-18</text:p>
          </table:table-cell>
          <table:table-cell office:value-type="string" office:string-value="A-18-B14">
            <text:p>A-18-B14</text:p>
          </table:table-cell>
        </table:table-row>
        <table:table-row>
          <table:table-cell office:value-type="string" office:string-value="P-0923">
            <text:p>P-0923</text:p>
          </table:table-cell>
          <table:table-cell office:value-type="string" office:string-value="Pull Evening">
            <text:p>Pull Evening</text:p>
          </table:table-cell>
          <table:table-cell office:value-type="string" office:string-value="Deportes">
            <text:p>Deportes</text:p>
          </table:table-cell>
          <table:table-cell office:value-type="float" office:value="45">
            <text:p>45</text:p>
          </table:table-cell>
          <table:table-cell office:value-type="float" office:value="178.13">
            <text:p>178.1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5-29">
            <text:p>2024-05-29</text:p>
          </table:table-cell>
          <table:table-cell office:value-type="string" office:string-value="A-20-B18">
            <text:p>A-20-B18</text:p>
          </table:table-cell>
        </table:table-row>
        <table:table-row>
          <table:table-cell office:value-type="string" office:string-value="P-0924">
            <text:p>P-0924</text:p>
          </table:table-cell>
          <table:table-cell office:value-type="string" office:string-value="Few Run">
            <text:p>Few Run</text:p>
          </table:table-cell>
          <table:table-cell office:value-type="string" office:string-value="Salud">
            <text:p>Salud</text:p>
          </table:table-cell>
          <table:table-cell office:value-type="float" office:value="46">
            <text:p>46</text:p>
          </table:table-cell>
          <table:table-cell office:value-type="float" office:value="266.33">
            <text:p>266.3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10">
            <text:p>2025-01-10</text:p>
          </table:table-cell>
          <table:table-cell office:value-type="string" office:string-value="A-20-B1">
            <text:p>A-20-B1</text:p>
          </table:table-cell>
        </table:table-row>
        <table:table-row>
          <table:table-cell office:value-type="string" office:string-value="P-0925">
            <text:p>P-0925</text:p>
          </table:table-cell>
          <table:table-cell office:value-type="string" office:string-value="Their Structure">
            <text:p>Their Structure</text:p>
          </table:table-cell>
          <table:table-cell office:value-type="string" office:string-value="Hogar">
            <text:p>Hogar</text:p>
          </table:table-cell>
          <table:table-cell office:value-type="float" office:value="226">
            <text:p>226</text:p>
          </table:table-cell>
          <table:table-cell office:value-type="float" office:value="347.44">
            <text:p>347.4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1-30">
            <text:p>2023-11-30</text:p>
          </table:table-cell>
          <table:table-cell office:value-type="string" office:string-value="A-2-B17">
            <text:p>A-2-B17</text:p>
          </table:table-cell>
        </table:table-row>
        <table:table-row>
          <table:table-cell office:value-type="string" office:string-value="P-0926">
            <text:p>P-0926</text:p>
          </table:table-cell>
          <table:table-cell office:value-type="string" office:string-value="Support Any">
            <text:p>Support Any</text:p>
          </table:table-cell>
          <table:table-cell office:value-type="string" office:string-value="Salud">
            <text:p>Salud</text:p>
          </table:table-cell>
          <table:table-cell office:value-type="float" office:value="33">
            <text:p>33</text:p>
          </table:table-cell>
          <table:table-cell office:value-type="float" office:value="349.48">
            <text:p>349.48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6-16">
            <text:p>2024-06-16</text:p>
          </table:table-cell>
          <table:table-cell office:value-type="string" office:string-value="A-25-B1">
            <text:p>A-25-B1</text:p>
          </table:table-cell>
        </table:table-row>
        <table:table-row>
          <table:table-cell office:value-type="float" office:value="3054">
            <text:p>3054</text:p>
          </table:table-cell>
          <table:table-cell office:value-type="string" office:string-value="Indicate smile hold it dark past.">
            <text:p>Indicate smile hold it dark past.</text:p>
          </table:table-cell>
          <table:table-cell office:value-type="float" office:value="4255">
            <text:p>4255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340">
            <text:p>Ubicación340</text:p>
          </table:table-cell>
        </table:table-row>
        <table:table-row>
          <table:table-cell office:value-type="string" office:string-value="P-0928">
            <text:p>P-0928</text:p>
          </table:table-cell>
          <table:table-cell office:value-type="string" office:string-value="Government Lose">
            <text:p>Government Lose</text:p>
          </table:table-cell>
          <table:table-cell office:value-type="string" office:string-value="Electrónica">
            <text:p>Electrónica</text:p>
          </table:table-cell>
          <table:table-cell office:value-type="float" office:value="15">
            <text:p>15</text:p>
          </table:table-cell>
          <table:table-cell office:value-type="float" office:value="346.91">
            <text:p>346.9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8-17">
            <text:p>2023-08-17</text:p>
          </table:table-cell>
          <table:table-cell office:value-type="string" office:string-value="A-34-B18">
            <text:p>A-34-B18</text:p>
          </table:table-cell>
        </table:table-row>
        <table:table-row>
          <table:table-cell office:value-type="string" office:string-value="P-0929">
            <text:p>P-0929</text:p>
          </table:table-cell>
          <table:table-cell office:value-type="string" office:string-value="Small Once">
            <text:p>Small Once</text:p>
          </table:table-cell>
          <table:table-cell office:value-type="string" office:string-value="Alimentos">
            <text:p>Alimentos</text:p>
          </table:table-cell>
          <table:table-cell office:value-type="float" office:value="191">
            <text:p>191</text:p>
          </table:table-cell>
          <table:table-cell office:value-type="float" office:value="402.78">
            <text:p>402.78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1-29">
            <text:p>2023-11-29</text:p>
          </table:table-cell>
          <table:table-cell office:value-type="string" office:string-value="A-42-B3">
            <text:p>A-42-B3</text:p>
          </table:table-cell>
        </table:table-row>
        <table:table-row>
          <table:table-cell office:value-type="string" office:string-value="P-0930">
            <text:p>P-0930</text:p>
          </table:table-cell>
          <table:table-cell office:value-type="string" office:string-value="Race Field">
            <text:p>Race Field</text:p>
          </table:table-cell>
          <table:table-cell office:value-type="string" office:string-value="Electrónica">
            <text:p>Electrónica</text:p>
          </table:table-cell>
          <table:table-cell office:value-type="float" office:value="458">
            <text:p>458</text:p>
          </table:table-cell>
          <table:table-cell office:value-type="float" office:value="329.56">
            <text:p>329.5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3-05">
            <text:p>2025-03-05</text:p>
          </table:table-cell>
          <table:table-cell office:value-type="string" office:string-value="A-32-B11">
            <text:p>A-32-B11</text:p>
          </table:table-cell>
        </table:table-row>
        <table:table-row>
          <table:table-cell office:value-type="string" office:string-value="P-0931">
            <text:p>P-0931</text:p>
          </table:table-cell>
          <table:table-cell office:value-type="string" office:string-value="After Up">
            <text:p>After Up</text:p>
          </table:table-cell>
          <table:table-cell office:value-type="string" office:string-value="Deportes">
            <text:p>Deportes</text:p>
          </table:table-cell>
          <table:table-cell office:value-type="float" office:value="41">
            <text:p>41</text:p>
          </table:table-cell>
          <table:table-cell office:value-type="float" office:value="381.58">
            <text:p>381.5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8-19">
            <text:p>2023-08-19</text:p>
          </table:table-cell>
          <table:table-cell office:value-type="string" office:string-value="A-1-B17">
            <text:p>A-1-B17</text:p>
          </table:table-cell>
        </table:table-row>
        <table:table-row>
          <table:table-cell office:value-type="string" office:string-value="P-0932">
            <text:p>P-0932</text:p>
          </table:table-cell>
          <table:table-cell office:value-type="string" office:string-value="Design Page">
            <text:p>Design Page</text:p>
          </table:table-cell>
          <table:table-cell office:value-type="string" office:string-value="Ropa">
            <text:p>Ropa</text:p>
          </table:table-cell>
          <table:table-cell office:value-type="float" office:value="365">
            <text:p>365</text:p>
          </table:table-cell>
          <table:table-cell office:value-type="float" office:value="146.22">
            <text:p>146.2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5-19">
            <text:p>2023-05-19</text:p>
          </table:table-cell>
          <table:table-cell office:value-type="string" office:string-value="A-25-B8">
            <text:p>A-25-B8</text:p>
          </table:table-cell>
        </table:table-row>
        <table:table-row>
          <table:table-cell office:value-type="string" office:string-value="P-0933">
            <text:p>P-0933</text:p>
          </table:table-cell>
          <table:table-cell office:value-type="string" office:string-value="Fear Government">
            <text:p>Fear Government</text:p>
          </table:table-cell>
          <table:table-cell office:value-type="string" office:string-value="Alimentos">
            <text:p>Alimentos</text:p>
          </table:table-cell>
          <table:table-cell office:value-type="float" office:value="135">
            <text:p>135</text:p>
          </table:table-cell>
          <table:table-cell office:value-type="float" office:value="439.03">
            <text:p>439.0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11-20">
            <text:p>2024-11-20</text:p>
          </table:table-cell>
          <table:table-cell office:value-type="string" office:string-value="A-26-B7">
            <text:p>A-26-B7</text:p>
          </table:table-cell>
        </table:table-row>
        <table:table-row>
          <table:table-cell office:value-type="string" office:string-value="P-0934">
            <text:p>P-0934</text:p>
          </table:table-cell>
          <table:table-cell office:value-type="string" office:string-value="For Scientist">
            <text:p>For Scientist</text:p>
          </table:table-cell>
          <table:table-cell office:value-type="string" office:string-value="Deportes">
            <text:p>Deportes</text:p>
          </table:table-cell>
          <table:table-cell office:value-type="float" office:value="92">
            <text:p>92</text:p>
          </table:table-cell>
          <table:table-cell office:value-type="float" office:value="58.92">
            <text:p>58.92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12">
            <text:p>2024-10-12</text:p>
          </table:table-cell>
          <table:table-cell office:value-type="string" office:string-value="A-18-B17">
            <text:p>A-18-B17</text:p>
          </table:table-cell>
        </table:table-row>
        <table:table-row>
          <table:table-cell office:value-type="string" office:string-value="P-0935">
            <text:p>P-0935</text:p>
          </table:table-cell>
          <table:table-cell office:value-type="string" office:string-value="Now Tend">
            <text:p>Now Tend</text:p>
          </table:table-cell>
          <table:table-cell office:value-type="string" office:string-value="Ropa">
            <text:p>Ropa</text:p>
          </table:table-cell>
          <table:table-cell office:value-type="float" office:value="178">
            <text:p>178</text:p>
          </table:table-cell>
          <table:table-cell office:value-type="float" office:value="149.21">
            <text:p>149.2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04">
            <text:p>2023-09-04</text:p>
          </table:table-cell>
          <table:table-cell office:value-type="string" office:string-value="A-4-B8">
            <text:p>A-4-B8</text:p>
          </table:table-cell>
        </table:table-row>
        <table:table-row>
          <table:table-cell office:value-type="string" office:string-value="P-0936">
            <text:p>P-0936</text:p>
          </table:table-cell>
          <table:table-cell office:value-type="string" office:string-value="Sport Event">
            <text:p>Sport Event</text:p>
          </table:table-cell>
          <table:table-cell office:value-type="string" office:string-value="Salud">
            <text:p>Salud</text:p>
          </table:table-cell>
          <table:table-cell office:value-type="float" office:value="211">
            <text:p>211</text:p>
          </table:table-cell>
          <table:table-cell office:value-type="float" office:value="278.77">
            <text:p>278.7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2-01">
            <text:p>2024-02-01</text:p>
          </table:table-cell>
          <table:table-cell office:value-type="string" office:string-value="A-39-B1">
            <text:p>A-39-B1</text:p>
          </table:table-cell>
        </table:table-row>
        <table:table-row>
          <table:table-cell office:value-type="string" office:string-value="P-0937">
            <text:p>P-0937</text:p>
          </table:table-cell>
          <table:table-cell office:value-type="string" office:string-value="Clear Total">
            <text:p>Clear Total</text:p>
          </table:table-cell>
          <table:table-cell office:value-type="string" office:string-value="Hogar">
            <text:p>Hogar</text:p>
          </table:table-cell>
          <table:table-cell office:value-type="float" office:value="161">
            <text:p>161</text:p>
          </table:table-cell>
          <table:table-cell office:value-type="float" office:value="28.96">
            <text:p>28.9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4-30">
            <text:p>2023-04-30</text:p>
          </table:table-cell>
          <table:table-cell office:value-type="string" office:string-value="A-9-B6">
            <text:p>A-9-B6</text:p>
          </table:table-cell>
        </table:table-row>
        <table:table-row>
          <table:table-cell office:value-type="string" office:string-value="P-0938">
            <text:p>P-0938</text:p>
          </table:table-cell>
          <table:table-cell office:value-type="string" office:string-value="Focus Health">
            <text:p>Focus Health</text:p>
          </table:table-cell>
          <table:table-cell office:value-type="string" office:string-value="Hogar">
            <text:p>Hogar</text:p>
          </table:table-cell>
          <table:table-cell office:value-type="float" office:value="349">
            <text:p>349</text:p>
          </table:table-cell>
          <table:table-cell office:value-type="float" office:value="176.96">
            <text:p>176.9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5-06">
            <text:p>2024-05-06</text:p>
          </table:table-cell>
          <table:table-cell office:value-type="string" office:string-value="A-31-B5">
            <text:p>A-31-B5</text:p>
          </table:table-cell>
        </table:table-row>
        <table:table-row>
          <table:table-cell office:value-type="string" office:string-value="P-0939">
            <text:p>P-0939</text:p>
          </table:table-cell>
          <table:table-cell office:value-type="string" office:string-value="Participant And">
            <text:p>Participant And</text:p>
          </table:table-cell>
          <table:table-cell office:value-type="string" office:string-value="Salud">
            <text:p>Salud</text:p>
          </table:table-cell>
          <table:table-cell office:value-type="float" office:value="281">
            <text:p>281</text:p>
          </table:table-cell>
          <table:table-cell office:value-type="float" office:value="472.4">
            <text:p>472.4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2-03">
            <text:p>2025-02-03</text:p>
          </table:table-cell>
          <table:table-cell office:value-type="string" office:string-value="A-19-B8">
            <text:p>A-19-B8</text:p>
          </table:table-cell>
        </table:table-row>
        <table:table-row>
          <table:table-cell office:value-type="string" office:string-value="P-0940">
            <text:p>P-0940</text:p>
          </table:table-cell>
          <table:table-cell office:value-type="string" office:string-value="Coach Brother">
            <text:p>Coach Brother</text:p>
          </table:table-cell>
          <table:table-cell office:value-type="string" office:string-value="Alimentos">
            <text:p>Alimentos</text:p>
          </table:table-cell>
          <table:table-cell office:value-type="float" office:value="437">
            <text:p>437</text:p>
          </table:table-cell>
          <table:table-cell office:value-type="float" office:value="354.19">
            <text:p>354.19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10-02">
            <text:p>2024-10-02</text:p>
          </table:table-cell>
          <table:table-cell office:value-type="string" office:string-value="A-44-B5">
            <text:p>A-44-B5</text:p>
          </table:table-cell>
        </table:table-row>
        <table:table-row>
          <table:table-cell office:value-type="string" office:string-value="P-0941">
            <text:p>P-0941</text:p>
          </table:table-cell>
          <table:table-cell office:value-type="string" office:string-value="Single Itself">
            <text:p>Single Itself</text:p>
          </table:table-cell>
          <table:table-cell office:value-type="string" office:string-value="Hogar">
            <text:p>Hogar</text:p>
          </table:table-cell>
          <table:table-cell office:value-type="float" office:value="90">
            <text:p>90</text:p>
          </table:table-cell>
          <table:table-cell office:value-type="float" office:value="31.03">
            <text:p>31.0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9-24">
            <text:p>2023-09-24</text:p>
          </table:table-cell>
          <table:table-cell office:value-type="string" office:string-value="A-7-B19">
            <text:p>A-7-B19</text:p>
          </table:table-cell>
        </table:table-row>
        <table:table-row>
          <table:table-cell office:value-type="string" office:string-value="P-0942">
            <text:p>P-0942</text:p>
          </table:table-cell>
          <table:table-cell office:value-type="string" office:string-value="Sister Let">
            <text:p>Sister Let</text:p>
          </table:table-cell>
          <table:table-cell office:value-type="string" office:string-value="Salud">
            <text:p>Salud</text:p>
          </table:table-cell>
          <table:table-cell office:value-type="float" office:value="475">
            <text:p>475</text:p>
          </table:table-cell>
          <table:table-cell office:value-type="float" office:value="449.02">
            <text:p>449.0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8-07">
            <text:p>2023-08-07</text:p>
          </table:table-cell>
          <table:table-cell office:value-type="string" office:string-value="A-21-B17">
            <text:p>A-21-B17</text:p>
          </table:table-cell>
        </table:table-row>
        <table:table-row>
          <table:table-cell office:value-type="string" office:string-value="P-0943">
            <text:p>P-0943</text:p>
          </table:table-cell>
          <table:table-cell office:value-type="string" office:string-value="Choose From">
            <text:p>Choose From</text:p>
          </table:table-cell>
          <table:table-cell office:value-type="string" office:string-value="Juguetes">
            <text:p>Juguetes</text:p>
          </table:table-cell>
          <table:table-cell office:value-type="float" office:value="91">
            <text:p>91</text:p>
          </table:table-cell>
          <table:table-cell office:value-type="float" office:value="175.97">
            <text:p>175.9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6-05">
            <text:p>2024-06-05</text:p>
          </table:table-cell>
          <table:table-cell office:value-type="string" office:string-value="A-29-B6">
            <text:p>A-29-B6</text:p>
          </table:table-cell>
        </table:table-row>
        <table:table-row>
          <table:table-cell office:value-type="string" office:string-value="P-0944">
            <text:p>P-0944</text:p>
          </table:table-cell>
          <table:table-cell office:value-type="string" office:string-value="Necessary Military">
            <text:p>Necessary Military</text:p>
          </table:table-cell>
          <table:table-cell office:value-type="string" office:string-value="Automotriz">
            <text:p>Automotriz</text:p>
          </table:table-cell>
          <table:table-cell office:value-type="float" office:value="414">
            <text:p>414</text:p>
          </table:table-cell>
          <table:table-cell office:value-type="float" office:value="460.64">
            <text:p>460.6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28">
            <text:p>2024-10-28</text:p>
          </table:table-cell>
          <table:table-cell office:value-type="string" office:string-value="A-34-B7">
            <text:p>A-34-B7</text:p>
          </table:table-cell>
        </table:table-row>
        <table:table-row>
          <table:table-cell office:value-type="string" office:string-value="P-0945">
            <text:p>P-0945</text:p>
          </table:table-cell>
          <table:table-cell office:value-type="string" office:string-value="Let Give">
            <text:p>Let Give</text:p>
          </table:table-cell>
          <table:table-cell office:value-type="string" office:string-value="Deportes">
            <text:p>Deportes</text:p>
          </table:table-cell>
          <table:table-cell office:value-type="float" office:value="154">
            <text:p>154</text:p>
          </table:table-cell>
          <table:table-cell office:value-type="float" office:value="119.2">
            <text:p>119.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9-19">
            <text:p>2023-09-19</text:p>
          </table:table-cell>
          <table:table-cell office:value-type="string" office:string-value="A-47-B18">
            <text:p>A-47-B18</text:p>
          </table:table-cell>
        </table:table-row>
        <table:table-row>
          <table:table-cell office:value-type="string" office:string-value="P-0946">
            <text:p>P-0946</text:p>
          </table:table-cell>
          <table:table-cell office:value-type="string" office:string-value="Church At">
            <text:p>Church At</text:p>
          </table:table-cell>
          <table:table-cell office:value-type="string" office:string-value="Automotriz">
            <text:p>Automotriz</text:p>
          </table:table-cell>
          <table:table-cell office:value-type="float" office:value="248">
            <text:p>248</text:p>
          </table:table-cell>
          <table:table-cell office:value-type="float" office:value="168.07">
            <text:p>168.0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1-06">
            <text:p>2024-01-06</text:p>
          </table:table-cell>
          <table:table-cell office:value-type="string" office:string-value="A-35-B14">
            <text:p>A-35-B14</text:p>
          </table:table-cell>
        </table:table-row>
        <table:table-row>
          <table:table-cell office:value-type="string" office:string-value="P-0947">
            <text:p>P-0947</text:p>
          </table:table-cell>
          <table:table-cell office:value-type="string" office:string-value="Possible Store">
            <text:p>Possible Store</text:p>
          </table:table-cell>
          <table:table-cell office:value-type="string" office:string-value="Alimentos">
            <text:p>Alimentos</text:p>
          </table:table-cell>
          <table:table-cell office:value-type="float" office:value="370">
            <text:p>370</text:p>
          </table:table-cell>
          <table:table-cell office:value-type="float" office:value="106.81">
            <text:p>106.81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0-02">
            <text:p>2024-10-02</text:p>
          </table:table-cell>
          <table:table-cell office:value-type="string" office:string-value="A-24-B3">
            <text:p>A-24-B3</text:p>
          </table:table-cell>
        </table:table-row>
        <table:table-row>
          <table:table-cell office:value-type="string" office:string-value="P-0948">
            <text:p>P-0948</text:p>
          </table:table-cell>
          <table:table-cell office:value-type="string" office:string-value="Fast Commercial">
            <text:p>Fast Commercial</text:p>
          </table:table-cell>
          <table:table-cell office:value-type="string" office:string-value="Alimentos">
            <text:p>Alimentos</text:p>
          </table:table-cell>
          <table:table-cell office:value-type="float" office:value="217">
            <text:p>217</text:p>
          </table:table-cell>
          <table:table-cell office:value-type="float" office:value="340.27">
            <text:p>340.27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1-30">
            <text:p>2023-11-30</text:p>
          </table:table-cell>
          <table:table-cell office:value-type="string" office:string-value="A-36-B16">
            <text:p>A-36-B16</text:p>
          </table:table-cell>
        </table:table-row>
        <table:table-row>
          <table:table-cell office:value-type="string" office:string-value="P-0949">
            <text:p>P-0949</text:p>
          </table:table-cell>
          <table:table-cell office:value-type="string" office:string-value="Bring Million">
            <text:p>Bring Million</text:p>
          </table:table-cell>
          <table:table-cell office:value-type="string" office:string-value="Ropa">
            <text:p>Ropa</text:p>
          </table:table-cell>
          <table:table-cell office:value-type="float" office:value="214">
            <text:p>214</text:p>
          </table:table-cell>
          <table:table-cell office:value-type="float" office:value="87.14">
            <text:p>87.14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5-03-17">
            <text:p>2025-03-17</text:p>
          </table:table-cell>
          <table:table-cell office:value-type="string" office:string-value="A-21-B9">
            <text:p>A-21-B9</text:p>
          </table:table-cell>
        </table:table-row>
        <table:table-row>
          <table:table-cell office:value-type="string" office:string-value="P-0950">
            <text:p>P-0950</text:p>
          </table:table-cell>
          <table:table-cell office:value-type="string" office:string-value="Clearly Little">
            <text:p>Clearly Little</text:p>
          </table:table-cell>
          <table:table-cell office:value-type="string" office:string-value="Ropa">
            <text:p>Ropa</text:p>
          </table:table-cell>
          <table:table-cell office:value-type="float" office:value="238">
            <text:p>238</text:p>
          </table:table-cell>
          <table:table-cell office:value-type="float" office:value="105.44">
            <text:p>105.4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1-26">
            <text:p>2023-11-26</text:p>
          </table:table-cell>
          <table:table-cell office:value-type="string" office:string-value="A-1-B1">
            <text:p>A-1-B1</text:p>
          </table:table-cell>
        </table:table-row>
        <table:table-row>
          <table:table-cell office:value-type="string" office:string-value="P-0951">
            <text:p>P-0951</text:p>
          </table:table-cell>
          <table:table-cell office:value-type="string" office:string-value="Name Business">
            <text:p>Name Business</text:p>
          </table:table-cell>
          <table:table-cell office:value-type="string" office:string-value="Salud">
            <text:p>Salud</text:p>
          </table:table-cell>
          <table:table-cell office:value-type="float" office:value="155">
            <text:p>155</text:p>
          </table:table-cell>
          <table:table-cell office:value-type="float" office:value="327.73">
            <text:p>327.7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2-28">
            <text:p>2024-02-28</text:p>
          </table:table-cell>
          <table:table-cell office:value-type="string" office:string-value="A-2-B2">
            <text:p>A-2-B2</text:p>
          </table:table-cell>
        </table:table-row>
        <table:table-row>
          <table:table-cell office:value-type="string" office:string-value="P-0952">
            <text:p>P-0952</text:p>
          </table:table-cell>
          <table:table-cell office:value-type="string" office:string-value="Significant Traditional">
            <text:p>Significant Traditional</text:p>
          </table:table-cell>
          <table:table-cell office:value-type="string" office:string-value="Juguetes">
            <text:p>Juguetes</text:p>
          </table:table-cell>
          <table:table-cell office:value-type="float" office:value="331">
            <text:p>331</text:p>
          </table:table-cell>
          <table:table-cell office:value-type="float" office:value="117.33">
            <text:p>117.3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8-05">
            <text:p>2024-08-05</text:p>
          </table:table-cell>
          <table:table-cell office:value-type="string" office:string-value="A-17-B11">
            <text:p>A-17-B11</text:p>
          </table:table-cell>
        </table:table-row>
        <table:table-row>
          <table:table-cell office:value-type="string" office:string-value="P-0953">
            <text:p>P-0953</text:p>
          </table:table-cell>
          <table:table-cell office:value-type="string" office:string-value="On Step">
            <text:p>On Step</text:p>
          </table:table-cell>
          <table:table-cell office:value-type="string" office:string-value="Salud">
            <text:p>Salud</text:p>
          </table:table-cell>
          <table:table-cell office:value-type="float" office:value="317">
            <text:p>317</text:p>
          </table:table-cell>
          <table:table-cell office:value-type="float" office:value="458.15">
            <text:p>458.15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5-15">
            <text:p>2024-05-15</text:p>
          </table:table-cell>
          <table:table-cell office:value-type="string" office:string-value="A-47-B9">
            <text:p>A-47-B9</text:p>
          </table:table-cell>
        </table:table-row>
        <table:table-row>
          <table:table-cell office:value-type="string" office:string-value="P-0954">
            <text:p>P-0954</text:p>
          </table:table-cell>
          <table:table-cell office:value-type="string" office:string-value="Upon Medical">
            <text:p>Upon Medical</text:p>
          </table:table-cell>
          <table:table-cell office:value-type="string" office:string-value="Hogar">
            <text:p>Hogar</text:p>
          </table:table-cell>
          <table:table-cell office:value-type="float" office:value="248">
            <text:p>248</text:p>
          </table:table-cell>
          <table:table-cell office:value-type="float" office:value="173.55">
            <text:p>173.55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8-12">
            <text:p>2024-08-12</text:p>
          </table:table-cell>
          <table:table-cell office:value-type="string" office:string-value="A-13-B18">
            <text:p>A-13-B18</text:p>
          </table:table-cell>
        </table:table-row>
        <table:table-row>
          <table:table-cell office:value-type="string" office:string-value="P-0955">
            <text:p>P-0955</text:p>
          </table:table-cell>
          <table:table-cell office:value-type="string" office:string-value="Half Court">
            <text:p>Half Court</text:p>
          </table:table-cell>
          <table:table-cell office:value-type="string" office:string-value="Alimentos">
            <text:p>Alimentos</text:p>
          </table:table-cell>
          <table:table-cell office:value-type="float" office:value="155">
            <text:p>155</text:p>
          </table:table-cell>
          <table:table-cell office:value-type="float" office:value="270.14">
            <text:p>270.1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12-13">
            <text:p>2023-12-13</text:p>
          </table:table-cell>
          <table:table-cell office:value-type="string" office:string-value="A-16-B12">
            <text:p>A-16-B12</text:p>
          </table:table-cell>
        </table:table-row>
        <table:table-row>
          <table:table-cell office:value-type="string" office:string-value="P-0956">
            <text:p>P-0956</text:p>
          </table:table-cell>
          <table:table-cell office:value-type="string" office:string-value="Second Couple">
            <text:p>Second Couple</text:p>
          </table:table-cell>
          <table:table-cell office:value-type="string" office:string-value="Salud">
            <text:p>Salud</text:p>
          </table:table-cell>
          <table:table-cell office:value-type="float" office:value="460">
            <text:p>460</text:p>
          </table:table-cell>
          <table:table-cell office:value-type="float" office:value="349.37">
            <text:p>349.3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07">
            <text:p>2023-09-07</text:p>
          </table:table-cell>
          <table:table-cell office:value-type="string" office:string-value="A-16-B14">
            <text:p>A-16-B14</text:p>
          </table:table-cell>
        </table:table-row>
        <table:table-row>
          <table:table-cell office:value-type="string" office:string-value="P-0957">
            <text:p>P-0957</text:p>
          </table:table-cell>
          <table:table-cell office:value-type="string" office:string-value="Raise Network">
            <text:p>Raise Network</text:p>
          </table:table-cell>
          <table:table-cell office:value-type="string" office:string-value="Deportes">
            <text:p>Deportes</text:p>
          </table:table-cell>
          <table:table-cell office:value-type="float" office:value="307">
            <text:p>307</text:p>
          </table:table-cell>
          <table:table-cell office:value-type="float" office:value="417.84">
            <text:p>417.8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2-25">
            <text:p>2024-12-25</text:p>
          </table:table-cell>
          <table:table-cell office:value-type="string" office:string-value="A-43-B10">
            <text:p>A-43-B10</text:p>
          </table:table-cell>
        </table:table-row>
        <table:table-row>
          <table:table-cell office:value-type="float" office:value="2072">
            <text:p>2072</text:p>
          </table:table-cell>
          <table:table-cell office:value-type="string" office:string-value="Pay successful member data.">
            <text:p>Pay successful member data.</text:p>
          </table:table-cell>
          <table:table-cell office:value-type="float" office:value="3953">
            <text:p>3953</text:p>
          </table:table-cell>
          <table:table-cell office:value-type="string" office:string-value="???">
            <text:p>???</text:p>
          </table:table-cell>
          <table:table-cell office:value-type="string" office:string-value="PrecioX">
            <text:p>PrecioX</text:p>
          </table:table-cell>
          <table:table-cell office:value-type="float" office:value="12345">
            <text:p>12345</text:p>
          </table:table-cell>
          <table:table-cell office:value-type="string" office:string-value="FechaIncorrecta">
            <text:p>FechaIncorrecta</text:p>
          </table:table-cell>
          <table:table-cell office:value-type="string" office:string-value="Ubicación530">
            <text:p>Ubicación530</text:p>
          </table:table-cell>
        </table:table-row>
        <table:table-row>
          <table:table-cell office:value-type="string" office:string-value="@^&amp;^%">
            <text:p>@^&amp;^%</text:p>
          </table:table-cell>
          <table:table-cell office:value-type="string" office:string-value="51743622">
            <text:p>51743622</text:p>
          </table:table-cell>
          <table:table-cell office:value-type="string" office:string-value="CUNBGOQDXN">
            <text:p>CUNBGOQDXN</text:p>
          </table:table-cell>
          <table:table-cell office:value-type="string" office:string-value="">
            <text:p/>
          </table:table-cell>
          <table:table-cell office:value-type="string" office:string-value="NaN">
            <text:p>NaN</text:p>
          </table:table-cell>
          <table:table-cell office:value-type="string" office:string-value="">
            <text:p/>
          </table:table-cell>
          <table:table-cell office:value-type="string" office:string-value="????">
            <text:p>????</text:p>
          </table:table-cell>
          <table:table-cell office:value-type="string" office:string-value="Random617">
            <text:p>Random617</text:p>
          </table:table-cell>
        </table:table-row>
        <table:table-row>
          <table:table-cell office:value-type="string" office:string-value="P-0960">
            <text:p>P-0960</text:p>
          </table:table-cell>
          <table:table-cell office:value-type="string" office:string-value="Popular Consider">
            <text:p>Popular Consider</text:p>
          </table:table-cell>
          <table:table-cell office:value-type="string" office:string-value="Hogar">
            <text:p>Hogar</text:p>
          </table:table-cell>
          <table:table-cell office:value-type="float" office:value="198">
            <text:p>198</text:p>
          </table:table-cell>
          <table:table-cell office:value-type="float" office:value="22.42">
            <text:p>22.4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7-10">
            <text:p>2024-07-10</text:p>
          </table:table-cell>
          <table:table-cell office:value-type="string" office:string-value="A-8-B2">
            <text:p>A-8-B2</text:p>
          </table:table-cell>
        </table:table-row>
        <table:table-row>
          <table:table-cell office:value-type="string" office:string-value="P-0961">
            <text:p>P-0961</text:p>
          </table:table-cell>
          <table:table-cell office:value-type="string" office:string-value="Offer Sure">
            <text:p>Offer Sure</text:p>
          </table:table-cell>
          <table:table-cell office:value-type="string" office:string-value="Deportes">
            <text:p>Deportes</text:p>
          </table:table-cell>
          <table:table-cell office:value-type="float" office:value="233">
            <text:p>233</text:p>
          </table:table-cell>
          <table:table-cell office:value-type="float" office:value="259.7">
            <text:p>259.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0-03">
            <text:p>2023-10-03</text:p>
          </table:table-cell>
          <table:table-cell office:value-type="string" office:string-value="A-29-B6">
            <text:p>A-29-B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963">
            <text:p>P-0963</text:p>
          </table:table-cell>
          <table:table-cell office:value-type="string" office:string-value="Choose Surface">
            <text:p>Choose Surface</text:p>
          </table:table-cell>
          <table:table-cell office:value-type="string" office:string-value="Hogar">
            <text:p>Hogar</text:p>
          </table:table-cell>
          <table:table-cell office:value-type="float" office:value="484">
            <text:p>484</text:p>
          </table:table-cell>
          <table:table-cell office:value-type="float" office:value="401.63">
            <text:p>401.63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03-24">
            <text:p>2023-03-24</text:p>
          </table:table-cell>
          <table:table-cell office:value-type="string" office:string-value="A-29-B7">
            <text:p>A-29-B7</text:p>
          </table:table-cell>
        </table:table-row>
        <table:table-row>
          <table:table-cell office:value-type="string" office:string-value="P-0964">
            <text:p>P-0964</text:p>
          </table:table-cell>
          <table:table-cell office:value-type="string" office:string-value="Explain Perform">
            <text:p>Explain Perform</text:p>
          </table:table-cell>
          <table:table-cell office:value-type="string" office:string-value="Juguetes">
            <text:p>Juguetes</text:p>
          </table:table-cell>
          <table:table-cell office:value-type="float" office:value="453">
            <text:p>453</text:p>
          </table:table-cell>
          <table:table-cell office:value-type="float" office:value="430.16">
            <text:p>430.1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3-16">
            <text:p>2024-03-16</text:p>
          </table:table-cell>
          <table:table-cell office:value-type="string" office:string-value="A-50-B6">
            <text:p>A-50-B6</text:p>
          </table:table-cell>
        </table:table-row>
        <table:table-row>
          <table:table-cell office:value-type="string" office:string-value="P-0965">
            <text:p>P-0965</text:p>
          </table:table-cell>
          <table:table-cell office:value-type="string" office:string-value="Middle Ball">
            <text:p>Middle Ball</text:p>
          </table:table-cell>
          <table:table-cell office:value-type="string" office:string-value="Electrónica">
            <text:p>Electrónica</text:p>
          </table:table-cell>
          <table:table-cell office:value-type="float" office:value="124">
            <text:p>124</text:p>
          </table:table-cell>
          <table:table-cell office:value-type="float" office:value="350.45">
            <text:p>350.4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5-14">
            <text:p>2023-05-14</text:p>
          </table:table-cell>
          <table:table-cell office:value-type="string" office:string-value="A-21-B8">
            <text:p>A-21-B8</text:p>
          </table:table-cell>
        </table:table-row>
        <table:table-row>
          <table:table-cell office:value-type="string" office:string-value="P-0966">
            <text:p>P-0966</text:p>
          </table:table-cell>
          <table:table-cell office:value-type="string" office:string-value="Include Sort">
            <text:p>Include Sort</text:p>
          </table:table-cell>
          <table:table-cell office:value-type="string" office:string-value="Electrónica">
            <text:p>Electrónica</text:p>
          </table:table-cell>
          <table:table-cell office:value-type="float" office:value="303">
            <text:p>303</text:p>
          </table:table-cell>
          <table:table-cell office:value-type="float" office:value="9.28">
            <text:p>9.28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4-03-19">
            <text:p>2024-03-19</text:p>
          </table:table-cell>
          <table:table-cell office:value-type="string" office:string-value="A-16-B7">
            <text:p>A-16-B7</text:p>
          </table:table-cell>
        </table:table-row>
        <table:table-row>
          <table:table-cell office:value-type="string" office:string-value="P-0967">
            <text:p>P-0967</text:p>
          </table:table-cell>
          <table:table-cell office:value-type="string" office:string-value="Along Front">
            <text:p>Along Front</text:p>
          </table:table-cell>
          <table:table-cell office:value-type="string" office:string-value="Hogar">
            <text:p>Hogar</text:p>
          </table:table-cell>
          <table:table-cell office:value-type="float" office:value="392">
            <text:p>392</text:p>
          </table:table-cell>
          <table:table-cell office:value-type="float" office:value="265.17">
            <text:p>265.17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3-09-10">
            <text:p>2023-09-10</text:p>
          </table:table-cell>
          <table:table-cell office:value-type="string" office:string-value="A-27-B12">
            <text:p>A-27-B12</text:p>
          </table:table-cell>
        </table:table-row>
        <table:table-row>
          <table:table-cell office:value-type="string" office:string-value="P-0968">
            <text:p>P-0968</text:p>
          </table:table-cell>
          <table:table-cell office:value-type="string" office:string-value="Short Billion">
            <text:p>Short Billion</text:p>
          </table:table-cell>
          <table:table-cell office:value-type="string" office:string-value="Hogar">
            <text:p>Hogar</text:p>
          </table:table-cell>
          <table:table-cell office:value-type="float" office:value="57">
            <text:p>57</text:p>
          </table:table-cell>
          <table:table-cell office:value-type="float" office:value="297.43">
            <text:p>297.4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11-01">
            <text:p>2024-11-01</text:p>
          </table:table-cell>
          <table:table-cell office:value-type="string" office:string-value="A-3-B16">
            <text:p>A-3-B16</text:p>
          </table:table-cell>
        </table:table-row>
        <table:table-row>
          <table:table-cell office:value-type="string" office:string-value="P-0969">
            <text:p>P-0969</text:p>
          </table:table-cell>
          <table:table-cell office:value-type="string" office:string-value="Born Know">
            <text:p>Born Know</text:p>
          </table:table-cell>
          <table:table-cell office:value-type="string" office:string-value="Ropa">
            <text:p>Ropa</text:p>
          </table:table-cell>
          <table:table-cell office:value-type="float" office:value="385">
            <text:p>385</text:p>
          </table:table-cell>
          <table:table-cell office:value-type="float" office:value="44.1">
            <text:p>44.1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05">
            <text:p>2024-10-05</text:p>
          </table:table-cell>
          <table:table-cell office:value-type="string" office:string-value="A-41-B18">
            <text:p>A-41-B18</text:p>
          </table:table-cell>
        </table:table-row>
        <table:table-row>
          <table:table-cell office:value-type="string" office:string-value="P-0970">
            <text:p>P-0970</text:p>
          </table:table-cell>
          <table:table-cell office:value-type="string" office:string-value="Increase Information">
            <text:p>Increase Information</text:p>
          </table:table-cell>
          <table:table-cell office:value-type="string" office:string-value="Deportes">
            <text:p>Deportes</text:p>
          </table:table-cell>
          <table:table-cell office:value-type="float" office:value="404">
            <text:p>404</text:p>
          </table:table-cell>
          <table:table-cell office:value-type="float" office:value="439.46">
            <text:p>439.46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1-09">
            <text:p>2023-11-09</text:p>
          </table:table-cell>
          <table:table-cell office:value-type="string" office:string-value="A-32-B1">
            <text:p>A-32-B1</text:p>
          </table:table-cell>
        </table:table-row>
        <table:table-row>
          <table:table-cell office:value-type="string" office:string-value="P-0971">
            <text:p>P-0971</text:p>
          </table:table-cell>
          <table:table-cell office:value-type="string" office:string-value="Girl Start">
            <text:p>Girl Start</text:p>
          </table:table-cell>
          <table:table-cell office:value-type="string" office:string-value="Ropa">
            <text:p>Ropa</text:p>
          </table:table-cell>
          <table:table-cell office:value-type="float" office:value="360">
            <text:p>360</text:p>
          </table:table-cell>
          <table:table-cell office:value-type="float" office:value="465.58">
            <text:p>465.5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8-23">
            <text:p>2024-08-23</text:p>
          </table:table-cell>
          <table:table-cell office:value-type="string" office:string-value="A-15-B3">
            <text:p>A-15-B3</text:p>
          </table:table-cell>
        </table:table-row>
        <table:table-row>
          <table:table-cell office:value-type="string" office:string-value="P-0972">
            <text:p>P-0972</text:p>
          </table:table-cell>
          <table:table-cell office:value-type="string" office:string-value="Mind Vote">
            <text:p>Mind Vote</text:p>
          </table:table-cell>
          <table:table-cell office:value-type="string" office:string-value="Hogar">
            <text:p>Hogar</text:p>
          </table:table-cell>
          <table:table-cell office:value-type="float" office:value="49">
            <text:p>49</text:p>
          </table:table-cell>
          <table:table-cell office:value-type="float" office:value="49.05">
            <text:p>49.05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7-04">
            <text:p>2024-07-04</text:p>
          </table:table-cell>
          <table:table-cell office:value-type="string" office:string-value="A-25-B1">
            <text:p>A-25-B1</text:p>
          </table:table-cell>
        </table:table-row>
        <table:table-row>
          <table:table-cell office:value-type="string" office:string-value="P-0973">
            <text:p>P-0973</text:p>
          </table:table-cell>
          <table:table-cell office:value-type="string" office:string-value="Pm Half">
            <text:p>Pm Half</text:p>
          </table:table-cell>
          <table:table-cell office:value-type="string" office:string-value="Alimentos">
            <text:p>Alimentos</text:p>
          </table:table-cell>
          <table:table-cell office:value-type="float" office:value="75">
            <text:p>75</text:p>
          </table:table-cell>
          <table:table-cell office:value-type="float" office:value="499.33">
            <text:p>499.3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11-09">
            <text:p>2023-11-09</text:p>
          </table:table-cell>
          <table:table-cell office:value-type="string" office:string-value="A-37-B7">
            <text:p>A-37-B7</text:p>
          </table:table-cell>
        </table:table-row>
        <table:table-row>
          <table:table-cell office:value-type="string" office:string-value="P-0974">
            <text:p>P-0974</text:p>
          </table:table-cell>
          <table:table-cell office:value-type="string" office:string-value="Full Huge">
            <text:p>Full Huge</text:p>
          </table:table-cell>
          <table:table-cell office:value-type="string" office:string-value="Alimentos">
            <text:p>Alimentos</text:p>
          </table:table-cell>
          <table:table-cell office:value-type="float" office:value="275">
            <text:p>275</text:p>
          </table:table-cell>
          <table:table-cell office:value-type="float" office:value="93.62">
            <text:p>93.6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2-14">
            <text:p>2023-12-14</text:p>
          </table:table-cell>
          <table:table-cell office:value-type="string" office:string-value="A-50-B18">
            <text:p>A-50-B18</text:p>
          </table:table-cell>
        </table:table-row>
        <table:table-row>
          <table:table-cell office:value-type="string" office:string-value="P-0975">
            <text:p>P-0975</text:p>
          </table:table-cell>
          <table:table-cell office:value-type="string" office:string-value="Because Career">
            <text:p>Because Career</text:p>
          </table:table-cell>
          <table:table-cell office:value-type="string" office:string-value="Electrónica">
            <text:p>Electrónica</text:p>
          </table:table-cell>
          <table:table-cell office:value-type="float" office:value="143">
            <text:p>143</text:p>
          </table:table-cell>
          <table:table-cell office:value-type="float" office:value="299.37">
            <text:p>299.37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9-16">
            <text:p>2024-09-16</text:p>
          </table:table-cell>
          <table:table-cell office:value-type="string" office:string-value="A-13-B7">
            <text:p>A-13-B7</text:p>
          </table:table-cell>
        </table:table-row>
        <table:table-row>
          <table:table-cell office:value-type="string" office:string-value="P-0976">
            <text:p>P-0976</text:p>
          </table:table-cell>
          <table:table-cell office:value-type="string" office:string-value="Way Design">
            <text:p>Way Design</text:p>
          </table:table-cell>
          <table:table-cell office:value-type="string" office:string-value="Alimentos">
            <text:p>Alimentos</text:p>
          </table:table-cell>
          <table:table-cell office:value-type="float" office:value="354">
            <text:p>354</text:p>
          </table:table-cell>
          <table:table-cell office:value-type="float" office:value="320.73">
            <text:p>320.73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5-29">
            <text:p>2024-05-29</text:p>
          </table:table-cell>
          <table:table-cell office:value-type="string" office:string-value="A-34-B18">
            <text:p>A-34-B18</text:p>
          </table:table-cell>
        </table:table-row>
        <table:table-row>
          <table:table-cell office:value-type="string" office:string-value="P-0977">
            <text:p>P-0977</text:p>
          </table:table-cell>
          <table:table-cell office:value-type="string" office:string-value="Produce When">
            <text:p>Produce When</text:p>
          </table:table-cell>
          <table:table-cell office:value-type="string" office:string-value="Electrónica">
            <text:p>Electrónica</text:p>
          </table:table-cell>
          <table:table-cell office:value-type="float" office:value="158">
            <text:p>158</text:p>
          </table:table-cell>
          <table:table-cell office:value-type="float" office:value="468.56">
            <text:p>468.5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5-02-06">
            <text:p>2025-02-06</text:p>
          </table:table-cell>
          <table:table-cell office:value-type="string" office:string-value="A-10-B9">
            <text:p>A-10-B9</text:p>
          </table:table-cell>
        </table:table-row>
        <table:table-row>
          <table:table-cell office:value-type="string" office:string-value="P-0978">
            <text:p>P-0978</text:p>
          </table:table-cell>
          <table:table-cell office:value-type="string" office:string-value="Concern Go">
            <text:p>Concern Go</text:p>
          </table:table-cell>
          <table:table-cell office:value-type="string" office:string-value="Hogar">
            <text:p>Hogar</text:p>
          </table:table-cell>
          <table:table-cell office:value-type="float" office:value="369">
            <text:p>369</text:p>
          </table:table-cell>
          <table:table-cell office:value-type="float" office:value="15.55">
            <text:p>15.55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09-19">
            <text:p>2023-09-19</text:p>
          </table:table-cell>
          <table:table-cell office:value-type="string" office:string-value="A-15-B15">
            <text:p>A-15-B15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980">
            <text:p>P-0980</text:p>
          </table:table-cell>
          <table:table-cell office:value-type="string" office:string-value="Situation Maybe">
            <text:p>Situation Maybe</text:p>
          </table:table-cell>
          <table:table-cell office:value-type="string" office:string-value="Ropa">
            <text:p>Ropa</text:p>
          </table:table-cell>
          <table:table-cell office:value-type="float" office:value="252">
            <text:p>252</text:p>
          </table:table-cell>
          <table:table-cell office:value-type="float" office:value="243.62">
            <text:p>243.62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3-27">
            <text:p>2023-03-27</text:p>
          </table:table-cell>
          <table:table-cell office:value-type="string" office:string-value="A-17-B16">
            <text:p>A-17-B16</text:p>
          </table:table-cell>
        </table:table-row>
        <table:table-row>
          <table:table-cell office:value-type="string" office:string-value="P-0981">
            <text:p>P-0981</text:p>
          </table:table-cell>
          <table:table-cell office:value-type="string" office:string-value="Give Usually">
            <text:p>Give Usually</text:p>
          </table:table-cell>
          <table:table-cell office:value-type="string" office:string-value="Ropa">
            <text:p>Ropa</text:p>
          </table:table-cell>
          <table:table-cell office:value-type="float" office:value="64">
            <text:p>64</text:p>
          </table:table-cell>
          <table:table-cell office:value-type="float" office:value="346.39">
            <text:p>346.39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11-26">
            <text:p>2023-11-26</text:p>
          </table:table-cell>
          <table:table-cell office:value-type="string" office:string-value="A-39-B2">
            <text:p>A-39-B2</text:p>
          </table:table-cell>
        </table:table-row>
        <table:table-row>
          <table:table-cell office:value-type="string" office:string-value="P-0982">
            <text:p>P-0982</text:p>
          </table:table-cell>
          <table:table-cell office:value-type="string" office:string-value="Note Real">
            <text:p>Note Real</text:p>
          </table:table-cell>
          <table:table-cell office:value-type="string" office:string-value="Ropa">
            <text:p>Ropa</text:p>
          </table:table-cell>
          <table:table-cell office:value-type="float" office:value="356">
            <text:p>356</text:p>
          </table:table-cell>
          <table:table-cell office:value-type="float" office:value="187.12">
            <text:p>187.12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1-06">
            <text:p>2023-11-06</text:p>
          </table:table-cell>
          <table:table-cell office:value-type="string" office:string-value="A-10-B6">
            <text:p>A-10-B6</text:p>
          </table:table-cell>
        </table:table-row>
        <table:table-row>
          <table:table-cell office:value-type="string" office:string-value="P-0983">
            <text:p>P-0983</text:p>
          </table:table-cell>
          <table:table-cell office:value-type="string" office:string-value="Staff Forward">
            <text:p>Staff Forward</text:p>
          </table:table-cell>
          <table:table-cell office:value-type="string" office:string-value="Hogar">
            <text:p>Hogar</text:p>
          </table:table-cell>
          <table:table-cell office:value-type="float" office:value="12">
            <text:p>12</text:p>
          </table:table-cell>
          <table:table-cell office:value-type="float" office:value="258.3">
            <text:p>258.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1-30">
            <text:p>2024-01-30</text:p>
          </table:table-cell>
          <table:table-cell office:value-type="string" office:string-value="A-8-B4">
            <text:p>A-8-B4</text:p>
          </table:table-cell>
        </table:table-row>
        <table:table-row>
          <table:table-cell office:value-type="string" office:string-value="P-0984">
            <text:p>P-0984</text:p>
          </table:table-cell>
          <table:table-cell office:value-type="string" office:string-value="Society Friend">
            <text:p>Society Friend</text:p>
          </table:table-cell>
          <table:table-cell office:value-type="string" office:string-value="Deportes">
            <text:p>Deportes</text:p>
          </table:table-cell>
          <table:table-cell office:value-type="float" office:value="404">
            <text:p>404</text:p>
          </table:table-cell>
          <table:table-cell office:value-type="float" office:value="101.78">
            <text:p>101.78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4-07-19">
            <text:p>2024-07-19</text:p>
          </table:table-cell>
          <table:table-cell office:value-type="string" office:string-value="A-5-B17">
            <text:p>A-5-B17</text:p>
          </table:table-cell>
        </table:table-row>
        <table:table-row>
          <table:table-cell office:value-type="string" office:string-value="P-0985">
            <text:p>P-0985</text:p>
          </table:table-cell>
          <table:table-cell office:value-type="string" office:string-value="Congress First">
            <text:p>Congress First</text:p>
          </table:table-cell>
          <table:table-cell office:value-type="string" office:string-value="Automotriz">
            <text:p>Automotriz</text:p>
          </table:table-cell>
          <table:table-cell office:value-type="float" office:value="159">
            <text:p>159</text:p>
          </table:table-cell>
          <table:table-cell office:value-type="float" office:value="484.84">
            <text:p>484.84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3-04">
            <text:p>2025-03-04</text:p>
          </table:table-cell>
          <table:table-cell office:value-type="string" office:string-value="A-30-B14">
            <text:p>A-30-B14</text:p>
          </table:table-cell>
        </table:table-row>
        <table:table-row>
          <table:table-cell office:value-type="string" office:string-value="P-0986">
            <text:p>P-0986</text:p>
          </table:table-cell>
          <table:table-cell office:value-type="string" office:string-value="Much Audience">
            <text:p>Much Audience</text:p>
          </table:table-cell>
          <table:table-cell office:value-type="string" office:string-value="Juguetes">
            <text:p>Juguetes</text:p>
          </table:table-cell>
          <table:table-cell office:value-type="float" office:value="142">
            <text:p>142</text:p>
          </table:table-cell>
          <table:table-cell office:value-type="float" office:value="474.32">
            <text:p>474.32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4-02-04">
            <text:p>2024-02-04</text:p>
          </table:table-cell>
          <table:table-cell office:value-type="string" office:string-value="A-15-B1">
            <text:p>A-15-B1</text:p>
          </table:table-cell>
        </table:table-row>
        <table:table-row>
          <table:table-cell office:value-type="string" office:string-value="P-0987">
            <text:p>P-0987</text:p>
          </table:table-cell>
          <table:table-cell office:value-type="string" office:string-value="Military Class">
            <text:p>Military Class</text:p>
          </table:table-cell>
          <table:table-cell office:value-type="string" office:string-value="Ropa">
            <text:p>Ropa</text:p>
          </table:table-cell>
          <table:table-cell office:value-type="float" office:value="183">
            <text:p>183</text:p>
          </table:table-cell>
          <table:table-cell office:value-type="float" office:value="463.14">
            <text:p>463.14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3-06-16">
            <text:p>2023-06-16</text:p>
          </table:table-cell>
          <table:table-cell office:value-type="string" office:string-value="A-35-B13">
            <text:p>A-35-B13</text:p>
          </table:table-cell>
        </table:table-row>
        <table:table-row>
          <table:table-cell office:value-type="string" office:string-value="P-0988">
            <text:p>P-0988</text:p>
          </table:table-cell>
          <table:table-cell office:value-type="string" office:string-value="Care Leader">
            <text:p>Care Leader</text:p>
          </table:table-cell>
          <table:table-cell office:value-type="string" office:string-value="Salud">
            <text:p>Salud</text:p>
          </table:table-cell>
          <table:table-cell office:value-type="float" office:value="179">
            <text:p>179</text:p>
          </table:table-cell>
          <table:table-cell office:value-type="float" office:value="181.94">
            <text:p>181.94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8-14">
            <text:p>2024-08-14</text:p>
          </table:table-cell>
          <table:table-cell office:value-type="string" office:string-value="A-8-B1">
            <text:p>A-8-B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990">
            <text:p>P-0990</text:p>
          </table:table-cell>
          <table:table-cell office:value-type="string" office:string-value="Political Class">
            <text:p>Political Class</text:p>
          </table:table-cell>
          <table:table-cell office:value-type="string" office:string-value="Deportes">
            <text:p>Deportes</text:p>
          </table:table-cell>
          <table:table-cell office:value-type="float" office:value="444">
            <text:p>444</text:p>
          </table:table-cell>
          <table:table-cell office:value-type="float" office:value="114.56">
            <text:p>114.56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3-10-17">
            <text:p>2023-10-17</text:p>
          </table:table-cell>
          <table:table-cell office:value-type="string" office:string-value="A-36-B16">
            <text:p>A-36-B16</text:p>
          </table:table-cell>
        </table:table-row>
        <table:table-row>
          <table:table-cell office:value-type="string" office:string-value="P-0991">
            <text:p>P-0991</text:p>
          </table:table-cell>
          <table:table-cell office:value-type="string" office:string-value="Analysis Goal">
            <text:p>Analysis Goal</text:p>
          </table:table-cell>
          <table:table-cell office:value-type="string" office:string-value="Salud">
            <text:p>Salud</text:p>
          </table:table-cell>
          <table:table-cell office:value-type="float" office:value="120">
            <text:p>120</text:p>
          </table:table-cell>
          <table:table-cell office:value-type="float" office:value="298.53">
            <text:p>298.53</text:p>
          </table:table-cell>
          <table:table-cell office:value-type="string" office:string-value="Proveedor C">
            <text:p>Proveedor C</text:p>
          </table:table-cell>
          <table:table-cell office:value-type="string" office:string-value="2024-05-15">
            <text:p>2024-05-15</text:p>
          </table:table-cell>
          <table:table-cell office:value-type="string" office:string-value="A-7-B14">
            <text:p>A-7-B14</text:p>
          </table:table-cell>
        </table:table-row>
        <table:table-row>
          <table:table-cell office:value-type="string" office:string-value="P-0992">
            <text:p>P-0992</text:p>
          </table:table-cell>
          <table:table-cell office:value-type="string" office:string-value="Beyond Ask">
            <text:p>Beyond Ask</text:p>
          </table:table-cell>
          <table:table-cell office:value-type="string" office:string-value="Hogar">
            <text:p>Hogar</text:p>
          </table:table-cell>
          <table:table-cell office:value-type="float" office:value="193">
            <text:p>193</text:p>
          </table:table-cell>
          <table:table-cell office:value-type="float" office:value="74.43">
            <text:p>74.43</text:p>
          </table:table-cell>
          <table:table-cell office:value-type="string" office:string-value="Proveedor D">
            <text:p>Proveedor D</text:p>
          </table:table-cell>
          <table:table-cell office:value-type="string" office:string-value="2023-06-06">
            <text:p>2023-06-06</text:p>
          </table:table-cell>
          <table:table-cell office:value-type="string" office:string-value="A-21-B12">
            <text:p>A-21-B12</text:p>
          </table:table-cell>
        </table:table-row>
        <table:table-row>
          <table:table-cell office:value-type="string" office:string-value="P-0993">
            <text:p>P-0993</text:p>
          </table:table-cell>
          <table:table-cell office:value-type="string" office:string-value="Professor Develop">
            <text:p>Professor Develop</text:p>
          </table:table-cell>
          <table:table-cell office:value-type="string" office:string-value="Deportes">
            <text:p>Deportes</text:p>
          </table:table-cell>
          <table:table-cell office:value-type="float" office:value="314">
            <text:p>314</text:p>
          </table:table-cell>
          <table:table-cell office:value-type="float" office:value="113.47">
            <text:p>113.47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09-23">
            <text:p>2024-09-23</text:p>
          </table:table-cell>
          <table:table-cell office:value-type="string" office:string-value="A-46-B17">
            <text:p>A-46-B17</text:p>
          </table:table-cell>
        </table:table-row>
        <table:table-row>
          <table:table-cell office:value-type="string" office:string-value="P-0994">
            <text:p>P-0994</text:p>
          </table:table-cell>
          <table:table-cell office:value-type="string" office:string-value="Evening Less">
            <text:p>Evening Less</text:p>
          </table:table-cell>
          <table:table-cell office:value-type="string" office:string-value="Automotriz">
            <text:p>Automotriz</text:p>
          </table:table-cell>
          <table:table-cell office:value-type="float" office:value="254">
            <text:p>254</text:p>
          </table:table-cell>
          <table:table-cell office:value-type="float" office:value="467.62">
            <text:p>467.62</text:p>
          </table:table-cell>
          <table:table-cell office:value-type="string" office:string-value="Proveedor A">
            <text:p>Proveedor A</text:p>
          </table:table-cell>
          <table:table-cell office:value-type="string" office:string-value="2025-03-19">
            <text:p>2025-03-19</text:p>
          </table:table-cell>
          <table:table-cell office:value-type="string" office:string-value="A-13-B6">
            <text:p>A-13-B6</text:p>
          </table:table-cell>
        </table:table-row>
        <table:table-row>
          <table:table-cell office:value-type="string" office:string-value="P-0995">
            <text:p>P-0995</text:p>
          </table:table-cell>
          <table:table-cell office:value-type="string" office:string-value="Occur Himself">
            <text:p>Occur Himself</text:p>
          </table:table-cell>
          <table:table-cell office:value-type="string" office:string-value="Juguetes">
            <text:p>Juguetes</text:p>
          </table:table-cell>
          <table:table-cell office:value-type="float" office:value="289">
            <text:p>289</text:p>
          </table:table-cell>
          <table:table-cell office:value-type="float" office:value="421.38">
            <text:p>421.38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3-10-13">
            <text:p>2023-10-13</text:p>
          </table:table-cell>
          <table:table-cell office:value-type="string" office:string-value="A-45-B6">
            <text:p>A-45-B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-0998">
            <text:p>P-0998</text:p>
          </table:table-cell>
          <table:table-cell office:value-type="string" office:string-value="Cause Activity">
            <text:p>Cause Activity</text:p>
          </table:table-cell>
          <table:table-cell office:value-type="string" office:string-value="Deportes">
            <text:p>Deportes</text:p>
          </table:table-cell>
          <table:table-cell office:value-type="float" office:value="103">
            <text:p>103</text:p>
          </table:table-cell>
          <table:table-cell office:value-type="float" office:value="184.66">
            <text:p>184.66</text:p>
          </table:table-cell>
          <table:table-cell office:value-type="string" office:string-value="Proveedor E">
            <text:p>Proveedor E</text:p>
          </table:table-cell>
          <table:table-cell office:value-type="string" office:string-value="2025-01-22">
            <text:p>2025-01-22</text:p>
          </table:table-cell>
          <table:table-cell office:value-type="string" office:string-value="A-46-B15">
            <text:p>A-46-B15</text:p>
          </table:table-cell>
        </table:table-row>
        <table:table-row>
          <table:table-cell office:value-type="string" office:string-value="P-0999">
            <text:p>P-0999</text:p>
          </table:table-cell>
          <table:table-cell office:value-type="string" office:string-value="His Paper">
            <text:p>His Paper</text:p>
          </table:table-cell>
          <table:table-cell office:value-type="string" office:string-value="Deportes">
            <text:p>Deportes</text:p>
          </table:table-cell>
          <table:table-cell office:value-type="float" office:value="151">
            <text:p>151</text:p>
          </table:table-cell>
          <table:table-cell office:value-type="float" office:value="414.56">
            <text:p>414.56</text:p>
          </table:table-cell>
          <table:table-cell office:value-type="string" office:string-value="Proveedor B">
            <text:p>Proveedor B</text:p>
          </table:table-cell>
          <table:table-cell office:value-type="string" office:string-value="2024-10-24">
            <text:p>2024-10-24</text:p>
          </table:table-cell>
          <table:table-cell office:value-type="string" office:string-value="A-16-B10">
            <text:p>A-16-B10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